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charter" svg:font-family="'Bitstream charter'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2.96pt"/>
    </style:style>
    <style:style style:name="co7" style:family="table-column">
      <style:table-column-properties fo:break-before="auto" style:column-width="66.64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86.85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88.89pt"/>
    </style:style>
    <style:style style:name="co12" style:family="table-column">
      <style:table-column-properties fo:break-before="auto" style:column-width="49.29pt"/>
    </style:style>
    <style:style style:name="co13" style:family="table-column">
      <style:table-column-properties fo:break-before="auto" style:column-width="68.06pt"/>
    </style:style>
    <style:style style:name="co14" style:family="table-column">
      <style:table-column-properties fo:break-before="auto" style:column-width="63.89pt"/>
    </style:style>
    <style:style style:name="co15" style:family="table-column">
      <style:table-column-properties fo:break-before="auto" style:column-width="44.45pt"/>
    </style:style>
    <style:style style:name="co16" style:family="table-column">
      <style:table-column-properties fo:break-before="auto" style:column-width="25pt"/>
    </style:style>
    <style:style style:name="co17" style:family="table-column">
      <style:table-column-properties fo:break-before="auto" style:column-width="72.26pt"/>
    </style:style>
    <style:style style:name="co18" style:family="table-column">
      <style:table-column-properties fo:break-before="auto" style:column-width="70.84pt"/>
    </style:style>
    <style:style style:name="co19" style:family="table-column">
      <style:table-column-properties fo:break-before="auto" style:column-width="67.41pt"/>
    </style:style>
    <style:style style:name="co20" style:family="table-column">
      <style:table-column-properties fo:break-before="auto" style:column-width="59.75pt"/>
    </style:style>
    <style:style style:name="co21" style:family="table-column">
      <style:table-column-properties fo:break-before="auto" style:column-width="71.55pt"/>
    </style:style>
    <style:style style:name="co22" style:family="table-column">
      <style:table-column-properties fo:break-before="auto" style:column-width="75.71pt"/>
    </style:style>
    <style:style style:name="co23" style:family="table-column">
      <style:table-column-properties fo:break-before="auto" style:column-width="74.3pt"/>
    </style:style>
    <style:style style:name="co24" style:family="table-column">
      <style:table-column-properties fo:break-before="auto" style:column-width="64.6pt"/>
    </style:style>
    <style:style style:name="co25" style:family="table-column">
      <style:table-column-properties fo:break-before="auto" style:column-width="47.96pt"/>
    </style:style>
    <style:style style:name="co26" style:family="table-column">
      <style:table-column-properties fo:break-before="auto" style:column-width="31.95pt"/>
    </style:style>
    <style:style style:name="co27" style:family="table-column">
      <style:table-column-properties fo:break-before="auto" style:column-width="62.5pt"/>
    </style:style>
    <style:style style:name="co28" style:family="table-column">
      <style:table-column-properties fo:break-before="auto" style:column-width="65.31pt"/>
    </style:style>
    <style:style style:name="co29" style:family="table-column">
      <style:table-column-properties fo:break-before="auto" style:column-width="60.46pt"/>
    </style:style>
    <style:style style:name="co30" style:family="table-column">
      <style:table-column-properties fo:break-before="auto" style:column-width="80.56pt"/>
    </style:style>
    <style:style style:name="co31" style:family="table-column">
      <style:table-column-properties fo:break-before="auto" style:column-width="59.05pt"/>
    </style:style>
    <style:style style:name="co32" style:family="table-column">
      <style:table-column-properties fo:break-before="auto" style:column-width="57.66pt"/>
    </style:style>
    <style:style style:name="co33" style:family="table-column">
      <style:table-column-properties fo:break-before="auto" style:column-width="61.8pt"/>
    </style:style>
    <style:style style:name="co34" style:family="table-column">
      <style:table-column-properties fo:break-before="auto" style:column-width="85.44pt"/>
    </style:style>
    <style:style style:name="co35" style:family="table-column">
      <style:table-column-properties fo:break-before="auto" style:column-width="142.41pt"/>
    </style:style>
    <style:style style:name="co36" style:family="table-column">
      <style:table-column-properties fo:break-before="auto" style:column-width="28.49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precproc_5f_cvhp">
      <style:table-properties table:display="true" style:writing-mode="lr-tb"/>
    </style:style>
    <style:style style:name="ta2" style:family="table" style:master-page-name="PageStyle_5f_preproc_5f_nocvhp">
      <style:table-properties table:display="true" style:writing-mode="lr-tb"/>
    </style:style>
    <style:style style:name="ta3" style:family="table" style:master-page-name="PageStyle_5f_nopreproc_5f_nocvhp">
      <style:table-properties table:display="true" style:writing-mode="lr-tb"/>
    </style:style>
    <style:style style:name="ta4" style:family="table" style:master-page-name="PageStyle_5f_comparison">
      <style:table-properties table:display="true" style:writing-mode="lr-tb"/>
    </style:style>
    <style:style style:name="ta5" style:family="table" style:master-page-name="PageStyle_5f_resultados_5f_01">
      <style:table-properties table:display="true" style:writing-mode="lr-tb"/>
    </style:style>
    <style:style style:name="ta6" style:family="table" style:master-page-name="PageStyle_5f_resultados_5f_0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11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1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1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47]=MAX([.$C$47:.$I$47]))" style:apply-style-name="ConditionalStyle_5f_1" style:base-cell-address="precproc_cvhp.C47"/>
    </style:style>
    <style:style style:name="ce1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48]=MAX([.$C$48:.$I$48]))" style:apply-style-name="ConditionalStyle_5f_1" style:base-cell-address="precproc_cvhp.C48"/>
    </style:style>
    <style:style style:name="ce1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49]=MAX([.$C$49:.$I$49]))" style:apply-style-name="ConditionalStyle_5f_1" style:base-cell-address="precproc_cvhp.C49"/>
    </style:style>
    <style:style style:name="ce1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50]=MAX([.$C$50:.$I$50]))" style:apply-style-name="ConditionalStyle_5f_1" style:base-cell-address="precproc_cvhp.C50"/>
    </style:style>
    <style:style style:name="ce2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51]=MAX([.$C$51:.$I$51]))" style:apply-style-name="ConditionalStyle_5f_1" style:base-cell-address="precproc_cvhp.C51"/>
    </style:style>
    <style:style style:name="ce2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55]=MIN([.$C$55:.$I$55]))" style:apply-style-name="ConditionalStyle_5f_1" style:base-cell-address="precproc_cvhp.C55"/>
    </style:style>
    <style:style style:name="ce2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56]=MAX([.$C$56:.$I$56]))" style:apply-style-name="ConditionalStyle_5f_2" style:base-cell-address="precproc_cvhp.C56"/>
    </style:style>
    <style:style style:name="ce2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2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C55]=MIN([.$C$55:.$I$55]))" style:apply-style-name="ConditionalStyle_5f_1" style:base-cell-address="precproc_cvhp.C55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47]=MAX([.$C$47:.$I$47]))" style:apply-style-name="ConditionalStyle_5f_1" style:base-cell-address="precproc_cvhp.C47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48]=MAX([.$C$48:.$I$48]))" style:apply-style-name="ConditionalStyle_5f_1" style:base-cell-address="precproc_cvhp.C48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49]=MAX([.$C$49:.$I$49]))" style:apply-style-name="ConditionalStyle_5f_1" style:base-cell-address="precproc_cvhp.C49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50]=MAX([.$C$50:.$I$50]))" style:apply-style-name="ConditionalStyle_5f_1" style:base-cell-address="precproc_cvhp.C50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51]=MAX([.$C$51:.$I$51]))" style:apply-style-name="ConditionalStyle_5f_1" style:base-cell-address="precproc_cvhp.C51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55]=MIN([.$C$55:.$I$55]))" style:apply-style-name="ConditionalStyle_5f_1" style:base-cell-address="precproc_cvhp.C55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  <style:map style:condition="is-true-formula([.C56]=MAX([.$C$56:.$I$56]))" style:apply-style-name="ConditionalStyle_5f_2" style:base-cell-address="precproc_cvhp.C56"/>
    </style:style>
    <style:style style:name="ce3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3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7]=MAX([.$C$47:.$I$47]))" style:apply-style-name="ConditionalStyle_5f_1" style:base-cell-address="preproc_nocvhp.C47"/>
    </style:style>
    <style:style style:name="ce4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8]=MAX([.$C$48:.$I$48]))" style:apply-style-name="ConditionalStyle_5f_1" style:base-cell-address="preproc_nocvhp.C48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9]=MAX([.$C$49:.$I$49]))" style:apply-style-name="ConditionalStyle_5f_1" style:base-cell-address="preproc_nocvhp.C49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50]=MAX([.$C$50:.$I$50]))" style:apply-style-name="ConditionalStyle_5f_1" style:base-cell-address="preproc_nocvhp.C50"/>
    </style:style>
    <style:style style:name="ce4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51]=MAX([.$C$51:.$I$51]))" style:apply-style-name="ConditionalStyle_5f_1" style:base-cell-address="preproc_nocvhp.C51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55]=MIN([.$C$55:.$I$55]))" style:apply-style-name="ConditionalStyle_5f_1" style:base-cell-address="preproc_nocvhp.C55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56]=MAX([.$C$56:.$I$56]))" style:apply-style-name="ConditionalStyle_5f_2" style:base-cell-address="preproc_nocvhp.C56"/>
    </style:style>
    <style:style style:name="ce49" style:family="table-cell" style:parent-style-name="Default">
      <style:map style:condition="is-true-formula([.C47]=MAX([.$C$47:.$I$47]))" style:apply-style-name="ConditionalStyle_5f_1" style:base-cell-address="preproc_nocvhp.C47"/>
    </style:style>
    <style:style style:name="ce50" style:family="table-cell" style:parent-style-name="Default">
      <style:map style:condition="is-true-formula([.C48]=MAX([.$C$48:.$I$48]))" style:apply-style-name="ConditionalStyle_5f_1" style:base-cell-address="preproc_nocvhp.C48"/>
    </style:style>
    <style:style style:name="ce51" style:family="table-cell" style:parent-style-name="Default">
      <style:map style:condition="is-true-formula([.C49]=MAX([.$C$49:.$I$49]))" style:apply-style-name="ConditionalStyle_5f_1" style:base-cell-address="preproc_nocvhp.C49"/>
    </style:style>
    <style:style style:name="ce52" style:family="table-cell" style:parent-style-name="Default">
      <style:map style:condition="is-true-formula([.C50]=MAX([.$C$50:.$I$50]))" style:apply-style-name="ConditionalStyle_5f_1" style:base-cell-address="preproc_nocvhp.C50"/>
    </style:style>
    <style:style style:name="ce53" style:family="table-cell" style:parent-style-name="Default">
      <style:map style:condition="is-true-formula([.C51]=MAX([.$C$51:.$I$51]))" style:apply-style-name="ConditionalStyle_5f_1" style:base-cell-address="preproc_nocvhp.C51"/>
    </style:style>
    <style:style style:name="ce54" style:family="table-cell" style:parent-style-name="Default">
      <style:map style:condition="is-true-formula([.C55]=MIN([.$C$55:.$I$55]))" style:apply-style-name="ConditionalStyle_5f_1" style:base-cell-address="preproc_nocvhp.C55"/>
    </style:style>
    <style:style style:name="ce55" style:family="table-cell" style:parent-style-name="Default">
      <style:map style:condition="is-true-formula([.C56]=MAX([.$C$56:.$I$56]))" style:apply-style-name="ConditionalStyle_5f_2" style:base-cell-address="preproc_nocvhp.C56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7]=MAX([.$C$47:.$I$47]))" style:apply-style-name="ConditionalStyle_5f_1" style:base-cell-address="nopreproc_nocvhp.C47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7]=MAX([.$C$47:.$I$47]))" style:apply-style-name="ConditionalStyle_5f_1" style:base-cell-address="nopreproc_nocvhp.C47"/>
    </style:style>
    <style:style style:name="ce5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7]=MAX([.$C$47:.$I$47]))" style:apply-style-name="ConditionalStyle_5f_1" style:base-cell-address="nopreproc_nocvhp.C47"/>
    </style:style>
    <style:style style:name="ce6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7]=MAX([.$C$47:.$I$47]))" style:apply-style-name="ConditionalStyle_5f_1" style:base-cell-address="nopreproc_nocvhp.C47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7]=MAX([.$C$47:.$I$47]))" style:apply-style-name="ConditionalStyle_5f_1" style:base-cell-address="nopreproc_nocvhp.C47"/>
    </style:style>
    <style:style style:name="ce6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7]=MAX([.$C$47:.$I$47]))" style:apply-style-name="ConditionalStyle_5f_1" style:base-cell-address="nopreproc_nocvhp.C47"/>
    </style:style>
    <style:style style:name="ce6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47]=MAX([.$C$47:.$I$47]))" style:apply-style-name="ConditionalStyle_5f_1" style:base-cell-address="nopreproc_nocvhp.C47"/>
    </style:style>
    <style:style style:name="ce64" style:family="table-cell" style:parent-style-name="Default">
      <style:map style:condition="is-true-formula([.C47]=MAX([.$C$47:.$I$47]))" style:apply-style-name="ConditionalStyle_5f_1" style:base-cell-address="nopreproc_nocvhp.C47"/>
    </style:style>
    <style:style style:name="ce65" style:family="table-cell" style:parent-style-name="Default">
      <style:table-cell-properties fo:background-color="#ffffff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3f3f3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27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27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27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79" style:family="table-cell" style:parent-style-name="Default" style:data-style-name="N127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8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2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2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1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27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Bitstream charter" style:font-size-complex="10pt" style:font-style-complex="normal" style:font-weight-complex="bold"/>
    </style:style>
    <style:style style:name="ce87" style:family="table-cell" style:parent-style-name="Default" style:data-style-name="N127">
      <style:table-cell-properties fo:background-color="#c050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fo:background-color="#c050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Bitstream charter" style:font-size-complex="10pt" style:font-style-complex="normal" style:font-weight-complex="normal"/>
    </style:style>
    <style:style style:name="ce8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3f3f3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>
      <style:table-cell-properties fo:border-bottom="none" fo:background-color="#bdbdb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Default" style:data-style-name="N128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bdbdbd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bdbdb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Default" style:data-style-name="N128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cproc_cvh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3" table:number-columns-repeated="99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o</text:p>
          </table:table-cell>
          <table:covered-table-cell table:style-name="ce6"/>
          <table:table-cell table:style-name="ce12" office:value-type="string" calcext:value-type="string">
            <text:p>BN</text:p>
          </table:table-cell>
          <table:table-cell table:style-name="ce12" office:value-type="string" calcext:value-type="string">
            <text:p>DdoS HOIC</text:p>
          </table:table-cell>
          <table:table-cell table:style-name="ce12" office:value-type="string" calcext:value-type="string">
            <text:p>DdoS LOIC HTTP</text:p>
          </table:table-cell>
          <table:table-cell table:style-name="ce12" office:value-type="string" calcext:value-type="string">
            <text:p>DdoS LOIC UDP</text:p>
          </table:table-cell>
          <table:table-cell table:style-name="ce12" office:value-type="string" calcext:value-type="string">
            <text:p>DoS GE</text:p>
          </table:table-cell>
          <table:table-cell table:style-name="ce12" office:value-type="string" calcext:value-type="string">
            <text:p>DoS Hulk</text:p>
          </table:table-cell>
          <table:table-cell table:style-name="ce12" office:value-type="string" calcext:value-type="string">
            <text:p>DoS SHTTP-Test</text:p>
          </table:table-cell>
          <table:table-cell table:style-name="ce12" office:value-type="string" calcext:value-type="string">
            <text:p>DoS Slowloris</text:p>
          </table:table-cell>
          <table:table-cell table:style-name="ce12" office:value-type="string" calcext:value-type="string">
            <text:p>FTP BF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string" calcext:value-type="string">
            <text:p>SSH BF</text:p>
          </table:table-cell>
          <table:table-cell table:style-name="ce12" office:value-type="string" calcext:value-type="string">
            <text:p>BF Web XSS</text:p>
          </table:table-cell>
          <table:table-cell table:style-name="ce12" office:value-type="string" calcext:value-type="string">
            <text:p>KDD</text:p>
          </table:table-cell>
          <table:table-cell table:style-name="ce35" office:value-type="string" calcext:value-type="string">
            <text:p>MÉDIA </text:p>
          </table:table-cell>
          <table:table-cell table:style-name="ce38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7">
            <text:p>DT</text:p>
          </table:table-cell>
          <table:table-cell table:style-name="ce7" office:value-type="string" calcext:value-type="string">
            <text:p>Acu</text:p>
          </table:table-cell>
          <table:table-cell table:style-name="ce13" office:value-type="float" office:value="0.999941598336721" calcext:value-type="float">
            <text:p>0.9999415983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242304222" calcext:value-type="float">
            <text:p>0.9999824230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7907143158" calcext:value-type="float">
            <text:p>0.99995790714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893110318702" calcext:value-type="float">
            <text:p>0.99989311032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19473330523822" calcext:value-type="float">
            <text:p>0.91947333052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48288344193" calcext:value-type="float">
            <text:p>0.99994828834</text:p>
          </table:table-cell>
          <table:table-cell table:style-name="ce13" office:value-type="float" office:value="0.999789046460289" calcext:value-type="float">
            <text:p>0.99978904646</text:p>
          </table:table-cell>
          <table:table-cell table:style-name="ce36" table:formula="of:=AVERAGE([.C2:.K2]; [.M2:.O2])" office:value-type="float" office:value="0.99995936447044" calcext:value-type="float">
            <text:p>0.99995936447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13" office:value-type="float" office:value="0.999918178417804" calcext:value-type="float">
            <text:p>0.99991817842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2423317489" calcext:value-type="float">
            <text:p>0.99998242332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7910717619" calcext:value-type="float">
            <text:p>0.99995791072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894248896475" calcext:value-type="float">
            <text:p>0.9998942489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867993419732777" calcext:value-type="float">
            <text:p>0.8679934197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4875528321" calcext:value-type="float">
            <text:p>0.99994875528</text:p>
          </table:table-cell>
          <table:table-cell table:style-name="ce13" office:value-type="float" office:value="0.999789046834553" calcext:value-type="float">
            <text:p>0.99978904683</text:p>
          </table:table-cell>
          <table:table-cell table:style-name="ce36" table:formula="of:=AVERAGE([.C3:.K3]; [.M3:.O3])" office:value-type="float" office:value="0.999957546955596" calcext:value-type="float">
            <text:p>0.99995754696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13" office:value-type="float" office:value="0.999964931968018" calcext:value-type="float">
            <text:p>0.9999649319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242304222" calcext:value-type="float">
            <text:p>0.9999824230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7907143158" calcext:value-type="float">
            <text:p>0.99995790714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893110318702" calcext:value-type="float">
            <text:p>0.99989311032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88801535789377" calcext:value-type="float">
            <text:p>0.98880153579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48288344193" calcext:value-type="float">
            <text:p>0.99994828834</text:p>
          </table:table-cell>
          <table:table-cell table:style-name="ce13" office:value-type="float" office:value="0.999789046460289" calcext:value-type="float">
            <text:p>0.99978904646</text:p>
          </table:table-cell>
          <table:table-cell table:style-name="ce36" table:formula="of:=AVERAGE([.C4:.K4]; [.M4:.O4])" office:value-type="float" office:value="0.999961308939715" calcext:value-type="float">
            <text:p>0.99996130894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13" office:value-type="float" office:value="0.999941554646406" calcext:value-type="float">
            <text:p>0.99994155465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2423042546" calcext:value-type="float">
            <text:p>0.9999824230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7907158522" calcext:value-type="float">
            <text:p>0.99995790716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893393602116" calcext:value-type="float">
            <text:p>0.9998933936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24467425909703" calcext:value-type="float">
            <text:p>0.9244674259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48444711204" calcext:value-type="float">
            <text:p>0.99994844471</text:p>
          </table:table-cell>
          <table:table-cell table:style-name="ce13" office:value-type="float" office:value="0.999789046460662" calcext:value-type="float">
            <text:p>0.99978904646</text:p>
          </table:table-cell>
          <table:table-cell table:style-name="ce36" table:formula="of:=AVERAGE([.C5:.K5]; [.M5:.O5])" office:value-type="float" office:value="0.999959397468455" calcext:value-type="float">
            <text:p>0.99995939747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13" office:value-type="float" office:value="0.999941616310806" calcext:value-type="float">
            <text:p>0.9999416163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2441671904" calcext:value-type="float">
            <text:p>0.9999824416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8270739442" calcext:value-type="float">
            <text:p>0.99995827074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94601924306" calcext:value-type="float">
            <text:p>0.9999460192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19697650345133" calcext:value-type="float">
            <text:p>0.91969765035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6931786439697" calcext:value-type="float">
            <text:p>0.99693178644</text:p>
          </table:table-cell>
          <table:table-cell table:style-name="ce13" office:value-type="float" office:value="0.999789048413282" calcext:value-type="float">
            <text:p>0.99978904841</text:p>
          </table:table-cell>
          <table:table-cell table:style-name="ce36" table:formula="of:=AVERAGE([.C6:.K6]; [.M6:.O6])" office:value-type="float" office:value="0.999712431901516" calcext:value-type="float">
            <text:p>0.99971243190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13" office:value-type="float" office:value="14.539039850235" calcext:value-type="float">
            <text:p>14.53903985024</text:p>
          </table:table-cell>
          <table:table-cell table:style-name="ce13" office:value-type="float" office:value="10.7593107223511" calcext:value-type="float">
            <text:p>10.75931072235</text:p>
          </table:table-cell>
          <table:table-cell table:style-name="ce13" office:value-type="float" office:value="46.8362131118774" calcext:value-type="float">
            <text:p>46.83621311188</text:p>
          </table:table-cell>
          <table:table-cell table:style-name="ce13" office:value-type="float" office:value="4.55413317680359" calcext:value-type="float">
            <text:p>4.55413317680</text:p>
          </table:table-cell>
          <table:table-cell table:style-name="ce13" office:value-type="float" office:value="2.31878209114075" calcext:value-type="float">
            <text:p>2.31878209114</text:p>
          </table:table-cell>
          <table:table-cell table:style-name="ce13" office:value-type="float" office:value="10.0681505203247" calcext:value-type="float">
            <text:p>10.06815052032</text:p>
          </table:table-cell>
          <table:table-cell table:style-name="ce13" office:value-type="float" office:value="4.21184229850769" calcext:value-type="float">
            <text:p>4.21184229851</text:p>
          </table:table-cell>
          <table:table-cell table:style-name="ce13" office:value-type="float" office:value="3.40951657295227" calcext:value-type="float">
            <text:p>3.40951657295</text:p>
          </table:table-cell>
          <table:table-cell table:style-name="ce13" office:value-type="float" office:value="6.52826261520386" calcext:value-type="float">
            <text:p>6.52826261520</text:p>
          </table:table-cell>
          <table:table-cell table:style-name="ce13" office:value-type="float" office:value="15.2810776233673" calcext:value-type="float">
            <text:p>15.28107762337</text:p>
          </table:table-cell>
          <table:table-cell table:style-name="ce13" office:value-type="float" office:value="7.68178534507751" calcext:value-type="float">
            <text:p>7.68178534508</text:p>
          </table:table-cell>
          <table:table-cell table:style-name="ce13" office:value-type="float" office:value="9.89127969741821" calcext:value-type="float">
            <text:p>9.89127969742</text:p>
          </table:table-cell>
          <table:table-cell table:style-name="ce13" office:value-type="float" office:value="7.28664922714233" calcext:value-type="float">
            <text:p>7.28664922714</text:p>
          </table:table-cell>
          <table:table-cell table:style-name="ce36" table:formula="of:=AVERAGE([.C7:.O7])" office:value-type="float" office:value="11.0281571424924" calcext:value-type="float">
            <text:p>11.02815714249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13" office:value-type="float" office:value="0.260924339294434" calcext:value-type="float">
            <text:p>0.26092433929</text:p>
          </table:table-cell>
          <table:table-cell table:style-name="ce13" office:value-type="float" office:value="0.294626235961914" calcext:value-type="float">
            <text:p>0.29462623596</text:p>
          </table:table-cell>
          <table:table-cell table:style-name="ce13" office:value-type="float" office:value="0.558182954788208" calcext:value-type="float">
            <text:p>0.55818295479</text:p>
          </table:table-cell>
          <table:table-cell table:style-name="ce13" office:value-type="float" office:value="0.0509409904479981" calcext:value-type="float">
            <text:p>0.05094099045</text:p>
          </table:table-cell>
          <table:table-cell table:style-name="ce13" office:value-type="float" office:value="0.0327818393707275" calcext:value-type="float">
            <text:p>0.03278183937</text:p>
          </table:table-cell>
          <table:table-cell table:style-name="ce13" office:value-type="float" office:value="0.372912406921387" calcext:value-type="float">
            <text:p>0.37291240692</text:p>
          </table:table-cell>
          <table:table-cell table:style-name="ce13" office:value-type="float" office:value="0.107123851776123" calcext:value-type="float">
            <text:p>0.10712385178</text:p>
          </table:table-cell>
          <table:table-cell table:style-name="ce13" office:value-type="float" office:value="0.262922763824463" calcext:value-type="float">
            <text:p>0.26292276382</text:p>
          </table:table-cell>
          <table:table-cell table:style-name="ce13" office:value-type="float" office:value="0.163486003875732" calcext:value-type="float">
            <text:p>0.16348600388</text:p>
          </table:table-cell>
          <table:table-cell table:style-name="ce13" office:value-type="float" office:value="0.126794576644897" calcext:value-type="float">
            <text:p>0.12679457664</text:p>
          </table:table-cell>
          <table:table-cell table:style-name="ce13" office:value-type="float" office:value="0.156811952590942" calcext:value-type="float">
            <text:p>0.15681195259</text:p>
          </table:table-cell>
          <table:table-cell table:style-name="ce13" office:value-type="float" office:value="0.0827090740203857" calcext:value-type="float">
            <text:p>0.08270907402</text:p>
          </table:table-cell>
          <table:table-cell table:style-name="ce13" office:value-type="float" office:value="2.64465165138245" calcext:value-type="float">
            <text:p>2.64465165138</text:p>
          </table:table-cell>
          <table:table-cell table:style-name="ce36" table:formula="of:=AVERAGE([.C8:.O8])" office:value-type="float" office:value="0.393451433915358" calcext:value-type="float">
            <text:p>0.39345143392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7">
            <text:p>RF</text:p>
          </table:table-cell>
          <table:table-cell table:style-name="ce7" office:value-type="string" calcext:value-type="string">
            <text:p>Acu</text:p>
          </table:table-cell>
          <table:table-cell table:style-name="ce13" office:value-type="float" office:value="0.999982479501016" calcext:value-type="float">
            <text:p>0.9999824795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97070507037" calcext:value-type="float">
            <text:p>0.99999707051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996107813564" calcext:value-type="float">
            <text:p>0.9999961078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95724412748" calcext:value-type="float">
            <text:p>0.9999957244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01351982413978" calcext:value-type="float">
            <text:p>0.9013519824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22432516289" calcext:value-type="float">
            <text:p>0.99992243252</text:p>
          </table:table-cell>
          <table:table-cell table:style-name="ce13" office:value-type="float" office:value="0.999862731640357" calcext:value-type="float">
            <text:p>0.99986273164</text:p>
          </table:table-cell>
          <table:table-cell table:style-name="ce36" table:formula="of:=AVERAGE([.C9:.K9]; [.M9:.O9])" office:value-type="float" office:value="0.999979712199251" calcext:value-type="float">
            <text:p>0.99997971220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Pre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997070524228" calcext:value-type="float">
            <text:p>0.99999707052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992226972406" calcext:value-type="float">
            <text:p>0.9999922269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95724431212" calcext:value-type="float">
            <text:p>0.9999957244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862559143783962" calcext:value-type="float">
            <text:p>0.86255914378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22112667988" calcext:value-type="float">
            <text:p>0.99992211267</text:p>
          </table:table-cell>
          <table:table-cell table:style-name="ce13" office:value-type="float" office:value="0.999862751327133" calcext:value-type="float">
            <text:p>0.99986275133</text:p>
          </table:table-cell>
          <table:table-cell table:style-name="ce36" table:formula="of:=AVERAGE([.C10:.K10]; [.M10:.O10])" office:value-type="float" office:value="0.999980823826914" calcext:value-type="float">
            <text:p>0.99998082383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13" office:value-type="float" office:value="0.999964931968018" calcext:value-type="float">
            <text:p>0.9999649319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97070507037" calcext:value-type="float">
            <text:p>0.99999707051</text:p>
          </table:table-cell>
          <table:table-cell table:number-columns-repeated="4" table:style-name="ce13" office:value-type="float" office:value="1" calcext:value-type="float">
            <text:p>1.00000000000</text:p>
          </table:table-cell>
          <table:table-cell table:style-name="ce13" office:value-type="float" office:value="0.999995724412748" calcext:value-type="float">
            <text:p>0.9999957244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54086296736448" calcext:value-type="float">
            <text:p>0.9540862967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22432516289" calcext:value-type="float">
            <text:p>0.99992243252</text:p>
          </table:table-cell>
          <table:table-cell table:style-name="ce13" office:value-type="float" office:value="0.999862731640357" calcext:value-type="float">
            <text:p>0.99986273164</text:p>
          </table:table-cell>
          <table:table-cell table:style-name="ce36" table:formula="of:=AVERAGE([.C11:.K11]; [.M11:.O11])" office:value-type="float" office:value="0.999978574253704" calcext:value-type="float">
            <text:p>0.99997857425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13" office:value-type="float" office:value="0.999982465676562" calcext:value-type="float">
            <text:p>0.99998246568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9707050705" calcext:value-type="float">
            <text:p>0.99999707051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996113471098" calcext:value-type="float">
            <text:p>0.9999961134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9572395693" calcext:value-type="float">
            <text:p>0.99999572396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06017036514568" calcext:value-type="float">
            <text:p>0.9060170365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21954709552" calcext:value-type="float">
            <text:p>0.99992195471</text:p>
          </table:table-cell>
          <table:table-cell table:style-name="ce13" office:value-type="float" office:value="0.999862731637054" calcext:value-type="float">
            <text:p>0.99986273164</text:p>
          </table:table-cell>
          <table:table-cell table:style-name="ce36" table:formula="of:=AVERAGE([.C12:.K12]; [.M12:.O12])" office:value-type="float" office:value="0.999979671663187" calcext:value-type="float">
            <text:p>0.99997967166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13" office:value-type="float" office:value="0.999982465984009" calcext:value-type="float">
            <text:p>0.99998246598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97075168178" calcext:value-type="float">
            <text:p>0.99999707517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996102154729" calcext:value-type="float">
            <text:p>0.99999610215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78466838932" calcext:value-type="float">
            <text:p>0.99978466839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01522610687426" calcext:value-type="float">
            <text:p>0.90152261069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84749619870143" calcext:value-type="float">
            <text:p>0.98474961987</text:p>
          </table:table-cell>
          <table:table-cell table:style-name="ce13" office:value-type="float" office:value="0.999862717425697" calcext:value-type="float">
            <text:p>0.99986271743</text:p>
          </table:table-cell>
          <table:table-cell table:style-name="ce36" table:formula="of:=AVERAGE([.C13:.K13]; [.M13:.O13])" office:value-type="float" office:value="0.99869772074934" calcext:value-type="float">
            <text:p>0.99869772075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13" office:value-type="float" office:value="257.548999786377" calcext:value-type="float">
            <text:p>257.54899978638</text:p>
          </table:table-cell>
          <table:table-cell table:style-name="ce13" office:value-type="float" office:value="215.072770357132" calcext:value-type="float">
            <text:p>215.07277035713</text:p>
          </table:table-cell>
          <table:table-cell table:style-name="ce13" office:value-type="float" office:value="799.067417383194" calcext:value-type="float">
            <text:p>799.06741738319</text:p>
          </table:table-cell>
          <table:table-cell table:style-name="ce13" office:value-type="float" office:value="19.4333348274231" calcext:value-type="float">
            <text:p>19.43333482742</text:p>
          </table:table-cell>
          <table:table-cell table:style-name="ce13" office:value-type="float" office:value="22.3298609256744" calcext:value-type="float">
            <text:p>22.32986092567</text:p>
          </table:table-cell>
          <table:table-cell table:style-name="ce13" office:value-type="float" office:value="243.924965381622" calcext:value-type="float">
            <text:p>243.92496538162</text:p>
          </table:table-cell>
          <table:table-cell table:style-name="ce13" office:value-type="float" office:value="35.3735613822937" calcext:value-type="float">
            <text:p>35.37356138229</text:p>
          </table:table-cell>
          <table:table-cell table:style-name="ce13" office:value-type="float" office:value="7.27672266960144" calcext:value-type="float">
            <text:p>7.27672266960</text:p>
          </table:table-cell>
          <table:table-cell table:style-name="ce13" office:value-type="float" office:value="79.5654928684235" calcext:value-type="float">
            <text:p>79.56549286842</text:p>
          </table:table-cell>
          <table:table-cell table:style-name="ce13" office:value-type="float" office:value="247.455946922302" calcext:value-type="float">
            <text:p>247.45594692230</text:p>
          </table:table-cell>
          <table:table-cell table:style-name="ce13" office:value-type="float" office:value="100.869287729263" calcext:value-type="float">
            <text:p>100.86928772926</text:p>
          </table:table-cell>
          <table:table-cell table:style-name="ce13" office:value-type="float" office:value="81.6553330421448" calcext:value-type="float">
            <text:p>81.65533304214</text:p>
          </table:table-cell>
          <table:table-cell table:style-name="ce13" office:value-type="float" office:value="77.3523108959198" calcext:value-type="float">
            <text:p>77.35231089592</text:p>
          </table:table-cell>
          <table:table-cell table:style-name="ce36" table:formula="of:=AVERAGE([.C14:.O14])" office:value-type="float" office:value="168.225077243952" calcext:value-type="float">
            <text:p>168.22507724395</text:p>
          </table:table-cell>
          <table:table-cell table:style-name="ce34" table:number-columns-repeated="9"/>
          <table:table-cell table:number-columns-repeated="999"/>
        </table:table-row>
        <table:table-row table:style-name="ro1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13" office:value-type="float" office:value="1.73763132095337" calcext:value-type="float">
            <text:p>1.73763132095</text:p>
          </table:table-cell>
          <table:table-cell table:style-name="ce13" office:value-type="float" office:value="1.07682871818542" calcext:value-type="float">
            <text:p>1.07682871819</text:p>
          </table:table-cell>
          <table:table-cell table:style-name="ce13" office:value-type="float" office:value="4.03573155403137" calcext:value-type="float">
            <text:p>4.03573155403</text:p>
          </table:table-cell>
          <table:table-cell table:style-name="ce13" office:value-type="float" office:value="0.149879693984985" calcext:value-type="float">
            <text:p>0.14987969398</text:p>
          </table:table-cell>
          <table:table-cell table:style-name="ce13" office:value-type="float" office:value="0.107932567596436" calcext:value-type="float">
            <text:p>0.10793256760</text:p>
          </table:table-cell>
          <table:table-cell table:style-name="ce13" office:value-type="float" office:value="1.00089693069458" calcext:value-type="float">
            <text:p>1.00089693069</text:p>
          </table:table-cell>
          <table:table-cell table:style-name="ce13" office:value-type="float" office:value="0.278647422790527" calcext:value-type="float">
            <text:p>0.27864742279</text:p>
          </table:table-cell>
          <table:table-cell table:style-name="ce13" office:value-type="float" office:value="1.02507948875427" calcext:value-type="float">
            <text:p>1.02507948875</text:p>
          </table:table-cell>
          <table:table-cell table:style-name="ce13" office:value-type="float" office:value="0.416203260421753" calcext:value-type="float">
            <text:p>0.41620326042</text:p>
          </table:table-cell>
          <table:table-cell table:style-name="ce13" office:value-type="float" office:value="3.41675996780395" calcext:value-type="float">
            <text:p>3.41675996780</text:p>
          </table:table-cell>
          <table:table-cell table:style-name="ce13" office:value-type="float" office:value="0.436812162399292" calcext:value-type="float">
            <text:p>0.43681216240</text:p>
          </table:table-cell>
          <table:table-cell table:style-name="ce13" office:value-type="float" office:value="0.292107343673706" calcext:value-type="float">
            <text:p>0.29210734367</text:p>
          </table:table-cell>
          <table:table-cell table:style-name="ce13" office:value-type="float" office:value="17.4527471065521" calcext:value-type="float">
            <text:p>17.45274710655</text:p>
          </table:table-cell>
          <table:table-cell table:style-name="ce36" table:formula="of:=AVERAGE([.C15:.O15])" office:value-type="float" office:value="2.41748134906475" calcext:value-type="float">
            <text:p>2.41748134906</text:p>
          </table:table-cell>
          <table:table-cell table:style-name="ce34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7">
            <text:p>XGB</text:p>
          </table:table-cell>
          <table:table-cell table:style-name="ce7" office:value-type="string" calcext:value-type="string">
            <text:p>Acu</text:p>
          </table:table-cell>
          <table:table-cell table:style-name="ce13" office:value-type="float" office:value="0.999994159833672" calcext:value-type="float">
            <text:p>0.99999415983</text:p>
          </table:table-cell>
          <table:table-cell table:number-columns-repeated="3" table:style-name="ce13" office:value-type="float" office:value="1" calcext:value-type="float">
            <text:p>1.00000000000</text:p>
          </table:table-cell>
          <table:table-cell table:style-name="ce13" office:value-type="float" office:value="0.999957907143158" calcext:value-type="float">
            <text:p>0.99995790714</text:p>
          </table:table-cell>
          <table:table-cell table:style-name="ce13" office:value-type="float" office:value="0.999996107813564" calcext:value-type="float">
            <text:p>0.9999961078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88883473145" calcext:value-type="float">
            <text:p>0.9998888347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25065776734968" calcext:value-type="float">
            <text:p>0.9250657767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48288344193" calcext:value-type="float">
            <text:p>0.99994828834</text:p>
          </table:table-cell>
          <table:table-cell table:style-name="ce13" office:value-type="float" office:value="0.999874022111496" calcext:value-type="float">
            <text:p>0.99987402211</text:p>
          </table:table-cell>
          <table:table-cell table:style-name="ce36" table:formula="of:=AVERAGE([.C16:.K16]; [.M16:.O16])" office:value-type="float" office:value="0.999971609998128" calcext:value-type="float">
            <text:p>0.99997161000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Pre</text:p>
          </table:table-cell>
          <table:table-cell table:number-columns-repeated="4" table:style-name="ce13" office:value-type="float" office:value="1" calcext:value-type="float">
            <text:p>1.00000000000</text:p>
          </table:table-cell>
          <table:table-cell table:style-name="ce13" office:value-type="float" office:value="0.999957910717619" calcext:value-type="float">
            <text:p>0.99995791072</text:p>
          </table:table-cell>
          <table:table-cell table:style-name="ce13" office:value-type="float" office:value="0.999992226972406" calcext:value-type="float">
            <text:p>0.9999922269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888684290417" calcext:value-type="float">
            <text:p>0.99988868429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874866396434549" calcext:value-type="float">
            <text:p>0.8748663964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48288344193" calcext:value-type="float">
            <text:p>0.99994828834</text:p>
          </table:table-cell>
          <table:table-cell table:style-name="ce13" office:value-type="float" office:value="0.999874032617779" calcext:value-type="float">
            <text:p>0.99987403262</text:p>
          </table:table-cell>
          <table:table-cell table:style-name="ce36" table:formula="of:=AVERAGE([.C17:.K17]; [.M17:.O17])" office:value-type="float" office:value="0.999971761911868" calcext:value-type="float">
            <text:p>0.99997176191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13" office:value-type="float" office:value="0.999988310656006" calcext:value-type="float">
            <text:p>0.99998831066</text:p>
          </table:table-cell>
          <table:table-cell table:number-columns-repeated="3" table:style-name="ce13" office:value-type="float" office:value="1" calcext:value-type="float">
            <text:p>1.00000000000</text:p>
          </table:table-cell>
          <table:table-cell table:style-name="ce13" office:value-type="float" office:value="0.999957907143158" calcext:value-type="float">
            <text:p>0.99995790714</text:p>
          </table:table-cell>
          <table:table-cell table:number-columns-repeated="2" table:style-name="ce13" office:value-type="float" office:value="1" calcext:value-type="float">
            <text:p>1.00000000000</text:p>
          </table:table-cell>
          <table:table-cell table:style-name="ce13" office:value-type="float" office:value="0.99988883473145" calcext:value-type="float">
            <text:p>0.9998888347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1452600786178" calcext:value-type="float">
            <text:p>0.99145260079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48288344193" calcext:value-type="float">
            <text:p>0.99994828834</text:p>
          </table:table-cell>
          <table:table-cell table:style-name="ce13" office:value-type="float" office:value="0.999874022111496" calcext:value-type="float">
            <text:p>0.99987402211</text:p>
          </table:table-cell>
          <table:table-cell table:style-name="ce36" table:formula="of:=AVERAGE([.C18:.K18]; [.M18:.O18])" office:value-type="float" office:value="0.999971446915525" calcext:value-type="float">
            <text:p>0.99997144692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13" office:value-type="float" office:value="0.999994155293843" calcext:value-type="float">
            <text:p>0.99999415529</text:p>
          </table:table-cell>
          <table:table-cell table:number-columns-repeated="3" table:style-name="ce13" office:value-type="float" office:value="1" calcext:value-type="float">
            <text:p>1.00000000000</text:p>
          </table:table-cell>
          <table:table-cell table:style-name="ce13" office:value-type="float" office:value="0.999957907158522" calcext:value-type="float">
            <text:p>0.99995790716</text:p>
          </table:table-cell>
          <table:table-cell table:style-name="ce13" office:value-type="float" office:value="0.999996113471098" calcext:value-type="float">
            <text:p>0.9999961134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888668343179" calcext:value-type="float">
            <text:p>0.9998886683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29518014205672" calcext:value-type="float">
            <text:p>0.9295180142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48288344193" calcext:value-type="float">
            <text:p>0.99994828834</text:p>
          </table:table-cell>
          <table:table-cell table:style-name="ce13" office:value-type="float" office:value="0.999874022109526" calcext:value-type="float">
            <text:p>0.99987402211</text:p>
          </table:table-cell>
          <table:table-cell table:style-name="ce36" table:formula="of:=AVERAGE([.C19:.K19]; [.M19:.O19])" office:value-type="float" office:value="0.999971596226697" calcext:value-type="float">
            <text:p>0.99997159623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13" office:value-type="float" office:value="0.999994155328003" calcext:value-type="float">
            <text:p>0.99999415533</text:p>
          </table:table-cell>
          <table:table-cell table:number-columns-repeated="3" table:style-name="ce13" office:value-type="float" office:value="1" calcext:value-type="float">
            <text:p>1.00000000000</text:p>
          </table:table-cell>
          <table:table-cell table:style-name="ce13" office:value-type="float" office:value="0.999958270739442" calcext:value-type="float">
            <text:p>0.99995827074</text:p>
          </table:table-cell>
          <table:table-cell table:style-name="ce13" office:value-type="float" office:value="0.999996102154729" calcext:value-type="float">
            <text:p>0.99999610215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5680412404726" calcext:value-type="float">
            <text:p>0.9956804124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25280579360415" calcext:value-type="float">
            <text:p>0.92528057936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3889483642725" calcext:value-type="float">
            <text:p>0.99388948364</text:p>
          </table:table-cell>
          <table:table-cell table:style-name="ce13" office:value-type="float" office:value="0.999874011726607" calcext:value-type="float">
            <text:p>0.99987401173</text:p>
          </table:table-cell>
          <table:table-cell table:style-name="ce36" table:formula="of:=AVERAGE([.C20:.K20]; [.M20:.O20])" office:value-type="float" office:value="0.999116036333019" calcext:value-type="float">
            <text:p>0.99911603633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13" office:value-type="float" office:value="452.578759670258" calcext:value-type="float">
            <text:p>452.57875967026</text:p>
          </table:table-cell>
          <table:table-cell table:style-name="ce13" office:value-type="float" office:value="391.482779026031" calcext:value-type="float">
            <text:p>391.48277902603</text:p>
          </table:table-cell>
          <table:table-cell table:style-name="ce13" office:value-type="float" office:value="1319.2942404747" calcext:value-type="float">
            <text:p>1,319.29424047470</text:p>
          </table:table-cell>
          <table:table-cell table:style-name="ce13" office:value-type="float" office:value="35.8750622272491" calcext:value-type="float">
            <text:p>35.87506222725</text:p>
          </table:table-cell>
          <table:table-cell table:style-name="ce13" office:value-type="float" office:value="32.727255821228" calcext:value-type="float">
            <text:p>32.72725582123</text:p>
          </table:table-cell>
          <table:table-cell table:style-name="ce13" office:value-type="float" office:value="359.992841243744" calcext:value-type="float">
            <text:p>359.99284124374</text:p>
          </table:table-cell>
          <table:table-cell table:style-name="ce13" office:value-type="float" office:value="54.8032989501953" calcext:value-type="float">
            <text:p>54.80329895020</text:p>
          </table:table-cell>
          <table:table-cell table:style-name="ce13" office:value-type="float" office:value="11.3902485370636" calcext:value-type="float">
            <text:p>11.39024853706</text:p>
          </table:table-cell>
          <table:table-cell table:style-name="ce13" office:value-type="float" office:value="146.036954402924" calcext:value-type="float">
            <text:p>146.03695440292</text:p>
          </table:table-cell>
          <table:table-cell table:style-name="ce13" office:value-type="float" office:value="430.599239826202" calcext:value-type="float">
            <text:p>430.59923982620</text:p>
          </table:table-cell>
          <table:table-cell table:style-name="ce13" office:value-type="float" office:value="195.981879711151" calcext:value-type="float">
            <text:p>195.98187971115</text:p>
          </table:table-cell>
          <table:table-cell table:style-name="ce13" office:value-type="float" office:value="179.26327753067" calcext:value-type="float">
            <text:p>179.26327753067</text:p>
          </table:table-cell>
          <table:table-cell table:style-name="ce13" office:value-type="float" office:value="129.926578521729" calcext:value-type="float">
            <text:p>129.92657852173</text:p>
          </table:table-cell>
          <table:table-cell table:style-name="ce36" table:formula="of:=AVERAGE([.C21:.O21])" office:value-type="float" office:value="287.688647380242" calcext:value-type="float">
            <text:p>287.68864738024</text:p>
          </table:table-cell>
          <table:table-cell table:style-name="ce34" table:number-columns-repeated="9"/>
          <table:table-cell table:number-columns-repeated="999"/>
        </table:table-row>
        <table:table-row table:style-name="ro1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13" office:value-type="float" office:value="0.232430219650268" calcext:value-type="float">
            <text:p>0.23243021965</text:p>
          </table:table-cell>
          <table:table-cell table:style-name="ce13" office:value-type="float" office:value="0.285295486450195" calcext:value-type="float">
            <text:p>0.28529548645</text:p>
          </table:table-cell>
          <table:table-cell table:style-name="ce13" office:value-type="float" office:value="0.504625082015991" calcext:value-type="float">
            <text:p>0.50462508202</text:p>
          </table:table-cell>
          <table:table-cell table:style-name="ce13" office:value-type="float" office:value="0.0565683841705322" calcext:value-type="float">
            <text:p>0.05656838417</text:p>
          </table:table-cell>
          <table:table-cell table:style-name="ce13" office:value-type="float" office:value="0.0363674163818359" calcext:value-type="float">
            <text:p>0.03636741638</text:p>
          </table:table-cell>
          <table:table-cell table:style-name="ce13" office:value-type="float" office:value="0.354530334472656" calcext:value-type="float">
            <text:p>0.35453033447</text:p>
          </table:table-cell>
          <table:table-cell table:style-name="ce13" office:value-type="float" office:value="0.103225708007813" calcext:value-type="float">
            <text:p>0.10322570801</text:p>
          </table:table-cell>
          <table:table-cell table:style-name="ce13" office:value-type="float" office:value="0.237296104431152" calcext:value-type="float">
            <text:p>0.23729610443</text:p>
          </table:table-cell>
          <table:table-cell table:style-name="ce13" office:value-type="float" office:value="0.155941247940064" calcext:value-type="float">
            <text:p>0.15594124794</text:p>
          </table:table-cell>
          <table:table-cell table:style-name="ce13" office:value-type="float" office:value="0.161948204040527" calcext:value-type="float">
            <text:p>0.16194820404</text:p>
          </table:table-cell>
          <table:table-cell table:style-name="ce13" office:value-type="float" office:value="0.149245023727417" calcext:value-type="float">
            <text:p>0.14924502373</text:p>
          </table:table-cell>
          <table:table-cell table:style-name="ce13" office:value-type="float" office:value="0.0665557384490967" calcext:value-type="float">
            <text:p>0.06655573845</text:p>
          </table:table-cell>
          <table:table-cell table:style-name="ce13" office:value-type="float" office:value="2.52104544639587" calcext:value-type="float">
            <text:p>2.52104544640</text:p>
          </table:table-cell>
          <table:table-cell table:style-name="ce36" table:formula="of:=AVERAGE([.C22:.O22])" office:value-type="float" office:value="0.374236492010263" calcext:value-type="float">
            <text:p>0.37423649201</text:p>
          </table:table-cell>
          <table:table-cell table:style-name="ce34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7">
            <text:p>NB</text:p>
          </table:table-cell>
          <table:table-cell table:style-name="ce7" office:value-type="string" calcext:value-type="string">
            <text:p>Acu</text:p>
          </table:table-cell>
          <table:table-cell table:style-name="ce13" office:value-type="float" office:value="0.961285537412106" calcext:value-type="float">
            <text:p>0.9612855374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6305909373206" calcext:value-type="float">
            <text:p>0.99630590937</text:p>
          </table:table-cell>
          <table:table-cell table:style-name="ce13" office:value-type="float" office:value="0.999580304851294" calcext:value-type="float">
            <text:p>0.99958030485</text:p>
          </table:table-cell>
          <table:table-cell table:style-name="ce13" office:value-type="float" office:value="0.998105821442101" calcext:value-type="float">
            <text:p>0.9981058214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97791594" calcext:value-type="float">
            <text:p>0.99998799779</text:p>
          </table:table-cell>
          <table:table-cell table:style-name="ce13" office:value-type="float" office:value="0.990072086401067" calcext:value-type="float">
            <text:p>0.9900720864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56678474207547" calcext:value-type="float">
            <text:p>0.56678474208</text:p>
          </table:table-cell>
          <table:table-cell table:style-name="ce13" office:value-type="float" office:value="0.999955576878654" calcext:value-type="float">
            <text:p>0.99995557688</text:p>
          </table:table-cell>
          <table:table-cell table:style-name="ce13" office:value-type="float" office:value="0.997879822111904" calcext:value-type="float">
            <text:p>0.99787982211</text:p>
          </table:table-cell>
          <table:table-cell table:style-name="ce13" office:value-type="float" office:value="0.992779446588644" calcext:value-type="float">
            <text:p>0.99277944659</text:p>
          </table:table-cell>
          <table:table-cell table:style-name="ce36" table:formula="of:=AVERAGE([.C23:.K23]; [.M23:.O23])" office:value-type="float" office:value="0.994662708570881" calcext:value-type="float">
            <text:p>0.99466270857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13" office:value-type="float" office:value="0.929565965229319" calcext:value-type="float">
            <text:p>0.9295659652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6327511230844" calcext:value-type="float">
            <text:p>0.99632751123</text:p>
          </table:table-cell>
          <table:table-cell table:style-name="ce13" office:value-type="float" office:value="0.999598771437837" calcext:value-type="float">
            <text:p>0.99959877144</text:p>
          </table:table-cell>
          <table:table-cell table:style-name="ce13" office:value-type="float" office:value="0.998112908665441" calcext:value-type="float">
            <text:p>0.9981129086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98077647" calcext:value-type="float">
            <text:p>0.99998799808</text:p>
          </table:table-cell>
          <table:table-cell table:style-name="ce13" office:value-type="float" office:value="0.980242736270562" calcext:value-type="float">
            <text:p>0.9802427362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573794597941336" calcext:value-type="float">
            <text:p>0.57379459794</text:p>
          </table:table-cell>
          <table:table-cell table:style-name="ce13" office:value-type="float" office:value="0.999955580815757" calcext:value-type="float">
            <text:p>0.99995558082</text:p>
          </table:table-cell>
          <table:table-cell table:style-name="ce13" office:value-type="float" office:value="0.995764139378085" calcext:value-type="float">
            <text:p>0.99576413938</text:p>
          </table:table-cell>
          <table:table-cell table:style-name="ce13" office:value-type="float" office:value="0.992789720272638" calcext:value-type="float">
            <text:p>0.99278972027</text:p>
          </table:table-cell>
          <table:table-cell table:style-name="ce36" table:formula="of:=AVERAGE([.C24:.K24]; [.M24:.O24])" office:value-type="float" office:value="0.991028777614844" calcext:value-type="float">
            <text:p>0.99102877761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13" office:value-type="float" office:value="0.998141394304952" calcext:value-type="float">
            <text:p>0.9981413943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6305909373206" calcext:value-type="float">
            <text:p>0.99630590937</text:p>
          </table:table-cell>
          <table:table-cell table:style-name="ce13" office:value-type="float" office:value="0.999580304851294" calcext:value-type="float">
            <text:p>0.99958030485</text:p>
          </table:table-cell>
          <table:table-cell table:style-name="ce13" office:value-type="float" office:value="0.998105821442101" calcext:value-type="float">
            <text:p>0.9981058214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97791594" calcext:value-type="float">
            <text:p>0.99998799779</text:p>
          </table:table-cell>
          <table:table-cell table:style-name="ce13" office:value-type="float" office:value="0.990072086401067" calcext:value-type="float">
            <text:p>0.9900720864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508318859127891" calcext:value-type="float">
            <text:p>0.50831885913</text:p>
          </table:table-cell>
          <table:table-cell table:style-name="ce13" office:value-type="float" office:value="0.999955576878654" calcext:value-type="float">
            <text:p>0.99995557688</text:p>
          </table:table-cell>
          <table:table-cell table:style-name="ce13" office:value-type="float" office:value="0.997879822111904" calcext:value-type="float">
            <text:p>0.99787982211</text:p>
          </table:table-cell>
          <table:table-cell table:style-name="ce13" office:value-type="float" office:value="0.992779446588644" calcext:value-type="float">
            <text:p>0.99277944659</text:p>
          </table:table-cell>
          <table:table-cell table:style-name="ce36" table:formula="of:=AVERAGE([.C25:.K25]; [.M25:.O25])" office:value-type="float" office:value="0.997734029978618" calcext:value-type="float">
            <text:p>0.99773402998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13" office:value-type="float" office:value="0.962633943418242" calcext:value-type="float">
            <text:p>0.96263394342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6305888651649" calcext:value-type="float">
            <text:p>0.99630588865</text:p>
          </table:table-cell>
          <table:table-cell table:style-name="ce13" office:value-type="float" office:value="0.999584980898206" calcext:value-type="float">
            <text:p>0.99958498090</text:p>
          </table:table-cell>
          <table:table-cell table:style-name="ce13" office:value-type="float" office:value="0.998105783379397" calcext:value-type="float">
            <text:p>0.99810578338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97790562" calcext:value-type="float">
            <text:p>0.99998799779</text:p>
          </table:table-cell>
          <table:table-cell table:style-name="ce13" office:value-type="float" office:value="0.985132893395109" calcext:value-type="float">
            <text:p>0.9851328934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539075849198366" calcext:value-type="float">
            <text:p>0.53907584920</text:p>
          </table:table-cell>
          <table:table-cell table:style-name="ce13" office:value-type="float" office:value="0.999955576873867" calcext:value-type="float">
            <text:p>0.99995557687</text:p>
          </table:table-cell>
          <table:table-cell table:style-name="ce13" office:value-type="float" office:value="0.996820858149006" calcext:value-type="float">
            <text:p>0.99682085815</text:p>
          </table:table-cell>
          <table:table-cell table:style-name="ce13" office:value-type="float" office:value="0.992779411332386" calcext:value-type="float">
            <text:p>0.99277941133</text:p>
          </table:table-cell>
          <table:table-cell table:style-name="ce36" table:formula="of:=AVERAGE([.C26:.K26]; [.M26:.O26])" office:value-type="float" office:value="0.994275611157369" calcext:value-type="float">
            <text:p>0.99427561116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13" office:value-type="float" office:value="0.96131392777806" calcext:value-type="float">
            <text:p>0.96131392778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6311152145194" calcext:value-type="float">
            <text:p>0.99631115215</text:p>
          </table:table-cell>
          <table:table-cell table:style-name="ce13" office:value-type="float" office:value="0.999788221251035" calcext:value-type="float">
            <text:p>0.99978822125</text:p>
          </table:table-cell>
          <table:table-cell table:style-name="ce13" office:value-type="float" office:value="0.998089171974522" calcext:value-type="float">
            <text:p>0.99808917197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11317425" calcext:value-type="float">
            <text:p>0.99998791132</text:p>
          </table:table-cell>
          <table:table-cell table:style-name="ce13" office:value-type="float" office:value="0.5" calcext:value-type="float">
            <text:p>0.5000000000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566595568616192" calcext:value-type="float">
            <text:p>0.56659556862</text:p>
          </table:table-cell>
          <table:table-cell table:style-name="ce13" office:value-type="float" office:value="0.999955470851219" calcext:value-type="float">
            <text:p>0.99995547085</text:p>
          </table:table-cell>
          <table:table-cell table:style-name="ce13" office:value-type="float" office:value="0.5" calcext:value-type="float">
            <text:p>0.50000000000</text:p>
          </table:table-cell>
          <table:table-cell table:style-name="ce13" office:value-type="float" office:value="0.992779773312981" calcext:value-type="float">
            <text:p>0.99277977331</text:p>
          </table:table-cell>
          <table:table-cell table:style-name="ce36" table:formula="of:=AVERAGE([.C27:.K27]; [.M27:.O27])" office:value-type="float" office:value="0.912352135719203" calcext:value-type="float">
            <text:p>0.91235213572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13" office:value-type="float" office:value="7.75369167327881" calcext:value-type="float">
            <text:p>7.75369167328</text:p>
          </table:table-cell>
          <table:table-cell table:style-name="ce13" office:value-type="float" office:value="7.67404341697693" calcext:value-type="float">
            <text:p>7.67404341698</text:p>
          </table:table-cell>
          <table:table-cell table:style-name="ce13" office:value-type="float" office:value="16.621723651886" calcext:value-type="float">
            <text:p>16.62172365189</text:p>
          </table:table-cell>
          <table:table-cell table:style-name="ce13" office:value-type="float" office:value="1.53702068328857" calcext:value-type="float">
            <text:p>1.53702068329</text:p>
          </table:table-cell>
          <table:table-cell table:style-name="ce13" office:value-type="float" office:value="1.07211089134216" calcext:value-type="float">
            <text:p>1.07211089134</text:p>
          </table:table-cell>
          <table:table-cell table:style-name="ce13" office:value-type="float" office:value="8.2648389339447" calcext:value-type="float">
            <text:p>8.26483893394</text:p>
          </table:table-cell>
          <table:table-cell table:style-name="ce13" office:value-type="float" office:value="2.52955746650696" calcext:value-type="float">
            <text:p>2.52955746651</text:p>
          </table:table-cell>
          <table:table-cell table:style-name="ce13" office:value-type="float" office:value="0.626349449157715" calcext:value-type="float">
            <text:p>0.62634944916</text:p>
          </table:table-cell>
          <table:table-cell table:style-name="ce13" office:value-type="float" office:value="5.65652060508728" calcext:value-type="float">
            <text:p>5.65652060509</text:p>
          </table:table-cell>
          <table:table-cell table:style-name="ce13" office:value-type="float" office:value="3.33702802658081" calcext:value-type="float">
            <text:p>3.33702802658</text:p>
          </table:table-cell>
          <table:table-cell table:style-name="ce13" office:value-type="float" office:value="5.55410623550415" calcext:value-type="float">
            <text:p>5.55410623550</text:p>
          </table:table-cell>
          <table:table-cell table:style-name="ce13" office:value-type="float" office:value="3.29029488563538" calcext:value-type="float">
            <text:p>3.29029488564</text:p>
          </table:table-cell>
          <table:table-cell table:style-name="ce13" office:value-type="float" office:value="2.22308373451233" calcext:value-type="float">
            <text:p>2.22308373451</text:p>
          </table:table-cell>
          <table:table-cell table:style-name="ce36" table:formula="of:=AVERAGE([.C28:.O28])" office:value-type="float" office:value="5.08772074259244" calcext:value-type="float">
            <text:p>5.08772074259</text:p>
          </table:table-cell>
          <table:table-cell table:style-name="ce34" table:number-columns-repeated="9"/>
          <table:table-cell table:number-columns-repeated="999"/>
        </table:table-row>
        <table:table-row table:style-name="ro1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13" office:value-type="float" office:value="0.4057776927948" calcext:value-type="float">
            <text:p>0.40577769279</text:p>
          </table:table-cell>
          <table:table-cell table:style-name="ce13" office:value-type="float" office:value="0.433244228363037" calcext:value-type="float">
            <text:p>0.43324422836</text:p>
          </table:table-cell>
          <table:table-cell table:style-name="ce13" office:value-type="float" office:value="0.814401149749756" calcext:value-type="float">
            <text:p>0.81440114975</text:p>
          </table:table-cell>
          <table:table-cell table:style-name="ce13" office:value-type="float" office:value="0.0774281024932861" calcext:value-type="float">
            <text:p>0.07742810249</text:p>
          </table:table-cell>
          <table:table-cell table:style-name="ce13" office:value-type="float" office:value="0.0426130294799805" calcext:value-type="float">
            <text:p>0.04261302948</text:p>
          </table:table-cell>
          <table:table-cell table:style-name="ce13" office:value-type="float" office:value="0.529225587844849" calcext:value-type="float">
            <text:p>0.52922558784</text:p>
          </table:table-cell>
          <table:table-cell table:style-name="ce13" office:value-type="float" office:value="0.132846117019653" calcext:value-type="float">
            <text:p>0.13284611702</text:p>
          </table:table-cell>
          <table:table-cell table:style-name="ce13" office:value-type="float" office:value="0.440220355987549" calcext:value-type="float">
            <text:p>0.44022035599</text:p>
          </table:table-cell>
          <table:table-cell table:style-name="ce13" office:value-type="float" office:value="0.266062498092651" calcext:value-type="float">
            <text:p>0.26606249809</text:p>
          </table:table-cell>
          <table:table-cell table:style-name="ce13" office:value-type="float" office:value="0.187693357467651" calcext:value-type="float">
            <text:p>0.18769335747</text:p>
          </table:table-cell>
          <table:table-cell table:style-name="ce13" office:value-type="float" office:value="0.252034902572632" calcext:value-type="float">
            <text:p>0.25203490257</text:p>
          </table:table-cell>
          <table:table-cell table:style-name="ce13" office:value-type="float" office:value="0.112647771835327" calcext:value-type="float">
            <text:p>0.11264777184</text:p>
          </table:table-cell>
          <table:table-cell table:style-name="ce13" office:value-type="float" office:value="3.52167057991028" calcext:value-type="float">
            <text:p>3.52167057991</text:p>
          </table:table-cell>
          <table:table-cell table:style-name="ce36" table:formula="of:=AVERAGE([.C29:.O29])" office:value-type="float" office:value="0.555066567200881" calcext:value-type="float">
            <text:p>0.55506656720</text:p>
          </table:table-cell>
          <table:table-cell table:style-name="ce34" table:number-columns-repeated="9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7">
            <text:p>NN</text:p>
          </table:table-cell>
          <table:table-cell table:style-name="ce7" office:value-type="string" calcext:value-type="string">
            <text:p>Acu</text:p>
          </table:table-cell>
          <table:table-cell table:style-name="ce13" office:value-type="float" office:value="0.999900717172425" calcext:value-type="float">
            <text:p>0.99990071717</text:p>
          </table:table-cell>
          <table:table-cell table:style-name="ce13" office:value-type="float" office:value="0.999995381062356" calcext:value-type="float">
            <text:p>0.99999538106</text:p>
          </table:table-cell>
          <table:table-cell table:style-name="ce13" office:value-type="float" office:value="0.999786147013675" calcext:value-type="float">
            <text:p>0.9997861470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7907143158" calcext:value-type="float">
            <text:p>0.9999579071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97791594" calcext:value-type="float">
            <text:p>0.99998799779</text:p>
          </table:table-cell>
          <table:table-cell table:style-name="ce13" office:value-type="float" office:value="0.999670779781603" calcext:value-type="float">
            <text:p>0.99967077978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891328860895019" calcext:value-type="float">
            <text:p>0.89132886090</text:p>
          </table:table-cell>
          <table:table-cell table:style-name="ce13" office:value-type="float" office:value="0.999973346127192" calcext:value-type="float">
            <text:p>0.99997334613</text:p>
          </table:table-cell>
          <table:table-cell table:style-name="ce13" office:value-type="float" office:value="0.999612162581446" calcext:value-type="float">
            <text:p>0.99961216258</text:p>
          </table:table-cell>
          <table:table-cell table:style-name="ce13" office:value-type="float" office:value="0.999091414190934" calcext:value-type="float">
            <text:p>0.99909141419</text:p>
          </table:table-cell>
          <table:table-cell table:style-name="ce36" table:formula="of:=AVERAGE([.C30:.K30]; [.M30:.O30])" office:value-type="float" office:value="0.999831321072032" calcext:value-type="float">
            <text:p>0.99983132107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13" office:value-type="float" office:value="0.999929859836574" calcext:value-type="float">
            <text:p>0.99992985984</text:p>
          </table:table-cell>
          <table:table-cell table:style-name="ce13" office:value-type="float" office:value="0.999990747166319" calcext:value-type="float">
            <text:p>0.99999074717</text:p>
          </table:table-cell>
          <table:table-cell table:style-name="ce13" office:value-type="float" office:value="0.999786154537789" calcext:value-type="float">
            <text:p>0.9997861545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7910717619" calcext:value-type="float">
            <text:p>0.99995791072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98077647" calcext:value-type="float">
            <text:p>0.99998799808</text:p>
          </table:table-cell>
          <table:table-cell table:style-name="ce13" office:value-type="float" office:value="0.999680163200446" calcext:value-type="float">
            <text:p>0.99968016320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831303135348684" calcext:value-type="float">
            <text:p>0.83130313535</text:p>
          </table:table-cell>
          <table:table-cell table:style-name="ce13" office:value-type="float" office:value="0.999973347551365" calcext:value-type="float">
            <text:p>0.99997334755</text:p>
          </table:table-cell>
          <table:table-cell table:style-name="ce13" office:value-type="float" office:value="0.99960424669119" calcext:value-type="float">
            <text:p>0.99960424669</text:p>
          </table:table-cell>
          <table:table-cell table:style-name="ce13" office:value-type="float" office:value="0.99909263300465" calcext:value-type="float">
            <text:p>0.99909263300</text:p>
          </table:table-cell>
          <table:table-cell table:style-name="ce36" table:formula="of:=AVERAGE([.C31:.K31]; [.M31:.O31])" office:value-type="float" office:value="0.999833588398633" calcext:value-type="float">
            <text:p>0.99983358840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13" office:value-type="float" office:value="0.999871417216066" calcext:value-type="float">
            <text:p>0.99987141722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786147013675" calcext:value-type="float">
            <text:p>0.99978614701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7907143158" calcext:value-type="float">
            <text:p>0.9999579071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97791594" calcext:value-type="float">
            <text:p>0.99998799779</text:p>
          </table:table-cell>
          <table:table-cell table:style-name="ce13" office:value-type="float" office:value="0.999670779781603" calcext:value-type="float">
            <text:p>0.99967077978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81031172867721" calcext:value-type="float">
            <text:p>0.98103117287</text:p>
          </table:table-cell>
          <table:table-cell table:style-name="ce13" office:value-type="float" office:value="0.999973346127192" calcext:value-type="float">
            <text:p>0.99997334613</text:p>
          </table:table-cell>
          <table:table-cell table:style-name="ce13" office:value-type="float" office:value="0.999612162581446" calcext:value-type="float">
            <text:p>0.99961216258</text:p>
          </table:table-cell>
          <table:table-cell table:style-name="ce13" office:value-type="float" office:value="0.999091414190934" calcext:value-type="float">
            <text:p>0.99909141419</text:p>
          </table:table-cell>
          <table:table-cell table:style-name="ce36" table:formula="of:=AVERAGE([.C32:.K32]; [.M32:.O32])" office:value-type="float" office:value="0.999829264320472" calcext:value-type="float">
            <text:p>0.99982926432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13" office:value-type="float" office:value="0.99990063767235" calcext:value-type="float">
            <text:p>0.99990063767</text:p>
          </table:table-cell>
          <table:table-cell table:style-name="ce13" office:value-type="float" office:value="0.999995373561756" calcext:value-type="float">
            <text:p>0.99999537356</text:p>
          </table:table-cell>
          <table:table-cell table:style-name="ce13" office:value-type="float" office:value="0.999786146991899" calcext:value-type="float">
            <text:p>0.99978614699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7907158522" calcext:value-type="float">
            <text:p>0.99995790716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97790562" calcext:value-type="float">
            <text:p>0.99998799779</text:p>
          </table:table-cell>
          <table:table-cell table:style-name="ce13" office:value-type="float" office:value="0.999673233294563" calcext:value-type="float">
            <text:p>0.99967323329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899982178985879" calcext:value-type="float">
            <text:p>0.89998217899</text:p>
          </table:table-cell>
          <table:table-cell table:style-name="ce13" office:value-type="float" office:value="0.999973346128865" calcext:value-type="float">
            <text:p>0.99997334613</text:p>
          </table:table-cell>
          <table:table-cell table:style-name="ce13" office:value-type="float" office:value="0.999598248344721" calcext:value-type="float">
            <text:p>0.99959824834</text:p>
          </table:table-cell>
          <table:table-cell table:style-name="ce13" office:value-type="float" office:value="0.999091413534458" calcext:value-type="float">
            <text:p>0.99909141353</text:p>
          </table:table-cell>
          <table:table-cell table:style-name="ce36" table:formula="of:=AVERAGE([.C33:.K33]; [.M33:.O33])" office:value-type="float" office:value="0.999830358706475" calcext:value-type="float">
            <text:p>0.99983035871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13" office:value-type="float" office:value="0.999900694602431" calcext:value-type="float">
            <text:p>0.99990069460</text:p>
          </table:table-cell>
          <table:table-cell table:style-name="ce13" office:value-type="float" office:value="0.999995388559939" calcext:value-type="float">
            <text:p>0.99999538856</text:p>
          </table:table-cell>
          <table:table-cell table:style-name="ce13" office:value-type="float" office:value="0.999786048430344" calcext:value-type="float">
            <text:p>0.9997860484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58270739442" calcext:value-type="float">
            <text:p>0.99995827074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999987911317425" calcext:value-type="float">
            <text:p>0.99998791132</text:p>
          </table:table-cell>
          <table:table-cell table:style-name="ce13" office:value-type="float" office:value="0.999194222127417" calcext:value-type="float">
            <text:p>0.99919422213</text:p>
          </table:table-cell>
          <table:table-cell table:style-name="ce13" office:value-type="float" office:value="1" calcext:value-type="float">
            <text:p>1.00000000000</text:p>
          </table:table-cell>
          <table:table-cell table:style-name="ce13" office:value-type="float" office:value="0.891619103611036" calcext:value-type="float">
            <text:p>0.89161910361</text:p>
          </table:table-cell>
          <table:table-cell table:style-name="ce13" office:value-type="float" office:value="0.999973409441421" calcext:value-type="float">
            <text:p>0.99997340944</text:p>
          </table:table-cell>
          <table:table-cell table:style-name="ce13" office:value-type="float" office:value="0.920705796553742" calcext:value-type="float">
            <text:p>0.92070579655</text:p>
          </table:table-cell>
          <table:table-cell table:style-name="ce13" office:value-type="float" office:value="0.999091302264661" calcext:value-type="float">
            <text:p>0.99909130226</text:p>
          </table:table-cell>
          <table:table-cell table:style-name="ce36" table:formula="of:=AVERAGE([.C34:.K34]; [.M34:.O34])" office:value-type="float" office:value="0.993216087003069" calcext:value-type="float">
            <text:p>0.99321608700</text:p>
          </table:table-cell>
          <table:table-cell table:style-name="ce33" table:number-columns-repeated="9"/>
          <table:table-cell table:number-columns-repeated="999"/>
        </table:table-row>
        <table:table-row table:style-name="ro1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13" office:value-type="float" office:value="227.429567575455" calcext:value-type="float">
            <text:p>227.42956757546</text:p>
          </table:table-cell>
          <table:table-cell table:style-name="ce13" office:value-type="float" office:value="359.045676231384" calcext:value-type="float">
            <text:p>359.04567623139</text:p>
          </table:table-cell>
          <table:table-cell table:style-name="ce13" office:value-type="float" office:value="424.283027648926" calcext:value-type="float">
            <text:p>424.28302764893</text:p>
          </table:table-cell>
          <table:table-cell table:style-name="ce13" office:value-type="float" office:value="141.049215555191" calcext:value-type="float">
            <text:p>141.04921555519</text:p>
          </table:table-cell>
          <table:table-cell table:style-name="ce13" office:value-type="float" office:value="62.9028549194336" calcext:value-type="float">
            <text:p>62.90285491943</text:p>
          </table:table-cell>
          <table:table-cell table:style-name="ce13" office:value-type="float" office:value="374.293058872223" calcext:value-type="float">
            <text:p>374.29305887222</text:p>
          </table:table-cell>
          <table:table-cell table:style-name="ce13" office:value-type="float" office:value="140.499587535858" calcext:value-type="float">
            <text:p>140.49958753586</text:p>
          </table:table-cell>
          <table:table-cell table:style-name="ce13" office:value-type="float" office:value="46.2543838024139" calcext:value-type="float">
            <text:p>46.25438380241</text:p>
          </table:table-cell>
          <table:table-cell table:style-name="ce13" office:value-type="float" office:value="173.77702498436" calcext:value-type="float">
            <text:p>173.77702498436</text:p>
          </table:table-cell>
          <table:table-cell table:style-name="ce13" office:value-type="float" office:value="553.212547779083" calcext:value-type="float">
            <text:p>553.21254777908</text:p>
          </table:table-cell>
          <table:table-cell table:style-name="ce13" office:value-type="float" office:value="164.524573802948" calcext:value-type="float">
            <text:p>164.52457380295</text:p>
          </table:table-cell>
          <table:table-cell table:style-name="ce13" office:value-type="float" office:value="425.03673863411" calcext:value-type="float">
            <text:p>425.03673863411</text:p>
          </table:table-cell>
          <table:table-cell table:style-name="ce13" office:value-type="float" office:value="192.819382190704" calcext:value-type="float">
            <text:p>192.81938219071</text:p>
          </table:table-cell>
          <table:table-cell table:style-name="ce36" table:formula="of:=AVERAGE([.C35:.O35])" office:value-type="float" office:value="252.702126117853" calcext:value-type="float">
            <text:p>252.70212611785</text:p>
          </table:table-cell>
          <table:table-cell table:style-name="ce34" table:number-columns-repeated="9"/>
          <table:table-cell table:number-columns-repeated="999"/>
        </table:table-row>
        <table:table-row table:style-name="ro1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13" office:value-type="float" office:value="8.7342689037323" calcext:value-type="float">
            <text:p>8.73426890373</text:p>
          </table:table-cell>
          <table:table-cell table:style-name="ce13" office:value-type="float" office:value="11.6841440200806" calcext:value-type="float">
            <text:p>11.68414402008</text:p>
          </table:table-cell>
          <table:table-cell table:style-name="ce13" office:value-type="float" office:value="18.5164017677307" calcext:value-type="float">
            <text:p>18.51640176773</text:p>
          </table:table-cell>
          <table:table-cell table:style-name="ce13" office:value-type="float" office:value="33.1731417179108" calcext:value-type="float">
            <text:p>33.17314171791</text:p>
          </table:table-cell>
          <table:table-cell table:style-name="ce13" office:value-type="float" office:value="1.25626516342163" calcext:value-type="float">
            <text:p>1.25626516342</text:p>
          </table:table-cell>
          <table:table-cell table:style-name="ce13" office:value-type="float" office:value="12.8919668197632" calcext:value-type="float">
            <text:p>12.89196681976</text:p>
          </table:table-cell>
          <table:table-cell table:style-name="ce13" office:value-type="float" office:value="3.78493785858154" calcext:value-type="float">
            <text:p>3.78493785858</text:p>
          </table:table-cell>
          <table:table-cell table:style-name="ce13" office:value-type="float" office:value="12.2055797576904" calcext:value-type="float">
            <text:p>12.20557975769</text:p>
          </table:table-cell>
          <table:table-cell table:style-name="ce13" office:value-type="float" office:value="5.89015960693359" calcext:value-type="float">
            <text:p>5.89015960693</text:p>
          </table:table-cell>
          <table:table-cell table:style-name="ce13" office:value-type="float" office:value="4.38534331321716" calcext:value-type="float">
            <text:p>4.38534331322</text:p>
          </table:table-cell>
          <table:table-cell table:style-name="ce13" office:value-type="float" office:value="5.61413645744324" calcext:value-type="float">
            <text:p>5.61413645744</text:p>
          </table:table-cell>
          <table:table-cell table:style-name="ce13" office:value-type="float" office:value="4.37144994735718" calcext:value-type="float">
            <text:p>4.37144994736</text:p>
          </table:table-cell>
          <table:table-cell table:style-name="ce13" office:value-type="float" office:value="83.897745847702" calcext:value-type="float">
            <text:p>83.89774584770</text:p>
          </table:table-cell>
          <table:table-cell table:style-name="ce36" table:formula="of:=AVERAGE([.C36:.O36])" office:value-type="float" office:value="15.8773493216588" calcext:value-type="float">
            <text:p>15.87734932166</text:p>
          </table:table-cell>
          <table:table-cell table:style-name="ce34" table:number-columns-repeated="9"/>
          <table:table-cell table:number-columns-repeated="999"/>
        </table:table-row>
        <table:table-row table:style-name="ro1" table:number-rows-repeated="5">
          <table:table-cell table:style-name="ce5"/>
          <table:table-cell table:number-columns-repeated="8"/>
          <table:table-cell table:style-name="ce32" table:number-columns-repeated="6"/>
          <table:table-cell table:style-name="ce37"/>
          <table:table-cell table:style-name="ce33" table:number-columns-repeated="9"/>
          <table:table-cell table:number-columns-repeated="999"/>
        </table:table-row>
        <table:table-row table:style-name="ro1" table:number-rows-repeated="2">
          <table:table-cell table:style-name="ce5"/>
          <table:table-cell table:number-columns-repeated="8"/>
          <table:table-cell table:style-name="ce32" table:number-columns-repeated="6"/>
          <table:table-cell table:style-name="ce37"/>
          <table:table-cell table:style-name="ce34" table:number-columns-repeated="9"/>
          <table:table-cell table:number-columns-repeated="999"/>
        </table:table-row>
        <table:table-row table:style-name="ro1">
          <table:table-cell table:style-name="ce5"/>
          <table:table-cell table:number-columns-repeated="8"/>
          <table:table-cell table:style-name="ce32" table:number-columns-repeated="6"/>
          <table:table-cell table:style-name="ce37"/>
          <table:table-cell table:style-name="ce33" table:number-columns-repeated="9"/>
          <table:table-cell table:number-columns-repeated="999"/>
        </table:table-row>
        <table:table-row table:style-name="ro1">
          <table:table-cell table:style-name="ce5" table:number-columns-repeated="2"/>
          <table:table-cell table:style-name="ce14" table:number-columns-repeated="13"/>
          <table:table-cell table:style-name="ce33" table:number-columns-repeated="10"/>
          <table:table-cell table:number-columns-repeated="999"/>
        </table:table-row>
        <table:table-row table:style-name="ro1">
          <table:table-cell table:style-name="ce5"/>
          <table:table-cell table:style-name="ce9" office:value-type="string" calcext:value-type="string">
            <text:p>Métricas 3</text:p>
          </table:table-cell>
          <table:table-cell table:style-name="ce15" office:value-type="string" calcext:value-type="string">
            <text:p>DT</text:p>
          </table:table-cell>
          <table:table-cell table:style-name="ce15" office:value-type="string" calcext:value-type="string">
            <text:p>RF</text:p>
          </table:table-cell>
          <table:table-cell table:style-name="ce23" office:value-type="string" calcext:value-type="string">
            <text:p>XGB</text:p>
          </table:table-cell>
          <table:table-cell table:style-name="ce23" office:value-type="string" calcext:value-type="string">
            <text:p>NB</text:p>
          </table:table-cell>
          <table:table-cell table:style-name="ce23" office:value-type="string" calcext:value-type="string">
            <text:p>NN</text:p>
          </table:table-cell>
          <table:table-cell table:style-name="ce14" table:number-columns-repeated="6"/>
          <table:table-cell table:style-name="ce33" table:number-columns-repeated="10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Acu</text:p>
          </table:table-cell>
          <table:table-cell table:style-name="ce16" table:formula="of:=[.P2]" office:value-type="float" office:value="0.99995936447044" calcext:value-type="float">
            <text:p>0.9999593645</text:p>
          </table:table-cell>
          <table:table-cell table:style-name="ce16" table:formula="of:=[.P9]" office:value-type="float" office:value="0.999979712199251" calcext:value-type="float">
            <text:p>0.9999797122</text:p>
          </table:table-cell>
          <table:table-cell table:style-name="ce16" table:formula="of:=[.P16]" office:value-type="float" office:value="0.999971609998128" calcext:value-type="float">
            <text:p>0.9999716100</text:p>
          </table:table-cell>
          <table:table-cell table:style-name="ce16" table:formula="of:=[.P23]" office:value-type="float" office:value="0.994662708570881" calcext:value-type="float">
            <text:p>0.9946627086</text:p>
          </table:table-cell>
          <table:table-cell table:style-name="ce16" table:formula="of:=[.P30]" office:value-type="float" office:value="0.999831321072032" calcext:value-type="float">
            <text:p>0.9998313211</text:p>
          </table:table-cell>
          <table:table-cell table:style-name="ce25" table:number-columns-repeated="2"/>
          <table:table-cell table:style-name="ce14" table:number-columns-repeated="4"/>
          <table:table-cell table:style-name="ce33" table:number-columns-repeated="10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Pre</text:p>
          </table:table-cell>
          <table:table-cell table:style-name="ce17" table:formula="of:=[.P3]" office:value-type="float" office:value="0.999957546955596" calcext:value-type="float">
            <text:p>0.9999575470</text:p>
          </table:table-cell>
          <table:table-cell table:style-name="ce17" table:formula="of:=[.P10]" office:value-type="float" office:value="0.999980823826914" calcext:value-type="float">
            <text:p>0.9999808238</text:p>
          </table:table-cell>
          <table:table-cell table:style-name="ce17" table:formula="of:=[.P17]" office:value-type="float" office:value="0.999971761911868" calcext:value-type="float">
            <text:p>0.9999717619</text:p>
          </table:table-cell>
          <table:table-cell table:style-name="ce17" table:formula="of:=[.P24]" office:value-type="float" office:value="0.991028777614844" calcext:value-type="float">
            <text:p>0.9910287776</text:p>
          </table:table-cell>
          <table:table-cell table:style-name="ce17" table:formula="of:=[.P31]" office:value-type="float" office:value="0.999833588398633" calcext:value-type="float">
            <text:p>0.9998335884</text:p>
          </table:table-cell>
          <table:table-cell table:style-name="ce26" table:number-columns-repeated="2"/>
          <table:table-cell table:style-name="ce14" table:number-columns-repeated="4"/>
          <table:table-cell table:style-name="ce33" table:number-columns-repeated="10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Rec</text:p>
          </table:table-cell>
          <table:table-cell table:style-name="ce18" table:formula="of:=[.P4]" office:value-type="float" office:value="0.999961308939715" calcext:value-type="float">
            <text:p>0.9999613089</text:p>
          </table:table-cell>
          <table:table-cell table:style-name="ce18" table:formula="of:=[.P11]" office:value-type="float" office:value="0.999978574253704" calcext:value-type="float">
            <text:p>0.9999785743</text:p>
          </table:table-cell>
          <table:table-cell table:style-name="ce18" table:formula="of:=[.P18]" office:value-type="float" office:value="0.999971446915525" calcext:value-type="float">
            <text:p>0.9999714469</text:p>
          </table:table-cell>
          <table:table-cell table:style-name="ce18" table:formula="of:=[.P25]" office:value-type="float" office:value="0.997734029978618" calcext:value-type="float">
            <text:p>0.9977340300</text:p>
          </table:table-cell>
          <table:table-cell table:style-name="ce18" table:formula="of:=[.P32]" office:value-type="float" office:value="0.999829264320472" calcext:value-type="float">
            <text:p>0.9998292643</text:p>
          </table:table-cell>
          <table:table-cell table:style-name="ce27" table:number-columns-repeated="2"/>
          <table:table-cell table:style-name="ce14" table:number-columns-repeated="4"/>
          <table:table-cell table:style-name="ce33"/>
          <table:table-cell table:style-name="ce34" table:number-columns-repeated="9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F1</text:p>
          </table:table-cell>
          <table:table-cell table:style-name="ce19" table:formula="of:=[.P5]" office:value-type="float" office:value="0.999959397468455" calcext:value-type="float">
            <text:p>0.9999593975</text:p>
          </table:table-cell>
          <table:table-cell table:style-name="ce19" table:formula="of:=[.P12]" office:value-type="float" office:value="0.999979671663187" calcext:value-type="float">
            <text:p>0.9999796717</text:p>
          </table:table-cell>
          <table:table-cell table:style-name="ce19" table:formula="of:=[.P19]" office:value-type="float" office:value="0.999971596226697" calcext:value-type="float">
            <text:p>0.9999715962</text:p>
          </table:table-cell>
          <table:table-cell table:style-name="ce19" table:formula="of:=[.P26]" office:value-type="float" office:value="0.994275611157369" calcext:value-type="float">
            <text:p>0.9942756112</text:p>
          </table:table-cell>
          <table:table-cell table:style-name="ce19" table:formula="of:=[.P33]" office:value-type="float" office:value="0.999830358706475" calcext:value-type="float">
            <text:p>0.9998303587</text:p>
          </table:table-cell>
          <table:table-cell table:style-name="ce28" table:number-columns-repeated="2"/>
          <table:table-cell table:style-name="ce14" table:number-columns-repeated="4"/>
          <table:table-cell table:style-name="ce33"/>
          <table:table-cell table:style-name="ce34" table:number-columns-repeated="9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AUC</text:p>
          </table:table-cell>
          <table:table-cell table:style-name="ce20" table:formula="of:=[.P6]" office:value-type="float" office:value="0.999712431901516" calcext:value-type="float">
            <text:p>0.9997124319</text:p>
          </table:table-cell>
          <table:table-cell table:style-name="ce20" table:formula="of:=[.P13]" office:value-type="float" office:value="0.99869772074934" calcext:value-type="float">
            <text:p>0.9986977207</text:p>
          </table:table-cell>
          <table:table-cell table:style-name="ce20" table:formula="of:=[.P20]" office:value-type="float" office:value="0.999116036333019" calcext:value-type="float">
            <text:p>0.9991160363</text:p>
          </table:table-cell>
          <table:table-cell table:style-name="ce20" table:formula="of:=[.P27]" office:value-type="float" office:value="0.912352135719203" calcext:value-type="float">
            <text:p>0.9123521357</text:p>
          </table:table-cell>
          <table:table-cell table:style-name="ce20" table:formula="of:=[.P34]" office:value-type="float" office:value="0.993216087003069" calcext:value-type="float">
            <text:p>0.9932160870</text:p>
          </table:table-cell>
          <table:table-cell table:style-name="ce29" table:number-columns-repeated="2"/>
          <table:table-cell table:style-name="ce14" table:number-columns-repeated="4"/>
          <table:table-cell table:style-name="ce33" table:number-columns-repeated="10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14" table:number-columns-repeated="13"/>
          <table:table-cell table:style-name="ce33" table:number-columns-repeated="10"/>
          <table:table-cell table:number-columns-repeated="999"/>
        </table:table-row>
        <table:table-row table:style-name="ro1">
          <table:table-cell table:style-name="ce5"/>
          <table:table-cell table:style-name="ce11" office:value-type="string" calcext:value-type="string">
            <text:p>T1</text:p>
          </table:table-cell>
          <table:table-cell table:style-name="ce21" table:formula="of:=[.P7]" office:value-type="float" office:value="11.0281571424924" calcext:value-type="float">
            <text:p>11.0281571425</text:p>
          </table:table-cell>
          <table:table-cell table:style-name="ce21" table:formula="of:=[.P14]" office:value-type="float" office:value="168.225077243952" calcext:value-type="float">
            <text:p>168.2250772440</text:p>
          </table:table-cell>
          <table:table-cell table:style-name="ce21" table:formula="of:=[.P21]" office:value-type="float" office:value="287.688647380242" calcext:value-type="float">
            <text:p>287.6886473802</text:p>
          </table:table-cell>
          <table:table-cell table:style-name="ce24" table:formula="of:=[.P28]" office:value-type="float" office:value="5.08772074259244" calcext:value-type="float">
            <text:p>5.0877207426</text:p>
          </table:table-cell>
          <table:table-cell table:style-name="ce21" table:formula="of:=[.P35]" office:value-type="float" office:value="252.702126117853" calcext:value-type="float">
            <text:p>252.7021261179</text:p>
          </table:table-cell>
          <table:table-cell table:style-name="ce30" table:number-columns-repeated="2"/>
          <table:table-cell table:style-name="ce14" table:number-columns-repeated="4"/>
          <table:table-cell table:style-name="ce33" table:number-columns-repeated="10"/>
          <table:table-cell table:number-columns-repeated="1001"/>
        </table:table-row>
        <table:table-row table:style-name="ro1">
          <table:table-cell table:style-name="ce5"/>
          <table:table-cell table:style-name="ce11" office:value-type="string" calcext:value-type="string">
            <text:p>T2</text:p>
          </table:table-cell>
          <table:table-cell table:style-name="ce22" table:formula="of:=[.P8]" office:value-type="float" office:value="0.393451433915358" calcext:value-type="float">
            <text:p>0.3934514339</text:p>
          </table:table-cell>
          <table:table-cell table:style-name="ce22" table:formula="of:=[.P15]" office:value-type="float" office:value="2.41748134906475" calcext:value-type="float">
            <text:p>2.4174813491</text:p>
          </table:table-cell>
          <table:table-cell table:style-name="ce22" table:formula="of:=[.P22]" office:value-type="float" office:value="0.374236492010263" calcext:value-type="float">
            <text:p>0.3742364920</text:p>
          </table:table-cell>
          <table:table-cell table:style-name="ce22" table:formula="of:=[.P29]" office:value-type="float" office:value="0.555066567200881" calcext:value-type="float">
            <text:p>0.5550665672</text:p>
          </table:table-cell>
          <table:table-cell table:style-name="ce22" table:formula="of:=[.P36]" office:value-type="float" office:value="15.8773493216588" calcext:value-type="float">
            <text:p>15.8773493217</text:p>
          </table:table-cell>
          <table:table-cell table:style-name="ce31" table:number-columns-repeated="2"/>
          <table:table-cell table:style-name="ce14" table:number-columns-repeated="4"/>
          <table:table-cell table:style-name="ce33" table:number-columns-repeated="10"/>
          <table:table-cell table:number-columns-repeated="1001"/>
        </table:table-row>
        <table:table-row table:style-name="ro1" table:number-rows-repeated="930">
          <table:table-cell table:style-name="ce5" table:number-columns-repeated="2"/>
          <table:table-cell table:style-name="ce14" table:number-columns-repeated="13"/>
          <table:table-cell table:style-name="ce33" table:number-columns-repeated="10"/>
          <table:table-cell table:number-columns-repeated="999"/>
        </table:table-row>
        <table:table-row table:style-name="ro1" table:number-rows-repeated="14">
          <table:table-cell table:number-columns-repeated="16"/>
          <table:table-cell table:style-name="ce33" table:number-columns-repeated="9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ecproc_cvhp.C47:precproc_cvhp.I47">
            <calcext:condition calcext:apply-style-name="ConditionalStyle_1" calcext:value="formula-is([.C47]=MAX([.$C$47:.$I$47]))" calcext:base-cell-address="precproc_cvhp.C47"/>
          </calcext:conditional-format>
          <calcext:conditional-format calcext:target-range-address="precproc_cvhp.C48:precproc_cvhp.I48">
            <calcext:condition calcext:apply-style-name="ConditionalStyle_1" calcext:value="formula-is([.C48]=MAX([.$C$48:.$I$48]))" calcext:base-cell-address="precproc_cvhp.C48"/>
          </calcext:conditional-format>
          <calcext:conditional-format calcext:target-range-address="precproc_cvhp.C49:precproc_cvhp.I49">
            <calcext:condition calcext:apply-style-name="ConditionalStyle_1" calcext:value="formula-is([.C49]=MAX([.$C$49:.$I$49]))" calcext:base-cell-address="precproc_cvhp.C49"/>
          </calcext:conditional-format>
          <calcext:conditional-format calcext:target-range-address="precproc_cvhp.C50:precproc_cvhp.I50">
            <calcext:condition calcext:apply-style-name="ConditionalStyle_1" calcext:value="formula-is([.C50]=MAX([.$C$50:.$I$50]))" calcext:base-cell-address="precproc_cvhp.C50"/>
          </calcext:conditional-format>
          <calcext:conditional-format calcext:target-range-address="precproc_cvhp.C51:precproc_cvhp.I51">
            <calcext:condition calcext:apply-style-name="ConditionalStyle_1" calcext:value="formula-is([.C51]=MAX([.$C$51:.$I$51]))" calcext:base-cell-address="precproc_cvhp.C51"/>
          </calcext:conditional-format>
          <calcext:conditional-format calcext:target-range-address="precproc_cvhp.C55:precproc_cvhp.I55">
            <calcext:condition calcext:apply-style-name="ConditionalStyle_1" calcext:value="formula-is([.C55]=MIN([.$C$55:.$I$55]))" calcext:base-cell-address="precproc_cvhp.C55"/>
          </calcext:conditional-format>
          <calcext:conditional-format calcext:target-range-address="precproc_cvhp.C56:precproc_cvhp.I56">
            <calcext:condition calcext:apply-style-name="ConditionalStyle_2" calcext:value="formula-is([.C56]=MAX([.$C$56:.$I$56]))" calcext:base-cell-address="precproc_cvhp.C56"/>
          </calcext:conditional-format>
          <calcext:conditional-format calcext:target-range-address="precproc_cvhp.C56:precproc_cvhp.I56">
            <calcext:condition calcext:apply-style-name="ConditionalStyle_1" calcext:value="formula-is([.C56]=MIN([.$C$56:.$I$56]))" calcext:base-cell-address="precproc_cvhp.C56"/>
          </calcext:conditional-format>
          <calcext:conditional-format calcext:target-range-address="precproc_cvhp.C55:precproc_cvhp.I55">
            <calcext:condition calcext:apply-style-name="ConditionalStyle_2" calcext:value="formula-is([.C55]=MAX([.$C$55:.$I$55]))" calcext:base-cell-address="precproc_cvhp.C55"/>
          </calcext:conditional-format>
          <calcext:conditional-format calcext:target-range-address="precproc_cvhp.C51:precproc_cvhp.I51">
            <calcext:condition calcext:apply-style-name="ConditionalStyle_2" calcext:value="formula-is([.C51]=MIN([.$C$51:.$I$51]))" calcext:base-cell-address="precproc_cvhp.C51"/>
          </calcext:conditional-format>
          <calcext:conditional-format calcext:target-range-address="precproc_cvhp.C50:precproc_cvhp.I50">
            <calcext:condition calcext:apply-style-name="ConditionalStyle_2" calcext:value="formula-is([.C50]=MIN([.$C$50:.$I$50]))" calcext:base-cell-address="precproc_cvhp.C50"/>
          </calcext:conditional-format>
          <calcext:conditional-format calcext:target-range-address="precproc_cvhp.C49:precproc_cvhp.I49">
            <calcext:condition calcext:apply-style-name="ConditionalStyle_2" calcext:value="formula-is([.C49]=MIN([.$C$49:.$I$49]))" calcext:base-cell-address="precproc_cvhp.C49"/>
          </calcext:conditional-format>
          <calcext:conditional-format calcext:target-range-address="precproc_cvhp.C48:precproc_cvhp.I48">
            <calcext:condition calcext:apply-style-name="ConditionalStyle_2" calcext:value="formula-is([.C48]=MIN([.$C$48:.$I$48]))" calcext:base-cell-address="precproc_cvhp.C48"/>
          </calcext:conditional-format>
          <calcext:conditional-format calcext:target-range-address="precproc_cvhp.C47:precproc_cvhp.I47">
            <calcext:condition calcext:apply-style-name="ConditionalStyle_2" calcext:value="formula-is([.C47]=MIN([.$C$47:.$I$47]))" calcext:base-cell-address="precproc_cvhp.C47"/>
          </calcext:conditional-format>
        </calcext:conditional-formats>
      </table:table>
      <table:table table:name="preproc_nocvhp" table:style-name="ta2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5" table:number-columns-repeated="10" table:default-cell-style-name="Default"/>
        <table:table-column table:style-name="co3" table:number-columns-repeated="998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Modelo</text:p>
          </table:table-cell>
          <table:covered-table-cell table:style-name="ce6"/>
          <table:table-cell table:style-name="ce12" office:value-type="string" calcext:value-type="string">
            <text:p>BN</text:p>
          </table:table-cell>
          <table:table-cell table:style-name="ce12" office:value-type="string" calcext:value-type="string">
            <text:p>DdoS HOIC</text:p>
          </table:table-cell>
          <table:table-cell table:style-name="ce12" office:value-type="string" calcext:value-type="string">
            <text:p>DdoS LOIC HTTP</text:p>
          </table:table-cell>
          <table:table-cell table:style-name="ce12" office:value-type="string" calcext:value-type="string">
            <text:p>DdoS LOIC UDP</text:p>
          </table:table-cell>
          <table:table-cell table:style-name="ce12" office:value-type="string" calcext:value-type="string">
            <text:p>DoS GE</text:p>
          </table:table-cell>
          <table:table-cell table:style-name="ce12" office:value-type="string" calcext:value-type="string">
            <text:p>DoS Hulk</text:p>
          </table:table-cell>
          <table:table-cell table:style-name="ce12" office:value-type="string" calcext:value-type="string">
            <text:p>DoS SHTTP-Test</text:p>
          </table:table-cell>
          <table:table-cell table:style-name="ce12" office:value-type="string" calcext:value-type="string">
            <text:p>DoS Slowloris</text:p>
          </table:table-cell>
          <table:table-cell table:style-name="ce12" office:value-type="string" calcext:value-type="string">
            <text:p>FTP BF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string" calcext:value-type="string">
            <text:p>SSH BF</text:p>
          </table:table-cell>
          <table:table-cell table:style-name="ce12" office:value-type="string" calcext:value-type="string">
            <text:p>BF Web XSS</text:p>
          </table:table-cell>
          <table:table-cell table:style-name="ce12" office:value-type="string" calcext:value-type="string">
            <text:p>KDD</text:p>
          </table:table-cell>
          <table:table-cell table:style-name="ce35" office:value-type="string" calcext:value-type="string">
            <text:p>MÉDIA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DT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99760553180554" calcext:value-type="float">
            <text:p>0.99976055318055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58987098512" calcext:value-type="float">
            <text:p>0.999958987098512</text:p>
          </table:table-cell>
          <table:table-cell table:style-name="ce41" office:value-type="float" office:value="0.99998728196519" calcext:value-type="float">
            <text:p>0.99998728196519</text:p>
          </table:table-cell>
          <table:table-cell table:style-name="ce41" office:value-type="float" office:value="0.999957907143158" calcext:value-type="float">
            <text:p>0.999957907143158</text:p>
          </table:table-cell>
          <table:table-cell table:style-name="ce41" office:value-type="float" office:value="0.999983133815014" calcext:value-type="float">
            <text:p>0.9999831338150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74346476488" calcext:value-type="float">
            <text:p>0.999974346476488</text:p>
          </table:table-cell>
          <table:table-cell table:style-name="ce41" office:value-type="float" office:value="0.999982760552696" calcext:value-type="float">
            <text:p>0.999982760552696</text:p>
          </table:table-cell>
          <table:table-cell table:style-name="ce41" office:value-type="float" office:value="0.860746950351378" calcext:value-type="float">
            <text:p>0.860746950351378</text:p>
          </table:table-cell>
          <table:table-cell table:style-name="ce41" office:value-type="float" office:value="0.99999111537573" calcext:value-type="float">
            <text:p>0.99999111537573</text:p>
          </table:table-cell>
          <table:table-cell table:style-name="ce41" office:value-type="float" office:value="0.999870720860482" calcext:value-type="float">
            <text:p>0.999870720860482</text:p>
          </table:table-cell>
          <table:table-cell table:style-name="ce41" office:value-type="float" office:value="0.999866297052295" calcext:value-type="float">
            <text:p>0.999866297052295</text:p>
          </table:table-cell>
          <table:table-cell table:style-name="ce56" table:formula="of:=AVERAGE([.C2:.K2]; [.M2:.O2])" office:value-type="float" office:value="0.999944425293343" calcext:value-type="float">
            <text:p>0.99994442529334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99760555907979" calcext:value-type="float">
            <text:p>0.99976055590797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58987167424" calcext:value-type="float">
            <text:p>0.999958987167424</text:p>
          </table:table-cell>
          <table:table-cell table:style-name="ce41" office:value-type="float" office:value="0.999987298343857" calcext:value-type="float">
            <text:p>0.999987298343857</text:p>
          </table:table-cell>
          <table:table-cell table:style-name="ce41" office:value-type="float" office:value="0.999957910677699" calcext:value-type="float">
            <text:p>0.999957910677699</text:p>
          </table:table-cell>
          <table:table-cell table:style-name="ce41" office:value-type="float" office:value="0.999983134384187" calcext:value-type="float">
            <text:p>0.99998313438418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74415068797" calcext:value-type="float">
            <text:p>0.999974415068797</text:p>
          </table:table-cell>
          <table:table-cell table:style-name="ce41" office:value-type="float" office:value="0.999982761148248" calcext:value-type="float">
            <text:p>0.999982761148248</text:p>
          </table:table-cell>
          <table:table-cell table:style-name="ce41" office:value-type="float" office:value="0.861577091466487" calcext:value-type="float">
            <text:p>0.861577091466487</text:p>
          </table:table-cell>
          <table:table-cell table:style-name="ce41" office:value-type="float" office:value="0.99999111553369" calcext:value-type="float">
            <text:p>0.99999111553369</text:p>
          </table:table-cell>
          <table:table-cell table:style-name="ce41" office:value-type="float" office:value="0.999874597224939" calcext:value-type="float">
            <text:p>0.999874597224939</text:p>
          </table:table-cell>
          <table:table-cell table:style-name="ce41" office:value-type="float" office:value="0.999866297573296" calcext:value-type="float">
            <text:p>0.999866297573296</text:p>
          </table:table-cell>
          <table:table-cell table:style-name="ce56" table:formula="of:=AVERAGE([.C3:.K3]; [.M3:.O3])" office:value-type="float" office:value="0.999944756085843" calcext:value-type="float">
            <text:p>0.99994475608584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99760553180554" calcext:value-type="float">
            <text:p>0.99976055318055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58987098512" calcext:value-type="float">
            <text:p>0.999958987098512</text:p>
          </table:table-cell>
          <table:table-cell table:style-name="ce41" office:value-type="float" office:value="0.99998728196519" calcext:value-type="float">
            <text:p>0.99998728196519</text:p>
          </table:table-cell>
          <table:table-cell table:style-name="ce41" office:value-type="float" office:value="0.999957907143158" calcext:value-type="float">
            <text:p>0.999957907143158</text:p>
          </table:table-cell>
          <table:table-cell table:style-name="ce41" office:value-type="float" office:value="0.999983133815014" calcext:value-type="float">
            <text:p>0.9999831338150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74346476488" calcext:value-type="float">
            <text:p>0.999974346476488</text:p>
          </table:table-cell>
          <table:table-cell table:style-name="ce41" office:value-type="float" office:value="0.999982760552696" calcext:value-type="float">
            <text:p>0.999982760552696</text:p>
          </table:table-cell>
          <table:table-cell table:style-name="ce41" office:value-type="float" office:value="0.860746950351378" calcext:value-type="float">
            <text:p>0.860746950351378</text:p>
          </table:table-cell>
          <table:table-cell table:style-name="ce41" office:value-type="float" office:value="0.99999111537573" calcext:value-type="float">
            <text:p>0.99999111537573</text:p>
          </table:table-cell>
          <table:table-cell table:style-name="ce41" office:value-type="float" office:value="0.999870720860482" calcext:value-type="float">
            <text:p>0.999870720860482</text:p>
          </table:table-cell>
          <table:table-cell table:style-name="ce41" office:value-type="float" office:value="0.999866297052295" calcext:value-type="float">
            <text:p>0.999866297052295</text:p>
          </table:table-cell>
          <table:table-cell table:style-name="ce56" table:formula="of:=AVERAGE([.C4:.K4]; [.M4:.O4])" office:value-type="float" office:value="0.999944425293343" calcext:value-type="float">
            <text:p>0.99994442529334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99760553176502" calcext:value-type="float">
            <text:p>0.99976055317650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58987098642" calcext:value-type="float">
            <text:p>0.999958987098642</text:p>
          </table:table-cell>
          <table:table-cell table:style-name="ce41" office:value-type="float" office:value="0.999987286021655" calcext:value-type="float">
            <text:p>0.999987286021655</text:p>
          </table:table-cell>
          <table:table-cell table:style-name="ce41" office:value-type="float" office:value="0.999957907138683" calcext:value-type="float">
            <text:p>0.999957907138683</text:p>
          </table:table-cell>
          <table:table-cell table:style-name="ce41" office:value-type="float" office:value="0.999983133815137" calcext:value-type="float">
            <text:p>0.99998313381513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74363481404" calcext:value-type="float">
            <text:p>0.999974363481404</text:p>
          </table:table-cell>
          <table:table-cell table:style-name="ce41" office:value-type="float" office:value="0.999982760553278" calcext:value-type="float">
            <text:p>0.999982760553278</text:p>
          </table:table-cell>
          <table:table-cell table:style-name="ce41" office:value-type="float" office:value="0.860669552551948" calcext:value-type="float">
            <text:p>0.860669552551948</text:p>
          </table:table-cell>
          <table:table-cell table:style-name="ce41" office:value-type="float" office:value="0.999991115375775" calcext:value-type="float">
            <text:p>0.999991115375775</text:p>
          </table:table-cell>
          <table:table-cell table:style-name="ce41" office:value-type="float" office:value="0.999871953499433" calcext:value-type="float">
            <text:p>0.999871953499433</text:p>
          </table:table-cell>
          <table:table-cell table:style-name="ce41" office:value-type="float" office:value="0.999866297055408" calcext:value-type="float">
            <text:p>0.999866297055408</text:p>
          </table:table-cell>
          <table:table-cell table:style-name="ce56" table:formula="of:=AVERAGE([.C5:.K5]; [.M5:.O5])" office:value-type="float" office:value="0.999944529767993" calcext:value-type="float">
            <text:p>0.99994452976799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99760537585174" calcext:value-type="float">
            <text:p>0.99976053758517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58990278814" calcext:value-type="float">
            <text:p>0.999958990278814</text:p>
          </table:table-cell>
          <table:table-cell table:style-name="ce41" office:value-type="float" office:value="0.999993577639911" calcext:value-type="float">
            <text:p>0.999993577639911</text:p>
          </table:table-cell>
          <table:table-cell table:style-name="ce41" office:value-type="float" office:value="0.999957802346189" calcext:value-type="float">
            <text:p>0.999957802346189</text:p>
          </table:table-cell>
          <table:table-cell table:style-name="ce41" office:value-type="float" office:value="0.99998314140471" calcext:value-type="float">
            <text:p>0.9999831414047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7049316204" calcext:value-type="float">
            <text:p>0.999987049316204</text:p>
          </table:table-cell>
          <table:table-cell table:style-name="ce41" office:value-type="float" office:value="0.999982794514891" calcext:value-type="float">
            <text:p>0.999982794514891</text:p>
          </table:table-cell>
          <table:table-cell table:style-name="ce41" office:value-type="float" office:value="0.86076240556367" calcext:value-type="float">
            <text:p>0.86076240556367</text:p>
          </table:table-cell>
          <table:table-cell table:style-name="ce41" office:value-type="float" office:value="0.999991120424798" calcext:value-type="float">
            <text:p>0.999991120424798</text:p>
          </table:table-cell>
          <table:table-cell table:style-name="ce41" office:value-type="float" office:value="0.993454678692638" calcext:value-type="float">
            <text:p>0.993454678692638</text:p>
          </table:table-cell>
          <table:table-cell table:style-name="ce41" office:value-type="float" office:value="0.999866320304286" calcext:value-type="float">
            <text:p>0.999866320304286</text:p>
          </table:table-cell>
          <table:table-cell table:style-name="ce56" table:formula="of:=AVERAGE([.C6:.K6]; [.M6:.O6])" office:value-type="float" office:value="0.999411334375635" calcext:value-type="float">
            <text:p>0.999411334375635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149.721097946167" calcext:value-type="float">
            <text:p>149.721097946167</text:p>
          </table:table-cell>
          <table:table-cell table:style-name="ce41" office:value-type="float" office:value="244.935977458953" calcext:value-type="float">
            <text:p>244.935977458953</text:p>
          </table:table-cell>
          <table:table-cell table:style-name="ce41" office:value-type="float" office:value="863.888394832611" calcext:value-type="float">
            <text:p>863.888394832611</text:p>
          </table:table-cell>
          <table:table-cell table:style-name="ce41" office:value-type="float" office:value="23.646867275238" calcext:value-type="float">
            <text:p>23.646867275238</text:p>
          </table:table-cell>
          <table:table-cell table:style-name="ce41" office:value-type="float" office:value="88.1147623062134" calcext:value-type="float">
            <text:p>88.1147623062134</text:p>
          </table:table-cell>
          <table:table-cell table:style-name="ce41" office:value-type="float" office:value="15.6463265419006" calcext:value-type="float">
            <text:p>15.6463265419006</text:p>
          </table:table-cell>
          <table:table-cell table:style-name="ce41" office:value-type="float" office:value="24.4574308395385" calcext:value-type="float">
            <text:p>24.4574308395385</text:p>
          </table:table-cell>
          <table:table-cell table:style-name="ce41" office:value-type="float" office:value="143.744361400604" calcext:value-type="float">
            <text:p>143.744361400604</text:p>
          </table:table-cell>
          <table:table-cell table:style-name="ce41" office:value-type="float" office:value="67.3341155052185" calcext:value-type="float">
            <text:p>67.3341155052185</text:p>
          </table:table-cell>
          <table:table-cell table:style-name="ce41" office:value-type="float" office:value="494.368386268615" calcext:value-type="float">
            <text:p>494.368386268615</text:p>
          </table:table-cell>
          <table:table-cell table:style-name="ce41" office:value-type="float" office:value="286.607015132904" calcext:value-type="float">
            <text:p>286.607015132904</text:p>
          </table:table-cell>
          <table:table-cell table:style-name="ce41" office:value-type="float" office:value="218.407440185546" calcext:value-type="float">
            <text:p>218.407440185546</text:p>
          </table:table-cell>
          <table:table-cell table:style-name="ce41" office:value-type="float" office:value="1233.00894498825" calcext:value-type="float">
            <text:p>1233.00894498825</text:p>
          </table:table-cell>
          <table:table-cell table:style-name="ce56" table:formula="of:=AVERAGE([.C7:.O7])" office:value-type="float" office:value="296.452393898597" calcext:value-type="float">
            <text:p>296.452393898597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0.842180490493774" calcext:value-type="float">
            <text:p>0.842180490493774</text:p>
          </table:table-cell>
          <table:table-cell table:style-name="ce41" office:value-type="float" office:value="0.314811706542968" calcext:value-type="float">
            <text:p>0.314811706542968</text:p>
          </table:table-cell>
          <table:table-cell table:style-name="ce41" office:value-type="float" office:value="0.522538185119628" calcext:value-type="float">
            <text:p>0.522538185119628</text:p>
          </table:table-cell>
          <table:table-cell table:style-name="ce41" office:value-type="float" office:value="0.175922393798828" calcext:value-type="float">
            <text:p>0.175922393798828</text:p>
          </table:table-cell>
          <table:table-cell table:style-name="ce41" office:value-type="float" office:value="0.178332328796387" calcext:value-type="float">
            <text:p>0.178332328796387</text:p>
          </table:table-cell>
          <table:table-cell table:style-name="ce41" office:value-type="float" office:value="1.18074822425842" calcext:value-type="float">
            <text:p>1.18074822425842</text:p>
          </table:table-cell>
          <table:table-cell table:style-name="ce41" office:value-type="float" office:value="0.378146648406982" calcext:value-type="float">
            <text:p>0.378146648406982</text:p>
          </table:table-cell>
          <table:table-cell table:style-name="ce41" office:value-type="float" office:value="0.0817840099334716" calcext:value-type="float">
            <text:p>0.081784009933472</text:p>
          </table:table-cell>
          <table:table-cell table:style-name="ce41" office:value-type="float" office:value="0.165940046310424" calcext:value-type="float">
            <text:p>0.165940046310424</text:p>
          </table:table-cell>
          <table:table-cell table:style-name="ce41" office:value-type="float" office:value="0.139025211334228" calcext:value-type="float">
            <text:p>0.139025211334228</text:p>
          </table:table-cell>
          <table:table-cell table:style-name="ce41" office:value-type="float" office:value="0.14635157585144" calcext:value-type="float">
            <text:p>0.14635157585144</text:p>
          </table:table-cell>
          <table:table-cell table:style-name="ce41" office:value-type="float" office:value="0.0764808654785156" calcext:value-type="float">
            <text:p>0.076480865478516</text:p>
          </table:table-cell>
          <table:table-cell table:style-name="ce41" office:value-type="float" office:value="0.843726396560669" calcext:value-type="float">
            <text:p>0.843726396560669</text:p>
          </table:table-cell>
          <table:table-cell table:style-name="ce56" table:formula="of:=AVERAGE([.C8:.O8])" office:value-type="float" office:value="0.388152929452749" calcext:value-type="float">
            <text:p>0.388152929452749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RF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99873463062894" calcext:value-type="float">
            <text:p>0.999873463062894</text:p>
          </table:table-cell>
          <table:table-cell table:style-name="ce41" office:value-type="float" office:value="0.999986143187067" calcext:value-type="float">
            <text:p>0.999986143187067</text:p>
          </table:table-cell>
          <table:table-cell table:style-name="ce41" office:value-type="float" office:value="0.999994141014073" calcext:value-type="float">
            <text:p>0.99999414101407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83133815014" calcext:value-type="float">
            <text:p>0.99998313381501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884483524494003" calcext:value-type="float">
            <text:p>0.8844835244940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74144172096" calcext:value-type="float">
            <text:p>0.999974144172096</text:p>
          </table:table-cell>
          <table:table-cell table:style-name="ce41" office:value-type="float" office:value="0.999921560937346" calcext:value-type="float">
            <text:p>0.999921560937346</text:p>
          </table:table-cell>
          <table:table-cell table:style-name="ce56" table:formula="of:=AVERAGE([.C9:.K9]; [.M9:.O9])" office:value-type="float" office:value="0.999977715515707" calcext:value-type="float">
            <text:p>0.99997771551570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99873493125096" calcext:value-type="float">
            <text:p>0.999873493125096</text:p>
          </table:table-cell>
          <table:table-cell table:style-name="ce41" office:value-type="float" office:value="0.999986143570997" calcext:value-type="float">
            <text:p>0.999986143570997</text:p>
          </table:table-cell>
          <table:table-cell table:style-name="ce41" office:value-type="float" office:value="0.999994141014073" calcext:value-type="float">
            <text:p>0.99999414101407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83134384187" calcext:value-type="float">
            <text:p>0.999983134384187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885670950903544" calcext:value-type="float">
            <text:p>0.88567095090354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74144841936" calcext:value-type="float">
            <text:p>0.999974144841936</text:p>
          </table:table-cell>
          <table:table-cell table:style-name="ce41" office:value-type="float" office:value="0.999921568297788" calcext:value-type="float">
            <text:p>0.999921568297788</text:p>
          </table:table-cell>
          <table:table-cell table:style-name="ce56" table:formula="of:=AVERAGE([.C10:.K10]; [.M10:.O10])" office:value-type="float" office:value="0.999977718769507" calcext:value-type="float">
            <text:p>0.99997771876950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99873463062894" calcext:value-type="float">
            <text:p>0.999873463062894</text:p>
          </table:table-cell>
          <table:table-cell table:style-name="ce41" office:value-type="float" office:value="0.999986143187067" calcext:value-type="float">
            <text:p>0.999986143187067</text:p>
          </table:table-cell>
          <table:table-cell table:style-name="ce41" office:value-type="float" office:value="0.999994141014073" calcext:value-type="float">
            <text:p>0.99999414101407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83133815014" calcext:value-type="float">
            <text:p>0.99998313381501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884483524494003" calcext:value-type="float">
            <text:p>0.8844835244940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74144172096" calcext:value-type="float">
            <text:p>0.999974144172096</text:p>
          </table:table-cell>
          <table:table-cell table:style-name="ce41" office:value-type="float" office:value="0.999921560937346" calcext:value-type="float">
            <text:p>0.999921560937346</text:p>
          </table:table-cell>
          <table:table-cell table:style-name="ce56" table:formula="of:=AVERAGE([.C11:.K11]; [.M11:.O11])" office:value-type="float" office:value="0.999977715515707" calcext:value-type="float">
            <text:p>0.99997771551570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99873463054466" calcext:value-type="float">
            <text:p>0.999873463054466</text:p>
          </table:table-cell>
          <table:table-cell table:style-name="ce41" office:value-type="float" office:value="0.999986143187023" calcext:value-type="float">
            <text:p>0.999986143187023</text:p>
          </table:table-cell>
          <table:table-cell table:style-name="ce41" office:value-type="float" office:value="0.999994141014073" calcext:value-type="float">
            <text:p>0.99999414101407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83133815137" calcext:value-type="float">
            <text:p>0.999983133815137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884392145920362" calcext:value-type="float">
            <text:p>0.88439214592036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74059843388" calcext:value-type="float">
            <text:p>0.999974059843388</text:p>
          </table:table-cell>
          <table:table-cell table:style-name="ce41" office:value-type="float" office:value="0.999921560944034" calcext:value-type="float">
            <text:p>0.999921560944034</text:p>
          </table:table-cell>
          <table:table-cell table:style-name="ce56" table:formula="of:=AVERAGE([.C12:.K12]; [.M12:.O12])" office:value-type="float" office:value="0.999977708488177" calcext:value-type="float">
            <text:p>0.99997770848817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99873411469907" calcext:value-type="float">
            <text:p>0.999873411469907</text:p>
          </table:table-cell>
          <table:table-cell table:style-name="ce41" office:value-type="float" office:value="0.999986140242268" calcext:value-type="float">
            <text:p>0.999986140242268</text:p>
          </table:table-cell>
          <table:table-cell table:style-name="ce41" office:value-type="float" office:value="0.999994141012333" calcext:value-type="float">
            <text:p>0.99999414101233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8314140471" calcext:value-type="float">
            <text:p>0.99998314140471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884465432939077" calcext:value-type="float">
            <text:p>0.88446543293907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3506493506493" calcext:value-type="float">
            <text:p>0.993506493506493</text:p>
          </table:table-cell>
          <table:table-cell table:style-name="ce41" office:value-type="float" office:value="0.999921649696622" calcext:value-type="float">
            <text:p>0.999921649696622</text:p>
          </table:table-cell>
          <table:table-cell table:style-name="ce56" table:formula="of:=AVERAGE([.C13:.K13]; [.M13:.O13])" office:value-type="float" office:value="0.999438748111028" calcext:value-type="float">
            <text:p>0.999438748111028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314.379560947418" calcext:value-type="float">
            <text:p>314.379560947418</text:p>
          </table:table-cell>
          <table:table-cell table:style-name="ce41" office:value-type="float" office:value="2611.54086589813" calcext:value-type="float">
            <text:p>2611.54086589813</text:p>
          </table:table-cell>
          <table:table-cell table:style-name="ce41" office:value-type="float" office:value="9898.09933900833" calcext:value-type="float">
            <text:p>9898.09933900833</text:p>
          </table:table-cell>
          <table:table-cell table:style-name="ce41" office:value-type="float" office:value="66.5194511413574" calcext:value-type="float">
            <text:p>66.5194511413574</text:p>
          </table:table-cell>
          <table:table-cell table:style-name="ce41" office:value-type="float" office:value="352.576553821564" calcext:value-type="float">
            <text:p>352.576553821564</text:p>
          </table:table-cell>
          <table:table-cell table:style-name="ce41" office:value-type="float" office:value="288.143575191497" calcext:value-type="float">
            <text:p>288.143575191497</text:p>
          </table:table-cell>
          <table:table-cell table:style-name="ce41" office:value-type="float" office:value="73.1675148010253" calcext:value-type="float">
            <text:p>73.1675148010253</text:p>
          </table:table-cell>
          <table:table-cell table:style-name="ce41" office:value-type="float" office:value="877.61126756668" calcext:value-type="float">
            <text:p>877.61126756668</text:p>
          </table:table-cell>
          <table:table-cell table:style-name="ce41" office:value-type="float" office:value="726.324272155761" calcext:value-type="float">
            <text:p>726.324272155761</text:p>
          </table:table-cell>
          <table:table-cell table:style-name="ce41" office:value-type="float" office:value="3178.78328561782" calcext:value-type="float">
            <text:p>3178.78328561782</text:p>
          </table:table-cell>
          <table:table-cell table:style-name="ce41" office:value-type="float" office:value="1212.32496500015" calcext:value-type="float">
            <text:p>1212.32496500015</text:p>
          </table:table-cell>
          <table:table-cell table:style-name="ce41" office:value-type="float" office:value="1163.14480304718" calcext:value-type="float">
            <text:p>1163.14480304718</text:p>
          </table:table-cell>
          <table:table-cell table:style-name="ce41" office:value-type="float" office:value="11831.2433362007" calcext:value-type="float">
            <text:p>11831.2433362007</text:p>
          </table:table-cell>
          <table:table-cell table:style-name="ce56" table:formula="of:=AVERAGE([.C14:.O14])" office:value-type="float" office:value="2507.21990695366" calcext:value-type="float">
            <text:p>2507.21990695366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3.93734383583068" calcext:value-type="float">
            <text:p>3.93734383583068</text:p>
          </table:table-cell>
          <table:table-cell table:style-name="ce41" office:value-type="float" office:value="1.32694864273071" calcext:value-type="float">
            <text:p>1.32694864273071</text:p>
          </table:table-cell>
          <table:table-cell table:style-name="ce41" office:value-type="float" office:value="2.72934103012084" calcext:value-type="float">
            <text:p>2.72934103012084</text:p>
          </table:table-cell>
          <table:table-cell table:style-name="ce41" office:value-type="float" office:value="0.711387157440185" calcext:value-type="float">
            <text:p>0.711387157440185</text:p>
          </table:table-cell>
          <table:table-cell table:style-name="ce41" office:value-type="float" office:value="0.191288471221924" calcext:value-type="float">
            <text:p>0.191288471221924</text:p>
          </table:table-cell>
          <table:table-cell table:style-name="ce41" office:value-type="float" office:value="4.92360925674438" calcext:value-type="float">
            <text:p>4.92360925674438</text:p>
          </table:table-cell>
          <table:table-cell table:style-name="ce41" office:value-type="float" office:value="1.42042803764343" calcext:value-type="float">
            <text:p>1.42042803764343</text:p>
          </table:table-cell>
          <table:table-cell table:style-name="ce41" office:value-type="float" office:value="0.459933280944824" calcext:value-type="float">
            <text:p>0.459933280944824</text:p>
          </table:table-cell>
          <table:table-cell table:style-name="ce41" office:value-type="float" office:value="0.696088314056396" calcext:value-type="float">
            <text:p>0.696088314056396</text:p>
          </table:table-cell>
          <table:table-cell table:style-name="ce41" office:value-type="float" office:value="2.81545972824096" calcext:value-type="float">
            <text:p>2.81545972824096</text:p>
          </table:table-cell>
          <table:table-cell table:style-name="ce41" office:value-type="float" office:value="0.739843845367431" calcext:value-type="float">
            <text:p>0.739843845367431</text:p>
          </table:table-cell>
          <table:table-cell table:style-name="ce41" office:value-type="float" office:value="0.504969596862793" calcext:value-type="float">
            <text:p>0.504969596862793</text:p>
          </table:table-cell>
          <table:table-cell table:style-name="ce41" office:value-type="float" office:value="5.13630175590515" calcext:value-type="float">
            <text:p>5.13630175590515</text:p>
          </table:table-cell>
          <table:table-cell table:style-name="ce56" table:formula="of:=AVERAGE([.C15:.O15])" office:value-type="float" office:value="1.96868791946998" calcext:value-type="float">
            <text:p>1.96868791946998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XGB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9985594256391" calcext:value-type="float">
            <text:p>0.99985594256391</text:p>
          </table:table-cell>
          <table:table-cell table:style-name="ce41" office:value-type="float" office:value="0.999986143187067" calcext:value-type="float">
            <text:p>0.999986143187067</text:p>
          </table:table-cell>
          <table:table-cell table:style-name="ce41" office:value-type="float" office:value="0.999994141014073" calcext:value-type="float">
            <text:p>0.999994141014073</text:p>
          </table:table-cell>
          <table:table-cell table:style-name="ce41" office:value-type="float" office:value="0.99998728196519" calcext:value-type="float">
            <text:p>0.99998728196519</text:p>
          </table:table-cell>
          <table:table-cell table:style-name="ce41" office:value-type="float" office:value="0.999915814286316" calcext:value-type="float">
            <text:p>0.999915814286316</text:p>
          </table:table-cell>
          <table:table-cell table:style-name="ce41" office:value-type="float" office:value="0.999983133815014" calcext:value-type="float">
            <text:p>0.999983133815014</text:p>
          </table:table-cell>
          <table:table-cell table:style-name="ce41" office:value-type="float" office:value="0.999975995391115" calcext:value-type="float">
            <text:p>0.999975995391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91380276348" calcext:value-type="float">
            <text:p>0.999991380276348</text:p>
          </table:table-cell>
          <table:table-cell table:style-name="ce41" office:value-type="float" office:value="0.925270795129674" calcext:value-type="float">
            <text:p>0.925270795129674</text:p>
          </table:table-cell>
          <table:table-cell table:style-name="ce41" office:value-type="float" office:value="0.99999111537573" calcext:value-type="float">
            <text:p>0.99999111537573</text:p>
          </table:table-cell>
          <table:table-cell table:style-name="ce41" office:value-type="float" office:value="0.999961216258144" calcext:value-type="float">
            <text:p>0.999961216258144</text:p>
          </table:table-cell>
          <table:table-cell table:style-name="ce41" office:value-type="float" office:value="0.999934039879132" calcext:value-type="float">
            <text:p>0.999934039879132</text:p>
          </table:table-cell>
          <table:table-cell table:style-name="ce56" table:formula="of:=AVERAGE([.C16:.K16]; [.M16:.O16])" office:value-type="float" office:value="0.99996468366767" calcext:value-type="float">
            <text:p>0.9999646836676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99855954678113" calcext:value-type="float">
            <text:p>0.999855954678113</text:p>
          </table:table-cell>
          <table:table-cell table:style-name="ce41" office:value-type="float" office:value="0.999986143570997" calcext:value-type="float">
            <text:p>0.999986143570997</text:p>
          </table:table-cell>
          <table:table-cell table:style-name="ce41" office:value-type="float" office:value="0.999994141014073" calcext:value-type="float">
            <text:p>0.999994141014073</text:p>
          </table:table-cell>
          <table:table-cell table:style-name="ce41" office:value-type="float" office:value="0.999987298343857" calcext:value-type="float">
            <text:p>0.999987298343857</text:p>
          </table:table-cell>
          <table:table-cell table:style-name="ce41" office:value-type="float" office:value="0.999915828423295" calcext:value-type="float">
            <text:p>0.999915828423295</text:p>
          </table:table-cell>
          <table:table-cell table:style-name="ce41" office:value-type="float" office:value="0.999983134384187" calcext:value-type="float">
            <text:p>0.999983134384187</text:p>
          </table:table-cell>
          <table:table-cell table:style-name="ce41" office:value-type="float" office:value="0.999975996543235" calcext:value-type="float">
            <text:p>0.99997599654323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91380425238" calcext:value-type="float">
            <text:p>0.999991380425238</text:p>
          </table:table-cell>
          <table:table-cell table:style-name="ce41" office:value-type="float" office:value="0.933607947869776" calcext:value-type="float">
            <text:p>0.933607947869776</text:p>
          </table:table-cell>
          <table:table-cell table:style-name="ce41" office:value-type="float" office:value="0.99999111553369" calcext:value-type="float">
            <text:p>0.99999111553369</text:p>
          </table:table-cell>
          <table:table-cell table:style-name="ce41" office:value-type="float" office:value="0.999961957348753" calcext:value-type="float">
            <text:p>0.999961957348753</text:p>
          </table:table-cell>
          <table:table-cell table:style-name="ce41" office:value-type="float" office:value="0.999934042179935" calcext:value-type="float">
            <text:p>0.999934042179935</text:p>
          </table:table-cell>
          <table:table-cell table:style-name="ce56" table:formula="of:=AVERAGE([.C17:.K17]; [.M17:.O17])" office:value-type="float" office:value="0.999964749370448" calcext:value-type="float">
            <text:p>0.999964749370448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9985594256391" calcext:value-type="float">
            <text:p>0.99985594256391</text:p>
          </table:table-cell>
          <table:table-cell table:style-name="ce41" office:value-type="float" office:value="0.999986143187067" calcext:value-type="float">
            <text:p>0.999986143187067</text:p>
          </table:table-cell>
          <table:table-cell table:style-name="ce41" office:value-type="float" office:value="0.999994141014073" calcext:value-type="float">
            <text:p>0.999994141014073</text:p>
          </table:table-cell>
          <table:table-cell table:style-name="ce41" office:value-type="float" office:value="0.99998728196519" calcext:value-type="float">
            <text:p>0.99998728196519</text:p>
          </table:table-cell>
          <table:table-cell table:style-name="ce41" office:value-type="float" office:value="0.999915814286316" calcext:value-type="float">
            <text:p>0.999915814286316</text:p>
          </table:table-cell>
          <table:table-cell table:style-name="ce41" office:value-type="float" office:value="0.999983133815014" calcext:value-type="float">
            <text:p>0.999983133815014</text:p>
          </table:table-cell>
          <table:table-cell table:style-name="ce41" office:value-type="float" office:value="0.999975995391115" calcext:value-type="float">
            <text:p>0.999975995391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91380276348" calcext:value-type="float">
            <text:p>0.999991380276348</text:p>
          </table:table-cell>
          <table:table-cell table:style-name="ce41" office:value-type="float" office:value="0.925270795129674" calcext:value-type="float">
            <text:p>0.925270795129674</text:p>
          </table:table-cell>
          <table:table-cell table:style-name="ce41" office:value-type="float" office:value="0.99999111537573" calcext:value-type="float">
            <text:p>0.99999111537573</text:p>
          </table:table-cell>
          <table:table-cell table:style-name="ce41" office:value-type="float" office:value="0.999961216258144" calcext:value-type="float">
            <text:p>0.999961216258144</text:p>
          </table:table-cell>
          <table:table-cell table:style-name="ce41" office:value-type="float" office:value="0.999934039879132" calcext:value-type="float">
            <text:p>0.999934039879132</text:p>
          </table:table-cell>
          <table:table-cell table:style-name="ce56" table:formula="of:=AVERAGE([.C18:.K18]; [.M18:.O18])" office:value-type="float" office:value="0.99996468366767" calcext:value-type="float">
            <text:p>0.9999646836676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9985594255832" calcext:value-type="float">
            <text:p>0.99985594255832</text:p>
          </table:table-cell>
          <table:table-cell table:style-name="ce41" office:value-type="float" office:value="0.999986143187023" calcext:value-type="float">
            <text:p>0.999986143187023</text:p>
          </table:table-cell>
          <table:table-cell table:style-name="ce41" office:value-type="float" office:value="0.999994141014073" calcext:value-type="float">
            <text:p>0.999994141014073</text:p>
          </table:table-cell>
          <table:table-cell table:style-name="ce41" office:value-type="float" office:value="0.999987286021655" calcext:value-type="float">
            <text:p>0.999987286021655</text:p>
          </table:table-cell>
          <table:table-cell table:style-name="ce41" office:value-type="float" office:value="0.999915814268118" calcext:value-type="float">
            <text:p>0.999915814268118</text:p>
          </table:table-cell>
          <table:table-cell table:style-name="ce41" office:value-type="float" office:value="0.999983133815137" calcext:value-type="float">
            <text:p>0.999983133815137</text:p>
          </table:table-cell>
          <table:table-cell table:style-name="ce41" office:value-type="float" office:value="0.999975995390967" calcext:value-type="float">
            <text:p>0.9999759953909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91380276494" calcext:value-type="float">
            <text:p>0.999991380276494</text:p>
          </table:table-cell>
          <table:table-cell table:style-name="ce41" office:value-type="float" office:value="0.92490620663597" calcext:value-type="float">
            <text:p>0.92490620663597</text:p>
          </table:table-cell>
          <table:table-cell table:style-name="ce41" office:value-type="float" office:value="0.999991115375775" calcext:value-type="float">
            <text:p>0.999991115375775</text:p>
          </table:table-cell>
          <table:table-cell table:style-name="ce41" office:value-type="float" office:value="0.99996140294119" calcext:value-type="float">
            <text:p>0.99996140294119</text:p>
          </table:table-cell>
          <table:table-cell table:style-name="ce41" office:value-type="float" office:value="0.999934039882334" calcext:value-type="float">
            <text:p>0.999934039882334</text:p>
          </table:table-cell>
          <table:table-cell table:style-name="ce56" table:formula="of:=AVERAGE([.C19:.K19]; [.M19:.O19])" office:value-type="float" office:value="0.999964699560924" calcext:value-type="float">
            <text:p>0.999964699560924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99855909795192" calcext:value-type="float">
            <text:p>0.999855909795192</text:p>
          </table:table-cell>
          <table:table-cell table:style-name="ce41" office:value-type="float" office:value="0.999986140242268" calcext:value-type="float">
            <text:p>0.999986140242268</text:p>
          </table:table-cell>
          <table:table-cell table:style-name="ce41" office:value-type="float" office:value="0.999994141012333" calcext:value-type="float">
            <text:p>0.999994141012333</text:p>
          </table:table-cell>
          <table:table-cell table:style-name="ce41" office:value-type="float" office:value="0.999993577639911" calcext:value-type="float">
            <text:p>0.999993577639911</text:p>
          </table:table-cell>
          <table:table-cell table:style-name="ce41" office:value-type="float" office:value="0.999915604692379" calcext:value-type="float">
            <text:p>0.999915604692379</text:p>
          </table:table-cell>
          <table:table-cell table:style-name="ce41" office:value-type="float" office:value="0.99998314140471" calcext:value-type="float">
            <text:p>0.99998314140471</text:p>
          </table:table-cell>
          <table:table-cell table:style-name="ce41" office:value-type="float" office:value="0.999975989819683" calcext:value-type="float">
            <text:p>0.99997598981968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91397257445" calcext:value-type="float">
            <text:p>0.999991397257445</text:p>
          </table:table-cell>
          <table:table-cell table:style-name="ce41" office:value-type="float" office:value="0.92522573780881" calcext:value-type="float">
            <text:p>0.92522573780881</text:p>
          </table:table-cell>
          <table:table-cell table:style-name="ce41" office:value-type="float" office:value="0.999991120424798" calcext:value-type="float">
            <text:p>0.999991120424798</text:p>
          </table:table-cell>
          <table:table-cell table:style-name="ce41" office:value-type="float" office:value="0.999980569444804" calcext:value-type="float">
            <text:p>0.999980569444804</text:p>
          </table:table-cell>
          <table:table-cell table:style-name="ce41" office:value-type="float" office:value="0.999934089432275" calcext:value-type="float">
            <text:p>0.999934089432275</text:p>
          </table:table-cell>
          <table:table-cell table:style-name="ce56" table:formula="of:=AVERAGE([.C20:.K20]; [.M20:.O20])" office:value-type="float" office:value="0.999966806763817" calcext:value-type="float">
            <text:p>0.99996680676381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363.754069805145" calcext:value-type="float">
            <text:p>363.754069805145</text:p>
          </table:table-cell>
          <table:table-cell table:style-name="ce41" office:value-type="float" office:value="2028.28104496002" calcext:value-type="float">
            <text:p>2028.28104496002</text:p>
          </table:table-cell>
          <table:table-cell table:style-name="ce41" office:value-type="float" office:value="6104.6791434288" calcext:value-type="float">
            <text:p>6104.6791434288</text:p>
          </table:table-cell>
          <table:table-cell table:style-name="ce41" office:value-type="float" office:value="108.567368984222" calcext:value-type="float">
            <text:p>108.567368984222</text:p>
          </table:table-cell>
          <table:table-cell table:style-name="ce41" office:value-type="float" office:value="342.607355117798" calcext:value-type="float">
            <text:p>342.607355117798</text:p>
          </table:table-cell>
          <table:table-cell table:style-name="ce41" office:value-type="float" office:value="197.209012508392" calcext:value-type="float">
            <text:p>197.209012508392</text:p>
          </table:table-cell>
          <table:table-cell table:style-name="ce41" office:value-type="float" office:value="142.226040363311" calcext:value-type="float">
            <text:p>142.226040363311</text:p>
          </table:table-cell>
          <table:table-cell table:style-name="ce41" office:value-type="float" office:value="929.359686374664" calcext:value-type="float">
            <text:p>929.359686374664</text:p>
          </table:table-cell>
          <table:table-cell table:style-name="ce41" office:value-type="float" office:value="771.453356742858" calcext:value-type="float">
            <text:p>771.453356742858</text:p>
          </table:table-cell>
          <table:table-cell table:style-name="ce41" office:value-type="float" office:value="2524.34291839599" calcext:value-type="float">
            <text:p>2524.34291839599</text:p>
          </table:table-cell>
          <table:table-cell table:style-name="ce41" office:value-type="float" office:value="1133.33985805511" calcext:value-type="float">
            <text:p>1133.33985805511</text:p>
          </table:table-cell>
          <table:table-cell table:style-name="ce41" office:value-type="float" office:value="1141.09586477279" calcext:value-type="float">
            <text:p>1141.09586477279</text:p>
          </table:table-cell>
          <table:table-cell table:style-name="ce41" office:value-type="float" office:value="7199.31409358978" calcext:value-type="float">
            <text:p>7199.31409358978</text:p>
          </table:table-cell>
          <table:table-cell table:style-name="ce56" table:formula="of:=AVERAGE([.C21:.O21])" office:value-type="float" office:value="1768.17152408453" calcext:value-type="float">
            <text:p>1768.17152408453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0.804241418838501" calcext:value-type="float">
            <text:p>0.804241418838501</text:p>
          </table:table-cell>
          <table:table-cell table:style-name="ce41" office:value-type="float" office:value="0.297097206115722" calcext:value-type="float">
            <text:p>0.297097206115722</text:p>
          </table:table-cell>
          <table:table-cell table:style-name="ce41" office:value-type="float" office:value="0.503741025924682" calcext:value-type="float">
            <text:p>0.503741025924682</text:p>
          </table:table-cell>
          <table:table-cell table:style-name="ce41" office:value-type="float" office:value="0.151581764221191" calcext:value-type="float">
            <text:p>0.151581764221191</text:p>
          </table:table-cell>
          <table:table-cell table:style-name="ce41" office:value-type="float" office:value="0.0481433868408203" calcext:value-type="float">
            <text:p>0.04814338684082</text:p>
          </table:table-cell>
          <table:table-cell table:style-name="ce41" office:value-type="float" office:value="1.12202453613281" calcext:value-type="float">
            <text:p>1.12202453613281</text:p>
          </table:table-cell>
          <table:table-cell table:style-name="ce41" office:value-type="float" office:value="0.348299264907836" calcext:value-type="float">
            <text:p>0.348299264907836</text:p>
          </table:table-cell>
          <table:table-cell table:style-name="ce41" office:value-type="float" office:value="0.0858180522918701" calcext:value-type="float">
            <text:p>0.08581805229187</text:p>
          </table:table-cell>
          <table:table-cell table:style-name="ce41" office:value-type="float" office:value="0.149764060974121" calcext:value-type="float">
            <text:p>0.149764060974121</text:p>
          </table:table-cell>
          <table:table-cell table:style-name="ce41" office:value-type="float" office:value="0.129294395446777" calcext:value-type="float">
            <text:p>0.129294395446777</text:p>
          </table:table-cell>
          <table:table-cell table:style-name="ce41" office:value-type="float" office:value="0.141166925430297" calcext:value-type="float">
            <text:p>0.141166925430297</text:p>
          </table:table-cell>
          <table:table-cell table:style-name="ce41" office:value-type="float" office:value="0.0744049549102783" calcext:value-type="float">
            <text:p>0.074404954910278</text:p>
          </table:table-cell>
          <table:table-cell table:style-name="ce41" office:value-type="float" office:value="0.79615306854248" calcext:value-type="float">
            <text:p>0.79615306854248</text:p>
          </table:table-cell>
          <table:table-cell table:style-name="ce56" table:formula="of:=AVERAGE([.C22:.O22])" office:value-type="float" office:value="0.357825389275184" calcext:value-type="float">
            <text:p>0.357825389275184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NB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6073266833306" calcext:value-type="float">
            <text:p>0.96073266833306</text:p>
          </table:table-cell>
          <table:table-cell table:style-name="ce41" office:value-type="float" office:value="0.999995381062355" calcext:value-type="float">
            <text:p>0.999995381062355</text:p>
          </table:table-cell>
          <table:table-cell table:style-name="ce41" office:value-type="float" office:value="0.996247319513938" calcext:value-type="float">
            <text:p>0.996247319513938</text:p>
          </table:table-cell>
          <table:table-cell table:style-name="ce41" office:value-type="float" office:value="0.999503996642438" calcext:value-type="float">
            <text:p>0.999503996642438</text:p>
          </table:table-cell>
          <table:table-cell table:style-name="ce41" office:value-type="float" office:value="0.997979542871575" calcext:value-type="float">
            <text:p>0.997979542871575</text:p>
          </table:table-cell>
          <table:table-cell table:style-name="ce41" office:value-type="float" office:value="0.999961078034648" calcext:value-type="float">
            <text:p>0.9999610780346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57184269259382" calcext:value-type="float">
            <text:p>0.9571842692593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567012540291809" calcext:value-type="float">
            <text:p>0.567012540291809</text:p>
          </table:table-cell>
          <table:table-cell table:style-name="ce41" office:value-type="float" office:value="0.999937807630115" calcext:value-type="float">
            <text:p>0.999937807630115</text:p>
          </table:table-cell>
          <table:table-cell table:style-name="ce41" office:value-type="float" office:value="0.998009101251422" calcext:value-type="float">
            <text:p>0.998009101251422</text:p>
          </table:table-cell>
          <table:table-cell table:style-name="ce41" office:value-type="float" office:value="0.941322233017497" calcext:value-type="float">
            <text:p>0.941322233017497</text:p>
          </table:table-cell>
          <table:table-cell table:style-name="ce56" table:formula="of:=AVERAGE([.C23:.K23]; [.M23:.O23])" office:value-type="float" office:value="0.987572783134702" calcext:value-type="float">
            <text:p>0.987572783134702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63317720522532" calcext:value-type="float">
            <text:p>0.963317720522532</text:p>
          </table:table-cell>
          <table:table-cell table:style-name="ce41" office:value-type="float" office:value="0.999995381105015" calcext:value-type="float">
            <text:p>0.999995381105015</text:p>
          </table:table-cell>
          <table:table-cell table:style-name="ce41" office:value-type="float" office:value="0.996270933698236" calcext:value-type="float">
            <text:p>0.996270933698236</text:p>
          </table:table-cell>
          <table:table-cell table:style-name="ce41" office:value-type="float" office:value="0.9995277463428" calcext:value-type="float">
            <text:p>0.9995277463428</text:p>
          </table:table-cell>
          <table:table-cell table:style-name="ce41" office:value-type="float" office:value="0.997987694669689" calcext:value-type="float">
            <text:p>0.997987694669689</text:p>
          </table:table-cell>
          <table:table-cell table:style-name="ce41" office:value-type="float" office:value="0.999961078370816" calcext:value-type="float">
            <text:p>0.9999610783708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165737475774" calcext:value-type="float">
            <text:p>0.9916573747577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568445572378868" calcext:value-type="float">
            <text:p>0.568445572378868</text:p>
          </table:table-cell>
          <table:table-cell table:style-name="ce41" office:value-type="float" office:value="0.99993781536054" calcext:value-type="float">
            <text:p>0.99993781536054</text:p>
          </table:table-cell>
          <table:table-cell table:style-name="ce41" office:value-type="float" office:value="0.996022166180671" calcext:value-type="float">
            <text:p>0.996022166180671</text:p>
          </table:table-cell>
          <table:table-cell table:style-name="ce41" office:value-type="float" office:value="0.946406646709281" calcext:value-type="float">
            <text:p>0.946406646709281</text:p>
          </table:table-cell>
          <table:table-cell table:style-name="ce56" table:formula="of:=AVERAGE([.C24:.K24]; [.M24:.O24])" office:value-type="float" office:value="0.99092371314311" calcext:value-type="float">
            <text:p>0.99092371314311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6073266833306" calcext:value-type="float">
            <text:p>0.96073266833306</text:p>
          </table:table-cell>
          <table:table-cell table:style-name="ce41" office:value-type="float" office:value="0.999995381062355" calcext:value-type="float">
            <text:p>0.999995381062355</text:p>
          </table:table-cell>
          <table:table-cell table:style-name="ce41" office:value-type="float" office:value="0.996247319513938" calcext:value-type="float">
            <text:p>0.996247319513938</text:p>
          </table:table-cell>
          <table:table-cell table:style-name="ce41" office:value-type="float" office:value="0.999503996642438" calcext:value-type="float">
            <text:p>0.999503996642438</text:p>
          </table:table-cell>
          <table:table-cell table:style-name="ce41" office:value-type="float" office:value="0.997979542871575" calcext:value-type="float">
            <text:p>0.997979542871575</text:p>
          </table:table-cell>
          <table:table-cell table:style-name="ce41" office:value-type="float" office:value="0.999961078034648" calcext:value-type="float">
            <text:p>0.9999610780346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57184269259382" calcext:value-type="float">
            <text:p>0.9571842692593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567012540291809" calcext:value-type="float">
            <text:p>0.567012540291809</text:p>
          </table:table-cell>
          <table:table-cell table:style-name="ce41" office:value-type="float" office:value="0.999937807630115" calcext:value-type="float">
            <text:p>0.999937807630115</text:p>
          </table:table-cell>
          <table:table-cell table:style-name="ce41" office:value-type="float" office:value="0.998009101251422" calcext:value-type="float">
            <text:p>0.998009101251422</text:p>
          </table:table-cell>
          <table:table-cell table:style-name="ce41" office:value-type="float" office:value="0.941322233017497" calcext:value-type="float">
            <text:p>0.941322233017497</text:p>
          </table:table-cell>
          <table:table-cell table:style-name="ce56" table:formula="of:=AVERAGE([.C25:.K25]; [.M25:.O25])" office:value-type="float" office:value="0.987572783134702" calcext:value-type="float">
            <text:p>0.987572783134702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60678461282588" calcext:value-type="float">
            <text:p>0.960678461282588</text:p>
          </table:table-cell>
          <table:table-cell table:style-name="ce41" office:value-type="float" office:value="0.999995381062351" calcext:value-type="float">
            <text:p>0.999995381062351</text:p>
          </table:table-cell>
          <table:table-cell table:style-name="ce41" office:value-type="float" office:value="0.996247281949207" calcext:value-type="float">
            <text:p>0.996247281949207</text:p>
          </table:table-cell>
          <table:table-cell table:style-name="ce41" office:value-type="float" office:value="0.999510017569434" calcext:value-type="float">
            <text:p>0.999510017569434</text:p>
          </table:table-cell>
          <table:table-cell table:style-name="ce41" office:value-type="float" office:value="0.997979544761743" calcext:value-type="float">
            <text:p>0.997979544761743</text:p>
          </table:table-cell>
          <table:table-cell table:style-name="ce41" office:value-type="float" office:value="0.999961078034414" calcext:value-type="float">
            <text:p>0.9999610780344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714191235876" calcext:value-type="float">
            <text:p>0.971419123587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564818293199571" calcext:value-type="float">
            <text:p>0.564818293199571</text:p>
          </table:table-cell>
          <table:table-cell table:style-name="ce41" office:value-type="float" office:value="0.999937807627675" calcext:value-type="float">
            <text:p>0.999937807627675</text:p>
          </table:table-cell>
          <table:table-cell table:style-name="ce41" office:value-type="float" office:value="0.997014643783982" calcext:value-type="float">
            <text:p>0.997014643783982</text:p>
          </table:table-cell>
          <table:table-cell table:style-name="ce41" office:value-type="float" office:value="0.941149787402612" calcext:value-type="float">
            <text:p>0.941149787402612</text:p>
          </table:table-cell>
          <table:table-cell table:style-name="ce56" table:formula="of:=AVERAGE([.C26:.K26]; [.M26:.O26])" office:value-type="float" office:value="0.988657760588467" calcext:value-type="float">
            <text:p>0.98865776058846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60748362595495" calcext:value-type="float">
            <text:p>0.960748362595495</text:p>
          </table:table-cell>
          <table:table-cell table:style-name="ce41" office:value-type="float" office:value="0.999995380080756" calcext:value-type="float">
            <text:p>0.999995380080756</text:p>
          </table:table-cell>
          <table:table-cell table:style-name="ce41" office:value-type="float" office:value="0.996249197173389" calcext:value-type="float">
            <text:p>0.996249197173389</text:p>
          </table:table-cell>
          <table:table-cell table:style-name="ce41" office:value-type="float" office:value="0.999749527956533" calcext:value-type="float">
            <text:p>0.999749527956533</text:p>
          </table:table-cell>
          <table:table-cell table:style-name="ce41" office:value-type="float" office:value="0.997984548202889" calcext:value-type="float">
            <text:p>0.997984548202889</text:p>
          </table:table-cell>
          <table:table-cell table:style-name="ce41" office:value-type="float" office:value="0.999961072185902" calcext:value-type="float">
            <text:p>0.99996107218590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55153500670519" calcext:value-type="float">
            <text:p>0.95515350067051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567058670276927" calcext:value-type="float">
            <text:p>0.567058670276927</text:p>
          </table:table-cell>
          <table:table-cell table:style-name="ce41" office:value-type="float" office:value="0.999937772246422" calcext:value-type="float">
            <text:p>0.99993777224642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0.94124375841702" calcext:value-type="float">
            <text:p>0.94124375841702</text:p>
          </table:table-cell>
          <table:table-cell table:style-name="ce56" table:formula="of:=AVERAGE([.C27:.K27]; [.M27:.O27])" office:value-type="float" office:value="0.945918593294077" calcext:value-type="float">
            <text:p>0.94591859329407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28.3359289169311" calcext:value-type="float">
            <text:p>28.3359289169311</text:p>
          </table:table-cell>
          <table:table-cell table:style-name="ce41" office:value-type="float" office:value="86.9827032089233" calcext:value-type="float">
            <text:p>86.9827032089233</text:p>
          </table:table-cell>
          <table:table-cell table:style-name="ce41" office:value-type="float" office:value="152.528727054595" calcext:value-type="float">
            <text:p>152.528727054595</text:p>
          </table:table-cell>
          <table:table-cell table:style-name="ce41" office:value-type="float" office:value="17.6329493522644" calcext:value-type="float">
            <text:p>17.6329493522644</text:p>
          </table:table-cell>
          <table:table-cell table:style-name="ce41" office:value-type="float" office:value="25.0674843788147" calcext:value-type="float">
            <text:p>25.0674843788147</text:p>
          </table:table-cell>
          <table:table-cell table:style-name="ce41" office:value-type="float" office:value="10.6141567230224" calcext:value-type="float">
            <text:p>10.6141567230224</text:p>
          </table:table-cell>
          <table:table-cell table:style-name="ce41" office:value-type="float" office:value="17.8099155426025" calcext:value-type="float">
            <text:p>17.8099155426025</text:p>
          </table:table-cell>
          <table:table-cell table:style-name="ce41" office:value-type="float" office:value="119.698822498321" calcext:value-type="float">
            <text:p>119.698822498321</text:p>
          </table:table-cell>
          <table:table-cell table:style-name="ce41" office:value-type="float" office:value="59.3167304992675" calcext:value-type="float">
            <text:p>59.3167304992675</text:p>
          </table:table-cell>
          <table:table-cell table:style-name="ce41" office:value-type="float" office:value="53.9674878120422" calcext:value-type="float">
            <text:p>53.9674878120422</text:p>
          </table:table-cell>
          <table:table-cell table:style-name="ce41" office:value-type="float" office:value="62.6238226890564" calcext:value-type="float">
            <text:p>62.6238226890564</text:p>
          </table:table-cell>
          <table:table-cell table:style-name="ce41" office:value-type="float" office:value="46.0113525390625" calcext:value-type="float">
            <text:p>46.0113525390625</text:p>
          </table:table-cell>
          <table:table-cell table:style-name="ce41" office:value-type="float" office:value="371.231865882873" calcext:value-type="float">
            <text:p>371.231865882873</text:p>
          </table:table-cell>
          <table:table-cell table:style-name="ce56" table:formula="of:=AVERAGE([.C28:.O28])" office:value-type="float" office:value="80.9093805459828" calcext:value-type="float">
            <text:p>80.9093805459828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1.26244258880615" calcext:value-type="float">
            <text:p>1.26244258880615</text:p>
          </table:table-cell>
          <table:table-cell table:style-name="ce41" office:value-type="float" office:value="0.445882320404052" calcext:value-type="float">
            <text:p>0.445882320404052</text:p>
          </table:table-cell>
          <table:table-cell table:style-name="ce41" office:value-type="float" office:value="0.850385904312133" calcext:value-type="float">
            <text:p>0.850385904312133</text:p>
          </table:table-cell>
          <table:table-cell table:style-name="ce41" office:value-type="float" office:value="0.290611028671264" calcext:value-type="float">
            <text:p>0.290611028671264</text:p>
          </table:table-cell>
          <table:table-cell table:style-name="ce41" office:value-type="float" office:value="0.0457911491394043" calcext:value-type="float">
            <text:p>0.045791149139404</text:p>
          </table:table-cell>
          <table:table-cell table:style-name="ce41" office:value-type="float" office:value="1.68347406387329" calcext:value-type="float">
            <text:p>1.68347406387329</text:p>
          </table:table-cell>
          <table:table-cell table:style-name="ce41" office:value-type="float" office:value="0.529724359512329" calcext:value-type="float">
            <text:p>0.529724359512329</text:p>
          </table:table-cell>
          <table:table-cell table:style-name="ce41" office:value-type="float" office:value="0.135986566543579" calcext:value-type="float">
            <text:p>0.135986566543579</text:p>
          </table:table-cell>
          <table:table-cell table:style-name="ce41" office:value-type="float" office:value="0.26587700843811" calcext:value-type="float">
            <text:p>0.26587700843811</text:p>
          </table:table-cell>
          <table:table-cell table:style-name="ce41" office:value-type="float" office:value="0.203378677368164" calcext:value-type="float">
            <text:p>0.203378677368164</text:p>
          </table:table-cell>
          <table:table-cell table:style-name="ce41" office:value-type="float" office:value="0.257790803909301" calcext:value-type="float">
            <text:p>0.257790803909301</text:p>
          </table:table-cell>
          <table:table-cell table:style-name="ce41" office:value-type="float" office:value="0.126916885375976" calcext:value-type="float">
            <text:p>0.126916885375976</text:p>
          </table:table-cell>
          <table:table-cell table:style-name="ce41" office:value-type="float" office:value="1.03033828735351" calcext:value-type="float">
            <text:p>1.03033828735351</text:p>
          </table:table-cell>
          <table:table-cell table:style-name="ce56" table:formula="of:=AVERAGE([.C29:.O29])" office:value-type="float" office:value="0.548353818746713" calcext:value-type="float">
            <text:p>0.548353818746713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NN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99271925931117" calcext:value-type="float">
            <text:p>0.999271925931117</text:p>
          </table:table-cell>
          <table:table-cell table:style-name="ce41" office:value-type="float" office:value="0.999986143187067" calcext:value-type="float">
            <text:p>0.999986143187067</text:p>
          </table:table-cell>
          <table:table-cell table:style-name="ce41" office:value-type="float" office:value="0.999056703265798" calcext:value-type="float">
            <text:p>0.999056703265798</text:p>
          </table:table-cell>
          <table:table-cell table:style-name="ce41" office:value-type="float" office:value="0.999612099938317" calcext:value-type="float">
            <text:p>0.999612099938317</text:p>
          </table:table-cell>
          <table:table-cell table:style-name="ce41" office:value-type="float" office:value="0.999957907143158" calcext:value-type="float">
            <text:p>0.999957907143158</text:p>
          </table:table-cell>
          <table:table-cell table:style-name="ce41" office:value-type="float" office:value="0.999993513005774" calcext:value-type="float">
            <text:p>0.999993513005774</text:p>
          </table:table-cell>
          <table:table-cell table:style-name="ce41" office:value-type="float" office:value="0.999991998463705" calcext:value-type="float">
            <text:p>0.999991998463705</text:p>
          </table:table-cell>
          <table:table-cell table:style-name="ce41" office:value-type="float" office:value="0.999807598573664" calcext:value-type="float">
            <text:p>0.999807598573664</text:p>
          </table:table-cell>
          <table:table-cell table:style-name="ce41" office:value-type="float" office:value="0.999991380276348" calcext:value-type="float">
            <text:p>0.999991380276348</text:p>
          </table:table-cell>
          <table:table-cell table:style-name="ce41" office:value-type="float" office:value="0.843901272253038" calcext:value-type="float">
            <text:p>0.843901272253038</text:p>
          </table:table-cell>
          <table:table-cell table:style-name="ce41" office:value-type="float" office:value="0.999973346127192" calcext:value-type="float">
            <text:p>0.999973346127192</text:p>
          </table:table-cell>
          <table:table-cell table:style-name="ce41" office:value-type="float" office:value="0.998513289895542" calcext:value-type="float">
            <text:p>0.998513289895542</text:p>
          </table:table-cell>
          <table:table-cell table:style-name="ce41" office:value-type="float" office:value="0.999427751383825" calcext:value-type="float">
            <text:p>0.999427751383825</text:p>
          </table:table-cell>
          <table:table-cell table:style-name="ce56" table:formula="of:=AVERAGE([.C30:.K30]; [.M30:.O30])" office:value-type="float" office:value="0.999631971432626" calcext:value-type="float">
            <text:p>0.999631971432626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99272347743088" calcext:value-type="float">
            <text:p>0.999272347743088</text:p>
          </table:table-cell>
          <table:table-cell table:style-name="ce41" office:value-type="float" office:value="0.999986143570997" calcext:value-type="float">
            <text:p>0.999986143570997</text:p>
          </table:table-cell>
          <table:table-cell table:style-name="ce41" office:value-type="float" office:value="0.999058414901089" calcext:value-type="float">
            <text:p>0.999058414901089</text:p>
          </table:table-cell>
          <table:table-cell table:style-name="ce41" office:value-type="float" office:value="0.999626778538666" calcext:value-type="float">
            <text:p>0.999626778538666</text:p>
          </table:table-cell>
          <table:table-cell table:style-name="ce41" office:value-type="float" office:value="0.999957910677699" calcext:value-type="float">
            <text:p>0.999957910677699</text:p>
          </table:table-cell>
          <table:table-cell table:style-name="ce41" office:value-type="float" office:value="0.999993513036095" calcext:value-type="float">
            <text:p>0.999993513036095</text:p>
          </table:table-cell>
          <table:table-cell table:style-name="ce41" office:value-type="float" office:value="0.999991998591722" calcext:value-type="float">
            <text:p>0.999991998591722</text:p>
          </table:table-cell>
          <table:table-cell table:style-name="ce41" office:value-type="float" office:value="0.999810672132693" calcext:value-type="float">
            <text:p>0.999810672132693</text:p>
          </table:table-cell>
          <table:table-cell table:style-name="ce41" office:value-type="float" office:value="0.999991380425238" calcext:value-type="float">
            <text:p>0.999991380425238</text:p>
          </table:table-cell>
          <table:table-cell table:style-name="ce41" office:value-type="float" office:value="0.859088785571527" calcext:value-type="float">
            <text:p>0.859088785571527</text:p>
          </table:table-cell>
          <table:table-cell table:style-name="ce41" office:value-type="float" office:value="0.999973346285326" calcext:value-type="float">
            <text:p>0.999973346285326</text:p>
          </table:table-cell>
          <table:table-cell table:style-name="ce41" office:value-type="float" office:value="0.998515501317451" calcext:value-type="float">
            <text:p>0.998515501317451</text:p>
          </table:table-cell>
          <table:table-cell table:style-name="ce41" office:value-type="float" office:value="0.999427841645596" calcext:value-type="float">
            <text:p>0.999427841645596</text:p>
          </table:table-cell>
          <table:table-cell table:style-name="ce56" table:formula="of:=AVERAGE([.C31:.K31]; [.M31:.O31])" office:value-type="float" office:value="0.999633820738805" calcext:value-type="float">
            <text:p>0.999633820738805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99271925931117" calcext:value-type="float">
            <text:p>0.999271925931117</text:p>
          </table:table-cell>
          <table:table-cell table:style-name="ce41" office:value-type="float" office:value="0.999986143187067" calcext:value-type="float">
            <text:p>0.999986143187067</text:p>
          </table:table-cell>
          <table:table-cell table:style-name="ce41" office:value-type="float" office:value="0.999056703265798" calcext:value-type="float">
            <text:p>0.999056703265798</text:p>
          </table:table-cell>
          <table:table-cell table:style-name="ce41" office:value-type="float" office:value="0.999612099938317" calcext:value-type="float">
            <text:p>0.999612099938317</text:p>
          </table:table-cell>
          <table:table-cell table:style-name="ce41" office:value-type="float" office:value="0.999957907143158" calcext:value-type="float">
            <text:p>0.999957907143158</text:p>
          </table:table-cell>
          <table:table-cell table:style-name="ce41" office:value-type="float" office:value="0.999993513005774" calcext:value-type="float">
            <text:p>0.999993513005774</text:p>
          </table:table-cell>
          <table:table-cell table:style-name="ce41" office:value-type="float" office:value="0.999991998463705" calcext:value-type="float">
            <text:p>0.999991998463705</text:p>
          </table:table-cell>
          <table:table-cell table:style-name="ce41" office:value-type="float" office:value="0.999807598573664" calcext:value-type="float">
            <text:p>0.999807598573664</text:p>
          </table:table-cell>
          <table:table-cell table:style-name="ce41" office:value-type="float" office:value="0.999991380276348" calcext:value-type="float">
            <text:p>0.999991380276348</text:p>
          </table:table-cell>
          <table:table-cell table:style-name="ce41" office:value-type="float" office:value="0.843901272253038" calcext:value-type="float">
            <text:p>0.843901272253038</text:p>
          </table:table-cell>
          <table:table-cell table:style-name="ce41" office:value-type="float" office:value="0.999973346127192" calcext:value-type="float">
            <text:p>0.999973346127192</text:p>
          </table:table-cell>
          <table:table-cell table:style-name="ce41" office:value-type="float" office:value="0.998513289895542" calcext:value-type="float">
            <text:p>0.998513289895542</text:p>
          </table:table-cell>
          <table:table-cell table:style-name="ce41" office:value-type="float" office:value="0.999427751383825" calcext:value-type="float">
            <text:p>0.999427751383825</text:p>
          </table:table-cell>
          <table:table-cell table:style-name="ce56" table:formula="of:=AVERAGE([.C32:.K32]; [.M32:.O32])" office:value-type="float" office:value="0.999631971432626" calcext:value-type="float">
            <text:p>0.999631971432626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99271925918093" calcext:value-type="float">
            <text:p>0.999271925918093</text:p>
          </table:table-cell>
          <table:table-cell table:style-name="ce41" office:value-type="float" office:value="0.999986143187023" calcext:value-type="float">
            <text:p>0.999986143187023</text:p>
          </table:table-cell>
          <table:table-cell table:style-name="ce41" office:value-type="float" office:value="0.999056702933243" calcext:value-type="float">
            <text:p>0.999056702933243</text:p>
          </table:table-cell>
          <table:table-cell table:style-name="ce41" office:value-type="float" office:value="0.999615802360639" calcext:value-type="float">
            <text:p>0.999615802360639</text:p>
          </table:table-cell>
          <table:table-cell table:style-name="ce41" office:value-type="float" office:value="0.999957907138683" calcext:value-type="float">
            <text:p>0.999957907138683</text:p>
          </table:table-cell>
          <table:table-cell table:style-name="ce41" office:value-type="float" office:value="0.999993513005786" calcext:value-type="float">
            <text:p>0.999993513005786</text:p>
          </table:table-cell>
          <table:table-cell table:style-name="ce41" office:value-type="float" office:value="0.999991998463689" calcext:value-type="float">
            <text:p>0.999991998463689</text:p>
          </table:table-cell>
          <table:table-cell table:style-name="ce41" office:value-type="float" office:value="0.999808421444475" calcext:value-type="float">
            <text:p>0.999808421444475</text:p>
          </table:table-cell>
          <table:table-cell table:style-name="ce41" office:value-type="float" office:value="0.999991380276494" calcext:value-type="float">
            <text:p>0.999991380276494</text:p>
          </table:table-cell>
          <table:table-cell table:style-name="ce41" office:value-type="float" office:value="0.842220470899568" calcext:value-type="float">
            <text:p>0.842220470899568</text:p>
          </table:table-cell>
          <table:table-cell table:style-name="ce41" office:value-type="float" office:value="0.999973346127324" calcext:value-type="float">
            <text:p>0.999973346127324</text:p>
          </table:table-cell>
          <table:table-cell table:style-name="ce41" office:value-type="float" office:value="0.998070911395628" calcext:value-type="float">
            <text:p>0.998070911395628</text:p>
          </table:table-cell>
          <table:table-cell table:style-name="ce41" office:value-type="float" office:value="0.999427751536183" calcext:value-type="float">
            <text:p>0.999427751536183</text:p>
          </table:table-cell>
          <table:table-cell table:style-name="ce56" table:formula="of:=AVERAGE([.C33:.K33]; [.M33:.O33])" office:value-type="float" office:value="0.999595483648938" calcext:value-type="float">
            <text:p>0.999595483648938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9927211898754" calcext:value-type="float">
            <text:p>0.99927211898754</text:p>
          </table:table-cell>
          <table:table-cell table:style-name="ce41" office:value-type="float" office:value="0.999986140242268" calcext:value-type="float">
            <text:p>0.999986140242268</text:p>
          </table:table-cell>
          <table:table-cell table:style-name="ce41" office:value-type="float" office:value="0.999057207397343" calcext:value-type="float">
            <text:p>0.999057207397343</text:p>
          </table:table-cell>
          <table:table-cell table:style-name="ce41" office:value-type="float" office:value="0.999804118017289" calcext:value-type="float">
            <text:p>0.999804118017289</text:p>
          </table:table-cell>
          <table:table-cell table:style-name="ce41" office:value-type="float" office:value="0.999957802346189" calcext:value-type="float">
            <text:p>0.999957802346189</text:p>
          </table:table-cell>
          <table:table-cell table:style-name="ce41" office:value-type="float" office:value="0.999993514756717" calcext:value-type="float">
            <text:p>0.999993514756717</text:p>
          </table:table-cell>
          <table:table-cell table:style-name="ce41" office:value-type="float" office:value="0.999991996606561" calcext:value-type="float">
            <text:p>0.999991996606561</text:p>
          </table:table-cell>
          <table:table-cell table:style-name="ce41" office:value-type="float" office:value="0.999239103926564" calcext:value-type="float">
            <text:p>0.999239103926564</text:p>
          </table:table-cell>
          <table:table-cell table:style-name="ce41" office:value-type="float" office:value="0.999991397257445" calcext:value-type="float">
            <text:p>0.999991397257445</text:p>
          </table:table-cell>
          <table:table-cell table:style-name="ce41" office:value-type="float" office:value="0.843834410882979" calcext:value-type="float">
            <text:p>0.843834410882979</text:p>
          </table:table-cell>
          <table:table-cell table:style-name="ce41" office:value-type="float" office:value="0.999973351170515" calcext:value-type="float">
            <text:p>0.999973351170515</text:p>
          </table:table-cell>
          <table:table-cell table:style-name="ce41" office:value-type="float" office:value="0.626623376623376" calcext:value-type="float">
            <text:p>0.626623376623376</text:p>
          </table:table-cell>
          <table:table-cell table:style-name="ce41" office:value-type="float" office:value="0.999428061400442" calcext:value-type="float">
            <text:p>0.999428061400442</text:p>
          </table:table-cell>
          <table:table-cell table:style-name="ce56" table:formula="of:=AVERAGE([.C34:.K34]; [.M34:.O34])" office:value-type="float" office:value="0.968609849061021" calcext:value-type="float">
            <text:p>0.968609849061021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1183.0932021141" calcext:value-type="float">
            <text:p>1183.0932021141</text:p>
          </table:table-cell>
          <table:table-cell table:style-name="ce41" office:value-type="float" office:value="4934.95301008224" calcext:value-type="float">
            <text:p>4934.95301008224</text:p>
          </table:table-cell>
          <table:table-cell table:style-name="ce41" office:value-type="float" office:value="7355.06373643875" calcext:value-type="float">
            <text:p>7355.06373643875</text:p>
          </table:table-cell>
          <table:table-cell table:style-name="ce41" office:value-type="float" office:value="509.535109996795" calcext:value-type="float">
            <text:p>509.535109996795</text:p>
          </table:table-cell>
          <table:table-cell table:style-name="ce41" office:value-type="float" office:value="866.145598888397" calcext:value-type="float">
            <text:p>866.145598888397</text:p>
          </table:table-cell>
          <table:table-cell table:style-name="ce41" office:value-type="float" office:value="937.543261051178" calcext:value-type="float">
            <text:p>937.543261051178</text:p>
          </table:table-cell>
          <table:table-cell table:style-name="ce41" office:value-type="float" office:value="583.793938159942" calcext:value-type="float">
            <text:p>583.793938159942</text:p>
          </table:table-cell>
          <table:table-cell table:style-name="ce41" office:value-type="float" office:value="1954.73980903625" calcext:value-type="float">
            <text:p>1954.73980903625</text:p>
          </table:table-cell>
          <table:table-cell table:style-name="ce41" office:value-type="float" office:value="2938.82480859756" calcext:value-type="float">
            <text:p>2938.82480859756</text:p>
          </table:table-cell>
          <table:table-cell table:style-name="ce41" office:value-type="float" office:value="2093.27397346496" calcext:value-type="float">
            <text:p>2093.27397346496</text:p>
          </table:table-cell>
          <table:table-cell table:style-name="ce41" office:value-type="float" office:value="2852.54542827606" calcext:value-type="float">
            <text:p>2852.54542827606</text:p>
          </table:table-cell>
          <table:table-cell table:style-name="ce41" office:value-type="float" office:value="1947.47247695922" calcext:value-type="float">
            <text:p>1947.47247695922</text:p>
          </table:table-cell>
          <table:table-cell table:style-name="ce41" office:value-type="float" office:value="11597.7623462677" calcext:value-type="float">
            <text:p>11597.7623462677</text:p>
          </table:table-cell>
          <table:table-cell table:style-name="ce56" table:formula="of:=AVERAGE([.C35:.O35])" office:value-type="float" office:value="3058.05743841024" calcext:value-type="float">
            <text:p>3058.05743841024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28.9374613761901" calcext:value-type="float">
            <text:p>28.9374613761901</text:p>
          </table:table-cell>
          <table:table-cell table:style-name="ce41" office:value-type="float" office:value="9.91930222511291" calcext:value-type="float">
            <text:p>9.91930222511291</text:p>
          </table:table-cell>
          <table:table-cell table:style-name="ce41" office:value-type="float" office:value="18.1675853729248" calcext:value-type="float">
            <text:p>18.1675853729248</text:p>
          </table:table-cell>
          <table:table-cell table:style-name="ce41" office:value-type="float" office:value="7.67072629928588" calcext:value-type="float">
            <text:p>7.67072629928588</text:p>
          </table:table-cell>
          <table:table-cell table:style-name="ce41" office:value-type="float" office:value="1.50938820838928" calcext:value-type="float">
            <text:p>1.50938820838928</text:p>
          </table:table-cell>
          <table:table-cell table:style-name="ce41" office:value-type="float" office:value="41.5015895366668" calcext:value-type="float">
            <text:p>41.5015895366668</text:p>
          </table:table-cell>
          <table:table-cell table:style-name="ce41" office:value-type="float" office:value="14.6264271736145" calcext:value-type="float">
            <text:p>14.6264271736145</text:p>
          </table:table-cell>
          <table:table-cell table:style-name="ce41" office:value-type="float" office:value="4.24019455909729" calcext:value-type="float">
            <text:p>4.24019455909729</text:p>
          </table:table-cell>
          <table:table-cell table:style-name="ce41" office:value-type="float" office:value="5.83341169357299" calcext:value-type="float">
            <text:p>5.83341169357299</text:p>
          </table:table-cell>
          <table:table-cell table:style-name="ce41" office:value-type="float" office:value="4.5984182357788" calcext:value-type="float">
            <text:p>4.5984182357788</text:p>
          </table:table-cell>
          <table:table-cell table:style-name="ce41" office:value-type="float" office:value="5.6269896030426" calcext:value-type="float">
            <text:p>5.6269896030426</text:p>
          </table:table-cell>
          <table:table-cell table:style-name="ce41" office:value-type="float" office:value="3.86615252494812" calcext:value-type="float">
            <text:p>3.86615252494812</text:p>
          </table:table-cell>
          <table:table-cell table:style-name="ce41" office:value-type="float" office:value="30.5378563404083" calcext:value-type="float">
            <text:p>30.5378563404083</text:p>
          </table:table-cell>
          <table:table-cell table:style-name="ce56" table:formula="of:=AVERAGE([.C36:.O36])" office:value-type="float" office:value="13.6181156268486" calcext:value-type="float">
            <text:p>13.6181156268486</text:p>
          </table:table-cell>
          <table:table-cell table:number-columns-repeated="1008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/>
          <table:table-cell table:style-name="ce39" office:value-type="string" calcext:value-type="string">
            <text:p>Métricas 2</text:p>
          </table:table-cell>
          <table:table-cell table:style-name="ce40" office:value-type="string" calcext:value-type="string">
            <text:p>RF</text:p>
          </table:table-cell>
          <table:table-cell table:style-name="ce40" office:value-type="string" calcext:value-type="string">
            <text:p>DT</text:p>
          </table:table-cell>
          <table:table-cell table:style-name="ce40" office:value-type="string" calcext:value-type="string">
            <text:p>XGB</text:p>
          </table:table-cell>
          <table:table-cell table:style-name="ce40" office:value-type="string" calcext:value-type="string">
            <text:p>NB</text:p>
          </table:table-cell>
          <table:table-cell table:style-name="ce40" office:value-type="string" calcext:value-type="string">
            <text:p>NN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Acu</text:p>
          </table:table-cell>
          <table:table-cell table:style-name="ce42" table:formula="of:=[.P2]" office:value-type="float" office:value="0.999944425293343" calcext:value-type="float">
            <text:p>0.999944425293343</text:p>
          </table:table-cell>
          <table:table-cell table:style-name="ce42" table:formula="of:=[.P9]" office:value-type="float" office:value="0.999977715515707" calcext:value-type="float">
            <text:p>0.999977715515707</text:p>
          </table:table-cell>
          <table:table-cell table:style-name="ce42" table:formula="of:=[.P16]" office:value-type="float" office:value="0.99996468366767" calcext:value-type="float">
            <text:p>0.99996468366767</text:p>
          </table:table-cell>
          <table:table-cell table:style-name="ce42" table:formula="of:=[.P23]" office:value-type="float" office:value="0.987572783134702" calcext:value-type="float">
            <text:p>0.987572783134702</text:p>
          </table:table-cell>
          <table:table-cell table:style-name="ce42" table:formula="of:=[.P30]" office:value-type="float" office:value="0.999631971432626" calcext:value-type="float">
            <text:p>0.999631971432626</text:p>
          </table:table-cell>
          <table:table-cell table:style-name="ce49" table:number-columns-repeated="2"/>
          <table:table-cell table:number-columns-repeated="1015"/>
        </table:table-row>
        <table:table-row table:style-name="ro3">
          <table:table-cell/>
          <table:table-cell table:style-name="ce40" office:value-type="string" calcext:value-type="string">
            <text:p>Pre</text:p>
          </table:table-cell>
          <table:table-cell table:style-name="ce43" table:formula="of:=[.P3]" office:value-type="float" office:value="0.999944756085843" calcext:value-type="float">
            <text:p>0.999944756085843</text:p>
          </table:table-cell>
          <table:table-cell table:style-name="ce43" table:formula="of:=[.P10]" office:value-type="float" office:value="0.999977718769507" calcext:value-type="float">
            <text:p>0.999977718769507</text:p>
          </table:table-cell>
          <table:table-cell table:style-name="ce43" table:formula="of:=[.P17]" office:value-type="float" office:value="0.999964749370448" calcext:value-type="float">
            <text:p>0.999964749370448</text:p>
          </table:table-cell>
          <table:table-cell table:style-name="ce43" table:formula="of:=[.P24]" office:value-type="float" office:value="0.99092371314311" calcext:value-type="float">
            <text:p>0.99092371314311</text:p>
          </table:table-cell>
          <table:table-cell table:style-name="ce43" table:formula="of:=[.P31]" office:value-type="float" office:value="0.999633820738805" calcext:value-type="float">
            <text:p>0.999633820738805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/>
          <table:table-cell table:style-name="ce40" office:value-type="string" calcext:value-type="string">
            <text:p>Rec</text:p>
          </table:table-cell>
          <table:table-cell table:style-name="ce44" table:formula="of:=[.P4]" office:value-type="float" office:value="0.999944425293343" calcext:value-type="float">
            <text:p>0.999944425293343</text:p>
          </table:table-cell>
          <table:table-cell table:style-name="ce44" table:formula="of:=[.P11]" office:value-type="float" office:value="0.999977715515707" calcext:value-type="float">
            <text:p>0.999977715515707</text:p>
          </table:table-cell>
          <table:table-cell table:style-name="ce44" table:formula="of:=[.P18]" office:value-type="float" office:value="0.99996468366767" calcext:value-type="float">
            <text:p>0.99996468366767</text:p>
          </table:table-cell>
          <table:table-cell table:style-name="ce44" table:formula="of:=[.P25]" office:value-type="float" office:value="0.987572783134702" calcext:value-type="float">
            <text:p>0.987572783134702</text:p>
          </table:table-cell>
          <table:table-cell table:style-name="ce44" table:formula="of:=[.P32]" office:value-type="float" office:value="0.999631971432626" calcext:value-type="float">
            <text:p>0.999631971432626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/>
          <table:table-cell table:style-name="ce40" office:value-type="string" calcext:value-type="string">
            <text:p>F1</text:p>
          </table:table-cell>
          <table:table-cell table:style-name="ce45" table:formula="of:=[.P5]" office:value-type="float" office:value="0.999944529767993" calcext:value-type="float">
            <text:p>0.999944529767993</text:p>
          </table:table-cell>
          <table:table-cell table:style-name="ce45" table:formula="of:=[.P12]" office:value-type="float" office:value="0.999977708488177" calcext:value-type="float">
            <text:p>0.999977708488177</text:p>
          </table:table-cell>
          <table:table-cell table:style-name="ce45" table:formula="of:=[.P19]" office:value-type="float" office:value="0.999964699560924" calcext:value-type="float">
            <text:p>0.999964699560924</text:p>
          </table:table-cell>
          <table:table-cell table:style-name="ce45" table:formula="of:=[.P26]" office:value-type="float" office:value="0.988657760588467" calcext:value-type="float">
            <text:p>0.988657760588467</text:p>
          </table:table-cell>
          <table:table-cell table:style-name="ce45" table:formula="of:=[.P33]" office:value-type="float" office:value="0.999595483648938" calcext:value-type="float">
            <text:p>0.999595483648938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/>
          <table:table-cell table:style-name="ce40" office:value-type="string" calcext:value-type="string">
            <text:p>AUC</text:p>
          </table:table-cell>
          <table:table-cell table:style-name="ce46" table:formula="of:=[.P6]" office:value-type="float" office:value="0.999411334375635" calcext:value-type="float">
            <text:p>0.999411334375635</text:p>
          </table:table-cell>
          <table:table-cell table:style-name="ce46" table:formula="of:=[.P13]" office:value-type="float" office:value="0.999438748111028" calcext:value-type="float">
            <text:p>0.999438748111028</text:p>
          </table:table-cell>
          <table:table-cell table:style-name="ce46" table:formula="of:=[.P20]" office:value-type="float" office:value="0.999966806763817" calcext:value-type="float">
            <text:p>0.999966806763817</text:p>
          </table:table-cell>
          <table:table-cell table:style-name="ce46" table:formula="of:=[.P27]" office:value-type="float" office:value="0.945918593294077" calcext:value-type="float">
            <text:p>0.945918593294077</text:p>
          </table:table-cell>
          <table:table-cell table:style-name="ce46" table:formula="of:=[.P34]" office:value-type="float" office:value="0.968609849061021" calcext:value-type="float">
            <text:p>0.968609849061021</text:p>
          </table:table-cell>
          <table:table-cell table:style-name="ce53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0" office:value-type="string" calcext:value-type="string">
            <text:p>T1</text:p>
          </table:table-cell>
          <table:table-cell table:style-name="ce47" table:formula="of:=[.P7]" office:value-type="float" office:value="296.452393898597" calcext:value-type="float">
            <text:p>296.452393898597</text:p>
          </table:table-cell>
          <table:table-cell table:style-name="ce47" table:formula="of:=[.P14]" office:value-type="float" office:value="2507.21990695366" calcext:value-type="float">
            <text:p>2507.21990695366</text:p>
          </table:table-cell>
          <table:table-cell table:style-name="ce47" table:formula="of:=[.P21]" office:value-type="float" office:value="1768.17152408453" calcext:value-type="float">
            <text:p>1768.17152408453</text:p>
          </table:table-cell>
          <table:table-cell table:style-name="ce47" table:formula="of:=[.P28]" office:value-type="float" office:value="80.9093805459828" calcext:value-type="float">
            <text:p>80.9093805459828</text:p>
          </table:table-cell>
          <table:table-cell table:style-name="ce47" table:formula="of:=[.P35]" office:value-type="float" office:value="3058.05743841024" calcext:value-type="float">
            <text:p>3058.05743841024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/>
          <table:table-cell table:style-name="ce40" office:value-type="string" calcext:value-type="string">
            <text:p>T2</text:p>
          </table:table-cell>
          <table:table-cell table:style-name="ce48" table:formula="of:=[.P8]" office:value-type="float" office:value="0.388152929452749" calcext:value-type="float">
            <text:p>0.388152929452749</text:p>
          </table:table-cell>
          <table:table-cell table:style-name="ce48" table:formula="of:=[.P15]" office:value-type="float" office:value="1.96868791946998" calcext:value-type="float">
            <text:p>1.96868791946998</text:p>
          </table:table-cell>
          <table:table-cell table:style-name="ce48" table:formula="of:=[.P22]" office:value-type="float" office:value="0.357825389275184" calcext:value-type="float">
            <text:p>0.357825389275184</text:p>
          </table:table-cell>
          <table:table-cell table:style-name="ce48" table:formula="of:=[.P29]" office:value-type="float" office:value="0.548353818746713" calcext:value-type="float">
            <text:p>0.548353818746713</text:p>
          </table:table-cell>
          <table:table-cell table:style-name="ce48" table:formula="of:=[.P36]" office:value-type="float" office:value="13.6181156268486" calcext:value-type="float">
            <text:p>13.6181156268486</text:p>
          </table:table-cell>
          <table:table-cell table:style-name="ce55" table:number-columns-repeated="2"/>
          <table:table-cell table:number-columns-repeated="1015"/>
        </table:table-row>
        <table:table-row table:style-name="ro3" table:number-rows-repeated="94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eproc_nocvhp.C47:preproc_nocvhp.I47">
            <calcext:condition calcext:apply-style-name="ConditionalStyle_1" calcext:value="formula-is([.C47]=MAX([.$C$47:.$I$47]))" calcext:base-cell-address="preproc_nocvhp.C47"/>
          </calcext:conditional-format>
          <calcext:conditional-format calcext:target-range-address="preproc_nocvhp.C48:preproc_nocvhp.I48">
            <calcext:condition calcext:apply-style-name="ConditionalStyle_1" calcext:value="formula-is([.C48]=MAX([.$C$48:.$I$48]))" calcext:base-cell-address="preproc_nocvhp.C48"/>
          </calcext:conditional-format>
          <calcext:conditional-format calcext:target-range-address="preproc_nocvhp.C49:preproc_nocvhp.I49">
            <calcext:condition calcext:apply-style-name="ConditionalStyle_1" calcext:value="formula-is([.C49]=MAX([.$C$49:.$I$49]))" calcext:base-cell-address="preproc_nocvhp.C49"/>
          </calcext:conditional-format>
          <calcext:conditional-format calcext:target-range-address="preproc_nocvhp.C50:preproc_nocvhp.I50">
            <calcext:condition calcext:apply-style-name="ConditionalStyle_1" calcext:value="formula-is([.C50]=MAX([.$C$50:.$I$50]))" calcext:base-cell-address="preproc_nocvhp.C50"/>
          </calcext:conditional-format>
          <calcext:conditional-format calcext:target-range-address="preproc_nocvhp.C51:preproc_nocvhp.I51">
            <calcext:condition calcext:apply-style-name="ConditionalStyle_1" calcext:value="formula-is([.C51]=MAX([.$C$51:.$I$51]))" calcext:base-cell-address="preproc_nocvhp.C51"/>
          </calcext:conditional-format>
          <calcext:conditional-format calcext:target-range-address="preproc_nocvhp.C55:preproc_nocvhp.I55">
            <calcext:condition calcext:apply-style-name="ConditionalStyle_1" calcext:value="formula-is([.C55]=MIN([.$C$55:.$I$55]))" calcext:base-cell-address="preproc_nocvhp.C55"/>
          </calcext:conditional-format>
          <calcext:conditional-format calcext:target-range-address="preproc_nocvhp.C56:preproc_nocvhp.I56">
            <calcext:condition calcext:apply-style-name="ConditionalStyle_2" calcext:value="formula-is([.C56]=MAX([.$C$56:.$I$56]))" calcext:base-cell-address="preproc_nocvhp.C56"/>
          </calcext:conditional-format>
          <calcext:conditional-format calcext:target-range-address="preproc_nocvhp.C56:preproc_nocvhp.I56">
            <calcext:condition calcext:apply-style-name="ConditionalStyle_1" calcext:value="formula-is([.C56]=MIN([.$C$56:.$I$56]))" calcext:base-cell-address="preproc_nocvhp.C56"/>
          </calcext:conditional-format>
          <calcext:conditional-format calcext:target-range-address="preproc_nocvhp.C55:preproc_nocvhp.I55">
            <calcext:condition calcext:apply-style-name="ConditionalStyle_2" calcext:value="formula-is([.C55]=MAX([.$C$55:.$I$55]))" calcext:base-cell-address="preproc_nocvhp.C55"/>
          </calcext:conditional-format>
          <calcext:conditional-format calcext:target-range-address="preproc_nocvhp.C51:preproc_nocvhp.I51">
            <calcext:condition calcext:apply-style-name="ConditionalStyle_2" calcext:value="formula-is([.C51]=MIN([.$C$51:.$I$51]))" calcext:base-cell-address="preproc_nocvhp.C51"/>
          </calcext:conditional-format>
          <calcext:conditional-format calcext:target-range-address="preproc_nocvhp.C50:preproc_nocvhp.I50">
            <calcext:condition calcext:apply-style-name="ConditionalStyle_2" calcext:value="formula-is([.C50]=MIN([.$C$50:.$I$50]))" calcext:base-cell-address="preproc_nocvhp.C50"/>
          </calcext:conditional-format>
          <calcext:conditional-format calcext:target-range-address="preproc_nocvhp.C49:preproc_nocvhp.I49">
            <calcext:condition calcext:apply-style-name="ConditionalStyle_2" calcext:value="formula-is([.C49]=MIN([.$C$49:.$I$49]))" calcext:base-cell-address="preproc_nocvhp.C49"/>
          </calcext:conditional-format>
          <calcext:conditional-format calcext:target-range-address="preproc_nocvhp.C48:preproc_nocvhp.I48">
            <calcext:condition calcext:apply-style-name="ConditionalStyle_2" calcext:value="formula-is([.C48]=MIN([.$C$48:.$I$48]))" calcext:base-cell-address="preproc_nocvhp.C48"/>
          </calcext:conditional-format>
          <calcext:conditional-format calcext:target-range-address="preproc_nocvhp.C47:preproc_nocvhp.I47">
            <calcext:condition calcext:apply-style-name="ConditionalStyle_2" calcext:value="formula-is([.C47]=MIN([.$C$47:.$I$47]))" calcext:base-cell-address="preproc_nocvhp.C47"/>
          </calcext:conditional-format>
        </calcext:conditional-formats>
      </table:table>
      <table:table table:name="nopreproc_nocvhp" table:style-name="ta3">
        <table:table-column table:style-name="co26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" table:default-cell-style-name="Default"/>
        <table:table-column table:style-name="co34" table:default-cell-style-name="Default"/>
        <table:table-column table:style-name="co25" table:number-columns-repeated="1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o</text:p>
          </table:table-cell>
          <table:covered-table-cell table:style-name="ce6"/>
          <table:table-cell table:style-name="ce12" office:value-type="string" calcext:value-type="string">
            <text:p>BN</text:p>
          </table:table-cell>
          <table:table-cell table:style-name="ce12" office:value-type="string" calcext:value-type="string">
            <text:p>DdoS HOIC</text:p>
          </table:table-cell>
          <table:table-cell table:style-name="ce12" office:value-type="string" calcext:value-type="string">
            <text:p>DdoS LOIC HTTP</text:p>
          </table:table-cell>
          <table:table-cell table:style-name="ce12" office:value-type="string" calcext:value-type="string">
            <text:p>DdoS LOIC UDP</text:p>
          </table:table-cell>
          <table:table-cell table:style-name="ce12" office:value-type="string" calcext:value-type="string">
            <text:p>DoS GE</text:p>
          </table:table-cell>
          <table:table-cell table:style-name="ce12" office:value-type="string" calcext:value-type="string">
            <text:p>DoS Hulk</text:p>
          </table:table-cell>
          <table:table-cell table:style-name="ce12" office:value-type="string" calcext:value-type="string">
            <text:p>DoS SHTTP-Test</text:p>
          </table:table-cell>
          <table:table-cell table:style-name="ce12" office:value-type="string" calcext:value-type="string">
            <text:p>DoS Slowloris</text:p>
          </table:table-cell>
          <table:table-cell table:style-name="ce12" office:value-type="string" calcext:value-type="string">
            <text:p>FTP BF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string" calcext:value-type="string">
            <text:p>SSH BF</text:p>
          </table:table-cell>
          <table:table-cell table:style-name="ce12" office:value-type="string" calcext:value-type="string">
            <text:p>BF Web XSS</text:p>
          </table:table-cell>
          <table:table-cell table:style-name="ce12" office:value-type="string" calcext:value-type="string">
            <text:p>KDD</text:p>
          </table:table-cell>
          <table:table-cell table:style-name="ce35" office:value-type="string" calcext:value-type="string">
            <text:p>MÉDIA </text:p>
          </table:table-cell>
          <table:table-cell table:style-name="ce38" table:number-columns-repeated="9"/>
          <table:table-cell table:number-columns-repeated="999"/>
        </table:table-row>
        <table:table-row table:style-name="ro3">
          <table:table-cell table:style-name="ce2" office:value-type="string" calcext:value-type="string" table:number-columns-spanned="1" table:number-rows-spanned="7">
            <text:p>DT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99947587572431" calcext:value-type="float">
            <text:p>0.999947587572431</text:p>
          </table:table-cell>
          <table:table-cell table:style-name="ce41" office:value-type="float" office:value="0.999990762124711" calcext:value-type="float">
            <text:p>0.999990762124711</text:p>
          </table:table-cell>
          <table:table-cell table:style-name="ce41" office:value-type="float" office:value="0.999985537219964" calcext:value-type="float">
            <text:p>0.999985537219964</text:p>
          </table:table-cell>
          <table:table-cell table:style-name="ce41" office:value-type="float" office:value="0.999930050808549" calcext:value-type="float">
            <text:p>0.999930050808549</text:p>
          </table:table-cell>
          <table:table-cell table:style-name="ce41" office:value-type="float" office:value="0.999959847420196" calcext:value-type="float">
            <text:p>0.999959847420196</text:p>
          </table:table-cell>
          <table:table-cell table:style-name="ce41" office:value-type="float" office:value="0.999985078153172" calcext:value-type="float">
            <text:p>0.99998507815317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91380276348" calcext:value-type="float">
            <text:p>0.99999138027634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0944195469" calcext:value-type="float">
            <text:p>0.99990944195469</text:p>
          </table:table-cell>
          <table:table-cell table:style-name="ce41" office:value-type="float" office:value="0.99994624131525" calcext:value-type="float">
            <text:p>0.99994624131525</text:p>
          </table:table-cell>
          <table:table-cell table:style-name="ce56" table:formula="of:=AVERAGE([.C2:.K2]; [.M2:.O2])" office:value-type="float" office:value="0.999970493903776" calcext:value-type="float">
            <text:p>0.999970493903776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99947590903139" calcext:value-type="float">
            <text:p>0.999947590903139</text:p>
          </table:table-cell>
          <table:table-cell table:style-name="ce41" office:value-type="float" office:value="0.999990762294578" calcext:value-type="float">
            <text:p>0.999990762294578</text:p>
          </table:table-cell>
          <table:table-cell table:style-name="ce41" office:value-type="float" office:value="0.999985537370303" calcext:value-type="float">
            <text:p>0.999985537370303</text:p>
          </table:table-cell>
          <table:table-cell table:style-name="ce41" office:value-type="float" office:value="0.999930055749669" calcext:value-type="float">
            <text:p>0.999930055749669</text:p>
          </table:table-cell>
          <table:table-cell table:style-name="ce41" office:value-type="float" office:value="0.99995985064013" calcext:value-type="float">
            <text:p>0.99995985064013</text:p>
          </table:table-cell>
          <table:table-cell table:style-name="ce41" office:value-type="float" office:value="0.999985078351186" calcext:value-type="float">
            <text:p>0.99998507835118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91380425056" calcext:value-type="float">
            <text:p>0.99999138042505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12145359648" calcext:value-type="float">
            <text:p>0.999912145359648</text:p>
          </table:table-cell>
          <table:table-cell table:style-name="ce41" office:value-type="float" office:value="0.999946241536436" calcext:value-type="float">
            <text:p>0.999946241536436</text:p>
          </table:table-cell>
          <table:table-cell table:style-name="ce56" table:formula="of:=AVERAGE([.C3:.K3]; [.M3:.O3])" office:value-type="float" office:value="0.999970720219179" calcext:value-type="float">
            <text:p>0.999970720219179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99947587572431" calcext:value-type="float">
            <text:p>0.999947587572431</text:p>
          </table:table-cell>
          <table:table-cell table:style-name="ce41" office:value-type="float" office:value="0.999990762124711" calcext:value-type="float">
            <text:p>0.999990762124711</text:p>
          </table:table-cell>
          <table:table-cell table:style-name="ce41" office:value-type="float" office:value="0.999985537219964" calcext:value-type="float">
            <text:p>0.999985537219964</text:p>
          </table:table-cell>
          <table:table-cell table:style-name="ce41" office:value-type="float" office:value="0.999930050808549" calcext:value-type="float">
            <text:p>0.999930050808549</text:p>
          </table:table-cell>
          <table:table-cell table:style-name="ce41" office:value-type="float" office:value="0.999959847420196" calcext:value-type="float">
            <text:p>0.999959847420196</text:p>
          </table:table-cell>
          <table:table-cell table:style-name="ce41" office:value-type="float" office:value="0.999985078153172" calcext:value-type="float">
            <text:p>0.99998507815317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91380276348" calcext:value-type="float">
            <text:p>0.99999138027634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0944195469" calcext:value-type="float">
            <text:p>0.99990944195469</text:p>
          </table:table-cell>
          <table:table-cell table:style-name="ce41" office:value-type="float" office:value="0.99994624131525" calcext:value-type="float">
            <text:p>0.99994624131525</text:p>
          </table:table-cell>
          <table:table-cell table:style-name="ce56" table:formula="of:=AVERAGE([.C4:.K4]; [.M4:.O4])" office:value-type="float" office:value="0.999970493903776" calcext:value-type="float">
            <text:p>0.999970493903776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99947587576064" calcext:value-type="float">
            <text:p>0.999947587576064</text:p>
          </table:table-cell>
          <table:table-cell table:style-name="ce41" office:value-type="float" office:value="0.999990762124305" calcext:value-type="float">
            <text:p>0.999990762124305</text:p>
          </table:table-cell>
          <table:table-cell table:style-name="ce41" office:value-type="float" office:value="0.999985537219833" calcext:value-type="float">
            <text:p>0.999985537219833</text:p>
          </table:table-cell>
          <table:table-cell table:style-name="ce41" office:value-type="float" office:value="0.999929927175144" calcext:value-type="float">
            <text:p>0.999929927175144</text:p>
          </table:table-cell>
          <table:table-cell table:style-name="ce41" office:value-type="float" office:value="0.999959847417995" calcext:value-type="float">
            <text:p>0.999959847417995</text:p>
          </table:table-cell>
          <table:table-cell table:style-name="ce41" office:value-type="float" office:value="0.99998507815322" calcext:value-type="float">
            <text:p>0.9999850781532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91380276403" calcext:value-type="float">
            <text:p>0.99999138027640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10552265086" calcext:value-type="float">
            <text:p>0.999910552265086</text:p>
          </table:table-cell>
          <table:table-cell table:style-name="ce41" office:value-type="float" office:value="0.999946241419293" calcext:value-type="float">
            <text:p>0.999946241419293</text:p>
          </table:table-cell>
          <table:table-cell table:style-name="ce56" table:formula="of:=AVERAGE([.C5:.K5]; [.M5:.O5])" office:value-type="float" office:value="0.999970576135612" calcext:value-type="float">
            <text:p>0.999970576135612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99947658396472" calcext:value-type="float">
            <text:p>0.999947658396472</text:p>
          </table:table-cell>
          <table:table-cell table:style-name="ce41" office:value-type="float" office:value="0.999990718051533" calcext:value-type="float">
            <text:p>0.999990718051533</text:p>
          </table:table-cell>
          <table:table-cell table:style-name="ce41" office:value-type="float" office:value="0.999985528193229" calcext:value-type="float">
            <text:p>0.999985528193229</text:p>
          </table:table-cell>
          <table:table-cell table:style-name="ce41" office:value-type="float" office:value="0.996442432082794" calcext:value-type="float">
            <text:p>0.996442432082794</text:p>
          </table:table-cell>
          <table:table-cell table:style-name="ce41" office:value-type="float" office:value="0.999959794146027" calcext:value-type="float">
            <text:p>0.999959794146027</text:p>
          </table:table-cell>
          <table:table-cell table:style-name="ce41" office:value-type="float" office:value="0.999985081441983" calcext:value-type="float">
            <text:p>0.99998508144198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99991386735572" calcext:value-type="float">
            <text:p>0.99999138673557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.961648401340692" calcext:value-type="float">
            <text:p>0.961648401340692</text:p>
          </table:table-cell>
          <table:table-cell table:style-name="ce41" office:value-type="float" office:value="0.999917436960454" calcext:value-type="float">
            <text:p>0.999917436960454</text:p>
          </table:table-cell>
          <table:table-cell table:style-name="ce56" table:formula="of:=AVERAGE([.C6:.K6]; [.M6:.O6])" office:value-type="float" office:value="0.99648903644573" calcext:value-type="float">
            <text:p>0.9964890364457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334.966540336608" calcext:value-type="float">
            <text:p>334.966540336608</text:p>
          </table:table-cell>
          <table:table-cell table:style-name="ce41" office:value-type="float" office:value="332.478487491607" calcext:value-type="float">
            <text:p>332.478487491607</text:p>
          </table:table-cell>
          <table:table-cell table:style-name="ce41" office:value-type="float" office:value="1518.51906776428" calcext:value-type="float">
            <text:p>1518.51906776428</text:p>
          </table:table-cell>
          <table:table-cell table:style-name="ce41" office:value-type="float" office:value="27.2871851921081" calcext:value-type="float">
            <text:p>27.2871851921081</text:p>
          </table:table-cell>
          <table:table-cell table:style-name="ce41" office:value-type="float" office:value="59.298026561737" calcext:value-type="float">
            <text:p>59.298026561737</text:p>
          </table:table-cell>
          <table:table-cell table:style-name="ce41" office:value-type="float" office:value="123.277187347412" calcext:value-type="float">
            <text:p>123.277187347412</text:p>
          </table:table-cell>
          <table:table-cell table:style-name="ce41" office:value-type="float" office:value="23.1393098831176" calcext:value-type="float">
            <text:p>23.1393098831176</text:p>
          </table:table-cell>
          <table:table-cell table:style-name="ce41" office:value-type="float" office:value="708.00746679306" calcext:value-type="float">
            <text:p>708.00746679306</text:p>
          </table:table-cell>
          <table:table-cell table:style-name="ce41" office:value-type="float" office:value="264.165890216827" calcext:value-type="float">
            <text:p>264.165890216827</text:p>
          </table:table-cell>
          <table:table-cell table:style-name="ce41" office:value-type="float" office:value="85.3624105453491" calcext:value-type="float">
            <text:p>85.3624105453491</text:p>
          </table:table-cell>
          <table:table-cell table:style-name="ce41" office:value-type="float" office:value="161.578929424285" calcext:value-type="float">
            <text:p>161.578929424285</text:p>
          </table:table-cell>
          <table:table-cell table:style-name="ce41" office:value-type="float" office:value="384.358489513397" calcext:value-type="float">
            <text:p>384.358489513397</text:p>
          </table:table-cell>
          <table:table-cell table:style-name="ce41" office:value-type="float" office:value="3301.18205547332" calcext:value-type="float">
            <text:p>3301.18205547332</text:p>
          </table:table-cell>
          <table:table-cell table:style-name="ce56" table:formula="of:=AVERAGE([.C7:.O7])" office:value-type="float" office:value="563.355465118701" calcext:value-type="float">
            <text:p>563.355465118701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0.275224685668945" calcext:value-type="float">
            <text:p>0.275224685668945</text:p>
          </table:table-cell>
          <table:table-cell table:style-name="ce41" office:value-type="float" office:value="0.326066255569458" calcext:value-type="float">
            <text:p>0.326066255569458</text:p>
          </table:table-cell>
          <table:table-cell table:style-name="ce41" office:value-type="float" office:value="0.517978191375732" calcext:value-type="float">
            <text:p>0.517978191375732</text:p>
          </table:table-cell>
          <table:table-cell table:style-name="ce41" office:value-type="float" office:value="0.229040145874023" calcext:value-type="float">
            <text:p>0.229040145874023</text:p>
          </table:table-cell>
          <table:table-cell table:style-name="ce41" office:value-type="float" office:value="0.0411126613616943" calcext:value-type="float">
            <text:p>0.041112661361694</text:p>
          </table:table-cell>
          <table:table-cell table:style-name="ce41" office:value-type="float" office:value="1.34668326377868" calcext:value-type="float">
            <text:p>1.34668326377868</text:p>
          </table:table-cell>
          <table:table-cell table:style-name="ce41" office:value-type="float" office:value="0.386123657226562" calcext:value-type="float">
            <text:p>0.386123657226562</text:p>
          </table:table-cell>
          <table:table-cell table:style-name="ce41" office:value-type="float" office:value="0.369866371154785" calcext:value-type="float">
            <text:p>0.369866371154785</text:p>
          </table:table-cell>
          <table:table-cell table:style-name="ce41" office:value-type="float" office:value="0.158679723739624" calcext:value-type="float">
            <text:p>0.158679723739624</text:p>
          </table:table-cell>
          <table:table-cell table:style-name="ce41" office:value-type="float" office:value="0.137076377868652" calcext:value-type="float">
            <text:p>0.137076377868652</text:p>
          </table:table-cell>
          <table:table-cell table:style-name="ce41" office:value-type="float" office:value="0.155176162719726" calcext:value-type="float">
            <text:p>0.155176162719726</text:p>
          </table:table-cell>
          <table:table-cell table:style-name="ce41" office:value-type="float" office:value="2.53997015953064" calcext:value-type="float">
            <text:p>2.53997015953064</text:p>
          </table:table-cell>
          <table:table-cell table:style-name="ce41" office:value-type="float" office:value="2.22066116333007" calcext:value-type="float">
            <text:p>2.22066116333007</text:p>
          </table:table-cell>
          <table:table-cell table:style-name="ce56" table:formula="of:=AVERAGE([.C8:.O8])" office:value-type="float" office:value="0.66951221686143" calcext:value-type="float">
            <text:p>0.66951221686143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RF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99953411175494" calcext:value-type="float">
            <text:p>0.99995341117549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8429775971" calcext:value-type="float">
            <text:p>0.999988429775971</text:p>
          </table:table-cell>
          <table:table-cell table:style-name="ce41" office:value-type="float" office:value="0.999930050808549" calcext:value-type="float">
            <text:p>0.999930050808549</text:p>
          </table:table-cell>
          <table:table-cell table:style-name="ce41" office:value-type="float" office:value="0.999959847420196" calcext:value-type="float">
            <text:p>0.999959847420196</text:p>
          </table:table-cell>
          <table:table-cell table:style-name="ce41" office:value-type="float" office:value="0.999995026051057" calcext:value-type="float">
            <text:p>0.999995026051057</text:p>
          </table:table-cell>
          <table:table-cell table:style-name="ce41" office:value-type="float" office:value="0.999984114502664" calcext:value-type="float">
            <text:p>0.999984114502664</text:p>
          </table:table-cell>
          <table:table-cell table:style-name="ce41" office:value-type="float" office:value="0.999986653854366" calcext:value-type="float">
            <text:p>0.999986653854366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99980609924416" calcext:value-type="float">
            <text:p>0.99980609924416</text:p>
          </table:table-cell>
          <table:table-cell table:style-name="ce41" office:value-type="float" office:value="0.999967336495342" calcext:value-type="float">
            <text:p>0.999967336495342</text:p>
          </table:table-cell>
          <table:table-cell table:style-name="ce56" table:formula="of:=AVERAGE([.C9:.K9]; [.M9:.O9])" office:value-type="float" office:value="0.999964247443983" calcext:value-type="float">
            <text:p>0.99996424744398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99953415508582" calcext:value-type="float">
            <text:p>0.9999534155085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8429842766" calcext:value-type="float">
            <text:p>0.999988429842766</text:p>
          </table:table-cell>
          <table:table-cell table:style-name="ce41" office:value-type="float" office:value="0.999930055749669" calcext:value-type="float">
            <text:p>0.999930055749669</text:p>
          </table:table-cell>
          <table:table-cell table:style-name="ce41" office:value-type="float" office:value="0.999959850648674" calcext:value-type="float">
            <text:p>0.999959850648674</text:p>
          </table:table-cell>
          <table:table-cell table:style-name="ce41" office:value-type="float" office:value="0.999995026100553" calcext:value-type="float">
            <text:p>0.999995026100553</text:p>
          </table:table-cell>
          <table:table-cell table:style-name="ce41" office:value-type="float" office:value="0.999984115007342" calcext:value-type="float">
            <text:p>0.999984115007342</text:p>
          </table:table-cell>
          <table:table-cell table:style-name="ce41" office:value-type="float" office:value="0.999986651925184" calcext:value-type="float">
            <text:p>0.99998665192518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999803443779153" calcext:value-type="float">
            <text:p>0.999803443779153</text:p>
          </table:table-cell>
          <table:table-cell table:style-name="ce41" office:value-type="float" office:value="0.999967338816415" calcext:value-type="float">
            <text:p>0.999967338816415</text:p>
          </table:table-cell>
          <table:table-cell table:style-name="ce56" table:formula="of:=AVERAGE([.C10:.K10]; [.M10:.O10])" office:value-type="float" office:value="0.999964027281528" calcext:value-type="float">
            <text:p>0.999964027281528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99953411175494" calcext:value-type="float">
            <text:p>0.99995341117549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8429775971" calcext:value-type="float">
            <text:p>0.999988429775971</text:p>
          </table:table-cell>
          <table:table-cell table:style-name="ce41" office:value-type="float" office:value="0.999930050808549" calcext:value-type="float">
            <text:p>0.999930050808549</text:p>
          </table:table-cell>
          <table:table-cell table:style-name="ce41" office:value-type="float" office:value="0.999959847420196" calcext:value-type="float">
            <text:p>0.999959847420196</text:p>
          </table:table-cell>
          <table:table-cell table:style-name="ce41" office:value-type="float" office:value="0.999995026051057" calcext:value-type="float">
            <text:p>0.999995026051057</text:p>
          </table:table-cell>
          <table:table-cell table:style-name="ce41" office:value-type="float" office:value="0.999984114502664" calcext:value-type="float">
            <text:p>0.999984114502664</text:p>
          </table:table-cell>
          <table:table-cell table:style-name="ce41" office:value-type="float" office:value="0.999986653854366" calcext:value-type="float">
            <text:p>0.999986653854366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99980609924416" calcext:value-type="float">
            <text:p>0.99980609924416</text:p>
          </table:table-cell>
          <table:table-cell table:style-name="ce41" office:value-type="float" office:value="0.999967336495342" calcext:value-type="float">
            <text:p>0.999967336495342</text:p>
          </table:table-cell>
          <table:table-cell table:style-name="ce56" table:formula="of:=AVERAGE([.C11:.K11]; [.M11:.O11])" office:value-type="float" office:value="0.999964247443983" calcext:value-type="float">
            <text:p>0.99996424744398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99953411171613" calcext:value-type="float">
            <text:p>0.9999534111716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8429775901" calcext:value-type="float">
            <text:p>0.999988429775901</text:p>
          </table:table-cell>
          <table:table-cell table:style-name="ce41" office:value-type="float" office:value="0.999929927175144" calcext:value-type="float">
            <text:p>0.999929927175144</text:p>
          </table:table-cell>
          <table:table-cell table:style-name="ce41" office:value-type="float" office:value="0.999959847422268" calcext:value-type="float">
            <text:p>0.999959847422268</text:p>
          </table:table-cell>
          <table:table-cell table:style-name="ce41" office:value-type="float" office:value="0.999995026051065" calcext:value-type="float">
            <text:p>0.999995026051065</text:p>
          </table:table-cell>
          <table:table-cell table:style-name="ce41" office:value-type="float" office:value="0.999984114502658" calcext:value-type="float">
            <text:p>0.999984114502658</text:p>
          </table:table-cell>
          <table:table-cell table:style-name="ce41" office:value-type="float" office:value="0.99998665188075" calcext:value-type="float">
            <text:p>0.99998665188075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9997804017456" calcext:value-type="float">
            <text:p>0.9997804017456</text:p>
          </table:table-cell>
          <table:table-cell table:style-name="ce41" office:value-type="float" office:value="0.999967337085324" calcext:value-type="float">
            <text:p>0.999967337085324</text:p>
          </table:table-cell>
          <table:table-cell table:style-name="ce56" table:formula="of:=AVERAGE([.C12:.K12]; [.M12:.O12])" office:value-type="float" office:value="0.999962095567527" calcext:value-type="float">
            <text:p>0.99996209556752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9995332991086" calcext:value-type="float">
            <text:p>0.9999533299108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8423756068" calcext:value-type="float">
            <text:p>0.999988423756068</text:p>
          </table:table-cell>
          <table:table-cell table:style-name="ce41" office:value-type="float" office:value="0.996442432082794" calcext:value-type="float">
            <text:p>0.996442432082794</text:p>
          </table:table-cell>
          <table:table-cell table:style-name="ce41" office:value-type="float" office:value="0.999959900553372" calcext:value-type="float">
            <text:p>0.999959900553372</text:p>
          </table:table-cell>
          <table:table-cell table:style-name="ce41" office:value-type="float" office:value="0.999995027695734" calcext:value-type="float">
            <text:p>0.999995027695734</text:p>
          </table:table-cell>
          <table:table-cell table:style-name="ce41" office:value-type="float" office:value="0.999984114376489" calcext:value-type="float">
            <text:p>0.999984114376489</text:p>
          </table:table-cell>
          <table:table-cell table:style-name="ce41" office:value-type="float" office:value="0.999549748314974" calcext:value-type="float">
            <text:p>0.99954974831497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0.786225679650167" calcext:value-type="float">
            <text:p>0.786225679650167</text:p>
          </table:table-cell>
          <table:table-cell table:style-name="ce41" office:value-type="float" office:value="0.99996672282685" calcext:value-type="float">
            <text:p>0.99996672282685</text:p>
          </table:table-cell>
          <table:table-cell table:style-name="ce56" table:formula="of:=AVERAGE([.C13:.K13]; [.M13:.O13])" office:value-type="float" office:value="0.981838781597276" calcext:value-type="float">
            <text:p>0.981838781597276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4503.77694368362" calcext:value-type="float">
            <text:p>4503.77694368362</text:p>
          </table:table-cell>
          <table:table-cell table:style-name="ce41" office:value-type="float" office:value="3005.73819875717" calcext:value-type="float">
            <text:p>3005.73819875717</text:p>
          </table:table-cell>
          <table:table-cell table:style-name="ce41" office:value-type="float" office:value="13032.1511268615" calcext:value-type="float">
            <text:p>13032.1511268615</text:p>
          </table:table-cell>
          <table:table-cell table:style-name="ce41" office:value-type="float" office:value="74.5485663414001" calcext:value-type="float">
            <text:p>74.5485663414001</text:p>
          </table:table-cell>
          <table:table-cell table:style-name="ce41" office:value-type="float" office:value="528.845870494842" calcext:value-type="float">
            <text:p>528.845870494842</text:p>
          </table:table-cell>
          <table:table-cell table:style-name="ce41" office:value-type="float" office:value="578.824663162231" calcext:value-type="float">
            <text:p>578.824663162231</text:p>
          </table:table-cell>
          <table:table-cell table:style-name="ce41" office:value-type="float" office:value="89.0682935714721" calcext:value-type="float">
            <text:p>89.0682935714721</text:p>
          </table:table-cell>
          <table:table-cell table:style-name="ce41" office:value-type="float" office:value="9618.43020915985" calcext:value-type="float">
            <text:p>9618.43020915985</text:p>
          </table:table-cell>
          <table:table-cell table:style-name="ce41" office:value-type="float" office:value="964.463996887207" calcext:value-type="float">
            <text:p>964.463996887207</text:p>
          </table:table-cell>
          <table:table-cell table:style-name="ce41" office:value-type="float" office:value="2787.07766532897" calcext:value-type="float">
            <text:p>2787.07766532897</text:p>
          </table:table-cell>
          <table:table-cell table:style-name="ce41" office:value-type="float" office:value="1673.18532466888" calcext:value-type="float">
            <text:p>1673.18532466888</text:p>
          </table:table-cell>
          <table:table-cell table:style-name="ce41" office:value-type="float" office:value="2207.8804731369" calcext:value-type="float">
            <text:p>2207.8804731369</text:p>
          </table:table-cell>
          <table:table-cell table:style-name="ce41" office:value-type="float" office:value="30217.7948594093" calcext:value-type="float">
            <text:p>30217.7948594093</text:p>
          </table:table-cell>
          <table:table-cell table:style-name="ce56" table:formula="of:=AVERAGE([.C14:.O14])" office:value-type="float" office:value="5329.3681685741" calcext:value-type="float">
            <text:p>5329.3681685741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1.74134159088134" calcext:value-type="float">
            <text:p>1.74134159088134</text:p>
          </table:table-cell>
          <table:table-cell table:style-name="ce41" office:value-type="float" office:value="1.24144339561462" calcext:value-type="float">
            <text:p>1.24144339561462</text:p>
          </table:table-cell>
          <table:table-cell table:style-name="ce41" office:value-type="float" office:value="2.99999380111694" calcext:value-type="float">
            <text:p>2.99999380111694</text:p>
          </table:table-cell>
          <table:table-cell table:style-name="ce41" office:value-type="float" office:value="0.731542110443115" calcext:value-type="float">
            <text:p>0.731542110443115</text:p>
          </table:table-cell>
          <table:table-cell table:style-name="ce41" office:value-type="float" office:value="0.202813625335693" calcext:value-type="float">
            <text:p>0.202813625335693</text:p>
          </table:table-cell>
          <table:table-cell table:style-name="ce41" office:value-type="float" office:value="5.74919033050537" calcext:value-type="float">
            <text:p>5.74919033050537</text:p>
          </table:table-cell>
          <table:table-cell table:style-name="ce41" office:value-type="float" office:value="1.47170805931091" calcext:value-type="float">
            <text:p>1.47170805931091</text:p>
          </table:table-cell>
          <table:table-cell table:style-name="ce41" office:value-type="float" office:value="2.14587044715881" calcext:value-type="float">
            <text:p>2.14587044715881</text:p>
          </table:table-cell>
          <table:table-cell table:style-name="ce41" office:value-type="float" office:value="0.71830940246582" calcext:value-type="float">
            <text:p>0.71830940246582</text:p>
          </table:table-cell>
          <table:table-cell table:style-name="ce41" office:value-type="float" office:value="1.35823822021484" calcext:value-type="float">
            <text:p>1.35823822021484</text:p>
          </table:table-cell>
          <table:table-cell table:style-name="ce41" office:value-type="float" office:value="0.770977258682251" calcext:value-type="float">
            <text:p>0.770977258682251</text:p>
          </table:table-cell>
          <table:table-cell table:style-name="ce41" office:value-type="float" office:value="14.6360354423522" calcext:value-type="float">
            <text:p>14.6360354423522</text:p>
          </table:table-cell>
          <table:table-cell table:style-name="ce41" office:value-type="float" office:value="14.0291495323181" calcext:value-type="float">
            <text:p>14.0291495323181</text:p>
          </table:table-cell>
          <table:table-cell table:style-name="ce56" table:formula="of:=AVERAGE([.C15:.O15])" office:value-type="float" office:value="3.67666255510769" calcext:value-type="float">
            <text:p>3.67666255510769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XGB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9998252919081" calcext:value-type="float">
            <text:p>0.99998252919081</text:p>
          </table:table-cell>
          <table:table-cell table:style-name="ce41" office:value-type="float" office:value="0.999995381062355" calcext:value-type="float">
            <text:p>0.999995381062355</text:p>
          </table:table-cell>
          <table:table-cell table:style-name="ce41" office:value-type="float" office:value="0.999997107443992" calcext:value-type="float">
            <text:p>0.999997107443992</text:p>
          </table:table-cell>
          <table:table-cell table:style-name="ce41" office:value-type="float" office:value="0.999930050808549" calcext:value-type="float">
            <text:p>0.99993005080854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6321640408" calcext:value-type="float">
            <text:p>0.999986321640408</text:p>
          </table:table-cell>
          <table:table-cell table:number-columns-repeated="5" table:style-name="ce41" office:value-type="float" office:value="1" calcext:value-type="float">
            <text:p>1</text:p>
          </table:table-cell>
          <table:table-cell table:style-name="ce41" office:value-type="float" office:value="0.999956851754881" calcext:value-type="float">
            <text:p>0.999956851754881</text:p>
          </table:table-cell>
          <table:table-cell table:style-name="ce41" office:value-type="float" office:value="0.999968016985022" calcext:value-type="float">
            <text:p>0.999968016985022</text:p>
          </table:table-cell>
          <table:table-cell table:style-name="ce56" table:formula="of:=AVERAGE([.C16:.K16]; [.M16:.O16])" office:value-type="float" office:value="0.999984688240501" calcext:value-type="float">
            <text:p>0.999984688240501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99982529258282" calcext:value-type="float">
            <text:p>0.999982529258282</text:p>
          </table:table-cell>
          <table:table-cell table:style-name="ce41" office:value-type="float" office:value="0.999995381104822" calcext:value-type="float">
            <text:p>0.999995381104822</text:p>
          </table:table-cell>
          <table:table-cell table:style-name="ce41" office:value-type="float" office:value="0.999997107460709" calcext:value-type="float">
            <text:p>0.999997107460709</text:p>
          </table:table-cell>
          <table:table-cell table:style-name="ce41" office:value-type="float" office:value="0.999930055749669" calcext:value-type="float">
            <text:p>0.99993005574966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6322014717" calcext:value-type="float">
            <text:p>0.999986322014717</text:p>
          </table:table-cell>
          <table:table-cell table:number-columns-repeated="5" table:style-name="ce41" office:value-type="float" office:value="1" calcext:value-type="float">
            <text:p>1</text:p>
          </table:table-cell>
          <table:table-cell table:style-name="ce41" office:value-type="float" office:value="0.999956433160628" calcext:value-type="float">
            <text:p>0.999956433160628</text:p>
          </table:table-cell>
          <table:table-cell table:style-name="ce41" office:value-type="float" office:value="0.999968017474313" calcext:value-type="float">
            <text:p>0.999968017474313</text:p>
          </table:table-cell>
          <table:table-cell table:style-name="ce56" table:formula="of:=AVERAGE([.C17:.K17]; [.M17:.O17])" office:value-type="float" office:value="0.999984653851928" calcext:value-type="float">
            <text:p>0.999984653851928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9998252919081" calcext:value-type="float">
            <text:p>0.99998252919081</text:p>
          </table:table-cell>
          <table:table-cell table:style-name="ce41" office:value-type="float" office:value="0.999995381062355" calcext:value-type="float">
            <text:p>0.999995381062355</text:p>
          </table:table-cell>
          <table:table-cell table:style-name="ce41" office:value-type="float" office:value="0.999997107443992" calcext:value-type="float">
            <text:p>0.999997107443992</text:p>
          </table:table-cell>
          <table:table-cell table:style-name="ce41" office:value-type="float" office:value="0.999930050808549" calcext:value-type="float">
            <text:p>0.99993005080854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6321640408" calcext:value-type="float">
            <text:p>0.999986321640408</text:p>
          </table:table-cell>
          <table:table-cell table:number-columns-repeated="5" table:style-name="ce41" office:value-type="float" office:value="1" calcext:value-type="float">
            <text:p>1</text:p>
          </table:table-cell>
          <table:table-cell table:style-name="ce41" office:value-type="float" office:value="0.999956851754881" calcext:value-type="float">
            <text:p>0.999956851754881</text:p>
          </table:table-cell>
          <table:table-cell table:style-name="ce41" office:value-type="float" office:value="0.999968016985022" calcext:value-type="float">
            <text:p>0.999968016985022</text:p>
          </table:table-cell>
          <table:table-cell table:style-name="ce56" table:formula="of:=AVERAGE([.C18:.K18]; [.M18:.O18])" office:value-type="float" office:value="0.999984688240501" calcext:value-type="float">
            <text:p>0.999984688240501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99982529190632" calcext:value-type="float">
            <text:p>0.999982529190632</text:p>
          </table:table-cell>
          <table:table-cell table:style-name="ce41" office:value-type="float" office:value="0.999995381062254" calcext:value-type="float">
            <text:p>0.999995381062254</text:p>
          </table:table-cell>
          <table:table-cell table:style-name="ce41" office:value-type="float" office:value="0.999997107443984" calcext:value-type="float">
            <text:p>0.999997107443984</text:p>
          </table:table-cell>
          <table:table-cell table:style-name="ce41" office:value-type="float" office:value="0.999929927175144" calcext:value-type="float">
            <text:p>0.99992992717514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6321640467" calcext:value-type="float">
            <text:p>0.999986321640467</text:p>
          </table:table-cell>
          <table:table-cell table:number-columns-repeated="5" table:style-name="ce41" office:value-type="float" office:value="1" calcext:value-type="float">
            <text:p>1</text:p>
          </table:table-cell>
          <table:table-cell table:style-name="ce41" office:value-type="float" office:value="0.999956034192886" calcext:value-type="float">
            <text:p>0.999956034192886</text:p>
          </table:table-cell>
          <table:table-cell table:style-name="ce41" office:value-type="float" office:value="0.999968017170717" calcext:value-type="float">
            <text:p>0.999968017170717</text:p>
          </table:table-cell>
          <table:table-cell table:style-name="ce56" table:formula="of:=AVERAGE([.C19:.K19]; [.M19:.O19])" office:value-type="float" office:value="0.999984609823007" calcext:value-type="float">
            <text:p>0.99998460982300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99982518997417" calcext:value-type="float">
            <text:p>0.999982518997417</text:p>
          </table:table-cell>
          <table:table-cell table:style-name="ce41" office:value-type="float" office:value="0.999995359025766" calcext:value-type="float">
            <text:p>0.999995359025766</text:p>
          </table:table-cell>
          <table:table-cell table:style-name="ce41" office:value-type="float" office:value="0.99999710443716" calcext:value-type="float">
            <text:p>0.99999710443716</text:p>
          </table:table-cell>
          <table:table-cell table:style-name="ce41" office:value-type="float" office:value="0.996442432082794" calcext:value-type="float">
            <text:p>0.99644243208279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98632616327" calcext:value-type="float">
            <text:p>0.99998632616327</text:p>
          </table:table-cell>
          <table:table-cell table:number-columns-repeated="5" table:style-name="ce41" office:value-type="float" office:value="1" calcext:value-type="float">
            <text:p>1</text:p>
          </table:table-cell>
          <table:table-cell table:style-name="ce41" office:value-type="float" office:value="0.957482365282959" calcext:value-type="float">
            <text:p>0.957482365282959</text:p>
          </table:table-cell>
          <table:table-cell table:style-name="ce41" office:value-type="float" office:value="0.999955534953746" calcext:value-type="float">
            <text:p>0.999955534953746</text:p>
          </table:table-cell>
          <table:table-cell table:style-name="ce56" table:formula="of:=AVERAGE([.C20:.K20]; [.M20:.O20])" office:value-type="float" office:value="0.996153470078593" calcext:value-type="float">
            <text:p>0.99615347007859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3480.60889244079" calcext:value-type="float">
            <text:p>3480.60889244079</text:p>
          </table:table-cell>
          <table:table-cell table:style-name="ce41" office:value-type="float" office:value="3054.93414402008" calcext:value-type="float">
            <text:p>3054.93414402008</text:p>
          </table:table-cell>
          <table:table-cell table:style-name="ce41" office:value-type="float" office:value="8372.28083610534" calcext:value-type="float">
            <text:p>8372.28083610534</text:p>
          </table:table-cell>
          <table:table-cell table:style-name="ce41" office:value-type="float" office:value="234.984958171844" calcext:value-type="float">
            <text:p>234.984958171844</text:p>
          </table:table-cell>
          <table:table-cell table:style-name="ce41" office:value-type="float" office:value="462.50113248825" calcext:value-type="float">
            <text:p>462.50113248825</text:p>
          </table:table-cell>
          <table:table-cell table:style-name="ce41" office:value-type="float" office:value="579.308140277862" calcext:value-type="float">
            <text:p>579.308140277862</text:p>
          </table:table-cell>
          <table:table-cell table:style-name="ce41" office:value-type="float" office:value="165.830886363983" calcext:value-type="float">
            <text:p>165.830886363983</text:p>
          </table:table-cell>
          <table:table-cell table:style-name="ce41" office:value-type="float" office:value="5559.86349582672" calcext:value-type="float">
            <text:p>5559.86349582672</text:p>
          </table:table-cell>
          <table:table-cell table:style-name="ce41" office:value-type="float" office:value="1201.78467035293" calcext:value-type="float">
            <text:p>1201.78467035293</text:p>
          </table:table-cell>
          <table:table-cell table:style-name="ce41" office:value-type="float" office:value="932.340955734252" calcext:value-type="float">
            <text:p>932.340955734252</text:p>
          </table:table-cell>
          <table:table-cell table:style-name="ce41" office:value-type="float" office:value="1666.87116622924" calcext:value-type="float">
            <text:p>1666.87116622924</text:p>
          </table:table-cell>
          <table:table-cell table:style-name="ce41" office:value-type="float" office:value="2384.78770256042" calcext:value-type="float">
            <text:p>2384.78770256042</text:p>
          </table:table-cell>
          <table:table-cell table:style-name="ce41" office:value-type="float" office:value="24781.7712903022" calcext:value-type="float">
            <text:p>24781.7712903022</text:p>
          </table:table-cell>
          <table:table-cell table:style-name="ce56" table:formula="of:=AVERAGE([.C21:.O21])" office:value-type="float" office:value="4067.52832852876" calcext:value-type="float">
            <text:p>4067.52832852876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0.232231140136718" calcext:value-type="float">
            <text:p>0.232231140136718</text:p>
          </table:table-cell>
          <table:table-cell table:style-name="ce41" office:value-type="float" office:value="0.301445484161376" calcext:value-type="float">
            <text:p>0.301445484161376</text:p>
          </table:table-cell>
          <table:table-cell table:style-name="ce41" office:value-type="float" office:value="0.514175653457641" calcext:value-type="float">
            <text:p>0.514175653457641</text:p>
          </table:table-cell>
          <table:table-cell table:style-name="ce41" office:value-type="float" office:value="0.190394639968872" calcext:value-type="float">
            <text:p>0.190394639968872</text:p>
          </table:table-cell>
          <table:table-cell table:style-name="ce41" office:value-type="float" office:value="0.0429797172546386" calcext:value-type="float">
            <text:p>0.042979717254639</text:p>
          </table:table-cell>
          <table:table-cell table:style-name="ce41" office:value-type="float" office:value="1.2102780342102" calcext:value-type="float">
            <text:p>1.2102780342102</text:p>
          </table:table-cell>
          <table:table-cell table:style-name="ce41" office:value-type="float" office:value="0.384858846664428" calcext:value-type="float">
            <text:p>0.384858846664428</text:p>
          </table:table-cell>
          <table:table-cell table:style-name="ce41" office:value-type="float" office:value="0.329264879226684" calcext:value-type="float">
            <text:p>0.329264879226684</text:p>
          </table:table-cell>
          <table:table-cell table:style-name="ce41" office:value-type="float" office:value="0.162792444229125" calcext:value-type="float">
            <text:p>0.162792444229125</text:p>
          </table:table-cell>
          <table:table-cell table:style-name="ce41" office:value-type="float" office:value="0.132009029388427" calcext:value-type="float">
            <text:p>0.132009029388427</text:p>
          </table:table-cell>
          <table:table-cell table:style-name="ce41" office:value-type="float" office:value="0.165685415267944" calcext:value-type="float">
            <text:p>0.165685415267944</text:p>
          </table:table-cell>
          <table:table-cell table:style-name="ce41" office:value-type="float" office:value="2.33502173423767" calcext:value-type="float">
            <text:p>2.33502173423767</text:p>
          </table:table-cell>
          <table:table-cell table:style-name="ce41" office:value-type="float" office:value="2.30398678779602" calcext:value-type="float">
            <text:p>2.30398678779602</text:p>
          </table:table-cell>
          <table:table-cell table:style-name="ce56" table:formula="of:=AVERAGE([.C22:.O22])" office:value-type="float" office:value="0.638855677384596" calcext:value-type="float">
            <text:p>0.638855677384596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NB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812573159013481" calcext:value-type="float">
            <text:p>0.812573159013481</text:p>
          </table:table-cell>
          <table:table-cell table:style-name="ce41" office:value-type="float" office:value="0.999963048498845" calcext:value-type="float">
            <text:p>0.999963048498845</text:p>
          </table:table-cell>
          <table:table-cell table:style-name="ce41" office:value-type="float" office:value="0.874801498344011" calcext:value-type="float">
            <text:p>0.874801498344011</text:p>
          </table:table-cell>
          <table:table-cell table:style-name="ce41" office:value-type="float" office:value="0.999980922947786" calcext:value-type="float">
            <text:p>0.999980922947786</text:p>
          </table:table-cell>
          <table:table-cell table:style-name="ce41" office:value-type="float" office:value="0.910700662517566" calcext:value-type="float">
            <text:p>0.910700662517566</text:p>
          </table:table-cell>
          <table:table-cell table:style-name="ce41" office:value-type="float" office:value="0.99789850657183" calcext:value-type="float">
            <text:p>0.99789850657183</text:p>
          </table:table-cell>
          <table:table-cell table:style-name="ce41" office:value-type="float" office:value="0.999964257630995" calcext:value-type="float">
            <text:p>0.999964257630995</text:p>
          </table:table-cell>
          <table:table-cell table:style-name="ce41" office:value-type="float" office:value="0.969617499466154" calcext:value-type="float">
            <text:p>0.969617499466154</text:p>
          </table:table-cell>
          <table:table-cell table:style-name="ce41" office:value-type="float" office:value="0.903200503391861" calcext:value-type="float">
            <text:p>0.903200503391861</text:p>
          </table:table-cell>
          <table:table-cell table:style-name="ce41" office:value-type="float" office:value="0.871401291072503" calcext:value-type="float">
            <text:p>0.871401291072503</text:p>
          </table:table-cell>
          <table:table-cell table:style-name="ce41" office:value-type="float" office:value="0.836105336105336" calcext:value-type="float">
            <text:p>0.836105336105336</text:p>
          </table:table-cell>
          <table:table-cell table:style-name="ce41" office:value-type="float" office:value="0.162830823188612" calcext:value-type="float">
            <text:p>0.162830823188612</text:p>
          </table:table-cell>
          <table:table-cell table:style-name="ce41" office:value-type="float" office:value="0.773554129551625" calcext:value-type="float">
            <text:p>0.773554129551625</text:p>
          </table:table-cell>
          <table:table-cell table:style-name="ce56" table:formula="of:=AVERAGE([.C23:.K23]; [.M23:.O23])" office:value-type="float" office:value="0.853432528935675" calcext:value-type="float">
            <text:p>0.853432528935675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863041818482237" calcext:value-type="float">
            <text:p>0.863041818482237</text:p>
          </table:table-cell>
          <table:table-cell table:style-name="ce41" office:value-type="float" office:value="0.999963051216566" calcext:value-type="float">
            <text:p>0.999963051216566</text:p>
          </table:table-cell>
          <table:table-cell table:style-name="ce41" office:value-type="float" office:value="0.899775624913663" calcext:value-type="float">
            <text:p>0.899775624913663</text:p>
          </table:table-cell>
          <table:table-cell table:style-name="ce41" office:value-type="float" office:value="0.999980931128042" calcext:value-type="float">
            <text:p>0.999980931128042</text:p>
          </table:table-cell>
          <table:table-cell table:style-name="ce41" office:value-type="float" office:value="0.922126482960792" calcext:value-type="float">
            <text:p>0.922126482960792</text:p>
          </table:table-cell>
          <table:table-cell table:style-name="ce41" office:value-type="float" office:value="0.997905396120916" calcext:value-type="float">
            <text:p>0.997905396120916</text:p>
          </table:table-cell>
          <table:table-cell table:style-name="ce41" office:value-type="float" office:value="0.999964260185826" calcext:value-type="float">
            <text:p>0.999964260185826</text:p>
          </table:table-cell>
          <table:table-cell table:style-name="ce41" office:value-type="float" office:value="0.988506556568195" calcext:value-type="float">
            <text:p>0.988506556568195</text:p>
          </table:table-cell>
          <table:table-cell table:style-name="ce41" office:value-type="float" office:value="0.918911028255784" calcext:value-type="float">
            <text:p>0.918911028255784</text:p>
          </table:table-cell>
          <table:table-cell table:style-name="ce41" office:value-type="float" office:value="0.878499503913772" calcext:value-type="float">
            <text:p>0.878499503913772</text:p>
          </table:table-cell>
          <table:table-cell table:style-name="ce41" office:value-type="float" office:value="0.876552229908127" calcext:value-type="float">
            <text:p>0.876552229908127</text:p>
          </table:table-cell>
          <table:table-cell table:style-name="ce41" office:value-type="float" office:value="0.999502974001077" calcext:value-type="float">
            <text:p>0.999502974001077</text:p>
          </table:table-cell>
          <table:table-cell table:style-name="ce41" office:value-type="float" office:value="0.893432602053494" calcext:value-type="float">
            <text:p>0.893432602053494</text:p>
          </table:table-cell>
          <table:table-cell table:style-name="ce56" table:formula="of:=AVERAGE([.C24:.K24]; [.M24:.O24])" office:value-type="float" office:value="0.94663857964956" calcext:value-type="float">
            <text:p>0.94663857964956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812573159013481" calcext:value-type="float">
            <text:p>0.812573159013481</text:p>
          </table:table-cell>
          <table:table-cell table:style-name="ce41" office:value-type="float" office:value="0.999963048498845" calcext:value-type="float">
            <text:p>0.999963048498845</text:p>
          </table:table-cell>
          <table:table-cell table:style-name="ce41" office:value-type="float" office:value="0.874801498344011" calcext:value-type="float">
            <text:p>0.874801498344011</text:p>
          </table:table-cell>
          <table:table-cell table:style-name="ce41" office:value-type="float" office:value="0.999980922947786" calcext:value-type="float">
            <text:p>0.999980922947786</text:p>
          </table:table-cell>
          <table:table-cell table:style-name="ce41" office:value-type="float" office:value="0.910700662517566" calcext:value-type="float">
            <text:p>0.910700662517566</text:p>
          </table:table-cell>
          <table:table-cell table:style-name="ce41" office:value-type="float" office:value="0.99789850657183" calcext:value-type="float">
            <text:p>0.99789850657183</text:p>
          </table:table-cell>
          <table:table-cell table:style-name="ce41" office:value-type="float" office:value="0.999964257630995" calcext:value-type="float">
            <text:p>0.999964257630995</text:p>
          </table:table-cell>
          <table:table-cell table:style-name="ce41" office:value-type="float" office:value="0.969617499466154" calcext:value-type="float">
            <text:p>0.969617499466154</text:p>
          </table:table-cell>
          <table:table-cell table:style-name="ce41" office:value-type="float" office:value="0.903200503391861" calcext:value-type="float">
            <text:p>0.903200503391861</text:p>
          </table:table-cell>
          <table:table-cell table:style-name="ce41" office:value-type="float" office:value="0.871401291072503" calcext:value-type="float">
            <text:p>0.871401291072503</text:p>
          </table:table-cell>
          <table:table-cell table:style-name="ce41" office:value-type="float" office:value="0.836105336105336" calcext:value-type="float">
            <text:p>0.836105336105336</text:p>
          </table:table-cell>
          <table:table-cell table:style-name="ce41" office:value-type="float" office:value="0.162830823188612" calcext:value-type="float">
            <text:p>0.162830823188612</text:p>
          </table:table-cell>
          <table:table-cell table:style-name="ce41" office:value-type="float" office:value="0.773554129551625" calcext:value-type="float">
            <text:p>0.773554129551625</text:p>
          </table:table-cell>
          <table:table-cell table:style-name="ce56" table:formula="of:=AVERAGE([.C25:.K25]; [.M25:.O25])" office:value-type="float" office:value="0.853432528935675" calcext:value-type="float">
            <text:p>0.853432528935675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805900042483631" calcext:value-type="float">
            <text:p>0.805900042483631</text:p>
          </table:table-cell>
          <table:table-cell table:style-name="ce41" office:value-type="float" office:value="0.999963048492311" calcext:value-type="float">
            <text:p>0.999963048492311</text:p>
          </table:table-cell>
          <table:table-cell table:style-name="ce41" office:value-type="float" office:value="0.872796558694268" calcext:value-type="float">
            <text:p>0.872796558694268</text:p>
          </table:table-cell>
          <table:table-cell table:style-name="ce41" office:value-type="float" office:value="0.999980926001064" calcext:value-type="float">
            <text:p>0.999980926001064</text:p>
          </table:table-cell>
          <table:table-cell table:style-name="ce41" office:value-type="float" office:value="0.910081553734361" calcext:value-type="float">
            <text:p>0.910081553734361</text:p>
          </table:table-cell>
          <table:table-cell table:style-name="ce41" office:value-type="float" office:value="0.997898498006378" calcext:value-type="float">
            <text:p>0.997898498006378</text:p>
          </table:table-cell>
          <table:table-cell table:style-name="ce41" office:value-type="float" office:value="0.99996425763094" calcext:value-type="float">
            <text:p>0.99996425763094</text:p>
          </table:table-cell>
          <table:table-cell table:style-name="ce41" office:value-type="float" office:value="0.977403979525292" calcext:value-type="float">
            <text:p>0.977403979525292</text:p>
          </table:table-cell>
          <table:table-cell table:style-name="ce41" office:value-type="float" office:value="0.902292124863872" calcext:value-type="float">
            <text:p>0.902292124863872</text:p>
          </table:table-cell>
          <table:table-cell table:style-name="ce41" office:value-type="float" office:value="0.87080192252051" calcext:value-type="float">
            <text:p>0.87080192252051</text:p>
          </table:table-cell>
          <table:table-cell table:style-name="ce41" office:value-type="float" office:value="0.831568423677747" calcext:value-type="float">
            <text:p>0.831568423677747</text:p>
          </table:table-cell>
          <table:table-cell table:style-name="ce41" office:value-type="float" office:value="0.279394857296544" calcext:value-type="float">
            <text:p>0.279394857296544</text:p>
          </table:table-cell>
          <table:table-cell table:style-name="ce41" office:value-type="float" office:value="0.796042116713537" calcext:value-type="float">
            <text:p>0.796042116713537</text:p>
          </table:table-cell>
          <table:table-cell table:style-name="ce56" table:formula="of:=AVERAGE([.C26:.K26]; [.M26:.O26])" office:value-type="float" office:value="0.864440532259996" calcext:value-type="float">
            <text:p>0.864440532259996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812897023405243" calcext:value-type="float">
            <text:p>0.812897023405243</text:p>
          </table:table-cell>
          <table:table-cell table:style-name="ce41" office:value-type="float" office:value="0.999962872206133" calcext:value-type="float">
            <text:p>0.999962872206133</text:p>
          </table:table-cell>
          <table:table-cell table:style-name="ce41" office:value-type="float" office:value="0.874671539847937" calcext:value-type="float">
            <text:p>0.874671539847937</text:p>
          </table:table-cell>
          <table:table-cell table:style-name="ce41" office:value-type="float" office:value="0.999670162580937" calcext:value-type="float">
            <text:p>0.999670162580937</text:p>
          </table:table-cell>
          <table:table-cell table:style-name="ce41" office:value-type="float" office:value="0.910591438204508" calcext:value-type="float">
            <text:p>0.910591438204508</text:p>
          </table:table-cell>
          <table:table-cell table:style-name="ce41" office:value-type="float" office:value="0.997897891029124" calcext:value-type="float">
            <text:p>0.997897891029124</text:p>
          </table:table-cell>
          <table:table-cell table:style-name="ce41" office:value-type="float" office:value="0.9999642573471" calcext:value-type="float">
            <text:p>0.9999642573471</text:p>
          </table:table-cell>
          <table:table-cell table:style-name="ce41" office:value-type="float" office:value="0.85838673153537" calcext:value-type="float">
            <text:p>0.85838673153537</text:p>
          </table:table-cell>
          <table:table-cell table:style-name="ce41" office:value-type="float" office:value="0.903273040482342" calcext:value-type="float">
            <text:p>0.903273040482342</text:p>
          </table:table-cell>
          <table:table-cell table:style-name="ce41" office:value-type="float" office:value="0.871443849584617" calcext:value-type="float">
            <text:p>0.871443849584617</text:p>
          </table:table-cell>
          <table:table-cell table:style-name="ce41" office:value-type="float" office:value="0.836032496622342" calcext:value-type="float">
            <text:p>0.836032496622342</text:p>
          </table:table-cell>
          <table:table-cell table:style-name="ce41" office:value-type="float" office:value="0.571652567524183" calcext:value-type="float">
            <text:p>0.571652567524183</text:p>
          </table:table-cell>
          <table:table-cell table:style-name="ce41" office:value-type="float" office:value="0.857666948392683" calcext:value-type="float">
            <text:p>0.857666948392683</text:p>
          </table:table-cell>
          <table:table-cell table:style-name="ce56" table:formula="of:=AVERAGE([.C27:.K27]; [.M27:.O27])" office:value-type="float" office:value="0.885222247431492" calcext:value-type="float">
            <text:p>0.885222247431492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124.393332004547" calcext:value-type="float">
            <text:p>124.393332004547</text:p>
          </table:table-cell>
          <table:table-cell table:style-name="ce41" office:value-type="float" office:value="145.032680034637" calcext:value-type="float">
            <text:p>145.032680034637</text:p>
          </table:table-cell>
          <table:table-cell table:style-name="ce41" office:value-type="float" office:value="319.528973102569" calcext:value-type="float">
            <text:p>319.528973102569</text:p>
          </table:table-cell>
          <table:table-cell table:style-name="ce41" office:value-type="float" office:value="23.8415956497192" calcext:value-type="float">
            <text:p>23.8415956497192</text:p>
          </table:table-cell>
          <table:table-cell table:style-name="ce41" office:value-type="float" office:value="33.3342790603637" calcext:value-type="float">
            <text:p>33.3342790603637</text:p>
          </table:table-cell>
          <table:table-cell table:style-name="ce41" office:value-type="float" office:value="21.4617371559143" calcext:value-type="float">
            <text:p>21.4617371559143</text:p>
          </table:table-cell>
          <table:table-cell table:style-name="ce41" office:value-type="float" office:value="21.4638352394104" calcext:value-type="float">
            <text:p>21.4638352394104</text:p>
          </table:table-cell>
          <table:table-cell table:style-name="ce41" office:value-type="float" office:value="291.5700674057" calcext:value-type="float">
            <text:p>291.5700674057</text:p>
          </table:table-cell>
          <table:table-cell table:style-name="ce41" office:value-type="float" office:value="90.7579898834228" calcext:value-type="float">
            <text:p>90.7579898834228</text:p>
          </table:table-cell>
          <table:table-cell table:style-name="ce41" office:value-type="float" office:value="78.8023114204406" calcext:value-type="float">
            <text:p>78.8023114204406</text:p>
          </table:table-cell>
          <table:table-cell table:style-name="ce41" office:value-type="float" office:value="87.4353289604187" calcext:value-type="float">
            <text:p>87.4353289604187</text:p>
          </table:table-cell>
          <table:table-cell table:style-name="ce41" office:value-type="float" office:value="71.9496488571167" calcext:value-type="float">
            <text:p>71.9496488571167</text:p>
          </table:table-cell>
          <table:table-cell table:style-name="ce41" office:value-type="float" office:value="723.751950263977" calcext:value-type="float">
            <text:p>723.751950263977</text:p>
          </table:table-cell>
          <table:table-cell table:style-name="ce56" table:formula="of:=AVERAGE([.C28:.O28])" office:value-type="float" office:value="156.409517618326" calcext:value-type="float">
            <text:p>156.409517618326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0.56465458869934" calcext:value-type="float">
            <text:p>0.56465458869934</text:p>
          </table:table-cell>
          <table:table-cell table:style-name="ce41" office:value-type="float" office:value="0.551281452178955" calcext:value-type="float">
            <text:p>0.551281452178955</text:p>
          </table:table-cell>
          <table:table-cell table:style-name="ce41" office:value-type="float" office:value="1.04264736175537" calcext:value-type="float">
            <text:p>1.04264736175537</text:p>
          </table:table-cell>
          <table:table-cell table:style-name="ce41" office:value-type="float" office:value="0.410637378692626" calcext:value-type="float">
            <text:p>0.410637378692626</text:p>
          </table:table-cell>
          <table:table-cell table:style-name="ce41" office:value-type="float" office:value="0.0523438453674316" calcext:value-type="float">
            <text:p>0.052343845367432</text:p>
          </table:table-cell>
          <table:table-cell table:style-name="ce41" office:value-type="float" office:value="2.4416446685791" calcext:value-type="float">
            <text:p>2.4416446685791</text:p>
          </table:table-cell>
          <table:table-cell table:style-name="ce41" office:value-type="float" office:value="0.707378387451171" calcext:value-type="float">
            <text:p>0.707378387451171</text:p>
          </table:table-cell>
          <table:table-cell table:style-name="ce41" office:value-type="float" office:value="0.783373117446899" calcext:value-type="float">
            <text:p>0.783373117446899</text:p>
          </table:table-cell>
          <table:table-cell table:style-name="ce41" office:value-type="float" office:value="0.330547332763671" calcext:value-type="float">
            <text:p>0.330547332763671</text:p>
          </table:table-cell>
          <table:table-cell table:style-name="ce41" office:value-type="float" office:value="0.308118104934692" calcext:value-type="float">
            <text:p>0.308118104934692</text:p>
          </table:table-cell>
          <table:table-cell table:style-name="ce41" office:value-type="float" office:value="0.342939138412475" calcext:value-type="float">
            <text:p>0.342939138412475</text:p>
          </table:table-cell>
          <table:table-cell table:style-name="ce41" office:value-type="float" office:value="5.48223304748535" calcext:value-type="float">
            <text:p>5.48223304748535</text:p>
          </table:table-cell>
          <table:table-cell table:style-name="ce41" office:value-type="float" office:value="3.42488431930542" calcext:value-type="float">
            <text:p>3.42488431930542</text:p>
          </table:table-cell>
          <table:table-cell table:style-name="ce56" table:formula="of:=AVERAGE([.C29:.O29])" office:value-type="float" office:value="1.26482174946712" calcext:value-type="float">
            <text:p>1.26482174946712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" table:number-rows-spanned="7">
            <text:p>NN</text:p>
          </table:table-cell>
          <table:table-cell table:style-name="ce7" office:value-type="string" calcext:value-type="string">
            <text:p>Acu</text:p>
          </table:table-cell>
          <table:table-cell table:style-name="ce41" office:value-type="float" office:value="0.999737937862155" calcext:value-type="float">
            <text:p>0.999737937862155</text:p>
          </table:table-cell>
          <table:table-cell table:style-name="ce41" office:value-type="float" office:value="0.999995381062355" calcext:value-type="float">
            <text:p>0.999995381062355</text:p>
          </table:table-cell>
          <table:table-cell table:style-name="ce41" office:value-type="float" office:value="0.999647108167132" calcext:value-type="float">
            <text:p>0.999647108167132</text:p>
          </table:table-cell>
          <table:table-cell table:style-name="ce41" office:value-type="float" office:value="0.989870085274423" calcext:value-type="float">
            <text:p>0.989870085274423</text:p>
          </table:table-cell>
          <table:table-cell table:style-name="ce41" office:value-type="float" office:value="0.998956032925115" calcext:value-type="float">
            <text:p>0.998956032925115</text:p>
          </table:table-cell>
          <table:table-cell table:style-name="ce41" office:value-type="float" office:value="0.99626083388254" calcext:value-type="float">
            <text:p>0.99626083388254</text:p>
          </table:table-cell>
          <table:table-cell table:style-name="ce41" office:value-type="float" office:value="0.997934885346422" calcext:value-type="float">
            <text:p>0.997934885346422</text:p>
          </table:table-cell>
          <table:table-cell table:style-name="ce41" office:value-type="float" office:value="0.999803144351911" calcext:value-type="float">
            <text:p>0.999803144351911</text:p>
          </table:table-cell>
          <table:table-cell table:style-name="ce41" office:value-type="float" office:value="0.999991380276348" calcext:value-type="float">
            <text:p>0.999991380276348</text:p>
          </table:table-cell>
          <table:table-cell table:style-name="ce41" office:value-type="float" office:value="0.990825497644104" calcext:value-type="float">
            <text:p>0.99082549764410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533359719461" calcext:value-type="float">
            <text:p>0.999533359719461</text:p>
          </table:table-cell>
          <table:table-cell table:style-name="ce41" office:value-type="float" office:value="0.999547474362551" calcext:value-type="float">
            <text:p>0.999547474362551</text:p>
          </table:table-cell>
          <table:table-cell table:style-name="ce56" table:formula="of:=AVERAGE([.C30:.K30]; [.M30:.O30])" office:value-type="float" office:value="0.998439801935868" calcext:value-type="float">
            <text:p>0.998439801935868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Pre</text:p>
          </table:table-cell>
          <table:table-cell table:style-name="ce41" office:value-type="float" office:value="0.999737943305586" calcext:value-type="float">
            <text:p>0.999737943305586</text:p>
          </table:table-cell>
          <table:table-cell table:style-name="ce41" office:value-type="float" office:value="0.999995381104822" calcext:value-type="float">
            <text:p>0.999995381104822</text:p>
          </table:table-cell>
          <table:table-cell table:style-name="ce41" office:value-type="float" office:value="0.999647172314995" calcext:value-type="float">
            <text:p>0.999647172314995</text:p>
          </table:table-cell>
          <table:table-cell table:style-name="ce41" office:value-type="float" office:value="0.980431657325652" calcext:value-type="float">
            <text:p>0.980431657325652</text:p>
          </table:table-cell>
          <table:table-cell table:style-name="ce41" office:value-type="float" office:value="0.998957883689316" calcext:value-type="float">
            <text:p>0.998957883689316</text:p>
          </table:table-cell>
          <table:table-cell table:style-name="ce41" office:value-type="float" office:value="0.996262089148086" calcext:value-type="float">
            <text:p>0.996262089148086</text:p>
          </table:table-cell>
          <table:table-cell table:style-name="ce41" office:value-type="float" office:value="0.997943379592834" calcext:value-type="float">
            <text:p>0.997943379592834</text:p>
          </table:table-cell>
          <table:table-cell table:style-name="ce41" office:value-type="float" office:value="0.999803606132762" calcext:value-type="float">
            <text:p>0.999803606132762</text:p>
          </table:table-cell>
          <table:table-cell table:style-name="ce41" office:value-type="float" office:value="0.999991380425056" calcext:value-type="float">
            <text:p>0.999991380425056</text:p>
          </table:table-cell>
          <table:table-cell table:style-name="ce41" office:value-type="float" office:value="0.990825519976886" calcext:value-type="float">
            <text:p>0.99082551997688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11058851477" calcext:value-type="float">
            <text:p>0.99911058851477</text:p>
          </table:table-cell>
          <table:table-cell table:style-name="ce41" office:value-type="float" office:value="0.999547715019908" calcext:value-type="float">
            <text:p>0.999547715019908</text:p>
          </table:table-cell>
          <table:table-cell table:style-name="ce56" table:formula="of:=AVERAGE([.C31:.K31]; [.M31:.O31])" office:value-type="float" office:value="0.997619066381149" calcext:value-type="float">
            <text:p>0.997619066381149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Rec</text:p>
          </table:table-cell>
          <table:table-cell table:style-name="ce41" office:value-type="float" office:value="0.999737937862155" calcext:value-type="float">
            <text:p>0.999737937862155</text:p>
          </table:table-cell>
          <table:table-cell table:style-name="ce41" office:value-type="float" office:value="0.999995381062355" calcext:value-type="float">
            <text:p>0.999995381062355</text:p>
          </table:table-cell>
          <table:table-cell table:style-name="ce41" office:value-type="float" office:value="0.999647108167132" calcext:value-type="float">
            <text:p>0.999647108167132</text:p>
          </table:table-cell>
          <table:table-cell table:style-name="ce41" office:value-type="float" office:value="0.989870085274423" calcext:value-type="float">
            <text:p>0.989870085274423</text:p>
          </table:table-cell>
          <table:table-cell table:style-name="ce41" office:value-type="float" office:value="0.998956032925115" calcext:value-type="float">
            <text:p>0.998956032925115</text:p>
          </table:table-cell>
          <table:table-cell table:style-name="ce41" office:value-type="float" office:value="0.99626083388254" calcext:value-type="float">
            <text:p>0.99626083388254</text:p>
          </table:table-cell>
          <table:table-cell table:style-name="ce41" office:value-type="float" office:value="0.997934885346422" calcext:value-type="float">
            <text:p>0.997934885346422</text:p>
          </table:table-cell>
          <table:table-cell table:style-name="ce41" office:value-type="float" office:value="0.999803144351911" calcext:value-type="float">
            <text:p>0.999803144351911</text:p>
          </table:table-cell>
          <table:table-cell table:style-name="ce41" office:value-type="float" office:value="0.999991380276348" calcext:value-type="float">
            <text:p>0.999991380276348</text:p>
          </table:table-cell>
          <table:table-cell table:style-name="ce41" office:value-type="float" office:value="0.990825497644104" calcext:value-type="float">
            <text:p>0.99082549764410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533359719461" calcext:value-type="float">
            <text:p>0.999533359719461</text:p>
          </table:table-cell>
          <table:table-cell table:style-name="ce41" office:value-type="float" office:value="0.999547474362551" calcext:value-type="float">
            <text:p>0.999547474362551</text:p>
          </table:table-cell>
          <table:table-cell table:style-name="ce56" table:formula="of:=AVERAGE([.C32:.K32]; [.M32:.O32])" office:value-type="float" office:value="0.998439801935868" calcext:value-type="float">
            <text:p>0.998439801935868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F1</text:p>
          </table:table-cell>
          <table:table-cell table:style-name="ce41" office:value-type="float" office:value="0.999737937837518" calcext:value-type="float">
            <text:p>0.999737937837518</text:p>
          </table:table-cell>
          <table:table-cell table:style-name="ce41" office:value-type="float" office:value="0.999995381062254" calcext:value-type="float">
            <text:p>0.999995381062254</text:p>
          </table:table-cell>
          <table:table-cell table:style-name="ce41" office:value-type="float" office:value="0.999647108090062" calcext:value-type="float">
            <text:p>0.999647108090062</text:p>
          </table:table-cell>
          <table:table-cell table:style-name="ce41" office:value-type="float" office:value="0.98512826463015" calcext:value-type="float">
            <text:p>0.98512826463015</text:p>
          </table:table-cell>
          <table:table-cell table:style-name="ce41" office:value-type="float" office:value="0.998956030622602" calcext:value-type="float">
            <text:p>0.998956030622602</text:p>
          </table:table-cell>
          <table:table-cell table:style-name="ce41" office:value-type="float" office:value="0.996260832504483" calcext:value-type="float">
            <text:p>0.996260832504483</text:p>
          </table:table-cell>
          <table:table-cell table:style-name="ce41" office:value-type="float" office:value="0.99793487650542" calcext:value-type="float">
            <text:p>0.99793487650542</text:p>
          </table:table-cell>
          <table:table-cell table:style-name="ce41" office:value-type="float" office:value="0.999803333143985" calcext:value-type="float">
            <text:p>0.999803333143985</text:p>
          </table:table-cell>
          <table:table-cell table:style-name="ce41" office:value-type="float" office:value="0.999991380276403" calcext:value-type="float">
            <text:p>0.999991380276403</text:p>
          </table:table-cell>
          <table:table-cell table:style-name="ce41" office:value-type="float" office:value="0.990825498138202" calcext:value-type="float">
            <text:p>0.99082549813820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999321929402925" calcext:value-type="float">
            <text:p>0.999321929402925</text:p>
          </table:table-cell>
          <table:table-cell table:style-name="ce41" office:value-type="float" office:value="0.999547548177676" calcext:value-type="float">
            <text:p>0.999547548177676</text:p>
          </table:table-cell>
          <table:table-cell table:style-name="ce56" table:formula="of:=AVERAGE([.C33:.K33]; [.M33:.O33])" office:value-type="float" office:value="0.998027051854457" calcext:value-type="float">
            <text:p>0.998027051854457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7" office:value-type="string" calcext:value-type="string">
            <text:p>AUC</text:p>
          </table:table-cell>
          <table:table-cell table:style-name="ce41" office:value-type="float" office:value="0.999737845803786" calcext:value-type="float">
            <text:p>0.999737845803786</text:p>
          </table:table-cell>
          <table:table-cell table:style-name="ce41" office:value-type="float" office:value="0.999995359025766" calcext:value-type="float">
            <text:p>0.999995359025766</text:p>
          </table:table-cell>
          <table:table-cell table:style-name="ce41" office:value-type="float" office:value="0.999646921556375" calcext:value-type="float">
            <text:p>0.999646921556375</text:p>
          </table:table-cell>
          <table:table-cell table:style-name="ce41" office:value-type="float" office:value="0.499849079384243" calcext:value-type="float">
            <text:p>0.499849079384243</text:p>
          </table:table-cell>
          <table:table-cell table:style-name="ce41" office:value-type="float" office:value="0.998954754204064" calcext:value-type="float">
            <text:p>0.998954754204064</text:p>
          </table:table-cell>
          <table:table-cell table:style-name="ce41" office:value-type="float" office:value="0.99626109629756" calcext:value-type="float">
            <text:p>0.99626109629756</text:p>
          </table:table-cell>
          <table:table-cell table:style-name="ce41" office:value-type="float" office:value="0.997934868943606" calcext:value-type="float">
            <text:p>0.997934868943606</text:p>
          </table:table-cell>
          <table:table-cell table:style-name="ce41" office:value-type="float" office:value="0.996500269482632" calcext:value-type="float">
            <text:p>0.996500269482632</text:p>
          </table:table-cell>
          <table:table-cell table:style-name="ce41" office:value-type="float" office:value="0.999991386735572" calcext:value-type="float">
            <text:p>0.999991386735572</text:p>
          </table:table-cell>
          <table:table-cell table:style-name="ce41" office:value-type="float" office:value="0.990825558713289" calcext:value-type="float">
            <text:p>0.99082555871328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499989074905644" calcext:value-type="float">
            <text:p>0.499989074905644</text:p>
          </table:table-cell>
          <table:table-cell table:style-name="ce41" office:value-type="float" office:value="0.999451933683073" calcext:value-type="float">
            <text:p>0.999451933683073</text:p>
          </table:table-cell>
          <table:table-cell table:style-name="ce56" table:formula="of:=AVERAGE([.C34:.K34]; [.M34:.O34])" office:value-type="float" office:value="0.915692715835193" calcext:value-type="float">
            <text:p>0.915692715835193</text:p>
          </table:table-cell>
          <table:table-cell table:number-columns-repeated="1008"/>
        </table:table-row>
        <table:table-row table:style-name="ro3">
          <table:covered-table-cell table:style-name="ce3"/>
          <table:table-cell table:style-name="ce8" office:value-type="string" calcext:value-type="string">
            <text:p>T1</text:p>
          </table:table-cell>
          <table:table-cell table:style-name="ce41" office:value-type="float" office:value="3978.7945151329" calcext:value-type="float">
            <text:p>3978.7945151329</text:p>
          </table:table-cell>
          <table:table-cell table:style-name="ce41" office:value-type="float" office:value="6290.59915542602" calcext:value-type="float">
            <text:p>6290.59915542602</text:p>
          </table:table-cell>
          <table:table-cell table:style-name="ce41" office:value-type="float" office:value="7378.22057008743" calcext:value-type="float">
            <text:p>7378.22057008743</text:p>
          </table:table-cell>
          <table:table-cell table:style-name="ce41" office:value-type="float" office:value="538.388168811798" calcext:value-type="float">
            <text:p>538.388168811798</text:p>
          </table:table-cell>
          <table:table-cell table:style-name="ce41" office:value-type="float" office:value="1076.08624696731" calcext:value-type="float">
            <text:p>1076.08624696731</text:p>
          </table:table-cell>
          <table:table-cell table:style-name="ce41" office:value-type="float" office:value="997.710573673248" calcext:value-type="float">
            <text:p>997.710573673248</text:p>
          </table:table-cell>
          <table:table-cell table:style-name="ce41" office:value-type="float" office:value="584.683108329773" calcext:value-type="float">
            <text:p>584.683108329773</text:p>
          </table:table-cell>
          <table:table-cell table:style-name="ce41" office:value-type="float" office:value="6139.34979438781" calcext:value-type="float">
            <text:p>6139.34979438781</text:p>
          </table:table-cell>
          <table:table-cell table:style-name="ce41" office:value-type="float" office:value="2720.13314962387" calcext:value-type="float">
            <text:p>2720.13314962387</text:p>
          </table:table-cell>
          <table:table-cell table:style-name="ce41" office:value-type="float" office:value="2868.16517114639" calcext:value-type="float">
            <text:p>2868.16517114639</text:p>
          </table:table-cell>
          <table:table-cell table:style-name="ce41" office:value-type="float" office:value="2725.64798593521" calcext:value-type="float">
            <text:p>2725.64798593521</text:p>
          </table:table-cell>
          <table:table-cell table:style-name="ce41" office:value-type="float" office:value="2154.85028028488" calcext:value-type="float">
            <text:p>2154.85028028488</text:p>
          </table:table-cell>
          <table:table-cell table:style-name="ce41" office:value-type="float" office:value="35071.2147474288" calcext:value-type="float">
            <text:p>35071.2147474288</text:p>
          </table:table-cell>
          <table:table-cell table:style-name="ce56" table:formula="of:=AVERAGE([.C35:.O35])" office:value-type="float" office:value="5578.75718978734" calcext:value-type="float">
            <text:p>5578.75718978734</text:p>
          </table:table-cell>
          <table:table-cell table:number-columns-repeated="1008"/>
        </table:table-row>
        <table:table-row table:style-name="ro3">
          <table:covered-table-cell table:style-name="ce4"/>
          <table:table-cell table:style-name="ce8" office:value-type="string" calcext:value-type="string">
            <text:p>T2</text:p>
          </table:table-cell>
          <table:table-cell table:style-name="ce41" office:value-type="float" office:value="8.91942143440246" calcext:value-type="float">
            <text:p>8.91942143440246</text:p>
          </table:table-cell>
          <table:table-cell table:style-name="ce41" office:value-type="float" office:value="11.0486311912536" calcext:value-type="float">
            <text:p>11.0486311912536</text:p>
          </table:table-cell>
          <table:table-cell table:style-name="ce41" office:value-type="float" office:value="17.5984890460968" calcext:value-type="float">
            <text:p>17.5984890460968</text:p>
          </table:table-cell>
          <table:table-cell table:style-name="ce41" office:value-type="float" office:value="8.82361388206482" calcext:value-type="float">
            <text:p>8.82361388206482</text:p>
          </table:table-cell>
          <table:table-cell table:style-name="ce41" office:value-type="float" office:value="1.45142483711242" calcext:value-type="float">
            <text:p>1.45142483711242</text:p>
          </table:table-cell>
          <table:table-cell table:style-name="ce41" office:value-type="float" office:value="44.7401149272918" calcext:value-type="float">
            <text:p>44.7401149272918</text:p>
          </table:table-cell>
          <table:table-cell table:style-name="ce41" office:value-type="float" office:value="13.2197892665863" calcext:value-type="float">
            <text:p>13.2197892665863</text:p>
          </table:table-cell>
          <table:table-cell table:style-name="ce41" office:value-type="float" office:value="15.749680519104" calcext:value-type="float">
            <text:p>15.749680519104</text:p>
          </table:table-cell>
          <table:table-cell table:style-name="ce41" office:value-type="float" office:value="6.1009714603424" calcext:value-type="float">
            <text:p>6.1009714603424</text:p>
          </table:table-cell>
          <table:table-cell table:style-name="ce41" office:value-type="float" office:value="5.51899123191833" calcext:value-type="float">
            <text:p>5.51899123191833</text:p>
          </table:table-cell>
          <table:table-cell table:style-name="ce41" office:value-type="float" office:value="5.52199339866638" calcext:value-type="float">
            <text:p>5.52199339866638</text:p>
          </table:table-cell>
          <table:table-cell table:style-name="ce41" office:value-type="float" office:value="106.331701517105" calcext:value-type="float">
            <text:p>106.331701517105</text:p>
          </table:table-cell>
          <table:table-cell table:style-name="ce41" office:value-type="float" office:value="79.173748254776" calcext:value-type="float">
            <text:p>79.173748254776</text:p>
          </table:table-cell>
          <table:table-cell table:style-name="ce56" table:formula="of:=AVERAGE([.C36:.O36])" office:value-type="float" office:value="24.9383516128246" calcext:value-type="float">
            <text:p>24.9383516128246</text:p>
          </table:table-cell>
          <table:table-cell table:number-columns-repeated="1008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/>
          <table:table-cell table:style-name="ce39" office:value-type="string" calcext:value-type="string">
            <text:p>Métricas 1</text:p>
          </table:table-cell>
          <table:table-cell table:style-name="ce39" office:value-type="string" calcext:value-type="string">
            <text:p>DT</text:p>
          </table:table-cell>
          <table:table-cell table:style-name="ce39" office:value-type="string" calcext:value-type="string">
            <text:p>RF</text:p>
          </table:table-cell>
          <table:table-cell table:style-name="ce40" office:value-type="string" calcext:value-type="string">
            <text:p>XGB</text:p>
          </table:table-cell>
          <table:table-cell table:style-name="ce40" office:value-type="string" calcext:value-type="string">
            <text:p>NB</text:p>
          </table:table-cell>
          <table:table-cell table:style-name="ce40" office:value-type="string" calcext:value-type="string">
            <text:p>NN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Acu</text:p>
          </table:table-cell>
          <table:table-cell table:style-name="ce57" table:formula="of:=[.P2]" office:value-type="float" office:value="0.999970493903776" calcext:value-type="float">
            <text:p>0.999970493903776</text:p>
          </table:table-cell>
          <table:table-cell table:style-name="ce57" table:formula="of:=[.P9]" office:value-type="float" office:value="0.999964247443983" calcext:value-type="float">
            <text:p>0.999964247443983</text:p>
          </table:table-cell>
          <table:table-cell table:style-name="ce57" table:formula="of:=[.P16]" office:value-type="float" office:value="0.999984688240501" calcext:value-type="float">
            <text:p>0.999984688240501</text:p>
          </table:table-cell>
          <table:table-cell table:style-name="ce57" table:formula="of:=[.P23]" office:value-type="float" office:value="0.853432528935675" calcext:value-type="float">
            <text:p>0.853432528935675</text:p>
          </table:table-cell>
          <table:table-cell table:style-name="ce57" table:formula="of:=[.P30]" office:value-type="float" office:value="0.998439801935868" calcext:value-type="float">
            <text:p>0.998439801935868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Pre</text:p>
          </table:table-cell>
          <table:table-cell table:style-name="ce58" table:formula="of:=[.P3]" office:value-type="float" office:value="0.999970720219179" calcext:value-type="float">
            <text:p>0.999970720219179</text:p>
          </table:table-cell>
          <table:table-cell table:style-name="ce58" table:formula="of:=[.P10]" office:value-type="float" office:value="0.999964027281528" calcext:value-type="float">
            <text:p>0.999964027281528</text:p>
          </table:table-cell>
          <table:table-cell table:style-name="ce58" table:formula="of:=[.P17]" office:value-type="float" office:value="0.999984653851928" calcext:value-type="float">
            <text:p>0.999984653851928</text:p>
          </table:table-cell>
          <table:table-cell table:style-name="ce58" table:formula="of:=[.P24]" office:value-type="float" office:value="0.94663857964956" calcext:value-type="float">
            <text:p>0.94663857964956</text:p>
          </table:table-cell>
          <table:table-cell table:style-name="ce58" table:formula="of:=[.P31]" office:value-type="float" office:value="0.997619066381149" calcext:value-type="float">
            <text:p>0.997619066381149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Rec</text:p>
          </table:table-cell>
          <table:table-cell table:style-name="ce59" table:formula="of:=[.P4]" office:value-type="float" office:value="0.999970493903776" calcext:value-type="float">
            <text:p>0.999970493903776</text:p>
          </table:table-cell>
          <table:table-cell table:style-name="ce59" table:formula="of:=[.P11]" office:value-type="float" office:value="0.999964247443983" calcext:value-type="float">
            <text:p>0.999964247443983</text:p>
          </table:table-cell>
          <table:table-cell table:style-name="ce59" table:formula="of:=[.P18]" office:value-type="float" office:value="0.999984688240501" calcext:value-type="float">
            <text:p>0.999984688240501</text:p>
          </table:table-cell>
          <table:table-cell table:style-name="ce59" table:formula="of:=[.P25]" office:value-type="float" office:value="0.853432528935675" calcext:value-type="float">
            <text:p>0.853432528935675</text:p>
          </table:table-cell>
          <table:table-cell table:style-name="ce59" table:formula="of:=[.P32]" office:value-type="float" office:value="0.998439801935868" calcext:value-type="float">
            <text:p>0.998439801935868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F1</text:p>
          </table:table-cell>
          <table:table-cell table:style-name="ce60" table:formula="of:=[.P5]" office:value-type="float" office:value="0.999970576135612" calcext:value-type="float">
            <text:p>0.999970576135612</text:p>
          </table:table-cell>
          <table:table-cell table:style-name="ce60" table:formula="of:=[.P12]" office:value-type="float" office:value="0.999962095567527" calcext:value-type="float">
            <text:p>0.999962095567527</text:p>
          </table:table-cell>
          <table:table-cell table:style-name="ce60" table:formula="of:=[.P19]" office:value-type="float" office:value="0.999984609823007" calcext:value-type="float">
            <text:p>0.999984609823007</text:p>
          </table:table-cell>
          <table:table-cell table:style-name="ce60" table:formula="of:=[.P26]" office:value-type="float" office:value="0.864440532259996" calcext:value-type="float">
            <text:p>0.864440532259996</text:p>
          </table:table-cell>
          <table:table-cell table:style-name="ce60" table:formula="of:=[.P33]" office:value-type="float" office:value="0.998027051854457" calcext:value-type="float">
            <text:p>0.998027051854457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AUC</text:p>
          </table:table-cell>
          <table:table-cell table:style-name="ce61" table:formula="of:=[.P6]" office:value-type="float" office:value="0.99648903644573" calcext:value-type="float">
            <text:p>0.99648903644573</text:p>
          </table:table-cell>
          <table:table-cell table:style-name="ce61" table:formula="of:=[.P13]" office:value-type="float" office:value="0.981838781597276" calcext:value-type="float">
            <text:p>0.981838781597276</text:p>
          </table:table-cell>
          <table:table-cell table:style-name="ce61" table:formula="of:=[.P20]" office:value-type="float" office:value="0.996153470078593" calcext:value-type="float">
            <text:p>0.996153470078593</text:p>
          </table:table-cell>
          <table:table-cell table:style-name="ce61" table:formula="of:=[.P27]" office:value-type="float" office:value="0.885222247431492" calcext:value-type="float">
            <text:p>0.885222247431492</text:p>
          </table:table-cell>
          <table:table-cell table:style-name="ce61" table:formula="of:=[.P34]" office:value-type="float" office:value="0.915692715835193" calcext:value-type="float">
            <text:p>0.915692715835193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64"/>
          <table:table-cell table:number-columns-repeated="1018"/>
        </table:table-row>
        <table:table-row table:style-name="ro3">
          <table:table-cell/>
          <table:table-cell table:style-name="ce40" office:value-type="string" calcext:value-type="string">
            <text:p>T1</text:p>
          </table:table-cell>
          <table:table-cell table:style-name="ce62" table:formula="of:=[.P7]" office:value-type="float" office:value="563.355465118701" calcext:value-type="float">
            <text:p>563.355465118701</text:p>
          </table:table-cell>
          <table:table-cell table:style-name="ce62" table:formula="of:=[.P14]" office:value-type="float" office:value="5329.3681685741" calcext:value-type="float">
            <text:p>5329.3681685741</text:p>
          </table:table-cell>
          <table:table-cell table:style-name="ce62" table:formula="of:=[.P21]" office:value-type="float" office:value="4067.52832852876" calcext:value-type="float">
            <text:p>4067.52832852876</text:p>
          </table:table-cell>
          <table:table-cell table:style-name="ce62" table:formula="of:=[.P28]" office:value-type="float" office:value="156.409517618326" calcext:value-type="float">
            <text:p>156.409517618326</text:p>
          </table:table-cell>
          <table:table-cell table:style-name="ce62" table:formula="of:=[.P35]" office:value-type="float" office:value="5578.75718978734" calcext:value-type="float">
            <text:p>5578.75718978734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T2</text:p>
          </table:table-cell>
          <table:table-cell table:style-name="ce63" table:formula="of:=[.P8]" office:value-type="float" office:value="0.66951221686143" calcext:value-type="float">
            <text:p>0.66951221686143</text:p>
          </table:table-cell>
          <table:table-cell table:style-name="ce63" table:formula="of:=[.P15]" office:value-type="float" office:value="3.67666255510769" calcext:value-type="float">
            <text:p>3.67666255510769</text:p>
          </table:table-cell>
          <table:table-cell table:style-name="ce63" table:formula="of:=[.P22]" office:value-type="float" office:value="0.638855677384596" calcext:value-type="float">
            <text:p>0.638855677384596</text:p>
          </table:table-cell>
          <table:table-cell table:style-name="ce63" table:formula="of:=[.P29]" office:value-type="float" office:value="1.26482174946712" calcext:value-type="float">
            <text:p>1.26482174946712</text:p>
          </table:table-cell>
          <table:table-cell table:style-name="ce63" table:formula="of:=[.P36]" office:value-type="float" office:value="24.9383516128246" calcext:value-type="float">
            <text:p>24.9383516128246</text:p>
          </table:table-cell>
          <table:table-cell table:number-columns-repeated="1017"/>
        </table:table-row>
        <table:table-row table:style-name="ro3" table:number-rows-repeated="94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nopreproc_nocvhp.C47:nopreproc_nocvhp.G51 nopreproc_nocvhp.F54:nopreproc_nocvhp.F56 nopreproc_nocvhp.C55:nopreproc_nocvhp.E56 nopreproc_nocvhp.G55:nopreproc_nocvhp.G56">
            <calcext:condition calcext:apply-style-name="ConditionalStyle_1" calcext:value="formula-is([.C47]=MAX([.$C$47:.$I$47]))" calcext:base-cell-address="nopreproc_nocvhp.C47"/>
          </calcext:conditional-format>
          <calcext:conditional-format calcext:target-range-address="nopreproc_nocvhp.C48:nopreproc_nocvhp.G48">
            <calcext:condition calcext:apply-style-name="ConditionalStyle_1" calcext:value="formula-is([.C48]=MAX([.$C$48:.$I$48]))" calcext:base-cell-address="nopreproc_nocvhp.C48"/>
          </calcext:conditional-format>
          <calcext:conditional-format calcext:target-range-address="nopreproc_nocvhp.C49:nopreproc_nocvhp.G49">
            <calcext:condition calcext:apply-style-name="ConditionalStyle_1" calcext:value="formula-is([.C49]=MAX([.$C$49:.$I$49]))" calcext:base-cell-address="nopreproc_nocvhp.C49"/>
          </calcext:conditional-format>
          <calcext:conditional-format calcext:target-range-address="nopreproc_nocvhp.C50:nopreproc_nocvhp.G50">
            <calcext:condition calcext:apply-style-name="ConditionalStyle_1" calcext:value="formula-is([.C50]=MAX([.$C$50:.$I$50]))" calcext:base-cell-address="nopreproc_nocvhp.C50"/>
          </calcext:conditional-format>
          <calcext:conditional-format calcext:target-range-address="nopreproc_nocvhp.C51:nopreproc_nocvhp.G51">
            <calcext:condition calcext:apply-style-name="ConditionalStyle_1" calcext:value="formula-is([.C51]=MAX([.$C$51:.$I$51]))" calcext:base-cell-address="nopreproc_nocvhp.C51"/>
          </calcext:conditional-format>
          <calcext:conditional-format calcext:target-range-address="nopreproc_nocvhp.C55:nopreproc_nocvhp.G55">
            <calcext:condition calcext:apply-style-name="ConditionalStyle_1" calcext:value="formula-is([.C55]=MIN([.$C$55:.$I$55]))" calcext:base-cell-address="nopreproc_nocvhp.C55"/>
          </calcext:conditional-format>
          <calcext:conditional-format calcext:target-range-address="nopreproc_nocvhp.C56:nopreproc_nocvhp.G56">
            <calcext:condition calcext:apply-style-name="ConditionalStyle_2" calcext:value="formula-is([.C56]=MAX([.$C$56:.$I$56]))" calcext:base-cell-address="nopreproc_nocvhp.C56"/>
          </calcext:conditional-format>
          <calcext:conditional-format calcext:target-range-address="nopreproc_nocvhp.C56:nopreproc_nocvhp.G56">
            <calcext:condition calcext:apply-style-name="ConditionalStyle_1" calcext:value="formula-is([.C56]=MIN([.$C$56:.$I$56]))" calcext:base-cell-address="nopreproc_nocvhp.C56"/>
          </calcext:conditional-format>
          <calcext:conditional-format calcext:target-range-address="nopreproc_nocvhp.C55:nopreproc_nocvhp.G55">
            <calcext:condition calcext:apply-style-name="ConditionalStyle_2" calcext:value="formula-is([.C55]=MAX([.$C$55:.$I$55]))" calcext:base-cell-address="nopreproc_nocvhp.C55"/>
          </calcext:conditional-format>
          <calcext:conditional-format calcext:target-range-address="nopreproc_nocvhp.C51:nopreproc_nocvhp.G51">
            <calcext:condition calcext:apply-style-name="ConditionalStyle_2" calcext:value="formula-is([.C51]=MIN([.$C$51:.$I$51]))" calcext:base-cell-address="nopreproc_nocvhp.C51"/>
          </calcext:conditional-format>
          <calcext:conditional-format calcext:target-range-address="nopreproc_nocvhp.C50:nopreproc_nocvhp.G50">
            <calcext:condition calcext:apply-style-name="ConditionalStyle_2" calcext:value="formula-is([.C50]=MIN([.$C$50:.$I$50]))" calcext:base-cell-address="nopreproc_nocvhp.C50"/>
          </calcext:conditional-format>
          <calcext:conditional-format calcext:target-range-address="nopreproc_nocvhp.C49:nopreproc_nocvhp.G49">
            <calcext:condition calcext:apply-style-name="ConditionalStyle_2" calcext:value="formula-is([.C49]=MIN([.$C$49:.$I$49]))" calcext:base-cell-address="nopreproc_nocvhp.C49"/>
          </calcext:conditional-format>
          <calcext:conditional-format calcext:target-range-address="nopreproc_nocvhp.C48:nopreproc_nocvhp.G48">
            <calcext:condition calcext:apply-style-name="ConditionalStyle_2" calcext:value="formula-is([.C48]=MIN([.$C$48:.$I$48]))" calcext:base-cell-address="nopreproc_nocvhp.C48"/>
          </calcext:conditional-format>
          <calcext:conditional-format calcext:target-range-address="nopreproc_nocvhp.C47:nopreproc_nocvhp.G51 nopreproc_nocvhp.F54:nopreproc_nocvhp.F56 nopreproc_nocvhp.C55:nopreproc_nocvhp.E56 nopreproc_nocvhp.G55:nopreproc_nocvhp.G56">
            <calcext:condition calcext:apply-style-name="ConditionalStyle_2" calcext:value="formula-is([.C47]=MIN([.$C$47:.$I$47]))" calcext:base-cell-address="nopreproc_nocvhp.C47"/>
          </calcext:conditional-format>
        </calcext:conditional-formats>
      </table:table>
      <table:table table:name="comparison" table:style-name="ta4">
        <table:table-column table:style-name="co35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" table:number-columns-repeated="1021" table:default-cell-style-name="Default"/>
        <table:table-row table:style-name="ro2" table:number-rows-repeated="10">
          <table:table-cell table:number-columns-repeated="1024"/>
        </table:table-row>
        <table:table-row table:style-name="ro4">
          <table:table-cell/>
          <table:table-cell table:style-name="ce65" table:number-columns-spanned="2" table:number-rows-spanned="1"/>
          <table:covered-table-cell/>
          <table:table-cell table:style-name="ce80" office:value-type="string" calcext:value-type="string">
            <text:p>DT</text:p>
          </table:table-cell>
          <table:table-cell table:style-name="ce80" office:value-type="string" calcext:value-type="string">
            <text:p>RF</text:p>
          </table:table-cell>
          <table:table-cell table:style-name="ce80" office:value-type="string" calcext:value-type="string">
            <text:p>XGB</text:p>
          </table:table-cell>
          <table:table-cell table:style-name="ce80" office:value-type="string" calcext:value-type="string">
            <text:p>NB</text:p>
          </table:table-cell>
          <table:table-cell table:style-name="ce80" office:value-type="string" calcext:value-type="string">
            <text:p>NN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 calcext:value-type="string" table:number-columns-spanned="1" table:number-rows-spanned="2">
            <text:p>CE1</text:p>
          </table:table-cell>
          <table:table-cell table:style-name="ce70" office:value-type="string" calcext:value-type="string">
            <text:p>Treino</text:p>
          </table:table-cell>
          <table:table-cell table:style-name="ce81" office:value-type="float" office:value="563.355465118701" calcext:value-type="float">
            <text:p>563.36</text:p>
          </table:table-cell>
          <table:table-cell table:style-name="ce81" office:value-type="float" office:value="5329.3681685741" calcext:value-type="float">
            <text:p>5329.37</text:p>
          </table:table-cell>
          <table:table-cell table:style-name="ce81" office:value-type="float" office:value="4067.52832852876" calcext:value-type="float">
            <text:p>4067.53</text:p>
          </table:table-cell>
          <table:table-cell table:style-name="ce81" office:value-type="float" office:value="156.409517618326" calcext:value-type="float">
            <text:p>156.41</text:p>
          </table:table-cell>
          <table:table-cell table:style-name="ce81" office:value-type="float" office:value="5578.75718978734" calcext:value-type="float">
            <text:p>5578.76</text:p>
          </table:table-cell>
          <table:table-cell table:number-columns-repeated="1016"/>
        </table:table-row>
        <table:table-row table:style-name="ro4">
          <table:table-cell/>
          <table:covered-table-cell table:style-name="ce67"/>
          <table:table-cell table:style-name="ce71" office:value-type="string" calcext:value-type="string">
            <text:p>Teste</text:p>
          </table:table-cell>
          <table:table-cell table:style-name="ce82" office:value-type="float" office:value="0.66951221686143" calcext:value-type="float">
            <text:p>0.67</text:p>
          </table:table-cell>
          <table:table-cell table:style-name="ce82" office:value-type="float" office:value="3.67666255510769" calcext:value-type="float">
            <text:p>3.68</text:p>
          </table:table-cell>
          <table:table-cell table:style-name="ce82" office:value-type="float" office:value="0.638855677384596" calcext:value-type="float">
            <text:p>0.64</text:p>
          </table:table-cell>
          <table:table-cell table:style-name="ce82" office:value-type="float" office:value="1.26482174946712" calcext:value-type="float">
            <text:p>1.26</text:p>
          </table:table-cell>
          <table:table-cell table:style-name="ce82" office:value-type="float" office:value="24.9383516128246" calcext:value-type="float">
            <text:p>24.94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 calcext:value-type="string" table:number-columns-spanned="1" table:number-rows-spanned="2">
            <text:p>CE2</text:p>
          </table:table-cell>
          <table:table-cell table:style-name="ce70" office:value-type="string" calcext:value-type="string">
            <text:p>Treino'</text:p>
          </table:table-cell>
          <table:table-cell table:style-name="ce81" office:value-type="float" office:value="296.452393898597" calcext:value-type="float">
            <text:p>296.45</text:p>
          </table:table-cell>
          <table:table-cell table:style-name="ce81" office:value-type="float" office:value="2507.21990695366" calcext:value-type="float">
            <text:p>2507.22</text:p>
          </table:table-cell>
          <table:table-cell table:style-name="ce81" office:value-type="float" office:value="1768.17152408453" calcext:value-type="float">
            <text:p>1768.17</text:p>
          </table:table-cell>
          <table:table-cell table:style-name="ce81" office:value-type="float" office:value="80.9093805459828" calcext:value-type="float">
            <text:p>80.91</text:p>
          </table:table-cell>
          <table:table-cell table:style-name="ce81" office:value-type="float" office:value="3058.05743841024" calcext:value-type="float">
            <text:p>3058.06</text:p>
          </table:table-cell>
          <table:table-cell table:number-columns-repeated="1016"/>
        </table:table-row>
        <table:table-row table:style-name="ro4">
          <table:table-cell/>
          <table:covered-table-cell table:style-name="ce67"/>
          <table:table-cell table:style-name="ce72" office:value-type="string" calcext:value-type="string">
            <text:p>Teste'</text:p>
          </table:table-cell>
          <table:table-cell table:style-name="ce83" office:value-type="float" office:value="0.388152929452749" calcext:value-type="float">
            <text:p>0.39</text:p>
          </table:table-cell>
          <table:table-cell table:style-name="ce83" office:value-type="float" office:value="1.96868791946998" calcext:value-type="float">
            <text:p>1.97</text:p>
          </table:table-cell>
          <table:table-cell table:style-name="ce83" office:value-type="float" office:value="0.357825389275183" calcext:value-type="float">
            <text:p>0.36</text:p>
          </table:table-cell>
          <table:table-cell table:style-name="ce83" office:value-type="float" office:value="0.548353818746713" calcext:value-type="float">
            <text:p>0.55</text:p>
          </table:table-cell>
          <table:table-cell table:style-name="ce83" office:value-type="float" office:value="13.6181156268486" calcext:value-type="float">
            <text:p>13.62</text:p>
          </table:table-cell>
          <table:table-cell table:number-columns-repeated="1016"/>
        </table:table-row>
        <table:table-row table:style-name="ro4">
          <table:table-cell/>
          <table:table-cell table:style-name="ce66" office:value-type="string" calcext:value-type="string" table:number-columns-spanned="1" table:number-rows-spanned="2">
            <text:p>Comparação</text:p>
            <text:p>percentual</text:p>
          </table:table-cell>
          <table:table-cell table:style-name="ce70" office:value-type="string" calcext:value-type="string">
            <text:p>Treino'/Treino</text:p>
          </table:table-cell>
          <table:table-cell table:style-name="ce84" table:formula="of:=[.D14]/[.D12]" office:value-type="percentage" office:value="0.526226179124993" calcext:value-type="percentage">
            <text:p>52.62%</text:p>
          </table:table-cell>
          <table:table-cell table:style-name="ce84" table:formula="of:=[.E14]/[.E12]" office:value-type="percentage" office:value="0.470453499861032" calcext:value-type="percentage">
            <text:p>47.05%</text:p>
          </table:table-cell>
          <table:table-cell table:style-name="ce84" table:formula="of:=[.F14]/[.F12]" office:value-type="percentage" office:value="0.434704169527956" calcext:value-type="percentage">
            <text:p>43.47%</text:p>
          </table:table-cell>
          <table:table-cell table:style-name="ce84" table:formula="of:=[.G14]/[.G12]" office:value-type="percentage" office:value="0.517291925568236" calcext:value-type="percentage">
            <text:p>51.73%</text:p>
          </table:table-cell>
          <table:table-cell table:style-name="ce84" table:formula="of:=[.H14]/[.H12]" office:value-type="percentage" office:value="0.54816105709143" calcext:value-type="percentage">
            <text:p>54.82%</text:p>
          </table:table-cell>
          <table:table-cell table:number-columns-repeated="1016"/>
        </table:table-row>
        <table:table-row table:style-name="ro4">
          <table:table-cell/>
          <table:covered-table-cell table:style-name="ce67"/>
          <table:table-cell table:style-name="ce71" office:value-type="string" calcext:value-type="string">
            <text:p>Teste'/Teste</text:p>
          </table:table-cell>
          <table:table-cell table:style-name="ce85" table:formula="of:=[.D15]/[.D13]" office:value-type="percentage" office:value="0.579754812051601" calcext:value-type="percentage">
            <text:p>57.98%</text:p>
          </table:table-cell>
          <table:table-cell table:style-name="ce85" table:formula="of:=[.E15]/[.E13]" office:value-type="percentage" office:value="0.535455155310633" calcext:value-type="percentage">
            <text:p>53.55%</text:p>
          </table:table-cell>
          <table:table-cell table:style-name="ce85" table:formula="of:=[.F15]/[.F13]" office:value-type="percentage" office:value="0.560103638336723" calcext:value-type="percentage">
            <text:p>56.01%</text:p>
          </table:table-cell>
          <table:table-cell table:style-name="ce85" table:formula="of:=[.G15]/[.G13]" office:value-type="percentage" office:value="0.433542369885512" calcext:value-type="percentage">
            <text:p>43.35%</text:p>
          </table:table-cell>
          <table:table-cell table:style-name="ce85" table:formula="of:=[.H15]/[.H13]" office:value-type="percentage" office:value="0.546071201427983" calcext:value-type="percentage">
            <text:p>54.61%</text:p>
          </table:table-cell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/>
          <table:table-cell table:style-name="ce39" office:value-type="string" calcext:value-type="string">
            <text:p>Métricas 1</text:p>
          </table:table-cell>
          <table:table-cell table:style-name="ce73" office:value-type="string" calcext:value-type="string">
            <text:p>DT</text:p>
          </table:table-cell>
          <table:table-cell table:style-name="ce73" office:value-type="string" calcext:value-type="string">
            <text:p>RF</text:p>
          </table:table-cell>
          <table:table-cell table:style-name="ce73" office:value-type="string" calcext:value-type="string">
            <text:p>XGB</text:p>
          </table:table-cell>
          <table:table-cell table:style-name="ce73" office:value-type="string" calcext:value-type="string">
            <text:p>NB</text:p>
          </table:table-cell>
          <table:table-cell table:style-name="ce73" office:value-type="string" calcext:value-type="string">
            <text:p>NN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Acu</text:p>
          </table:table-cell>
          <table:table-cell table:style-name="ce74" office:value-type="float" office:value="0.999970493903776" calcext:value-type="float">
            <text:p>0.99997</text:p>
          </table:table-cell>
          <table:table-cell table:style-name="ce74" office:value-type="float" office:value="0.999964247443983" calcext:value-type="float">
            <text:p>0.99996</text:p>
          </table:table-cell>
          <table:table-cell table:style-name="ce75" office:value-type="float" office:value="0.999984688240501" calcext:value-type="float">
            <text:p>0.99998</text:p>
          </table:table-cell>
          <table:table-cell table:style-name="ce87" office:value-type="float" office:value="0.853432528935675" calcext:value-type="float">
            <text:p>0.85343</text:p>
          </table:table-cell>
          <table:table-cell table:style-name="ce74" office:value-type="float" office:value="0.998439801935868" calcext:value-type="float">
            <text:p>0.99844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Pre</text:p>
          </table:table-cell>
          <table:table-cell table:style-name="ce74" office:value-type="float" office:value="0.999970720219179" calcext:value-type="float">
            <text:p>0.99997</text:p>
          </table:table-cell>
          <table:table-cell table:style-name="ce74" office:value-type="float" office:value="0.999964027281528" calcext:value-type="float">
            <text:p>0.99996</text:p>
          </table:table-cell>
          <table:table-cell table:style-name="ce75" office:value-type="float" office:value="0.999984653851928" calcext:value-type="float">
            <text:p>0.99998</text:p>
          </table:table-cell>
          <table:table-cell table:style-name="ce87" office:value-type="float" office:value="0.94663857964956" calcext:value-type="float">
            <text:p>0.94664</text:p>
          </table:table-cell>
          <table:table-cell table:style-name="ce74" office:value-type="float" office:value="0.997619066381149" calcext:value-type="float">
            <text:p>0.99762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Rec</text:p>
          </table:table-cell>
          <table:table-cell table:style-name="ce74" office:value-type="float" office:value="0.999970493903776" calcext:value-type="float">
            <text:p>0.99997</text:p>
          </table:table-cell>
          <table:table-cell table:style-name="ce74" office:value-type="float" office:value="0.999964247443983" calcext:value-type="float">
            <text:p>0.99996</text:p>
          </table:table-cell>
          <table:table-cell table:style-name="ce75" office:value-type="float" office:value="0.999984688240501" calcext:value-type="float">
            <text:p>0.99998</text:p>
          </table:table-cell>
          <table:table-cell table:style-name="ce87" office:value-type="float" office:value="0.853432528935675" calcext:value-type="float">
            <text:p>0.85343</text:p>
          </table:table-cell>
          <table:table-cell table:style-name="ce74" office:value-type="float" office:value="0.998439801935868" calcext:value-type="float">
            <text:p>0.99844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F1</text:p>
          </table:table-cell>
          <table:table-cell table:style-name="ce74" office:value-type="float" office:value="0.999970576135612" calcext:value-type="float">
            <text:p>0.99997</text:p>
          </table:table-cell>
          <table:table-cell table:style-name="ce74" office:value-type="float" office:value="0.999962095567527" calcext:value-type="float">
            <text:p>0.99996</text:p>
          </table:table-cell>
          <table:table-cell table:style-name="ce75" office:value-type="float" office:value="0.999984609823007" calcext:value-type="float">
            <text:p>0.99998</text:p>
          </table:table-cell>
          <table:table-cell table:style-name="ce87" office:value-type="float" office:value="0.864440532259995" calcext:value-type="float">
            <text:p>0.86444</text:p>
          </table:table-cell>
          <table:table-cell table:style-name="ce74" office:value-type="float" office:value="0.998027051854457" calcext:value-type="float">
            <text:p>0.99803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AUC</text:p>
          </table:table-cell>
          <table:table-cell table:style-name="ce75" office:value-type="float" office:value="0.99648903644573" calcext:value-type="float">
            <text:p>0.99649</text:p>
          </table:table-cell>
          <table:table-cell table:style-name="ce74" office:value-type="float" office:value="0.981838781597276" calcext:value-type="float">
            <text:p>0.98184</text:p>
          </table:table-cell>
          <table:table-cell table:style-name="ce74" office:value-type="float" office:value="0.996153470078593" calcext:value-type="float">
            <text:p>0.99615</text:p>
          </table:table-cell>
          <table:table-cell table:style-name="ce87" office:value-type="float" office:value="0.885222247431492" calcext:value-type="float">
            <text:p>0.88522</text:p>
          </table:table-cell>
          <table:table-cell table:style-name="ce74" office:value-type="float" office:value="0.915692715835193" calcext:value-type="float">
            <text:p>0.91569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string" calcext:value-type="string">
            <text:p>Métricas 2</text:p>
          </table:table-cell>
          <table:table-cell table:style-name="ce76" office:value-type="string" calcext:value-type="string">
            <text:p>DT</text:p>
          </table:table-cell>
          <table:table-cell table:style-name="ce76" office:value-type="string" calcext:value-type="string">
            <text:p>RF</text:p>
          </table:table-cell>
          <table:table-cell table:style-name="ce76" office:value-type="string" calcext:value-type="string">
            <text:p>XGB</text:p>
          </table:table-cell>
          <table:table-cell table:style-name="ce76" office:value-type="string" calcext:value-type="string">
            <text:p>NB</text:p>
          </table:table-cell>
          <table:table-cell table:style-name="ce76" office:value-type="string" calcext:value-type="string">
            <text:p>NN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Acu</text:p>
          </table:table-cell>
          <table:table-cell table:style-name="ce74" office:value-type="float" office:value="0.999944425293343" calcext:value-type="float">
            <text:p>0.99994</text:p>
          </table:table-cell>
          <table:table-cell table:style-name="ce75" office:value-type="float" office:value="0.999977715515707" calcext:value-type="float">
            <text:p>0.99998</text:p>
          </table:table-cell>
          <table:table-cell table:style-name="ce74" office:value-type="float" office:value="0.99996468366767" calcext:value-type="float">
            <text:p>0.99996</text:p>
          </table:table-cell>
          <table:table-cell table:style-name="ce87" office:value-type="float" office:value="0.987572783134702" calcext:value-type="float">
            <text:p>0.98757</text:p>
          </table:table-cell>
          <table:table-cell table:style-name="ce74" office:value-type="float" office:value="0.999631971432626" calcext:value-type="float">
            <text:p>0.99963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Pre</text:p>
          </table:table-cell>
          <table:table-cell table:style-name="ce74" office:value-type="float" office:value="0.999944756085843" calcext:value-type="float">
            <text:p>0.99994</text:p>
          </table:table-cell>
          <table:table-cell table:style-name="ce75" office:value-type="float" office:value="0.999977718769506" calcext:value-type="float">
            <text:p>0.99998</text:p>
          </table:table-cell>
          <table:table-cell table:style-name="ce74" office:value-type="float" office:value="0.999964749370448" calcext:value-type="float">
            <text:p>0.99996</text:p>
          </table:table-cell>
          <table:table-cell table:style-name="ce87" office:value-type="float" office:value="0.99092371314311" calcext:value-type="float">
            <text:p>0.99092</text:p>
          </table:table-cell>
          <table:table-cell table:style-name="ce74" office:value-type="float" office:value="0.999633820738805" calcext:value-type="float">
            <text:p>0.99963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Rec</text:p>
          </table:table-cell>
          <table:table-cell table:style-name="ce74" office:value-type="float" office:value="0.999944425293343" calcext:value-type="float">
            <text:p>0.99994</text:p>
          </table:table-cell>
          <table:table-cell table:style-name="ce75" office:value-type="float" office:value="0.999977715515707" calcext:value-type="float">
            <text:p>0.99998</text:p>
          </table:table-cell>
          <table:table-cell table:style-name="ce74" office:value-type="float" office:value="0.99996468366767" calcext:value-type="float">
            <text:p>0.99996</text:p>
          </table:table-cell>
          <table:table-cell table:style-name="ce87" office:value-type="float" office:value="0.987572783134702" calcext:value-type="float">
            <text:p>0.98757</text:p>
          </table:table-cell>
          <table:table-cell table:style-name="ce74" office:value-type="float" office:value="0.999631971432626" calcext:value-type="float">
            <text:p>0.99963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F1</text:p>
          </table:table-cell>
          <table:table-cell table:style-name="ce74" office:value-type="float" office:value="0.999944529767993" calcext:value-type="float">
            <text:p>0.99994</text:p>
          </table:table-cell>
          <table:table-cell table:style-name="ce75" office:value-type="float" office:value="0.999977708488177" calcext:value-type="float">
            <text:p>0.99998</text:p>
          </table:table-cell>
          <table:table-cell table:style-name="ce74" office:value-type="float" office:value="0.999964699560924" calcext:value-type="float">
            <text:p>0.99996</text:p>
          </table:table-cell>
          <table:table-cell table:style-name="ce87" office:value-type="float" office:value="0.988657760588467" calcext:value-type="float">
            <text:p>0.98866</text:p>
          </table:table-cell>
          <table:table-cell table:style-name="ce74" office:value-type="float" office:value="0.999595483648938" calcext:value-type="float">
            <text:p>0.99960</text:p>
          </table:table-cell>
          <table:table-cell table:number-columns-repeated="1017"/>
        </table:table-row>
        <table:table-row table:style-name="ro3">
          <table:table-cell/>
          <table:table-cell table:style-name="ce40" office:value-type="string" calcext:value-type="string">
            <text:p>AUC</text:p>
          </table:table-cell>
          <table:table-cell table:style-name="ce74" office:value-type="float" office:value="0.999411334375634" calcext:value-type="float">
            <text:p>0.99941</text:p>
          </table:table-cell>
          <table:table-cell table:style-name="ce74" office:value-type="float" office:value="0.999438748111028" calcext:value-type="float">
            <text:p>0.99944</text:p>
          </table:table-cell>
          <table:table-cell table:style-name="ce75" office:value-type="float" office:value="0.999966806763816" calcext:value-type="float">
            <text:p>0.99997</text:p>
          </table:table-cell>
          <table:table-cell table:style-name="ce87" office:value-type="float" office:value="0.945918593294077" calcext:value-type="float">
            <text:p>0.94592</text:p>
          </table:table-cell>
          <table:table-cell table:style-name="ce74" office:value-type="float" office:value="0.968609849061021" calcext:value-type="float">
            <text:p>0.96861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69" office:value-type="string" calcext:value-type="string">
            <text:p>Métricas 3</text:p>
          </table:table-cell>
          <table:table-cell table:style-name="ce77" office:value-type="string" calcext:value-type="string">
            <text:p>DT</text:p>
          </table:table-cell>
          <table:table-cell table:style-name="ce77" office:value-type="string" calcext:value-type="string">
            <text:p>RF</text:p>
          </table:table-cell>
          <table:table-cell table:style-name="ce86" office:value-type="string" calcext:value-type="string">
            <text:p>XGB</text:p>
          </table:table-cell>
          <table:table-cell table:style-name="ce86" office:value-type="string" calcext:value-type="string">
            <text:p>NB</text:p>
          </table:table-cell>
          <table:table-cell table:style-name="ce86" office:value-type="string" calcext:value-type="string">
            <text:p>NN</text:p>
          </table:table-cell>
          <table:table-cell table:style-name="ce14" table:number-columns-repeated="6"/>
          <table:table-cell table:style-name="ce33" table:number-columns-repeated="10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Acu</text:p>
          </table:table-cell>
          <table:table-cell table:style-name="ce78" office:value-type="float" office:value="0.99995936447044" calcext:value-type="float">
            <text:p>0.99996</text:p>
          </table:table-cell>
          <table:table-cell table:style-name="ce79" office:value-type="float" office:value="0.999979712199251" calcext:value-type="float">
            <text:p>0.99998</text:p>
          </table:table-cell>
          <table:table-cell table:style-name="ce78" office:value-type="float" office:value="0.999971609998128" calcext:value-type="float">
            <text:p>0.99997</text:p>
          </table:table-cell>
          <table:table-cell table:style-name="ce88" office:value-type="float" office:value="0.994662708570881" calcext:value-type="float">
            <text:p>0.99466</text:p>
          </table:table-cell>
          <table:table-cell table:style-name="ce78" office:value-type="float" office:value="0.999831321072032" calcext:value-type="float">
            <text:p>0.99983</text:p>
          </table:table-cell>
          <table:table-cell table:style-name="ce14" table:number-columns-repeated="6"/>
          <table:table-cell table:style-name="ce33" table:number-columns-repeated="10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Pre</text:p>
          </table:table-cell>
          <table:table-cell table:style-name="ce78" office:value-type="float" office:value="0.999957546955596" calcext:value-type="float">
            <text:p>0.99996</text:p>
          </table:table-cell>
          <table:table-cell table:style-name="ce79" office:value-type="float" office:value="0.999980823826914" calcext:value-type="float">
            <text:p>0.99998</text:p>
          </table:table-cell>
          <table:table-cell table:style-name="ce78" office:value-type="float" office:value="0.999971761911868" calcext:value-type="float">
            <text:p>0.99997</text:p>
          </table:table-cell>
          <table:table-cell table:style-name="ce88" office:value-type="float" office:value="0.991028777614844" calcext:value-type="float">
            <text:p>0.99103</text:p>
          </table:table-cell>
          <table:table-cell table:style-name="ce78" office:value-type="float" office:value="0.999833588398633" calcext:value-type="float">
            <text:p>0.99983</text:p>
          </table:table-cell>
          <table:table-cell table:style-name="ce14" table:number-columns-repeated="6"/>
          <table:table-cell table:style-name="ce33" table:number-columns-repeated="10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Rec</text:p>
          </table:table-cell>
          <table:table-cell table:style-name="ce78" office:value-type="float" office:value="0.999961308939715" calcext:value-type="float">
            <text:p>0.99996</text:p>
          </table:table-cell>
          <table:table-cell table:style-name="ce79" office:value-type="float" office:value="0.999978574253704" calcext:value-type="float">
            <text:p>0.99998</text:p>
          </table:table-cell>
          <table:table-cell table:style-name="ce78" office:value-type="float" office:value="0.999971446915525" calcext:value-type="float">
            <text:p>0.99997</text:p>
          </table:table-cell>
          <table:table-cell table:style-name="ce88" office:value-type="float" office:value="0.997734029978618" calcext:value-type="float">
            <text:p>0.99773</text:p>
          </table:table-cell>
          <table:table-cell table:style-name="ce78" office:value-type="float" office:value="0.999829264320472" calcext:value-type="float">
            <text:p>0.99983</text:p>
          </table:table-cell>
          <table:table-cell table:style-name="ce14" table:number-columns-repeated="6"/>
          <table:table-cell table:style-name="ce33"/>
          <table:table-cell table:style-name="ce34" table:number-columns-repeated="9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F1</text:p>
          </table:table-cell>
          <table:table-cell table:style-name="ce78" office:value-type="float" office:value="0.999959397468455" calcext:value-type="float">
            <text:p>0.99996</text:p>
          </table:table-cell>
          <table:table-cell table:style-name="ce79" office:value-type="float" office:value="0.999979671663187" calcext:value-type="float">
            <text:p>0.99998</text:p>
          </table:table-cell>
          <table:table-cell table:style-name="ce78" office:value-type="float" office:value="0.999971596226697" calcext:value-type="float">
            <text:p>0.99997</text:p>
          </table:table-cell>
          <table:table-cell table:style-name="ce88" office:value-type="float" office:value="0.994275611157369" calcext:value-type="float">
            <text:p>0.99428</text:p>
          </table:table-cell>
          <table:table-cell table:style-name="ce78" office:value-type="float" office:value="0.999830358706475" calcext:value-type="float">
            <text:p>0.99983</text:p>
          </table:table-cell>
          <table:table-cell table:style-name="ce14" table:number-columns-repeated="6"/>
          <table:table-cell table:style-name="ce33"/>
          <table:table-cell table:style-name="ce34" table:number-columns-repeated="9"/>
          <table:table-cell table:number-columns-repeated="1001"/>
        </table:table-row>
        <table:table-row table:style-name="ro1">
          <table:table-cell table:style-name="ce5"/>
          <table:table-cell table:style-name="ce10" office:value-type="string" calcext:value-type="string">
            <text:p>AUC</text:p>
          </table:table-cell>
          <table:table-cell table:style-name="ce79" office:value-type="float" office:value="0.999712431901516" calcext:value-type="float">
            <text:p>0.99971</text:p>
          </table:table-cell>
          <table:table-cell table:style-name="ce78" office:value-type="float" office:value="0.99869772074934" calcext:value-type="float">
            <text:p>0.99870</text:p>
          </table:table-cell>
          <table:table-cell table:style-name="ce78" office:value-type="float" office:value="0.99911603633302" calcext:value-type="float">
            <text:p>0.99912</text:p>
          </table:table-cell>
          <table:table-cell table:style-name="ce88" office:value-type="float" office:value="0.912352135719203" calcext:value-type="float">
            <text:p>0.91235</text:p>
          </table:table-cell>
          <table:table-cell table:style-name="ce78" office:value-type="float" office:value="0.993216087003069" calcext:value-type="float">
            <text:p>0.99322</text:p>
          </table:table-cell>
          <table:table-cell table:style-name="ce14" table:number-columns-repeated="6"/>
          <table:table-cell table:style-name="ce33" table:number-columns-repeated="10"/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_01" table:style-name="ta5">
        <table:table-column table:style-name="co36" table:number-columns-repeated="26" table:default-cell-style-name="Default"/>
        <table:table-column table:style-name="co3" table:number-columns-repeated="998" table:default-cell-style-name="Default"/>
        <table:table-row table:style-name="ro4">
          <table:table-cell table:style-name="ce89" office:value-type="string" calcext:value-type="string" table:number-columns-spanned="2" table:number-rows-spanned="2">
            <text:p>Modelo</text:p>
          </table:table-cell>
          <table:covered-table-cell table:style-name="ce93"/>
          <table:table-cell table:style-name="ce89" office:value-type="string" calcext:value-type="string" table:number-columns-spanned="3" table:number-rows-spanned="1">
            <text:p>BN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DdoS HOIC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DdoS LOIC HTTP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DdoS LOIC UDP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DoS GE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DoS Hulk</text:p>
          </table:table-cell>
          <table:covered-table-cell table:style-name="ce109"/>
          <table:covered-table-cell table:style-name="ce114"/>
          <table:table-cell table:number-columns-repeated="1004"/>
        </table:table-row>
        <table:table-row table:style-name="ro4">
          <table:covered-table-cell table:style-name="ce90"/>
          <table:covered-table-cell table:style-name="ce94"/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number-columns-repeated="1004"/>
        </table:table-row>
        <table:table-row table:style-name="ro4">
          <table:table-cell table:style-name="ce89" office:value-type="string" calcext:value-type="string" table:number-columns-spanned="1" table:number-rows-spanned="5">
            <text:p>RF</text:p>
          </table:table-cell>
          <table:table-cell table:style-name="ce95" office:value-type="string" calcext:value-type="string">
            <text:p>Acu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7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8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7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8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7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8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7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8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7" table:style-name="ce103" office:value-type="float" office:value="1" calcext:value-type="float">
            <text:p>1.0000</text:p>
          </table:table-cell>
          <table:table-cell table:style-name="ce103" office:value-type="float" office:value="0.9964" calcext:value-type="float">
            <text:p>0.9964</text:p>
          </table:table-cell>
          <table:table-cell table:number-columns-repeated="8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table-cell table:style-name="ce89" office:value-type="string" calcext:value-type="string" table:number-columns-spanned="1" table:number-rows-spanned="5">
            <text:p>DT</text:p>
          </table:table-cell>
          <table:table-cell table:style-name="ce95" office:value-type="string" calcext:value-type="string">
            <text:p>Acu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0.9998" calcext:value-type="float">
            <text:p>0.9998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6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8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3" office:value-type="float" office:value="0.9998" calcext:value-type="float">
            <text:p>0.9998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6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8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0.9998" calcext:value-type="float">
            <text:p>0.9998</text:p>
          </table:table-cell>
          <table:table-cell table:number-columns-repeated="7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8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3" office:value-type="float" office:value="0.9998" calcext:value-type="float">
            <text:p>0.9998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6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8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0.9998" calcext:value-type="float">
            <text:p>0.9998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6" table:style-name="ce104" office:value-type="float" office:value="1" calcext:value-type="float">
            <text:p>1.0000</text:p>
          </table:table-cell>
          <table:table-cell table:style-name="ce104" office:value-type="float" office:value="0.9964" calcext:value-type="float">
            <text:p>0.9964</text:p>
          </table:table-cell>
          <table:table-cell table:number-columns-repeated="8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table-cell table:style-name="ce89" office:value-type="string" calcext:value-type="string" table:number-columns-spanned="1" table:number-rows-spanned="5">
            <text:p>XGB</text:p>
          </table:table-cell>
          <table:table-cell table:style-name="ce95" office:value-type="string" calcext:value-type="string">
            <text:p>Acu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7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7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4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7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7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4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7" table:style-name="ce103" office:value-type="float" office:value="1" calcext:value-type="float">
            <text:p>1.0000</text:p>
          </table:table-cell>
          <table:table-cell table:style-name="ce103" office:value-type="float" office:value="0.9964" calcext:value-type="float">
            <text:p>0.9964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table-cell table:style-name="ce89" office:value-type="string" calcext:value-type="string" table:number-columns-spanned="1" table:number-rows-spanned="5">
            <text:p>NB</text:p>
          </table:table-cell>
          <table:table-cell table:style-name="ce95" office:value-type="string" calcext:value-type="string">
            <text:p>Acu</text:p>
          </table:table-cell>
          <table:table-cell table:style-name="ce104" office:value-type="float" office:value="0.8126" calcext:value-type="float">
            <text:p>0.8126</text:p>
          </table:table-cell>
          <table:table-cell table:style-name="ce104" office:value-type="float" office:value="0.9607" calcext:value-type="float">
            <text:p>0.9607</text:p>
          </table:table-cell>
          <table:table-cell table:style-name="ce104" office:value-type="float" office:value="0.9613" calcext:value-type="float">
            <text:p>0.9613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8748" calcext:value-type="float">
            <text:p>0.8748</text:p>
          </table:table-cell>
          <table:table-cell table:style-name="ce104" office:value-type="float" office:value="0.9962" calcext:value-type="float">
            <text:p>0.9962</text:p>
          </table:table-cell>
          <table:table-cell table:style-name="ce104" office:value-type="float" office:value="0.9963" calcext:value-type="float">
            <text:p>0.9963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5" calcext:value-type="float">
            <text:p>0.9995</text:p>
          </table:table-cell>
          <table:table-cell table:style-name="ce104" office:value-type="float" office:value="0.9996" calcext:value-type="float">
            <text:p>0.9996</text:p>
          </table:table-cell>
          <table:table-cell table:style-name="ce104" office:value-type="float" office:value="0.9107" calcext:value-type="float">
            <text:p>0.9107</text:p>
          </table:table-cell>
          <table:table-cell table:style-name="ce104" office:value-type="float" office:value="0.998" calcext:value-type="float">
            <text:p>0.9980</text:p>
          </table:table-cell>
          <table:table-cell table:style-name="ce104" office:value-type="float" office:value="0.9981" calcext:value-type="float">
            <text:p>0.9981</text:p>
          </table:table-cell>
          <table:table-cell table:style-name="ce104" office:value-type="float" office:value="0.9979" calcext:value-type="float">
            <text:p>0.9979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style-name="ce103" office:value-type="float" office:value="0.863" calcext:value-type="float">
            <text:p>0.8630</text:p>
          </table:table-cell>
          <table:table-cell table:style-name="ce103" office:value-type="float" office:value="0.9633" calcext:value-type="float">
            <text:p>0.9633</text:p>
          </table:table-cell>
          <table:table-cell table:style-name="ce103" office:value-type="float" office:value="0.9296" calcext:value-type="float">
            <text:p>0.9296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8998" calcext:value-type="float">
            <text:p>0.8998</text:p>
          </table:table-cell>
          <table:table-cell table:number-columns-repeated="2" table:style-name="ce103" office:value-type="float" office:value="0.9963" calcext:value-type="float">
            <text:p>0.9963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0.9221" calcext:value-type="float">
            <text:p>0.9221</text:p>
          </table:table-cell>
          <table:table-cell table:style-name="ce103" office:value-type="float" office:value="0.998" calcext:value-type="float">
            <text:p>0.9980</text:p>
          </table:table-cell>
          <table:table-cell table:style-name="ce103" office:value-type="float" office:value="0.9981" calcext:value-type="float">
            <text:p>0.9981</text:p>
          </table:table-cell>
          <table:table-cell table:style-name="ce103" office:value-type="float" office:value="0.9979" calcext:value-type="float">
            <text:p>0.9979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style-name="ce104" office:value-type="float" office:value="0.8126" calcext:value-type="float">
            <text:p>0.8126</text:p>
          </table:table-cell>
          <table:table-cell table:style-name="ce104" office:value-type="float" office:value="0.9607" calcext:value-type="float">
            <text:p>0.9607</text:p>
          </table:table-cell>
          <table:table-cell table:style-name="ce104" office:value-type="float" office:value="0.9981" calcext:value-type="float">
            <text:p>0.9981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8748" calcext:value-type="float">
            <text:p>0.8748</text:p>
          </table:table-cell>
          <table:table-cell table:style-name="ce104" office:value-type="float" office:value="0.9962" calcext:value-type="float">
            <text:p>0.9962</text:p>
          </table:table-cell>
          <table:table-cell table:style-name="ce104" office:value-type="float" office:value="0.9963" calcext:value-type="float">
            <text:p>0.9963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5" calcext:value-type="float">
            <text:p>0.9995</text:p>
          </table:table-cell>
          <table:table-cell table:style-name="ce104" office:value-type="float" office:value="0.9996" calcext:value-type="float">
            <text:p>0.9996</text:p>
          </table:table-cell>
          <table:table-cell table:style-name="ce104" office:value-type="float" office:value="0.9107" calcext:value-type="float">
            <text:p>0.9107</text:p>
          </table:table-cell>
          <table:table-cell table:style-name="ce104" office:value-type="float" office:value="0.998" calcext:value-type="float">
            <text:p>0.9980</text:p>
          </table:table-cell>
          <table:table-cell table:style-name="ce104" office:value-type="float" office:value="0.9981" calcext:value-type="float">
            <text:p>0.9981</text:p>
          </table:table-cell>
          <table:table-cell table:style-name="ce104" office:value-type="float" office:value="0.9979" calcext:value-type="float">
            <text:p>0.9979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style-name="ce103" office:value-type="float" office:value="0.8059" calcext:value-type="float">
            <text:p>0.8059</text:p>
          </table:table-cell>
          <table:table-cell table:style-name="ce103" office:value-type="float" office:value="0.9607" calcext:value-type="float">
            <text:p>0.9607</text:p>
          </table:table-cell>
          <table:table-cell table:style-name="ce103" office:value-type="float" office:value="0.9626" calcext:value-type="float">
            <text:p>0.9626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8728" calcext:value-type="float">
            <text:p>0.8728</text:p>
          </table:table-cell>
          <table:table-cell table:style-name="ce103" office:value-type="float" office:value="0.9962" calcext:value-type="float">
            <text:p>0.9962</text:p>
          </table:table-cell>
          <table:table-cell table:style-name="ce103" office:value-type="float" office:value="0.9963" calcext:value-type="float">
            <text:p>0.9963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0.9101" calcext:value-type="float">
            <text:p>0.9101</text:p>
          </table:table-cell>
          <table:table-cell table:style-name="ce103" office:value-type="float" office:value="0.998" calcext:value-type="float">
            <text:p>0.9980</text:p>
          </table:table-cell>
          <table:table-cell table:style-name="ce103" office:value-type="float" office:value="0.9981" calcext:value-type="float">
            <text:p>0.9981</text:p>
          </table:table-cell>
          <table:table-cell table:style-name="ce103" office:value-type="float" office:value="0.9979" calcext:value-type="float">
            <text:p>0.9979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style-name="ce104" office:value-type="float" office:value="0.8129" calcext:value-type="float">
            <text:p>0.8129</text:p>
          </table:table-cell>
          <table:table-cell table:style-name="ce104" office:value-type="float" office:value="0.9607" calcext:value-type="float">
            <text:p>0.9607</text:p>
          </table:table-cell>
          <table:table-cell table:style-name="ce104" office:value-type="float" office:value="0.9613" calcext:value-type="float">
            <text:p>0.9613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8747" calcext:value-type="float">
            <text:p>0.8747</text:p>
          </table:table-cell>
          <table:table-cell table:style-name="ce104" office:value-type="float" office:value="0.9962" calcext:value-type="float">
            <text:p>0.9962</text:p>
          </table:table-cell>
          <table:table-cell table:style-name="ce104" office:value-type="float" office:value="0.9963" calcext:value-type="float">
            <text:p>0.9963</text:p>
          </table:table-cell>
          <table:table-cell table:number-columns-repeated="2" table:style-name="ce104" office:value-type="float" office:value="0.9997" calcext:value-type="float">
            <text:p>0.9997</text:p>
          </table:table-cell>
          <table:table-cell table:style-name="ce104" office:value-type="float" office:value="0.9998" calcext:value-type="float">
            <text:p>0.9998</text:p>
          </table:table-cell>
          <table:table-cell table:style-name="ce104" office:value-type="float" office:value="0.9106" calcext:value-type="float">
            <text:p>0.9106</text:p>
          </table:table-cell>
          <table:table-cell table:style-name="ce104" office:value-type="float" office:value="0.998" calcext:value-type="float">
            <text:p>0.9980</text:p>
          </table:table-cell>
          <table:table-cell table:style-name="ce104" office:value-type="float" office:value="0.9981" calcext:value-type="float">
            <text:p>0.9981</text:p>
          </table:table-cell>
          <table:table-cell table:style-name="ce104" office:value-type="float" office:value="0.9979" calcext:value-type="float">
            <text:p>0.9979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table-cell table:style-name="ce89" office:value-type="string" calcext:value-type="string" table:number-columns-spanned="1" table:number-rows-spanned="5">
            <text:p>NN</text:p>
          </table:table-cell>
          <table:table-cell table:style-name="ce95" office:value-type="string" calcext:value-type="string">
            <text:p>Acu</text:p>
          </table:table-cell>
          <table:table-cell table:style-name="ce103" office:value-type="float" office:value="0.9997" calcext:value-type="float">
            <text:p>0.9997</text:p>
          </table:table-cell>
          <table:table-cell table:style-name="ce103" office:value-type="float" office:value="0.9993" calcext:value-type="float">
            <text:p>0.9993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0.9991" calcext:value-type="float">
            <text:p>0.9991</text:p>
          </table:table-cell>
          <table:table-cell table:style-name="ce103" office:value-type="float" office:value="0.9998" calcext:value-type="float">
            <text:p>0.9998</text:p>
          </table:table-cell>
          <table:table-cell table:style-name="ce103" office:value-type="float" office:value="0.9899" calcext:value-type="float">
            <text:p>0.9899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" calcext:value-type="float">
            <text:p>0.9990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style-name="ce103" office:value-type="float" office:value="0.9963" calcext:value-type="float">
            <text:p>0.9963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style-name="ce104" office:value-type="float" office:value="0.9997" calcext:value-type="float">
            <text:p>0.9997</text:p>
          </table:table-cell>
          <table:table-cell table:style-name="ce104" office:value-type="float" office:value="0.9993" calcext:value-type="float">
            <text:p>0.9993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96" calcext:value-type="float">
            <text:p>0.9996</text:p>
          </table:table-cell>
          <table:table-cell table:style-name="ce104" office:value-type="float" office:value="0.9991" calcext:value-type="float">
            <text:p>0.9991</text:p>
          </table:table-cell>
          <table:table-cell table:style-name="ce104" office:value-type="float" office:value="0.9998" calcext:value-type="float">
            <text:p>0.9998</text:p>
          </table:table-cell>
          <table:table-cell table:style-name="ce104" office:value-type="float" office:value="0.9804" calcext:value-type="float">
            <text:p>0.9804</text:p>
          </table:table-cell>
          <table:table-cell table:style-name="ce104" office:value-type="float" office:value="0.9996" calcext:value-type="float">
            <text:p>0.9996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" calcext:value-type="float">
            <text:p>0.9990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style-name="ce104" office:value-type="float" office:value="0.9963" calcext:value-type="float">
            <text:p>0.9963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style-name="ce103" office:value-type="float" office:value="0.9997" calcext:value-type="float">
            <text:p>0.9997</text:p>
          </table:table-cell>
          <table:table-cell table:style-name="ce103" office:value-type="float" office:value="0.9993" calcext:value-type="float">
            <text:p>0.9993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0.9991" calcext:value-type="float">
            <text:p>0.9991</text:p>
          </table:table-cell>
          <table:table-cell table:style-name="ce103" office:value-type="float" office:value="0.9998" calcext:value-type="float">
            <text:p>0.9998</text:p>
          </table:table-cell>
          <table:table-cell table:style-name="ce103" office:value-type="float" office:value="0.9899" calcext:value-type="float">
            <text:p>0.9899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" calcext:value-type="float">
            <text:p>0.9990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style-name="ce103" office:value-type="float" office:value="0.9963" calcext:value-type="float">
            <text:p>0.9963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style-name="ce104" office:value-type="float" office:value="0.9997" calcext:value-type="float">
            <text:p>0.9997</text:p>
          </table:table-cell>
          <table:table-cell table:style-name="ce104" office:value-type="float" office:value="0.9993" calcext:value-type="float">
            <text:p>0.9993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96" calcext:value-type="float">
            <text:p>0.9996</text:p>
          </table:table-cell>
          <table:table-cell table:style-name="ce104" office:value-type="float" office:value="0.9991" calcext:value-type="float">
            <text:p>0.9991</text:p>
          </table:table-cell>
          <table:table-cell table:style-name="ce104" office:value-type="float" office:value="0.9998" calcext:value-type="float">
            <text:p>0.9998</text:p>
          </table:table-cell>
          <table:table-cell table:style-name="ce104" office:value-type="float" office:value="0.9851" calcext:value-type="float">
            <text:p>0.9851</text:p>
          </table:table-cell>
          <table:table-cell table:style-name="ce104" office:value-type="float" office:value="0.9996" calcext:value-type="float">
            <text:p>0.9996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" calcext:value-type="float">
            <text:p>0.9990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style-name="ce104" office:value-type="float" office:value="0.9963" calcext:value-type="float">
            <text:p>0.9963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number-columns-repeated="1004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style-name="ce103" office:value-type="float" office:value="0.9997" calcext:value-type="float">
            <text:p>0.9997</text:p>
          </table:table-cell>
          <table:table-cell table:style-name="ce103" office:value-type="float" office:value="0.9993" calcext:value-type="float">
            <text:p>0.9993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0.9991" calcext:value-type="float">
            <text:p>0.9991</text:p>
          </table:table-cell>
          <table:table-cell table:style-name="ce103" office:value-type="float" office:value="0.9998" calcext:value-type="float">
            <text:p>0.9998</text:p>
          </table:table-cell>
          <table:table-cell table:style-name="ce103" office:value-type="float" office:value="0.4998" calcext:value-type="float">
            <text:p>0.4998</text:p>
          </table:table-cell>
          <table:table-cell table:style-name="ce103" office:value-type="float" office:value="0.9998" calcext:value-type="float">
            <text:p>0.9998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" calcext:value-type="float">
            <text:p>0.9990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style-name="ce103" office:value-type="float" office:value="0.9963" calcext:value-type="float">
            <text:p>0.9963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96" office:value-type="string" calcext:value-type="string" table:number-columns-spanned="2" table:number-rows-spanned="2">
            <text:p>Modelo</text:p>
          </table:table-cell>
          <table:covered-table-cell table:style-name="ce105"/>
          <table:table-cell table:style-name="ce110" office:value-type="string" calcext:value-type="string" table:number-columns-spanned="3" table:number-rows-spanned="1">
            <text:p>BN</text:p>
          </table:table-cell>
          <table:covered-table-cell table:style-name="ce115"/>
          <table:covered-table-cell table:style-name="ce116"/>
          <table:table-cell table:style-name="ce110" office:value-type="string" calcext:value-type="string" table:number-columns-spanned="3" table:number-rows-spanned="1">
            <text:p>DdoS HOIC</text:p>
          </table:table-cell>
          <table:covered-table-cell table:style-name="ce115"/>
          <table:covered-table-cell table:style-name="ce116"/>
          <table:table-cell table:style-name="ce110" office:value-type="string" calcext:value-type="string" table:number-columns-spanned="3" table:number-rows-spanned="1">
            <text:p>DdoS LOIC HTTP</text:p>
          </table:table-cell>
          <table:covered-table-cell table:style-name="ce115"/>
          <table:covered-table-cell table:style-name="ce116"/>
          <table:table-cell table:style-name="ce110" office:value-type="string" calcext:value-type="string" table:number-columns-spanned="3" table:number-rows-spanned="1">
            <text:p>DdoS LOIC UDP</text:p>
          </table:table-cell>
          <table:covered-table-cell table:style-name="ce115"/>
          <table:covered-table-cell table:style-name="ce116"/>
          <table:table-cell table:style-name="ce110" office:value-type="string" calcext:value-type="string" table:number-columns-spanned="3" table:number-rows-spanned="1">
            <text:p>DoS GE</text:p>
          </table:table-cell>
          <table:covered-table-cell table:style-name="ce115"/>
          <table:covered-table-cell table:style-name="ce116"/>
          <table:table-cell table:style-name="ce110" office:value-type="string" calcext:value-type="string" table:number-columns-spanned="3" table:number-rows-spanned="1">
            <text:p>DoS Hulk</text:p>
          </table:table-cell>
          <table:covered-table-cell table:style-name="ce115"/>
          <table:covered-table-cell table:style-name="ce116"/>
          <table:table-cell table:number-columns-repeated="1003"/>
        </table:table-row>
        <table:table-row table:style-name="ro4">
          <table:table-cell/>
          <table:covered-table-cell table:style-name="ce97"/>
          <table:covered-table-cell table:style-name="ce106"/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number-columns-repeated="1003"/>
        </table:table-row>
        <table:table-row table:style-name="ro4">
          <table:table-cell/>
          <table:table-cell table:style-name="ce98" office:value-type="string" calcext:value-type="string" table:number-columns-spanned="1" table:number-rows-spanned="3">
            <text:p>RF</text:p>
          </table:table-cell>
          <table:table-cell table:style-name="ce107" office:value-type="string" calcext:value-type="string">
            <text:p>Acu</text:p>
          </table:table-cell>
          <table:table-cell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7"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8" table:style-name="ce112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99"/>
          <table:table-cell table:style-name="ce108" office:value-type="string" calcext:value-type="string">
            <text:p>Pre</text:p>
          </table:table-cell>
          <table:table-cell table:style-name="ce113" office:value-type="float" office:value="1" calcext:value-type="float">
            <text:p>1.0000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7" table:style-name="ce113" office:value-type="float" office:value="1" calcext:value-type="float">
            <text:p>1.0000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8" table:style-name="ce113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67"/>
          <table:table-cell table:style-name="ce107" office:value-type="string" calcext:value-type="string">
            <text:p>AUC</text:p>
          </table:table-cell>
          <table:table-cell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7" table:style-name="ce112" office:value-type="float" office:value="1" calcext:value-type="float">
            <text:p>1.0000</text:p>
          </table:table-cell>
          <table:table-cell table:style-name="ce112" office:value-type="float" office:value="0.9964" calcext:value-type="float">
            <text:p>0.9964</text:p>
          </table:table-cell>
          <table:table-cell table:number-columns-repeated="8" table:style-name="ce112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table-cell table:style-name="ce98" office:value-type="string" calcext:value-type="string" table:number-columns-spanned="1" table:number-rows-spanned="3">
            <text:p>DT</text:p>
          </table:table-cell>
          <table:table-cell table:style-name="ce108" office:value-type="string" calcext:value-type="string">
            <text:p>Acu</text:p>
          </table:table-cell>
          <table:table-cell table:style-name="ce113" office:value-type="float" office:value="0.9999" calcext:value-type="float">
            <text:p>0.9999</text:p>
          </table:table-cell>
          <table:table-cell table:style-name="ce113" office:value-type="float" office:value="0.9998" calcext:value-type="float">
            <text:p>0.9998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6" table:style-name="ce113" office:value-type="float" office:value="1" calcext:value-type="float">
            <text:p>1.0000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8" table:style-name="ce113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100"/>
          <table:table-cell table:style-name="ce107" office:value-type="string" calcext:value-type="string">
            <text:p>Pre</text:p>
          </table:table-cell>
          <table:table-cell table:style-name="ce112" office:value-type="float" office:value="0.9999" calcext:value-type="float">
            <text:p>0.9999</text:p>
          </table:table-cell>
          <table:table-cell table:style-name="ce112" office:value-type="float" office:value="0.9998" calcext:value-type="float">
            <text:p>0.9998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6"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8" table:style-name="ce112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101"/>
          <table:table-cell table:style-name="ce108" office:value-type="string" calcext:value-type="string">
            <text:p>AUC</text:p>
          </table:table-cell>
          <table:table-cell table:style-name="ce113" office:value-type="float" office:value="0.9999" calcext:value-type="float">
            <text:p>0.9999</text:p>
          </table:table-cell>
          <table:table-cell table:style-name="ce113" office:value-type="float" office:value="0.9998" calcext:value-type="float">
            <text:p>0.9998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6" table:style-name="ce113" office:value-type="float" office:value="1" calcext:value-type="float">
            <text:p>1.0000</text:p>
          </table:table-cell>
          <table:table-cell table:style-name="ce113" office:value-type="float" office:value="0.9964" calcext:value-type="float">
            <text:p>0.9964</text:p>
          </table:table-cell>
          <table:table-cell table:number-columns-repeated="8" table:style-name="ce113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table-cell table:style-name="ce98" office:value-type="string" calcext:value-type="string" table:number-columns-spanned="1" table:number-rows-spanned="3">
            <text:p>XGB</text:p>
          </table:table-cell>
          <table:table-cell table:style-name="ce107" office:value-type="string" calcext:value-type="string">
            <text:p>Acu</text:p>
          </table:table-cell>
          <table:table-cell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7"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3"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4" table:style-name="ce112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99"/>
          <table:table-cell table:style-name="ce108" office:value-type="string" calcext:value-type="string">
            <text:p>Pre</text:p>
          </table:table-cell>
          <table:table-cell table:style-name="ce113" office:value-type="float" office:value="1" calcext:value-type="float">
            <text:p>1.0000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7" table:style-name="ce113" office:value-type="float" office:value="1" calcext:value-type="float">
            <text:p>1.0000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3" table:style-name="ce113" office:value-type="float" office:value="1" calcext:value-type="float">
            <text:p>1.0000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4" table:style-name="ce113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67"/>
          <table:table-cell table:style-name="ce107" office:value-type="string" calcext:value-type="string">
            <text:p>AUC</text:p>
          </table:table-cell>
          <table:table-cell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7" table:style-name="ce112" office:value-type="float" office:value="1" calcext:value-type="float">
            <text:p>1.0000</text:p>
          </table:table-cell>
          <table:table-cell table:style-name="ce112" office:value-type="float" office:value="0.9964" calcext:value-type="float">
            <text:p>0.9964</text:p>
          </table:table-cell>
          <table:table-cell table:number-columns-repeated="3" table:style-name="ce112" office:value-type="float" office:value="1" calcext:value-type="float">
            <text:p>1.0000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4" table:style-name="ce112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table-cell table:style-name="ce98" office:value-type="string" calcext:value-type="string" table:number-columns-spanned="1" table:number-rows-spanned="3">
            <text:p>NB</text:p>
          </table:table-cell>
          <table:table-cell table:style-name="ce108" office:value-type="string" calcext:value-type="string">
            <text:p>Acu</text:p>
          </table:table-cell>
          <table:table-cell table:style-name="ce113" office:value-type="float" office:value="0.8126" calcext:value-type="float">
            <text:p>0.8126</text:p>
          </table:table-cell>
          <table:table-cell table:style-name="ce113" office:value-type="float" office:value="0.9607" calcext:value-type="float">
            <text:p>0.9607</text:p>
          </table:table-cell>
          <table:table-cell table:style-name="ce113" office:value-type="float" office:value="0.9613" calcext:value-type="float">
            <text:p>0.9613</text:p>
          </table:table-cell>
          <table:table-cell table:number-columns-repeated="3" table:style-name="ce113" office:value-type="float" office:value="1" calcext:value-type="float">
            <text:p>1.0000</text:p>
          </table:table-cell>
          <table:table-cell table:style-name="ce113" office:value-type="float" office:value="0.8748" calcext:value-type="float">
            <text:p>0.8748</text:p>
          </table:table-cell>
          <table:table-cell table:style-name="ce113" office:value-type="float" office:value="0.9962" calcext:value-type="float">
            <text:p>0.9962</text:p>
          </table:table-cell>
          <table:table-cell table:style-name="ce113" office:value-type="float" office:value="0.9963" calcext:value-type="float">
            <text:p>0.9963</text:p>
          </table:table-cell>
          <table:table-cell table:style-name="ce113" office:value-type="float" office:value="1" calcext:value-type="float">
            <text:p>1.0000</text:p>
          </table:table-cell>
          <table:table-cell table:style-name="ce113" office:value-type="float" office:value="0.9995" calcext:value-type="float">
            <text:p>0.9995</text:p>
          </table:table-cell>
          <table:table-cell table:style-name="ce113" office:value-type="float" office:value="0.9996" calcext:value-type="float">
            <text:p>0.9996</text:p>
          </table:table-cell>
          <table:table-cell table:style-name="ce113" office:value-type="float" office:value="0.9107" calcext:value-type="float">
            <text:p>0.9107</text:p>
          </table:table-cell>
          <table:table-cell table:style-name="ce113" office:value-type="float" office:value="0.998" calcext:value-type="float">
            <text:p>0.9980</text:p>
          </table:table-cell>
          <table:table-cell table:style-name="ce113" office:value-type="float" office:value="0.9981" calcext:value-type="float">
            <text:p>0.9981</text:p>
          </table:table-cell>
          <table:table-cell table:style-name="ce113" office:value-type="float" office:value="0.9979" calcext:value-type="float">
            <text:p>0.9979</text:p>
          </table:table-cell>
          <table:table-cell table:number-columns-repeated="2" table:style-name="ce113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100"/>
          <table:table-cell table:style-name="ce107" office:value-type="string" calcext:value-type="string">
            <text:p>Pre</text:p>
          </table:table-cell>
          <table:table-cell table:style-name="ce112" office:value-type="float" office:value="0.863" calcext:value-type="float">
            <text:p>0.8630</text:p>
          </table:table-cell>
          <table:table-cell table:style-name="ce112" office:value-type="float" office:value="0.9633" calcext:value-type="float">
            <text:p>0.9633</text:p>
          </table:table-cell>
          <table:table-cell table:style-name="ce112" office:value-type="float" office:value="0.9296" calcext:value-type="float">
            <text:p>0.9296</text:p>
          </table:table-cell>
          <table:table-cell table:number-columns-repeated="3" table:style-name="ce112" office:value-type="float" office:value="1" calcext:value-type="float">
            <text:p>1.0000</text:p>
          </table:table-cell>
          <table:table-cell table:style-name="ce112" office:value-type="float" office:value="0.8998" calcext:value-type="float">
            <text:p>0.8998</text:p>
          </table:table-cell>
          <table:table-cell table:number-columns-repeated="2" table:style-name="ce112" office:value-type="float" office:value="0.9963" calcext:value-type="float">
            <text:p>0.9963</text:p>
          </table:table-cell>
          <table:table-cell table:style-name="ce112" office:value-type="float" office:value="1" calcext:value-type="float">
            <text:p>1.0000</text:p>
          </table:table-cell>
          <table:table-cell table:style-name="ce112" office:value-type="float" office:value="0.9995" calcext:value-type="float">
            <text:p>0.9995</text:p>
          </table:table-cell>
          <table:table-cell table:style-name="ce112" office:value-type="float" office:value="0.9996" calcext:value-type="float">
            <text:p>0.9996</text:p>
          </table:table-cell>
          <table:table-cell table:style-name="ce112" office:value-type="float" office:value="0.9221" calcext:value-type="float">
            <text:p>0.9221</text:p>
          </table:table-cell>
          <table:table-cell table:style-name="ce112" office:value-type="float" office:value="0.998" calcext:value-type="float">
            <text:p>0.9980</text:p>
          </table:table-cell>
          <table:table-cell table:style-name="ce112" office:value-type="float" office:value="0.9981" calcext:value-type="float">
            <text:p>0.9981</text:p>
          </table:table-cell>
          <table:table-cell table:style-name="ce112" office:value-type="float" office:value="0.9979" calcext:value-type="float">
            <text:p>0.9979</text:p>
          </table:table-cell>
          <table:table-cell table:number-columns-repeated="2" table:style-name="ce112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101"/>
          <table:table-cell table:style-name="ce108" office:value-type="string" calcext:value-type="string">
            <text:p>AUC</text:p>
          </table:table-cell>
          <table:table-cell table:style-name="ce113" office:value-type="float" office:value="0.8129" calcext:value-type="float">
            <text:p>0.8129</text:p>
          </table:table-cell>
          <table:table-cell table:style-name="ce113" office:value-type="float" office:value="0.9607" calcext:value-type="float">
            <text:p>0.9607</text:p>
          </table:table-cell>
          <table:table-cell table:style-name="ce113" office:value-type="float" office:value="0.9613" calcext:value-type="float">
            <text:p>0.9613</text:p>
          </table:table-cell>
          <table:table-cell table:number-columns-repeated="3" table:style-name="ce113" office:value-type="float" office:value="1" calcext:value-type="float">
            <text:p>1.0000</text:p>
          </table:table-cell>
          <table:table-cell table:style-name="ce113" office:value-type="float" office:value="0.8747" calcext:value-type="float">
            <text:p>0.8747</text:p>
          </table:table-cell>
          <table:table-cell table:style-name="ce113" office:value-type="float" office:value="0.9962" calcext:value-type="float">
            <text:p>0.9962</text:p>
          </table:table-cell>
          <table:table-cell table:style-name="ce113" office:value-type="float" office:value="0.9963" calcext:value-type="float">
            <text:p>0.9963</text:p>
          </table:table-cell>
          <table:table-cell table:number-columns-repeated="2" table:style-name="ce113" office:value-type="float" office:value="0.9997" calcext:value-type="float">
            <text:p>0.9997</text:p>
          </table:table-cell>
          <table:table-cell table:style-name="ce113" office:value-type="float" office:value="0.9998" calcext:value-type="float">
            <text:p>0.9998</text:p>
          </table:table-cell>
          <table:table-cell table:style-name="ce113" office:value-type="float" office:value="0.9106" calcext:value-type="float">
            <text:p>0.9106</text:p>
          </table:table-cell>
          <table:table-cell table:style-name="ce113" office:value-type="float" office:value="0.998" calcext:value-type="float">
            <text:p>0.9980</text:p>
          </table:table-cell>
          <table:table-cell table:style-name="ce113" office:value-type="float" office:value="0.9981" calcext:value-type="float">
            <text:p>0.9981</text:p>
          </table:table-cell>
          <table:table-cell table:style-name="ce113" office:value-type="float" office:value="0.9979" calcext:value-type="float">
            <text:p>0.9979</text:p>
          </table:table-cell>
          <table:table-cell table:number-columns-repeated="2" table:style-name="ce113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table-cell table:style-name="ce98" office:value-type="string" calcext:value-type="string" table:number-columns-spanned="1" table:number-rows-spanned="3">
            <text:p>NN</text:p>
          </table:table-cell>
          <table:table-cell table:style-name="ce107" office:value-type="string" calcext:value-type="string">
            <text:p>Acu</text:p>
          </table:table-cell>
          <table:table-cell table:style-name="ce112" office:value-type="float" office:value="0.9997" calcext:value-type="float">
            <text:p>0.9997</text:p>
          </table:table-cell>
          <table:table-cell table:style-name="ce112" office:value-type="float" office:value="0.9993" calcext:value-type="float">
            <text:p>0.9993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3" table:style-name="ce112" office:value-type="float" office:value="1" calcext:value-type="float">
            <text:p>1.0000</text:p>
          </table:table-cell>
          <table:table-cell table:style-name="ce112" office:value-type="float" office:value="0.9996" calcext:value-type="float">
            <text:p>0.9996</text:p>
          </table:table-cell>
          <table:table-cell table:style-name="ce112" office:value-type="float" office:value="0.9991" calcext:value-type="float">
            <text:p>0.9991</text:p>
          </table:table-cell>
          <table:table-cell table:style-name="ce112" office:value-type="float" office:value="0.9998" calcext:value-type="float">
            <text:p>0.9998</text:p>
          </table:table-cell>
          <table:table-cell table:style-name="ce112" office:value-type="float" office:value="0.9899" calcext:value-type="float">
            <text:p>0.9899</text:p>
          </table:table-cell>
          <table:table-cell table:style-name="ce112" office:value-type="float" office:value="0.9996" calcext:value-type="float">
            <text:p>0.9996</text:p>
          </table:table-cell>
          <table:table-cell table:style-name="ce112" office:value-type="float" office:value="1" calcext:value-type="float">
            <text:p>1.0000</text:p>
          </table:table-cell>
          <table:table-cell table:style-name="ce112" office:value-type="float" office:value="0.999" calcext:value-type="float">
            <text:p>0.9990</text:p>
          </table:table-cell>
          <table:table-cell table:number-columns-repeated="2" table:style-name="ce112" office:value-type="float" office:value="1" calcext:value-type="float">
            <text:p>1.0000</text:p>
          </table:table-cell>
          <table:table-cell table:style-name="ce112" office:value-type="float" office:value="0.9963" calcext:value-type="float">
            <text:p>0.9963</text:p>
          </table:table-cell>
          <table:table-cell table:number-columns-repeated="2" table:style-name="ce112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99"/>
          <table:table-cell table:style-name="ce108" office:value-type="string" calcext:value-type="string">
            <text:p>Pre</text:p>
          </table:table-cell>
          <table:table-cell table:style-name="ce113" office:value-type="float" office:value="0.9997" calcext:value-type="float">
            <text:p>0.9997</text:p>
          </table:table-cell>
          <table:table-cell table:style-name="ce113" office:value-type="float" office:value="0.9993" calcext:value-type="float">
            <text:p>0.9993</text:p>
          </table:table-cell>
          <table:table-cell table:style-name="ce113" office:value-type="float" office:value="0.9999" calcext:value-type="float">
            <text:p>0.9999</text:p>
          </table:table-cell>
          <table:table-cell table:number-columns-repeated="3" table:style-name="ce113" office:value-type="float" office:value="1" calcext:value-type="float">
            <text:p>1.0000</text:p>
          </table:table-cell>
          <table:table-cell table:style-name="ce113" office:value-type="float" office:value="0.9996" calcext:value-type="float">
            <text:p>0.9996</text:p>
          </table:table-cell>
          <table:table-cell table:style-name="ce113" office:value-type="float" office:value="0.9991" calcext:value-type="float">
            <text:p>0.9991</text:p>
          </table:table-cell>
          <table:table-cell table:style-name="ce113" office:value-type="float" office:value="0.9998" calcext:value-type="float">
            <text:p>0.9998</text:p>
          </table:table-cell>
          <table:table-cell table:style-name="ce113" office:value-type="float" office:value="0.9804" calcext:value-type="float">
            <text:p>0.9804</text:p>
          </table:table-cell>
          <table:table-cell table:style-name="ce113" office:value-type="float" office:value="0.9996" calcext:value-type="float">
            <text:p>0.9996</text:p>
          </table:table-cell>
          <table:table-cell table:style-name="ce113" office:value-type="float" office:value="1" calcext:value-type="float">
            <text:p>1.0000</text:p>
          </table:table-cell>
          <table:table-cell table:style-name="ce113" office:value-type="float" office:value="0.999" calcext:value-type="float">
            <text:p>0.9990</text:p>
          </table:table-cell>
          <table:table-cell table:number-columns-repeated="2" table:style-name="ce113" office:value-type="float" office:value="1" calcext:value-type="float">
            <text:p>1.0000</text:p>
          </table:table-cell>
          <table:table-cell table:style-name="ce113" office:value-type="float" office:value="0.9963" calcext:value-type="float">
            <text:p>0.9963</text:p>
          </table:table-cell>
          <table:table-cell table:number-columns-repeated="2" table:style-name="ce113" office:value-type="float" office:value="1" calcext:value-type="float">
            <text:p>1.0000</text:p>
          </table:table-cell>
          <table:table-cell table:number-columns-repeated="1003"/>
        </table:table-row>
        <table:table-row table:style-name="ro4">
          <table:table-cell/>
          <table:covered-table-cell table:style-name="ce67"/>
          <table:table-cell table:style-name="ce107" office:value-type="string" calcext:value-type="string">
            <text:p>AUC</text:p>
          </table:table-cell>
          <table:table-cell table:style-name="ce112" office:value-type="float" office:value="0.9997" calcext:value-type="float">
            <text:p>0.9997</text:p>
          </table:table-cell>
          <table:table-cell table:style-name="ce112" office:value-type="float" office:value="0.9993" calcext:value-type="float">
            <text:p>0.9993</text:p>
          </table:table-cell>
          <table:table-cell table:style-name="ce112" office:value-type="float" office:value="0.9999" calcext:value-type="float">
            <text:p>0.9999</text:p>
          </table:table-cell>
          <table:table-cell table:number-columns-repeated="3" table:style-name="ce112" office:value-type="float" office:value="1" calcext:value-type="float">
            <text:p>1.0000</text:p>
          </table:table-cell>
          <table:table-cell table:style-name="ce112" office:value-type="float" office:value="0.9996" calcext:value-type="float">
            <text:p>0.9996</text:p>
          </table:table-cell>
          <table:table-cell table:style-name="ce112" office:value-type="float" office:value="0.9991" calcext:value-type="float">
            <text:p>0.9991</text:p>
          </table:table-cell>
          <table:table-cell table:style-name="ce112" office:value-type="float" office:value="0.9998" calcext:value-type="float">
            <text:p>0.9998</text:p>
          </table:table-cell>
          <table:table-cell table:style-name="ce112" office:value-type="float" office:value="0.4998" calcext:value-type="float">
            <text:p>0.4998</text:p>
          </table:table-cell>
          <table:table-cell table:style-name="ce112" office:value-type="float" office:value="0.9998" calcext:value-type="float">
            <text:p>0.9998</text:p>
          </table:table-cell>
          <table:table-cell table:style-name="ce112" office:value-type="float" office:value="1" calcext:value-type="float">
            <text:p>1.0000</text:p>
          </table:table-cell>
          <table:table-cell table:style-name="ce112" office:value-type="float" office:value="0.999" calcext:value-type="float">
            <text:p>0.9990</text:p>
          </table:table-cell>
          <table:table-cell table:number-columns-repeated="2" table:style-name="ce112" office:value-type="float" office:value="1" calcext:value-type="float">
            <text:p>1.0000</text:p>
          </table:table-cell>
          <table:table-cell table:style-name="ce112" office:value-type="float" office:value="0.9963" calcext:value-type="float">
            <text:p>0.9963</text:p>
          </table:table-cell>
          <table:table-cell table:number-columns-repeated="2" table:style-name="ce112" office:value-type="float" office:value="1" calcext:value-type="float">
            <text:p>1.0000</text:p>
          </table:table-cell>
          <table:table-cell table:number-columns-repeated="100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_02" table:style-name="ta6">
        <table:table-column table:style-name="co36" table:number-columns-repeated="26" table:default-cell-style-name="Default"/>
        <table:table-column table:style-name="co3" table:number-columns-repeated="998" table:default-cell-style-name="Default"/>
        <table:table-row table:style-name="ro4">
          <table:table-cell table:style-name="ce89" office:value-type="string" calcext:value-type="string" table:number-columns-spanned="2" table:number-rows-spanned="2">
            <text:p>Modelo</text:p>
          </table:table-cell>
          <table:covered-table-cell table:style-name="ce93"/>
          <table:table-cell table:style-name="ce89" office:value-type="string" calcext:value-type="string" table:number-columns-spanned="3" table:number-rows-spanned="1">
            <text:p>DoS SHTTP-Test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DoS Slowloris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FTP BF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Inf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SSH BF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BF Web XSS</text:p>
          </table:table-cell>
          <table:covered-table-cell table:style-name="ce109"/>
          <table:covered-table-cell table:style-name="ce114"/>
          <table:table-cell table:style-name="ce89" office:value-type="string" calcext:value-type="string" table:number-columns-spanned="3" table:number-rows-spanned="1">
            <text:p>KDD</text:p>
          </table:table-cell>
          <table:covered-table-cell table:style-name="ce109"/>
          <table:covered-table-cell table:style-name="ce114"/>
          <table:table-cell table:number-columns-repeated="1001"/>
        </table:table-row>
        <table:table-row table:style-name="ro4">
          <table:covered-table-cell table:style-name="ce90"/>
          <table:covered-table-cell table:style-name="ce94"/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style-name="ce102" office:value-type="string" calcext:value-type="string">
            <text:p>CE1</text:p>
          </table:table-cell>
          <table:table-cell table:style-name="ce102" office:value-type="string" calcext:value-type="string">
            <text:p>CE2</text:p>
          </table:table-cell>
          <table:table-cell table:style-name="ce102" office:value-type="string" calcext:value-type="string">
            <text:p>CE3</text:p>
          </table:table-cell>
          <table:table-cell table:number-columns-repeated="1001"/>
        </table:table-row>
        <table:table-row table:style-name="ro4">
          <table:table-cell table:style-name="ce89" office:value-type="string" calcext:value-type="string" table:number-columns-spanned="1" table:number-rows-spanned="5">
            <text:p>RF</text:p>
          </table:table-cell>
          <table:table-cell table:style-name="ce95" office:value-type="string" calcext:value-type="string">
            <text:p>Acu</text:p>
          </table:table-cell>
          <table:table-cell table:number-columns-repeated="10" table:style-name="ce103" office:value-type="float" office:value="1" calcext:value-type="float">
            <text:p>1.0000</text:p>
          </table:table-cell>
          <table:table-cell table:style-name="ce103" office:value-type="float" office:value="0.8845" calcext:value-type="float">
            <text:p>0.8845</text:p>
          </table:table-cell>
          <table:table-cell table:style-name="ce103" office:value-type="float" office:value="0.9014" calcext:value-type="float">
            <text:p>0.9014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8" calcext:value-type="float">
            <text:p>0.9998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3" office:value-type="float" office:value="1" calcext:value-type="float">
            <text:p>1.0000</text:p>
          </table:table-cell>
          <table:table-cell table:number-columns-repeated="2" table:style-name="ce103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number-columns-repeated="10" table:style-name="ce104" office:value-type="float" office:value="1" calcext:value-type="float">
            <text:p>1.0000</text:p>
          </table:table-cell>
          <table:table-cell table:style-name="ce104" office:value-type="float" office:value="0.8857" calcext:value-type="float">
            <text:p>0.8857</text:p>
          </table:table-cell>
          <table:table-cell table:style-name="ce104" office:value-type="float" office:value="0.8626" calcext:value-type="float">
            <text:p>0.8626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98" calcext:value-type="float">
            <text:p>0.9998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1" calcext:value-type="float">
            <text:p>1.0000</text:p>
          </table:table-cell>
          <table:table-cell table:number-columns-repeated="2" table:style-name="ce104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number-columns-repeated="10" table:style-name="ce103" office:value-type="float" office:value="1" calcext:value-type="float">
            <text:p>1.0000</text:p>
          </table:table-cell>
          <table:table-cell table:style-name="ce103" office:value-type="float" office:value="0.8845" calcext:value-type="float">
            <text:p>0.8845</text:p>
          </table:table-cell>
          <table:table-cell table:style-name="ce103" office:value-type="float" office:value="0.9541" calcext:value-type="float">
            <text:p>0.9541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8" calcext:value-type="float">
            <text:p>0.9998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3" office:value-type="float" office:value="1" calcext:value-type="float">
            <text:p>1.0000</text:p>
          </table:table-cell>
          <table:table-cell table:number-columns-repeated="2" table:style-name="ce103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number-columns-repeated="10" table:style-name="ce104" office:value-type="float" office:value="1" calcext:value-type="float">
            <text:p>1.0000</text:p>
          </table:table-cell>
          <table:table-cell table:style-name="ce104" office:value-type="float" office:value="0.8844" calcext:value-type="float">
            <text:p>0.8844</text:p>
          </table:table-cell>
          <table:table-cell table:style-name="ce104" office:value-type="float" office:value="0.906" calcext:value-type="float">
            <text:p>0.9060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98" calcext:value-type="float">
            <text:p>0.9998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1" calcext:value-type="float">
            <text:p>1.0000</text:p>
          </table:table-cell>
          <table:table-cell table:number-columns-repeated="2" table:style-name="ce104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8" calcext:value-type="float">
            <text:p>0.9998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style-name="ce103" office:value-type="float" office:value="0.8845" calcext:value-type="float">
            <text:p>0.8845</text:p>
          </table:table-cell>
          <table:table-cell table:style-name="ce103" office:value-type="float" office:value="0.9015" calcext:value-type="float">
            <text:p>0.9015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7862" calcext:value-type="float">
            <text:p>0.7862</text:p>
          </table:table-cell>
          <table:table-cell table:style-name="ce103" office:value-type="float" office:value="0.9935" calcext:value-type="float">
            <text:p>0.9935</text:p>
          </table:table-cell>
          <table:table-cell table:style-name="ce103" office:value-type="float" office:value="0.9847" calcext:value-type="float">
            <text:p>0.9847</text:p>
          </table:table-cell>
          <table:table-cell table:style-name="ce103" office:value-type="float" office:value="1" calcext:value-type="float">
            <text:p>1.0000</text:p>
          </table:table-cell>
          <table:table-cell table:number-columns-repeated="2" table:style-name="ce103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table-cell table:style-name="ce89" office:value-type="string" calcext:value-type="string" table:number-columns-spanned="1" table:number-rows-spanned="5">
            <text:p>DT</text:p>
          </table:table-cell>
          <table:table-cell table:style-name="ce95" office:value-type="string" calcext:value-type="string">
            <text:p>Acu</text:p>
          </table:table-cell>
          <table:table-cell table:number-columns-repeated="5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4" table:style-name="ce104" office:value-type="float" office:value="1" calcext:value-type="float">
            <text:p>1.0000</text:p>
          </table:table-cell>
          <table:table-cell table:style-name="ce104" office:value-type="float" office:value="0.8607" calcext:value-type="float">
            <text:p>0.8607</text:p>
          </table:table-cell>
          <table:table-cell table:style-name="ce104" office:value-type="float" office:value="0.9195" calcext:value-type="float">
            <text:p>0.9195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number-columns-repeated="5" table:style-name="ce104" office:value-type="float" office:value="0.9999" calcext:value-type="float">
            <text:p>0.9999</text:p>
          </table:table-cell>
          <table:table-cell table:style-name="ce104" office:value-type="float" office:value="0.9998" calcext:value-type="float">
            <text:p>0.9998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number-columns-repeated="5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style-name="ce103" office:value-type="float" office:value="0.8616" calcext:value-type="float">
            <text:p>0.8616</text:p>
          </table:table-cell>
          <table:table-cell table:style-name="ce103" office:value-type="float" office:value="0.868" calcext:value-type="float">
            <text:p>0.8680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number-columns-repeated="5" table:style-name="ce103" office:value-type="float" office:value="0.9999" calcext:value-type="float">
            <text:p>0.9999</text:p>
          </table:table-cell>
          <table:table-cell table:style-name="ce103" office:value-type="float" office:value="0.9998" calcext:value-type="float">
            <text:p>0.9998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number-columns-repeated="5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4" table:style-name="ce104" office:value-type="float" office:value="1" calcext:value-type="float">
            <text:p>1.0000</text:p>
          </table:table-cell>
          <table:table-cell table:style-name="ce104" office:value-type="float" office:value="0.8607" calcext:value-type="float">
            <text:p>0.8607</text:p>
          </table:table-cell>
          <table:table-cell table:style-name="ce104" office:value-type="float" office:value="0.9888" calcext:value-type="float">
            <text:p>0.9888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number-columns-repeated="5" table:style-name="ce104" office:value-type="float" office:value="0.9999" calcext:value-type="float">
            <text:p>0.9999</text:p>
          </table:table-cell>
          <table:table-cell table:style-name="ce104" office:value-type="float" office:value="0.9998" calcext:value-type="float">
            <text:p>0.9998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number-columns-repeated="5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style-name="ce103" office:value-type="float" office:value="0.8607" calcext:value-type="float">
            <text:p>0.8607</text:p>
          </table:table-cell>
          <table:table-cell table:style-name="ce103" office:value-type="float" office:value="0.9245" calcext:value-type="float">
            <text:p>0.9245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number-columns-repeated="5" table:style-name="ce103" office:value-type="float" office:value="0.9999" calcext:value-type="float">
            <text:p>0.9999</text:p>
          </table:table-cell>
          <table:table-cell table:style-name="ce103" office:value-type="float" office:value="0.9998" calcext:value-type="float">
            <text:p>0.9998</text:p>
          </table:table-cell>
          <table:table-cell table:number-columns-repeated="1001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number-columns-repeated="5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4" table:style-name="ce104" office:value-type="float" office:value="1" calcext:value-type="float">
            <text:p>1.0000</text:p>
          </table:table-cell>
          <table:table-cell table:style-name="ce104" office:value-type="float" office:value="0.8608" calcext:value-type="float">
            <text:p>0.8608</text:p>
          </table:table-cell>
          <table:table-cell table:style-name="ce104" office:value-type="float" office:value="0.9197" calcext:value-type="float">
            <text:p>0.9197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616" calcext:value-type="float">
            <text:p>0.9616</text:p>
          </table:table-cell>
          <table:table-cell table:style-name="ce104" office:value-type="float" office:value="0.9935" calcext:value-type="float">
            <text:p>0.9935</text:p>
          </table:table-cell>
          <table:table-cell table:style-name="ce104" office:value-type="float" office:value="0.9969" calcext:value-type="float">
            <text:p>0.9969</text:p>
          </table:table-cell>
          <table:table-cell table:number-columns-repeated="2" table:style-name="ce104" office:value-type="float" office:value="0.9999" calcext:value-type="float">
            <text:p>0.9999</text:p>
          </table:table-cell>
          <table:table-cell table:style-name="ce104" office:value-type="float" office:value="0.9998" calcext:value-type="float">
            <text:p>0.9998</text:p>
          </table:table-cell>
          <table:table-cell table:number-columns-repeated="1001"/>
        </table:table-row>
        <table:table-row table:style-name="ro4">
          <table:table-cell table:style-name="ce89" office:value-type="string" calcext:value-type="string" table:number-columns-spanned="1" table:number-rows-spanned="5">
            <text:p>XGB</text:p>
          </table:table-cell>
          <table:table-cell table:style-name="ce95" office:value-type="string" calcext:value-type="string">
            <text:p>Acu</text:p>
          </table:table-cell>
          <table:table-cell table:number-columns-repeated="5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style-name="ce103" office:value-type="float" office:value="0.9253" calcext:value-type="float">
            <text:p>0.9253</text:p>
          </table:table-cell>
          <table:table-cell table:style-name="ce103" office:value-type="float" office:value="0.9251" calcext:value-type="float">
            <text:p>0.9251</text:p>
          </table:table-cell>
          <table:table-cell table:number-columns-repeated="5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3" office:value-type="float" office:value="1" calcext:value-type="float">
            <text:p>1.0000</text:p>
          </table:table-cell>
          <table:table-cell table:number-columns-repeated="2" table:style-name="ce103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number-columns-repeated="5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4" table:style-name="ce104" office:value-type="float" office:value="1" calcext:value-type="float">
            <text:p>1.0000</text:p>
          </table:table-cell>
          <table:table-cell table:style-name="ce104" office:value-type="float" office:value="0.9336" calcext:value-type="float">
            <text:p>0.9336</text:p>
          </table:table-cell>
          <table:table-cell table:style-name="ce104" office:value-type="float" office:value="0.8749" calcext:value-type="float">
            <text:p>0.8749</text:p>
          </table:table-cell>
          <table:table-cell table:number-columns-repeated="5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1" calcext:value-type="float">
            <text:p>1.0000</text:p>
          </table:table-cell>
          <table:table-cell table:number-columns-repeated="2" table:style-name="ce104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number-columns-repeated="5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style-name="ce103" office:value-type="float" office:value="0.9253" calcext:value-type="float">
            <text:p>0.9253</text:p>
          </table:table-cell>
          <table:table-cell table:style-name="ce103" office:value-type="float" office:value="0.9915" calcext:value-type="float">
            <text:p>0.9915</text:p>
          </table:table-cell>
          <table:table-cell table:number-columns-repeated="5" table:style-name="ce103" office:value-type="float" office:value="1" calcext:value-type="float">
            <text:p>1.0000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3" office:value-type="float" office:value="1" calcext:value-type="float">
            <text:p>1.0000</text:p>
          </table:table-cell>
          <table:table-cell table:number-columns-repeated="2" table:style-name="ce103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number-columns-repeated="5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number-columns-repeated="4" table:style-name="ce104" office:value-type="float" office:value="1" calcext:value-type="float">
            <text:p>1.0000</text:p>
          </table:table-cell>
          <table:table-cell table:style-name="ce104" office:value-type="float" office:value="0.9249" calcext:value-type="float">
            <text:p>0.9249</text:p>
          </table:table-cell>
          <table:table-cell table:style-name="ce104" office:value-type="float" office:value="0.9295" calcext:value-type="float">
            <text:p>0.9295</text:p>
          </table:table-cell>
          <table:table-cell table:number-columns-repeated="5" table:style-name="ce104" office:value-type="float" office:value="1" calcext:value-type="float">
            <text:p>1.0000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1" calcext:value-type="float">
            <text:p>1.0000</text:p>
          </table:table-cell>
          <table:table-cell table:number-columns-repeated="2" table:style-name="ce104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number-columns-repeated="5" table:style-name="ce103" office:value-type="float" office:value="1" calcext:value-type="float">
            <text:p>1.0000</text:p>
          </table:table-cell>
          <table:table-cell table:style-name="ce103" office:value-type="float" office:value="0.9957" calcext:value-type="float">
            <text:p>0.9957</text:p>
          </table:table-cell>
          <table:table-cell table:number-columns-repeated="4" table:style-name="ce103" office:value-type="float" office:value="1" calcext:value-type="float">
            <text:p>1.0000</text:p>
          </table:table-cell>
          <table:table-cell table:style-name="ce103" office:value-type="float" office:value="0.9252" calcext:value-type="float">
            <text:p>0.9252</text:p>
          </table:table-cell>
          <table:table-cell table:style-name="ce103" office:value-type="float" office:value="0.9253" calcext:value-type="float">
            <text:p>0.9253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575" calcext:value-type="float">
            <text:p>0.9575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39" calcext:value-type="float">
            <text:p>0.9939</text:p>
          </table:table-cell>
          <table:table-cell table:style-name="ce103" office:value-type="float" office:value="1" calcext:value-type="float">
            <text:p>1.0000</text:p>
          </table:table-cell>
          <table:table-cell table:number-columns-repeated="2" table:style-name="ce103" office:value-type="float" office:value="0.9999" calcext:value-type="float">
            <text:p>0.9999</text:p>
          </table:table-cell>
          <table:table-cell table:number-columns-repeated="1001"/>
        </table:table-row>
        <table:table-row table:style-name="ro4">
          <table:table-cell table:style-name="ce89" office:value-type="string" calcext:value-type="string" table:number-columns-spanned="1" table:number-rows-spanned="5">
            <text:p>NB</text:p>
          </table:table-cell>
          <table:table-cell table:style-name="ce95" office:value-type="string" calcext:value-type="string">
            <text:p>Acu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696" calcext:value-type="float">
            <text:p>0.9696</text:p>
          </table:table-cell>
          <table:table-cell table:style-name="ce104" office:value-type="float" office:value="0.9572" calcext:value-type="float">
            <text:p>0.9572</text:p>
          </table:table-cell>
          <table:table-cell table:style-name="ce104" office:value-type="float" office:value="0.9901" calcext:value-type="float">
            <text:p>0.9901</text:p>
          </table:table-cell>
          <table:table-cell table:style-name="ce104" office:value-type="float" office:value="0.9032" calcext:value-type="float">
            <text:p>0.9032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style-name="ce104" office:value-type="float" office:value="0.8714" calcext:value-type="float">
            <text:p>0.8714</text:p>
          </table:table-cell>
          <table:table-cell table:style-name="ce104" office:value-type="float" office:value="0.567" calcext:value-type="float">
            <text:p>0.5670</text:p>
          </table:table-cell>
          <table:table-cell table:style-name="ce104" office:value-type="float" office:value="0.5668" calcext:value-type="float">
            <text:p>0.5668</text:p>
          </table:table-cell>
          <table:table-cell table:style-name="ce104" office:value-type="float" office:value="0.8361" calcext:value-type="float">
            <text:p>0.8361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1628" calcext:value-type="float">
            <text:p>0.1628</text:p>
          </table:table-cell>
          <table:table-cell table:style-name="ce104" office:value-type="float" office:value="0.998" calcext:value-type="float">
            <text:p>0.9980</text:p>
          </table:table-cell>
          <table:table-cell table:style-name="ce104" office:value-type="float" office:value="0.9979" calcext:value-type="float">
            <text:p>0.9979</text:p>
          </table:table-cell>
          <table:table-cell table:style-name="ce104" office:value-type="float" office:value="0.7736" calcext:value-type="float">
            <text:p>0.7736</text:p>
          </table:table-cell>
          <table:table-cell table:style-name="ce104" office:value-type="float" office:value="0.9413" calcext:value-type="float">
            <text:p>0.9413</text:p>
          </table:table-cell>
          <table:table-cell table:style-name="ce104" office:value-type="float" office:value="0.9928" calcext:value-type="float">
            <text:p>0.9928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885" calcext:value-type="float">
            <text:p>0.9885</text:p>
          </table:table-cell>
          <table:table-cell table:style-name="ce103" office:value-type="float" office:value="0.9917" calcext:value-type="float">
            <text:p>0.9917</text:p>
          </table:table-cell>
          <table:table-cell table:style-name="ce103" office:value-type="float" office:value="0.9802" calcext:value-type="float">
            <text:p>0.9802</text:p>
          </table:table-cell>
          <table:table-cell table:style-name="ce103" office:value-type="float" office:value="0.9189" calcext:value-type="float">
            <text:p>0.9189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style-name="ce103" office:value-type="float" office:value="0.8785" calcext:value-type="float">
            <text:p>0.8785</text:p>
          </table:table-cell>
          <table:table-cell table:style-name="ce103" office:value-type="float" office:value="0.5684" calcext:value-type="float">
            <text:p>0.5684</text:p>
          </table:table-cell>
          <table:table-cell table:style-name="ce103" office:value-type="float" office:value="0.5738" calcext:value-type="float">
            <text:p>0.5738</text:p>
          </table:table-cell>
          <table:table-cell table:style-name="ce103" office:value-type="float" office:value="0.8766" calcext:value-type="float">
            <text:p>0.8766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0.996" calcext:value-type="float">
            <text:p>0.9960</text:p>
          </table:table-cell>
          <table:table-cell table:style-name="ce103" office:value-type="float" office:value="0.9958" calcext:value-type="float">
            <text:p>0.9958</text:p>
          </table:table-cell>
          <table:table-cell table:style-name="ce103" office:value-type="float" office:value="0.8934" calcext:value-type="float">
            <text:p>0.8934</text:p>
          </table:table-cell>
          <table:table-cell table:style-name="ce103" office:value-type="float" office:value="0.9464" calcext:value-type="float">
            <text:p>0.9464</text:p>
          </table:table-cell>
          <table:table-cell table:style-name="ce103" office:value-type="float" office:value="0.9928" calcext:value-type="float">
            <text:p>0.9928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696" calcext:value-type="float">
            <text:p>0.9696</text:p>
          </table:table-cell>
          <table:table-cell table:style-name="ce104" office:value-type="float" office:value="0.9572" calcext:value-type="float">
            <text:p>0.9572</text:p>
          </table:table-cell>
          <table:table-cell table:style-name="ce104" office:value-type="float" office:value="0.9901" calcext:value-type="float">
            <text:p>0.9901</text:p>
          </table:table-cell>
          <table:table-cell table:style-name="ce104" office:value-type="float" office:value="0.9032" calcext:value-type="float">
            <text:p>0.9032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style-name="ce104" office:value-type="float" office:value="0.8714" calcext:value-type="float">
            <text:p>0.8714</text:p>
          </table:table-cell>
          <table:table-cell table:style-name="ce104" office:value-type="float" office:value="0.567" calcext:value-type="float">
            <text:p>0.5670</text:p>
          </table:table-cell>
          <table:table-cell table:style-name="ce104" office:value-type="float" office:value="0.5083" calcext:value-type="float">
            <text:p>0.5083</text:p>
          </table:table-cell>
          <table:table-cell table:style-name="ce104" office:value-type="float" office:value="0.8361" calcext:value-type="float">
            <text:p>0.8361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1628" calcext:value-type="float">
            <text:p>0.1628</text:p>
          </table:table-cell>
          <table:table-cell table:style-name="ce104" office:value-type="float" office:value="0.998" calcext:value-type="float">
            <text:p>0.9980</text:p>
          </table:table-cell>
          <table:table-cell table:style-name="ce104" office:value-type="float" office:value="0.9979" calcext:value-type="float">
            <text:p>0.9979</text:p>
          </table:table-cell>
          <table:table-cell table:style-name="ce104" office:value-type="float" office:value="0.7736" calcext:value-type="float">
            <text:p>0.7736</text:p>
          </table:table-cell>
          <table:table-cell table:style-name="ce104" office:value-type="float" office:value="0.9413" calcext:value-type="float">
            <text:p>0.9413</text:p>
          </table:table-cell>
          <table:table-cell table:style-name="ce104" office:value-type="float" office:value="0.9928" calcext:value-type="float">
            <text:p>0.9928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774" calcext:value-type="float">
            <text:p>0.9774</text:p>
          </table:table-cell>
          <table:table-cell table:style-name="ce103" office:value-type="float" office:value="0.9714" calcext:value-type="float">
            <text:p>0.9714</text:p>
          </table:table-cell>
          <table:table-cell table:style-name="ce103" office:value-type="float" office:value="0.9851" calcext:value-type="float">
            <text:p>0.9851</text:p>
          </table:table-cell>
          <table:table-cell table:style-name="ce103" office:value-type="float" office:value="0.9023" calcext:value-type="float">
            <text:p>0.9023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style-name="ce103" office:value-type="float" office:value="0.8708" calcext:value-type="float">
            <text:p>0.8708</text:p>
          </table:table-cell>
          <table:table-cell table:style-name="ce103" office:value-type="float" office:value="0.5648" calcext:value-type="float">
            <text:p>0.5648</text:p>
          </table:table-cell>
          <table:table-cell table:style-name="ce103" office:value-type="float" office:value="0.5391" calcext:value-type="float">
            <text:p>0.5391</text:p>
          </table:table-cell>
          <table:table-cell table:style-name="ce103" office:value-type="float" office:value="0.8316" calcext:value-type="float">
            <text:p>0.8316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3" office:value-type="float" office:value="1" calcext:value-type="float">
            <text:p>1.0000</text:p>
          </table:table-cell>
          <table:table-cell table:style-name="ce103" office:value-type="float" office:value="0.2794" calcext:value-type="float">
            <text:p>0.2794</text:p>
          </table:table-cell>
          <table:table-cell table:style-name="ce103" office:value-type="float" office:value="0.997" calcext:value-type="float">
            <text:p>0.9970</text:p>
          </table:table-cell>
          <table:table-cell table:style-name="ce103" office:value-type="float" office:value="0.9968" calcext:value-type="float">
            <text:p>0.9968</text:p>
          </table:table-cell>
          <table:table-cell table:style-name="ce103" office:value-type="float" office:value="0.796" calcext:value-type="float">
            <text:p>0.7960</text:p>
          </table:table-cell>
          <table:table-cell table:style-name="ce103" office:value-type="float" office:value="0.9411" calcext:value-type="float">
            <text:p>0.9411</text:p>
          </table:table-cell>
          <table:table-cell table:style-name="ce103" office:value-type="float" office:value="0.9928" calcext:value-type="float">
            <text:p>0.9928</text:p>
          </table:table-cell>
          <table:table-cell table:number-columns-repeated="1001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8584" calcext:value-type="float">
            <text:p>0.8584</text:p>
          </table:table-cell>
          <table:table-cell table:style-name="ce104" office:value-type="float" office:value="0.9552" calcext:value-type="float">
            <text:p>0.9552</text:p>
          </table:table-cell>
          <table:table-cell table:style-name="ce104" office:value-type="float" office:value="0.5" calcext:value-type="float">
            <text:p>0.5000</text:p>
          </table:table-cell>
          <table:table-cell table:style-name="ce104" office:value-type="float" office:value="0.9033" calcext:value-type="float">
            <text:p>0.9033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style-name="ce104" office:value-type="float" office:value="0.8714" calcext:value-type="float">
            <text:p>0.8714</text:p>
          </table:table-cell>
          <table:table-cell table:style-name="ce104" office:value-type="float" office:value="0.5671" calcext:value-type="float">
            <text:p>0.5671</text:p>
          </table:table-cell>
          <table:table-cell table:style-name="ce104" office:value-type="float" office:value="0.5666" calcext:value-type="float">
            <text:p>0.5666</text:p>
          </table:table-cell>
          <table:table-cell table:style-name="ce104" office:value-type="float" office:value="0.836" calcext:value-type="float">
            <text:p>0.8360</text:p>
          </table:table-cell>
          <table:table-cell table:style-name="ce104" office:value-type="float" office:value="0.9999" calcext:value-type="float">
            <text:p>0.9999</text:p>
          </table:table-cell>
          <table:table-cell table:style-name="ce104" office:value-type="float" office:value="1" calcext:value-type="float">
            <text:p>1.0000</text:p>
          </table:table-cell>
          <table:table-cell table:style-name="ce104" office:value-type="float" office:value="0.5717" calcext:value-type="float">
            <text:p>0.5717</text:p>
          </table:table-cell>
          <table:table-cell table:number-columns-repeated="2" table:style-name="ce104" office:value-type="float" office:value="0.5" calcext:value-type="float">
            <text:p>0.5000</text:p>
          </table:table-cell>
          <table:table-cell table:style-name="ce104" office:value-type="float" office:value="0.8577" calcext:value-type="float">
            <text:p>0.8577</text:p>
          </table:table-cell>
          <table:table-cell table:style-name="ce104" office:value-type="float" office:value="0.9412" calcext:value-type="float">
            <text:p>0.9412</text:p>
          </table:table-cell>
          <table:table-cell table:style-name="ce104" office:value-type="float" office:value="0.9928" calcext:value-type="float">
            <text:p>0.9928</text:p>
          </table:table-cell>
          <table:table-cell table:number-columns-repeated="1001"/>
        </table:table-row>
        <table:table-row table:style-name="ro4">
          <table:table-cell table:style-name="ce89" office:value-type="string" calcext:value-type="string" table:number-columns-spanned="1" table:number-rows-spanned="5">
            <text:p>NN</text:p>
          </table:table-cell>
          <table:table-cell table:style-name="ce95" office:value-type="string" calcext:value-type="string">
            <text:p>Acu</text:p>
          </table:table-cell>
          <table:table-cell table:style-name="ce103" office:value-type="float" office:value="0.9979" calcext:value-type="float">
            <text:p>0.9979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number-columns-repeated="2" table:style-name="ce103" office:value-type="float" office:value="0.9998" calcext:value-type="float">
            <text:p>0.9998</text:p>
          </table:table-cell>
          <table:table-cell table:style-name="ce103" office:value-type="float" office:value="0.9997" calcext:value-type="float">
            <text:p>0.9997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08" calcext:value-type="float">
            <text:p>0.9908</text:p>
          </table:table-cell>
          <table:table-cell table:style-name="ce103" office:value-type="float" office:value="0.8439" calcext:value-type="float">
            <text:p>0.8439</text:p>
          </table:table-cell>
          <table:table-cell table:style-name="ce103" office:value-type="float" office:value="0.8913" calcext:value-type="float">
            <text:p>0.8913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0.9985" calcext:value-type="float">
            <text:p>0.9985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0.9994" calcext:value-type="float">
            <text:p>0.9994</text:p>
          </table:table-cell>
          <table:table-cell table:style-name="ce103" office:value-type="float" office:value="0.9991" calcext:value-type="float">
            <text:p>0.9991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Pre</text:p>
          </table:table-cell>
          <table:table-cell table:style-name="ce104" office:value-type="float" office:value="0.9979" calcext:value-type="float">
            <text:p>0.9979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number-columns-repeated="2" table:style-name="ce104" office:value-type="float" office:value="0.9998" calcext:value-type="float">
            <text:p>0.9998</text:p>
          </table:table-cell>
          <table:table-cell table:style-name="ce104" office:value-type="float" office:value="0.9997" calcext:value-type="float">
            <text:p>0.9997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08" calcext:value-type="float">
            <text:p>0.9908</text:p>
          </table:table-cell>
          <table:table-cell table:style-name="ce104" office:value-type="float" office:value="0.8591" calcext:value-type="float">
            <text:p>0.8591</text:p>
          </table:table-cell>
          <table:table-cell table:style-name="ce104" office:value-type="float" office:value="0.8313" calcext:value-type="float">
            <text:p>0.8313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91" calcext:value-type="float">
            <text:p>0.9991</text:p>
          </table:table-cell>
          <table:table-cell table:style-name="ce104" office:value-type="float" office:value="0.9985" calcext:value-type="float">
            <text:p>0.9985</text:p>
          </table:table-cell>
          <table:table-cell table:style-name="ce104" office:value-type="float" office:value="0.9996" calcext:value-type="float">
            <text:p>0.9996</text:p>
          </table:table-cell>
          <table:table-cell table:style-name="ce104" office:value-type="float" office:value="0.9995" calcext:value-type="float">
            <text:p>0.9995</text:p>
          </table:table-cell>
          <table:table-cell table:style-name="ce104" office:value-type="float" office:value="0.9994" calcext:value-type="float">
            <text:p>0.9994</text:p>
          </table:table-cell>
          <table:table-cell table:style-name="ce104" office:value-type="float" office:value="0.9991" calcext:value-type="float">
            <text:p>0.9991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Rec</text:p>
          </table:table-cell>
          <table:table-cell table:style-name="ce103" office:value-type="float" office:value="0.9979" calcext:value-type="float">
            <text:p>0.9979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number-columns-repeated="2" table:style-name="ce103" office:value-type="float" office:value="0.9998" calcext:value-type="float">
            <text:p>0.9998</text:p>
          </table:table-cell>
          <table:table-cell table:style-name="ce103" office:value-type="float" office:value="0.9997" calcext:value-type="float">
            <text:p>0.9997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08" calcext:value-type="float">
            <text:p>0.9908</text:p>
          </table:table-cell>
          <table:table-cell table:style-name="ce103" office:value-type="float" office:value="0.8439" calcext:value-type="float">
            <text:p>0.8439</text:p>
          </table:table-cell>
          <table:table-cell table:style-name="ce103" office:value-type="float" office:value="0.981" calcext:value-type="float">
            <text:p>0.9810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0.9985" calcext:value-type="float">
            <text:p>0.9985</text:p>
          </table:table-cell>
          <table:table-cell table:style-name="ce103" office:value-type="float" office:value="0.9996" calcext:value-type="float">
            <text:p>0.9996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0.9994" calcext:value-type="float">
            <text:p>0.9994</text:p>
          </table:table-cell>
          <table:table-cell table:style-name="ce103" office:value-type="float" office:value="0.9991" calcext:value-type="float">
            <text:p>0.9991</text:p>
          </table:table-cell>
          <table:table-cell table:number-columns-repeated="1001"/>
        </table:table-row>
        <table:table-row table:style-name="ro4">
          <table:covered-table-cell table:style-name="ce91"/>
          <table:table-cell table:style-name="ce95" office:value-type="string" calcext:value-type="string">
            <text:p>F1</text:p>
          </table:table-cell>
          <table:table-cell table:style-name="ce104" office:value-type="float" office:value="0.9979" calcext:value-type="float">
            <text:p>0.9979</text:p>
          </table:table-cell>
          <table:table-cell table:number-columns-repeated="2" table:style-name="ce104" office:value-type="float" office:value="1" calcext:value-type="float">
            <text:p>1.0000</text:p>
          </table:table-cell>
          <table:table-cell table:number-columns-repeated="2" table:style-name="ce104" office:value-type="float" office:value="0.9998" calcext:value-type="float">
            <text:p>0.9998</text:p>
          </table:table-cell>
          <table:table-cell table:style-name="ce104" office:value-type="float" office:value="0.9997" calcext:value-type="float">
            <text:p>0.9997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08" calcext:value-type="float">
            <text:p>0.9908</text:p>
          </table:table-cell>
          <table:table-cell table:style-name="ce104" office:value-type="float" office:value="0.8422" calcext:value-type="float">
            <text:p>0.8422</text:p>
          </table:table-cell>
          <table:table-cell table:style-name="ce104" office:value-type="float" office:value="0.9" calcext:value-type="float">
            <text:p>0.9000</text:p>
          </table:table-cell>
          <table:table-cell table:number-columns-repeated="3" table:style-name="ce104" office:value-type="float" office:value="1" calcext:value-type="float">
            <text:p>1.0000</text:p>
          </table:table-cell>
          <table:table-cell table:style-name="ce104" office:value-type="float" office:value="0.9993" calcext:value-type="float">
            <text:p>0.9993</text:p>
          </table:table-cell>
          <table:table-cell table:style-name="ce104" office:value-type="float" office:value="0.9981" calcext:value-type="float">
            <text:p>0.9981</text:p>
          </table:table-cell>
          <table:table-cell table:style-name="ce104" office:value-type="float" office:value="0.9996" calcext:value-type="float">
            <text:p>0.9996</text:p>
          </table:table-cell>
          <table:table-cell table:style-name="ce104" office:value-type="float" office:value="0.9995" calcext:value-type="float">
            <text:p>0.9995</text:p>
          </table:table-cell>
          <table:table-cell table:style-name="ce104" office:value-type="float" office:value="0.9994" calcext:value-type="float">
            <text:p>0.9994</text:p>
          </table:table-cell>
          <table:table-cell table:style-name="ce104" office:value-type="float" office:value="0.9991" calcext:value-type="float">
            <text:p>0.9991</text:p>
          </table:table-cell>
          <table:table-cell table:number-columns-repeated="1001"/>
        </table:table-row>
        <table:table-row table:style-name="ro4">
          <table:covered-table-cell table:style-name="ce92"/>
          <table:table-cell table:style-name="ce95" office:value-type="string" calcext:value-type="string">
            <text:p>AUC</text:p>
          </table:table-cell>
          <table:table-cell table:style-name="ce103" office:value-type="float" office:value="0.9979" calcext:value-type="float">
            <text:p>0.9979</text:p>
          </table:table-cell>
          <table:table-cell table:number-columns-repeated="2" table:style-name="ce103" office:value-type="float" office:value="1" calcext:value-type="float">
            <text:p>1.0000</text:p>
          </table:table-cell>
          <table:table-cell table:style-name="ce103" office:value-type="float" office:value="0.9965" calcext:value-type="float">
            <text:p>0.9965</text:p>
          </table:table-cell>
          <table:table-cell table:number-columns-repeated="2" table:style-name="ce103" office:value-type="float" office:value="0.9992" calcext:value-type="float">
            <text:p>0.9992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9908" calcext:value-type="float">
            <text:p>0.9908</text:p>
          </table:table-cell>
          <table:table-cell table:style-name="ce103" office:value-type="float" office:value="0.8438" calcext:value-type="float">
            <text:p>0.8438</text:p>
          </table:table-cell>
          <table:table-cell table:style-name="ce103" office:value-type="float" office:value="0.8916" calcext:value-type="float">
            <text:p>0.8916</text:p>
          </table:table-cell>
          <table:table-cell table:number-columns-repeated="3" table:style-name="ce103" office:value-type="float" office:value="1" calcext:value-type="float">
            <text:p>1.0000</text:p>
          </table:table-cell>
          <table:table-cell table:style-name="ce103" office:value-type="float" office:value="0.5" calcext:value-type="float">
            <text:p>0.5000</text:p>
          </table:table-cell>
          <table:table-cell table:style-name="ce103" office:value-type="float" office:value="0.6266" calcext:value-type="float">
            <text:p>0.6266</text:p>
          </table:table-cell>
          <table:table-cell table:style-name="ce103" office:value-type="float" office:value="0.9207" calcext:value-type="float">
            <text:p>0.9207</text:p>
          </table:table-cell>
          <table:table-cell table:style-name="ce103" office:value-type="float" office:value="0.9995" calcext:value-type="float">
            <text:p>0.9995</text:p>
          </table:table-cell>
          <table:table-cell table:style-name="ce103" office:value-type="float" office:value="0.9994" calcext:value-type="float">
            <text:p>0.9994</text:p>
          </table:table-cell>
          <table:table-cell table:style-name="ce103" office:value-type="float" office:value="0.9991" calcext:value-type="float">
            <text:p>0.9991</text:p>
          </table:table-cell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96" office:value-type="string" calcext:value-type="string" table:number-columns-spanned="2" table:number-rows-spanned="2">
            <text:p>Modelo</text:p>
          </table:table-cell>
          <table:covered-table-cell table:style-name="ce105"/>
          <table:table-cell table:style-name="ce96" office:value-type="string" calcext:value-type="string" table:number-columns-spanned="3" table:number-rows-spanned="1">
            <text:p>DoS SHTTP-Test</text:p>
          </table:table-cell>
          <table:covered-table-cell table:style-name="ce115"/>
          <table:covered-table-cell table:style-name="ce116"/>
          <table:table-cell table:style-name="ce96" office:value-type="string" calcext:value-type="string" table:number-columns-spanned="3" table:number-rows-spanned="1">
            <text:p>DoS Slowloris</text:p>
          </table:table-cell>
          <table:covered-table-cell table:style-name="ce115"/>
          <table:covered-table-cell table:style-name="ce116"/>
          <table:table-cell table:style-name="ce96" office:value-type="string" calcext:value-type="string" table:number-columns-spanned="3" table:number-rows-spanned="1">
            <text:p>FTP BF</text:p>
          </table:table-cell>
          <table:covered-table-cell table:style-name="ce115"/>
          <table:covered-table-cell table:style-name="ce116"/>
          <table:table-cell table:style-name="ce96" office:value-type="string" calcext:value-type="string" table:number-columns-spanned="3" table:number-rows-spanned="1">
            <text:p>Inf</text:p>
          </table:table-cell>
          <table:covered-table-cell table:style-name="ce115"/>
          <table:covered-table-cell table:style-name="ce116"/>
          <table:table-cell table:style-name="ce96" office:value-type="string" calcext:value-type="string" table:number-columns-spanned="3" table:number-rows-spanned="1">
            <text:p>SSH BF</text:p>
          </table:table-cell>
          <table:covered-table-cell table:style-name="ce115"/>
          <table:covered-table-cell table:style-name="ce116"/>
          <table:table-cell table:style-name="ce96" office:value-type="string" calcext:value-type="string" table:number-columns-spanned="3" table:number-rows-spanned="1">
            <text:p>BF Web XSS</text:p>
          </table:table-cell>
          <table:covered-table-cell table:style-name="ce115"/>
          <table:covered-table-cell table:style-name="ce116"/>
          <table:table-cell table:style-name="ce96" office:value-type="string" calcext:value-type="string" table:number-columns-spanned="3" table:number-rows-spanned="1">
            <text:p>KDD</text:p>
          </table:table-cell>
          <table:covered-table-cell table:style-name="ce115"/>
          <table:covered-table-cell table:style-name="ce116"/>
          <table:table-cell table:number-columns-repeated="1000"/>
        </table:table-row>
        <table:table-row table:style-name="ro4">
          <table:table-cell/>
          <table:covered-table-cell table:style-name="ce97"/>
          <table:covered-table-cell table:style-name="ce106"/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style-name="ce111" office:value-type="string" calcext:value-type="string">
            <text:p>CE1</text:p>
          </table:table-cell>
          <table:table-cell table:style-name="ce111" office:value-type="string" calcext:value-type="string">
            <text:p>CE2</text:p>
          </table:table-cell>
          <table:table-cell table:style-name="ce111" office:value-type="string" calcext:value-type="string">
            <text:p>CE3</text:p>
          </table:table-cell>
          <table:table-cell table:number-columns-repeated="1000"/>
        </table:table-row>
        <table:table-row table:style-name="ro4">
          <table:table-cell/>
          <table:table-cell table:style-name="ce96" office:value-type="string" calcext:value-type="string" table:number-columns-spanned="1" table:number-rows-spanned="3">
            <text:p>RF</text:p>
          </table:table-cell>
          <table:table-cell table:style-name="ce117" office:value-type="string" calcext:value-type="string">
            <text:p>Acu</text:p>
          </table:table-cell>
          <table:table-cell table:number-columns-repeated="10" table:style-name="ce119" office:value-type="float" office:value="1" calcext:value-type="float">
            <text:p>1.0000</text:p>
          </table:table-cell>
          <table:table-cell table:style-name="ce119" office:value-type="float" office:value="0.8845" calcext:value-type="float">
            <text:p>0.8845</text:p>
          </table:table-cell>
          <table:table-cell table:style-name="ce119" office:value-type="float" office:value="0.9014" calcext:value-type="float">
            <text:p>0.9014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9998" calcext:value-type="float">
            <text:p>0.9998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9" calcext:value-type="float">
            <text:p>0.9999</text:p>
          </table:table-cell>
          <table:table-cell table:style-name="ce119" office:value-type="float" office:value="1" calcext:value-type="float">
            <text:p>1.0000</text:p>
          </table:table-cell>
          <table:table-cell table:number-columns-repeated="2" table:style-name="ce119" office:value-type="float" office:value="0.9999" calcext:value-type="float">
            <text:p>0.9999</text:p>
          </table:table-cell>
          <table:table-cell table:number-columns-repeated="1000"/>
        </table:table-row>
        <table:table-row table:style-name="ro4">
          <table:table-cell/>
          <table:covered-table-cell table:style-name="ce99"/>
          <table:table-cell table:style-name="ce118" office:value-type="string" calcext:value-type="string">
            <text:p>Pre</text:p>
          </table:table-cell>
          <table:table-cell table:number-columns-repeated="10" table:style-name="ce120" office:value-type="float" office:value="1" calcext:value-type="float">
            <text:p>1.0000</text:p>
          </table:table-cell>
          <table:table-cell table:style-name="ce120" office:value-type="float" office:value="0.8857" calcext:value-type="float">
            <text:p>0.8857</text:p>
          </table:table-cell>
          <table:table-cell table:style-name="ce120" office:value-type="float" office:value="0.8626" calcext:value-type="float">
            <text:p>0.8626</text:p>
          </table:table-cell>
          <table:table-cell table:number-columns-repeated="3" table:style-name="ce120" office:value-type="float" office:value="1" calcext:value-type="float">
            <text:p>1.0000</text:p>
          </table:table-cell>
          <table:table-cell table:style-name="ce120" office:value-type="float" office:value="0.9998" calcext:value-type="float">
            <text:p>0.9998</text:p>
          </table:table-cell>
          <table:table-cell table:style-name="ce120" office:value-type="float" office:value="1" calcext:value-type="float">
            <text:p>1.0000</text:p>
          </table:table-cell>
          <table:table-cell table:style-name="ce120" office:value-type="float" office:value="0.9999" calcext:value-type="float">
            <text:p>0.9999</text:p>
          </table:table-cell>
          <table:table-cell table:style-name="ce120" office:value-type="float" office:value="1" calcext:value-type="float">
            <text:p>1.0000</text:p>
          </table:table-cell>
          <table:table-cell table:number-columns-repeated="2" table:style-name="ce120" office:value-type="float" office:value="0.9999" calcext:value-type="float">
            <text:p>0.9999</text:p>
          </table:table-cell>
          <table:table-cell table:number-columns-repeated="1000"/>
        </table:table-row>
        <table:table-row table:style-name="ro4">
          <table:table-cell/>
          <table:covered-table-cell table:style-name="ce67"/>
          <table:table-cell table:style-name="ce117" office:value-type="string" calcext:value-type="string">
            <text:p>AUC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9995" calcext:value-type="float">
            <text:p>0.9995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8" calcext:value-type="float">
            <text:p>0.9998</text:p>
          </table:table-cell>
          <table:table-cell table:number-columns-repeated="4" table:style-name="ce119" office:value-type="float" office:value="1" calcext:value-type="float">
            <text:p>1.0000</text:p>
          </table:table-cell>
          <table:table-cell table:style-name="ce119" office:value-type="float" office:value="0.8845" calcext:value-type="float">
            <text:p>0.8845</text:p>
          </table:table-cell>
          <table:table-cell table:style-name="ce119" office:value-type="float" office:value="0.9015" calcext:value-type="float">
            <text:p>0.9015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7862" calcext:value-type="float">
            <text:p>0.7862</text:p>
          </table:table-cell>
          <table:table-cell table:style-name="ce119" office:value-type="float" office:value="0.9935" calcext:value-type="float">
            <text:p>0.9935</text:p>
          </table:table-cell>
          <table:table-cell table:style-name="ce119" office:value-type="float" office:value="0.9847" calcext:value-type="float">
            <text:p>0.9847</text:p>
          </table:table-cell>
          <table:table-cell table:style-name="ce119" office:value-type="float" office:value="1" calcext:value-type="float">
            <text:p>1.0000</text:p>
          </table:table-cell>
          <table:table-cell table:number-columns-repeated="2" table:style-name="ce119" office:value-type="float" office:value="0.9999" calcext:value-type="float">
            <text:p>0.9999</text:p>
          </table:table-cell>
          <table:table-cell table:number-columns-repeated="1000"/>
        </table:table-row>
        <table:table-row table:style-name="ro4">
          <table:table-cell/>
          <table:table-cell table:style-name="ce96" office:value-type="string" calcext:value-type="string" table:number-columns-spanned="1" table:number-rows-spanned="3">
            <text:p>DT</text:p>
          </table:table-cell>
          <table:table-cell table:style-name="ce118" office:value-type="string" calcext:value-type="string">
            <text:p>Acu</text:p>
          </table:table-cell>
          <table:table-cell table:number-columns-repeated="5" table:style-name="ce120" office:value-type="float" office:value="1" calcext:value-type="float">
            <text:p>1.0000</text:p>
          </table:table-cell>
          <table:table-cell table:style-name="ce120" office:value-type="float" office:value="0.9999" calcext:value-type="float">
            <text:p>0.9999</text:p>
          </table:table-cell>
          <table:table-cell table:number-columns-repeated="4" table:style-name="ce120" office:value-type="float" office:value="1" calcext:value-type="float">
            <text:p>1.0000</text:p>
          </table:table-cell>
          <table:table-cell table:style-name="ce120" office:value-type="float" office:value="0.8607" calcext:value-type="float">
            <text:p>0.8607</text:p>
          </table:table-cell>
          <table:table-cell table:style-name="ce120" office:value-type="float" office:value="0.9195" calcext:value-type="float">
            <text:p>0.9195</text:p>
          </table:table-cell>
          <table:table-cell table:number-columns-repeated="3" table:style-name="ce120" office:value-type="float" office:value="1" calcext:value-type="float">
            <text:p>1.0000</text:p>
          </table:table-cell>
          <table:table-cell table:number-columns-repeated="5" table:style-name="ce120" office:value-type="float" office:value="0.9999" calcext:value-type="float">
            <text:p>0.9999</text:p>
          </table:table-cell>
          <table:table-cell table:style-name="ce120" office:value-type="float" office:value="0.9998" calcext:value-type="float">
            <text:p>0.9998</text:p>
          </table:table-cell>
          <table:table-cell table:number-columns-repeated="1000"/>
        </table:table-row>
        <table:table-row table:style-name="ro4">
          <table:table-cell/>
          <table:covered-table-cell table:style-name="ce100"/>
          <table:table-cell table:style-name="ce117" office:value-type="string" calcext:value-type="string">
            <text:p>Pre</text:p>
          </table:table-cell>
          <table:table-cell table:number-columns-repeated="5" table:style-name="ce119" office:value-type="float" office:value="1" calcext:value-type="float">
            <text:p>1.0000</text:p>
          </table:table-cell>
          <table:table-cell table:style-name="ce119" office:value-type="float" office:value="0.9999" calcext:value-type="float">
            <text:p>0.9999</text:p>
          </table:table-cell>
          <table:table-cell table:number-columns-repeated="4" table:style-name="ce119" office:value-type="float" office:value="1" calcext:value-type="float">
            <text:p>1.0000</text:p>
          </table:table-cell>
          <table:table-cell table:style-name="ce119" office:value-type="float" office:value="0.8616" calcext:value-type="float">
            <text:p>0.8616</text:p>
          </table:table-cell>
          <table:table-cell table:style-name="ce119" office:value-type="float" office:value="0.868" calcext:value-type="float">
            <text:p>0.8680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number-columns-repeated="5" table:style-name="ce119" office:value-type="float" office:value="0.9999" calcext:value-type="float">
            <text:p>0.9999</text:p>
          </table:table-cell>
          <table:table-cell table:style-name="ce119" office:value-type="float" office:value="0.9998" calcext:value-type="float">
            <text:p>0.9998</text:p>
          </table:table-cell>
          <table:table-cell table:number-columns-repeated="1000"/>
        </table:table-row>
        <table:table-row table:style-name="ro4">
          <table:table-cell/>
          <table:covered-table-cell table:style-name="ce101"/>
          <table:table-cell table:style-name="ce118" office:value-type="string" calcext:value-type="string">
            <text:p>AUC</text:p>
          </table:table-cell>
          <table:table-cell table:number-columns-repeated="5" table:style-name="ce120" office:value-type="float" office:value="1" calcext:value-type="float">
            <text:p>1.0000</text:p>
          </table:table-cell>
          <table:table-cell table:style-name="ce120" office:value-type="float" office:value="0.9999" calcext:value-type="float">
            <text:p>0.9999</text:p>
          </table:table-cell>
          <table:table-cell table:number-columns-repeated="4" table:style-name="ce120" office:value-type="float" office:value="1" calcext:value-type="float">
            <text:p>1.0000</text:p>
          </table:table-cell>
          <table:table-cell table:style-name="ce120" office:value-type="float" office:value="0.8608" calcext:value-type="float">
            <text:p>0.8608</text:p>
          </table:table-cell>
          <table:table-cell table:style-name="ce120" office:value-type="float" office:value="0.9197" calcext:value-type="float">
            <text:p>0.9197</text:p>
          </table:table-cell>
          <table:table-cell table:number-columns-repeated="3" table:style-name="ce120" office:value-type="float" office:value="1" calcext:value-type="float">
            <text:p>1.0000</text:p>
          </table:table-cell>
          <table:table-cell table:style-name="ce120" office:value-type="float" office:value="0.9616" calcext:value-type="float">
            <text:p>0.9616</text:p>
          </table:table-cell>
          <table:table-cell table:style-name="ce120" office:value-type="float" office:value="0.9935" calcext:value-type="float">
            <text:p>0.9935</text:p>
          </table:table-cell>
          <table:table-cell table:style-name="ce120" office:value-type="float" office:value="0.9969" calcext:value-type="float">
            <text:p>0.9969</text:p>
          </table:table-cell>
          <table:table-cell table:number-columns-repeated="2" table:style-name="ce120" office:value-type="float" office:value="0.9999" calcext:value-type="float">
            <text:p>0.9999</text:p>
          </table:table-cell>
          <table:table-cell table:style-name="ce120" office:value-type="float" office:value="0.9998" calcext:value-type="float">
            <text:p>0.9998</text:p>
          </table:table-cell>
          <table:table-cell table:number-columns-repeated="1000"/>
        </table:table-row>
        <table:table-row table:style-name="ro4">
          <table:table-cell/>
          <table:table-cell table:style-name="ce96" office:value-type="string" calcext:value-type="string" table:number-columns-spanned="1" table:number-rows-spanned="3">
            <text:p>XGB</text:p>
          </table:table-cell>
          <table:table-cell table:style-name="ce117" office:value-type="string" calcext:value-type="string">
            <text:p>Acu</text:p>
          </table:table-cell>
          <table:table-cell table:number-columns-repeated="5" table:style-name="ce119" office:value-type="float" office:value="1" calcext:value-type="float">
            <text:p>1.0000</text:p>
          </table:table-cell>
          <table:table-cell table:style-name="ce119" office:value-type="float" office:value="0.9999" calcext:value-type="float">
            <text:p>0.9999</text:p>
          </table:table-cell>
          <table:table-cell table:number-columns-repeated="4" table:style-name="ce119" office:value-type="float" office:value="1" calcext:value-type="float">
            <text:p>1.0000</text:p>
          </table:table-cell>
          <table:table-cell table:style-name="ce119" office:value-type="float" office:value="0.9253" calcext:value-type="float">
            <text:p>0.9253</text:p>
          </table:table-cell>
          <table:table-cell table:style-name="ce119" office:value-type="float" office:value="0.9251" calcext:value-type="float">
            <text:p>0.9251</text:p>
          </table:table-cell>
          <table:table-cell table:number-columns-repeated="5" table:style-name="ce119" office:value-type="float" office:value="1" calcext:value-type="float">
            <text:p>1.0000</text:p>
          </table:table-cell>
          <table:table-cell table:style-name="ce119" office:value-type="float" office:value="0.9999" calcext:value-type="float">
            <text:p>0.9999</text:p>
          </table:table-cell>
          <table:table-cell table:style-name="ce119" office:value-type="float" office:value="1" calcext:value-type="float">
            <text:p>1.0000</text:p>
          </table:table-cell>
          <table:table-cell table:number-columns-repeated="2" table:style-name="ce119" office:value-type="float" office:value="0.9999" calcext:value-type="float">
            <text:p>0.9999</text:p>
          </table:table-cell>
          <table:table-cell table:number-columns-repeated="1000"/>
        </table:table-row>
        <table:table-row table:style-name="ro4">
          <table:table-cell/>
          <table:covered-table-cell table:style-name="ce99"/>
          <table:table-cell table:style-name="ce118" office:value-type="string" calcext:value-type="string">
            <text:p>Pre</text:p>
          </table:table-cell>
          <table:table-cell table:number-columns-repeated="5" table:style-name="ce120" office:value-type="float" office:value="1" calcext:value-type="float">
            <text:p>1.0000</text:p>
          </table:table-cell>
          <table:table-cell table:style-name="ce120" office:value-type="float" office:value="0.9999" calcext:value-type="float">
            <text:p>0.9999</text:p>
          </table:table-cell>
          <table:table-cell table:number-columns-repeated="4" table:style-name="ce120" office:value-type="float" office:value="1" calcext:value-type="float">
            <text:p>1.0000</text:p>
          </table:table-cell>
          <table:table-cell table:style-name="ce120" office:value-type="float" office:value="0.9336" calcext:value-type="float">
            <text:p>0.9336</text:p>
          </table:table-cell>
          <table:table-cell table:style-name="ce120" office:value-type="float" office:value="0.8749" calcext:value-type="float">
            <text:p>0.8749</text:p>
          </table:table-cell>
          <table:table-cell table:number-columns-repeated="5" table:style-name="ce120" office:value-type="float" office:value="1" calcext:value-type="float">
            <text:p>1.0000</text:p>
          </table:table-cell>
          <table:table-cell table:style-name="ce120" office:value-type="float" office:value="0.9999" calcext:value-type="float">
            <text:p>0.9999</text:p>
          </table:table-cell>
          <table:table-cell table:style-name="ce120" office:value-type="float" office:value="1" calcext:value-type="float">
            <text:p>1.0000</text:p>
          </table:table-cell>
          <table:table-cell table:number-columns-repeated="2" table:style-name="ce120" office:value-type="float" office:value="0.9999" calcext:value-type="float">
            <text:p>0.9999</text:p>
          </table:table-cell>
          <table:table-cell table:number-columns-repeated="1000"/>
        </table:table-row>
        <table:table-row table:style-name="ro4">
          <table:table-cell/>
          <table:covered-table-cell table:style-name="ce67"/>
          <table:table-cell table:style-name="ce117" office:value-type="string" calcext:value-type="string">
            <text:p>AUC</text:p>
          </table:table-cell>
          <table:table-cell table:number-columns-repeated="5" table:style-name="ce119" office:value-type="float" office:value="1" calcext:value-type="float">
            <text:p>1.0000</text:p>
          </table:table-cell>
          <table:table-cell table:style-name="ce119" office:value-type="float" office:value="0.9957" calcext:value-type="float">
            <text:p>0.9957</text:p>
          </table:table-cell>
          <table:table-cell table:number-columns-repeated="4" table:style-name="ce119" office:value-type="float" office:value="1" calcext:value-type="float">
            <text:p>1.0000</text:p>
          </table:table-cell>
          <table:table-cell table:style-name="ce119" office:value-type="float" office:value="0.9252" calcext:value-type="float">
            <text:p>0.9252</text:p>
          </table:table-cell>
          <table:table-cell table:style-name="ce119" office:value-type="float" office:value="0.9253" calcext:value-type="float">
            <text:p>0.9253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9575" calcext:value-type="float">
            <text:p>0.9575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39" calcext:value-type="float">
            <text:p>0.9939</text:p>
          </table:table-cell>
          <table:table-cell table:style-name="ce119" office:value-type="float" office:value="1" calcext:value-type="float">
            <text:p>1.0000</text:p>
          </table:table-cell>
          <table:table-cell table:number-columns-repeated="2" table:style-name="ce119" office:value-type="float" office:value="0.9999" calcext:value-type="float">
            <text:p>0.9999</text:p>
          </table:table-cell>
          <table:table-cell table:number-columns-repeated="1000"/>
        </table:table-row>
        <table:table-row table:style-name="ro4">
          <table:table-cell/>
          <table:table-cell table:style-name="ce96" office:value-type="string" calcext:value-type="string" table:number-columns-spanned="1" table:number-rows-spanned="3">
            <text:p>NB</text:p>
          </table:table-cell>
          <table:table-cell table:style-name="ce118" office:value-type="string" calcext:value-type="string">
            <text:p>Acu</text:p>
          </table:table-cell>
          <table:table-cell table:number-columns-repeated="3" table:style-name="ce120" office:value-type="float" office:value="1" calcext:value-type="float">
            <text:p>1.0000</text:p>
          </table:table-cell>
          <table:table-cell table:style-name="ce120" office:value-type="float" office:value="0.9696" calcext:value-type="float">
            <text:p>0.9696</text:p>
          </table:table-cell>
          <table:table-cell table:style-name="ce120" office:value-type="float" office:value="0.9572" calcext:value-type="float">
            <text:p>0.9572</text:p>
          </table:table-cell>
          <table:table-cell table:style-name="ce120" office:value-type="float" office:value="0.9901" calcext:value-type="float">
            <text:p>0.9901</text:p>
          </table:table-cell>
          <table:table-cell table:style-name="ce120" office:value-type="float" office:value="0.9032" calcext:value-type="float">
            <text:p>0.9032</text:p>
          </table:table-cell>
          <table:table-cell table:number-columns-repeated="2" table:style-name="ce120" office:value-type="float" office:value="1" calcext:value-type="float">
            <text:p>1.0000</text:p>
          </table:table-cell>
          <table:table-cell table:style-name="ce120" office:value-type="float" office:value="0.8714" calcext:value-type="float">
            <text:p>0.8714</text:p>
          </table:table-cell>
          <table:table-cell table:style-name="ce120" office:value-type="float" office:value="0.567" calcext:value-type="float">
            <text:p>0.5670</text:p>
          </table:table-cell>
          <table:table-cell table:style-name="ce120" office:value-type="float" office:value="0.5668" calcext:value-type="float">
            <text:p>0.5668</text:p>
          </table:table-cell>
          <table:table-cell table:style-name="ce120" office:value-type="float" office:value="0.8361" calcext:value-type="float">
            <text:p>0.8361</text:p>
          </table:table-cell>
          <table:table-cell table:style-name="ce120" office:value-type="float" office:value="0.9999" calcext:value-type="float">
            <text:p>0.9999</text:p>
          </table:table-cell>
          <table:table-cell table:style-name="ce120" office:value-type="float" office:value="1" calcext:value-type="float">
            <text:p>1.0000</text:p>
          </table:table-cell>
          <table:table-cell table:style-name="ce120" office:value-type="float" office:value="0.1628" calcext:value-type="float">
            <text:p>0.1628</text:p>
          </table:table-cell>
          <table:table-cell table:style-name="ce120" office:value-type="float" office:value="0.998" calcext:value-type="float">
            <text:p>0.9980</text:p>
          </table:table-cell>
          <table:table-cell table:style-name="ce120" office:value-type="float" office:value="0.9979" calcext:value-type="float">
            <text:p>0.9979</text:p>
          </table:table-cell>
          <table:table-cell table:style-name="ce120" office:value-type="float" office:value="0.7736" calcext:value-type="float">
            <text:p>0.7736</text:p>
          </table:table-cell>
          <table:table-cell table:style-name="ce120" office:value-type="float" office:value="0.9413" calcext:value-type="float">
            <text:p>0.9413</text:p>
          </table:table-cell>
          <table:table-cell table:style-name="ce120" office:value-type="float" office:value="0.9928" calcext:value-type="float">
            <text:p>0.9928</text:p>
          </table:table-cell>
          <table:table-cell table:number-columns-repeated="1000"/>
        </table:table-row>
        <table:table-row table:style-name="ro4">
          <table:table-cell/>
          <table:covered-table-cell table:style-name="ce100"/>
          <table:table-cell table:style-name="ce117" office:value-type="string" calcext:value-type="string">
            <text:p>Pre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9885" calcext:value-type="float">
            <text:p>0.9885</text:p>
          </table:table-cell>
          <table:table-cell table:style-name="ce119" office:value-type="float" office:value="0.9917" calcext:value-type="float">
            <text:p>0.9917</text:p>
          </table:table-cell>
          <table:table-cell table:style-name="ce119" office:value-type="float" office:value="0.9802" calcext:value-type="float">
            <text:p>0.9802</text:p>
          </table:table-cell>
          <table:table-cell table:style-name="ce119" office:value-type="float" office:value="0.9189" calcext:value-type="float">
            <text:p>0.9189</text:p>
          </table:table-cell>
          <table:table-cell table:number-columns-repeated="2" table:style-name="ce119" office:value-type="float" office:value="1" calcext:value-type="float">
            <text:p>1.0000</text:p>
          </table:table-cell>
          <table:table-cell table:style-name="ce119" office:value-type="float" office:value="0.8785" calcext:value-type="float">
            <text:p>0.8785</text:p>
          </table:table-cell>
          <table:table-cell table:style-name="ce119" office:value-type="float" office:value="0.5684" calcext:value-type="float">
            <text:p>0.5684</text:p>
          </table:table-cell>
          <table:table-cell table:style-name="ce119" office:value-type="float" office:value="0.5738" calcext:value-type="float">
            <text:p>0.5738</text:p>
          </table:table-cell>
          <table:table-cell table:style-name="ce119" office:value-type="float" office:value="0.8766" calcext:value-type="float">
            <text:p>0.8766</text:p>
          </table:table-cell>
          <table:table-cell table:style-name="ce119" office:value-type="float" office:value="0.9999" calcext:value-type="float">
            <text:p>0.9999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5" calcext:value-type="float">
            <text:p>0.9995</text:p>
          </table:table-cell>
          <table:table-cell table:style-name="ce119" office:value-type="float" office:value="0.996" calcext:value-type="float">
            <text:p>0.9960</text:p>
          </table:table-cell>
          <table:table-cell table:style-name="ce119" office:value-type="float" office:value="0.9958" calcext:value-type="float">
            <text:p>0.9958</text:p>
          </table:table-cell>
          <table:table-cell table:style-name="ce119" office:value-type="float" office:value="0.8934" calcext:value-type="float">
            <text:p>0.8934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9928" calcext:value-type="float">
            <text:p>0.9928</text:p>
          </table:table-cell>
          <table:table-cell table:number-columns-repeated="1000"/>
        </table:table-row>
        <table:table-row table:style-name="ro4">
          <table:table-cell/>
          <table:covered-table-cell table:style-name="ce101"/>
          <table:table-cell table:style-name="ce118" office:value-type="string" calcext:value-type="string">
            <text:p>AUC</text:p>
          </table:table-cell>
          <table:table-cell table:number-columns-repeated="3" table:style-name="ce120" office:value-type="float" office:value="1" calcext:value-type="float">
            <text:p>1.0000</text:p>
          </table:table-cell>
          <table:table-cell table:style-name="ce120" office:value-type="float" office:value="0.8584" calcext:value-type="float">
            <text:p>0.8584</text:p>
          </table:table-cell>
          <table:table-cell table:style-name="ce120" office:value-type="float" office:value="0.9552" calcext:value-type="float">
            <text:p>0.9552</text:p>
          </table:table-cell>
          <table:table-cell table:style-name="ce120" office:value-type="float" office:value="0.5" calcext:value-type="float">
            <text:p>0.5000</text:p>
          </table:table-cell>
          <table:table-cell table:style-name="ce120" office:value-type="float" office:value="0.9033" calcext:value-type="float">
            <text:p>0.9033</text:p>
          </table:table-cell>
          <table:table-cell table:number-columns-repeated="2" table:style-name="ce120" office:value-type="float" office:value="1" calcext:value-type="float">
            <text:p>1.0000</text:p>
          </table:table-cell>
          <table:table-cell table:style-name="ce120" office:value-type="float" office:value="0.8714" calcext:value-type="float">
            <text:p>0.8714</text:p>
          </table:table-cell>
          <table:table-cell table:style-name="ce120" office:value-type="float" office:value="0.5671" calcext:value-type="float">
            <text:p>0.5671</text:p>
          </table:table-cell>
          <table:table-cell table:style-name="ce120" office:value-type="float" office:value="0.5666" calcext:value-type="float">
            <text:p>0.5666</text:p>
          </table:table-cell>
          <table:table-cell table:style-name="ce120" office:value-type="float" office:value="0.836" calcext:value-type="float">
            <text:p>0.8360</text:p>
          </table:table-cell>
          <table:table-cell table:style-name="ce120" office:value-type="float" office:value="0.9999" calcext:value-type="float">
            <text:p>0.9999</text:p>
          </table:table-cell>
          <table:table-cell table:style-name="ce120" office:value-type="float" office:value="1" calcext:value-type="float">
            <text:p>1.0000</text:p>
          </table:table-cell>
          <table:table-cell table:style-name="ce120" office:value-type="float" office:value="0.5717" calcext:value-type="float">
            <text:p>0.5717</text:p>
          </table:table-cell>
          <table:table-cell table:number-columns-repeated="2" table:style-name="ce120" office:value-type="float" office:value="0.5" calcext:value-type="float">
            <text:p>0.5000</text:p>
          </table:table-cell>
          <table:table-cell table:style-name="ce120" office:value-type="float" office:value="0.8577" calcext:value-type="float">
            <text:p>0.8577</text:p>
          </table:table-cell>
          <table:table-cell table:style-name="ce120" office:value-type="float" office:value="0.9412" calcext:value-type="float">
            <text:p>0.9412</text:p>
          </table:table-cell>
          <table:table-cell table:style-name="ce120" office:value-type="float" office:value="0.9928" calcext:value-type="float">
            <text:p>0.9928</text:p>
          </table:table-cell>
          <table:table-cell table:number-columns-repeated="1000"/>
        </table:table-row>
        <table:table-row table:style-name="ro4">
          <table:table-cell/>
          <table:table-cell table:style-name="ce96" office:value-type="string" calcext:value-type="string" table:number-columns-spanned="1" table:number-rows-spanned="3">
            <text:p>NN</text:p>
          </table:table-cell>
          <table:table-cell table:style-name="ce117" office:value-type="string" calcext:value-type="string">
            <text:p>Acu</text:p>
          </table:table-cell>
          <table:table-cell table:style-name="ce119" office:value-type="float" office:value="0.9979" calcext:value-type="float">
            <text:p>0.9979</text:p>
          </table:table-cell>
          <table:table-cell table:number-columns-repeated="2" table:style-name="ce119" office:value-type="float" office:value="1" calcext:value-type="float">
            <text:p>1.0000</text:p>
          </table:table-cell>
          <table:table-cell table:number-columns-repeated="2" table:style-name="ce119" office:value-type="float" office:value="0.9998" calcext:value-type="float">
            <text:p>0.9998</text:p>
          </table:table-cell>
          <table:table-cell table:style-name="ce119" office:value-type="float" office:value="0.9997" calcext:value-type="float">
            <text:p>0.9997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9908" calcext:value-type="float">
            <text:p>0.9908</text:p>
          </table:table-cell>
          <table:table-cell table:style-name="ce119" office:value-type="float" office:value="0.8439" calcext:value-type="float">
            <text:p>0.8439</text:p>
          </table:table-cell>
          <table:table-cell table:style-name="ce119" office:value-type="float" office:value="0.8913" calcext:value-type="float">
            <text:p>0.8913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9995" calcext:value-type="float">
            <text:p>0.9995</text:p>
          </table:table-cell>
          <table:table-cell table:style-name="ce119" office:value-type="float" office:value="0.9985" calcext:value-type="float">
            <text:p>0.9985</text:p>
          </table:table-cell>
          <table:table-cell table:style-name="ce119" office:value-type="float" office:value="0.9996" calcext:value-type="float">
            <text:p>0.9996</text:p>
          </table:table-cell>
          <table:table-cell table:style-name="ce119" office:value-type="float" office:value="0.9995" calcext:value-type="float">
            <text:p>0.9995</text:p>
          </table:table-cell>
          <table:table-cell table:style-name="ce119" office:value-type="float" office:value="0.9994" calcext:value-type="float">
            <text:p>0.9994</text:p>
          </table:table-cell>
          <table:table-cell table:style-name="ce119" office:value-type="float" office:value="0.9991" calcext:value-type="float">
            <text:p>0.9991</text:p>
          </table:table-cell>
          <table:table-cell table:number-columns-repeated="1000"/>
        </table:table-row>
        <table:table-row table:style-name="ro4">
          <table:table-cell/>
          <table:covered-table-cell table:style-name="ce99"/>
          <table:table-cell table:style-name="ce118" office:value-type="string" calcext:value-type="string">
            <text:p>Pre</text:p>
          </table:table-cell>
          <table:table-cell table:style-name="ce120" office:value-type="float" office:value="0.9979" calcext:value-type="float">
            <text:p>0.9979</text:p>
          </table:table-cell>
          <table:table-cell table:number-columns-repeated="2" table:style-name="ce120" office:value-type="float" office:value="1" calcext:value-type="float">
            <text:p>1.0000</text:p>
          </table:table-cell>
          <table:table-cell table:number-columns-repeated="2" table:style-name="ce120" office:value-type="float" office:value="0.9998" calcext:value-type="float">
            <text:p>0.9998</text:p>
          </table:table-cell>
          <table:table-cell table:style-name="ce120" office:value-type="float" office:value="0.9997" calcext:value-type="float">
            <text:p>0.9997</text:p>
          </table:table-cell>
          <table:table-cell table:number-columns-repeated="3" table:style-name="ce120" office:value-type="float" office:value="1" calcext:value-type="float">
            <text:p>1.0000</text:p>
          </table:table-cell>
          <table:table-cell table:style-name="ce120" office:value-type="float" office:value="0.9908" calcext:value-type="float">
            <text:p>0.9908</text:p>
          </table:table-cell>
          <table:table-cell table:style-name="ce120" office:value-type="float" office:value="0.8591" calcext:value-type="float">
            <text:p>0.8591</text:p>
          </table:table-cell>
          <table:table-cell table:style-name="ce120" office:value-type="float" office:value="0.8313" calcext:value-type="float">
            <text:p>0.8313</text:p>
          </table:table-cell>
          <table:table-cell table:number-columns-repeated="3" table:style-name="ce120" office:value-type="float" office:value="1" calcext:value-type="float">
            <text:p>1.0000</text:p>
          </table:table-cell>
          <table:table-cell table:style-name="ce120" office:value-type="float" office:value="0.9991" calcext:value-type="float">
            <text:p>0.9991</text:p>
          </table:table-cell>
          <table:table-cell table:style-name="ce120" office:value-type="float" office:value="0.9985" calcext:value-type="float">
            <text:p>0.9985</text:p>
          </table:table-cell>
          <table:table-cell table:style-name="ce120" office:value-type="float" office:value="0.9996" calcext:value-type="float">
            <text:p>0.9996</text:p>
          </table:table-cell>
          <table:table-cell table:style-name="ce120" office:value-type="float" office:value="0.9995" calcext:value-type="float">
            <text:p>0.9995</text:p>
          </table:table-cell>
          <table:table-cell table:style-name="ce120" office:value-type="float" office:value="0.9994" calcext:value-type="float">
            <text:p>0.9994</text:p>
          </table:table-cell>
          <table:table-cell table:style-name="ce120" office:value-type="float" office:value="0.9991" calcext:value-type="float">
            <text:p>0.9991</text:p>
          </table:table-cell>
          <table:table-cell table:number-columns-repeated="1000"/>
        </table:table-row>
        <table:table-row table:style-name="ro4">
          <table:table-cell/>
          <table:covered-table-cell table:style-name="ce67"/>
          <table:table-cell table:style-name="ce117" office:value-type="string" calcext:value-type="string">
            <text:p>AUC</text:p>
          </table:table-cell>
          <table:table-cell table:style-name="ce119" office:value-type="float" office:value="0.9979" calcext:value-type="float">
            <text:p>0.9979</text:p>
          </table:table-cell>
          <table:table-cell table:number-columns-repeated="2" table:style-name="ce119" office:value-type="float" office:value="1" calcext:value-type="float">
            <text:p>1.0000</text:p>
          </table:table-cell>
          <table:table-cell table:style-name="ce119" office:value-type="float" office:value="0.9965" calcext:value-type="float">
            <text:p>0.9965</text:p>
          </table:table-cell>
          <table:table-cell table:number-columns-repeated="2" table:style-name="ce119" office:value-type="float" office:value="0.9992" calcext:value-type="float">
            <text:p>0.9992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9908" calcext:value-type="float">
            <text:p>0.9908</text:p>
          </table:table-cell>
          <table:table-cell table:style-name="ce119" office:value-type="float" office:value="0.8438" calcext:value-type="float">
            <text:p>0.8438</text:p>
          </table:table-cell>
          <table:table-cell table:style-name="ce119" office:value-type="float" office:value="0.8916" calcext:value-type="float">
            <text:p>0.8916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6266" calcext:value-type="float">
            <text:p>0.6266</text:p>
          </table:table-cell>
          <table:table-cell table:style-name="ce119" office:value-type="float" office:value="0.9207" calcext:value-type="float">
            <text:p>0.9207</text:p>
          </table:table-cell>
          <table:table-cell table:style-name="ce119" office:value-type="float" office:value="0.9995" calcext:value-type="float">
            <text:p>0.9995</text:p>
          </table:table-cell>
          <table:table-cell table:style-name="ce119" office:value-type="float" office:value="0.9994" calcext:value-type="float">
            <text:p>0.9994</text:p>
          </table:table-cell>
          <table:table-cell table:style-name="ce119" office:value-type="float" office:value="0.9991" calcext:value-type="float">
            <text:p>0.9991</text:p>
          </table:table-cell>
          <table:table-cell table:number-columns-repeated="100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recproc_cvhp.B46:precproc_cvhp.G56"/>
        <table:database-range table:name="Table_2" table:target-range-address="preproc_nocvhp.B46:preproc_nocvhp.G56"/>
        <table:database-range table:name="Table_3" table:target-range-address="nopreproc_nocvhp.B46:nopreproc_nocvhp.G56"/>
        <table:database-range table:name="Table_4" table:target-range-address="comparison.B23:comparison.G40"/>
        <table:database-range table:name="Table_5" table:target-range-address="resultados_02.C2:resultados_02.T2" table:contains-header="false"/>
        <table:database-range table:name="Table_6" table:target-range-address="resultados_02.U2:resultados_02.W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charter" svg:font-family="'Bitstream charter'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1" loext:min-decimal-places="11" number:min-integer-digits="1" number:grouping="true"/>
    </number:number-style>
    <number:number-style style:name="N126">
      <number:number number:decimal-places="10" loext:min-decimal-places="10" number:min-integer-digits="1" number:grouping="true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066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cproc_5f_cvhp" style:display-name="PageStyle_precproc_cv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reproc_5f_nocvhp" style:display-name="PageStyle_preproc_nocvh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preproc_5f_nocvhp" style:display-name="PageStyle_nopreproc_nocvh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arison" style:display-name="PageStyle_comparis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ltados_5f_01" style:display-name="PageStyle_resultados_0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ltados_5f_02" style:display-name="PageStyle_resultados_0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699" meta:object-count="0"/>
    <meta:generator>LibreOfficeDev/6.0.5.2$Linux_X86_64 LibreOffice_project/</meta:generator>
  </office:meta>
</office:document-meta>
</file>